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1" svg:font-family="Arial"/>
    <style:font-face style:name="Arial11" svg:font-family="Arial1"/>
    <style:font-face style:name="Sans" svg:font-family="Sans"/>
    <style:font-face style:name="Arial" svg:font-family="Arial" style:font-family-generic="swiss"/>
    <style:font-face style:name="Verdana" svg:font-family="Verdana" style:font-family-generic="swiss"/>
    <style:font-face style:name="Cumberland AMT" svg:font-family="'Cumberland AMT', Cumberland, 'Courier New', 'Liberation Mono', 'Nimbus Mono L', 'DejaVu Sans Mono', Courier, 'Lucida Sans Typewriter', 'Lucida Typewriter', Monaco, Monospaced" style:font-family-generic="modern" style:font-pitch="fixed"/>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7402in"/>
    </style:style>
    <style:style style:name="co11" style:family="table-column">
      <style:table-column-properties fo:break-before="auto" style:column-width="1.0535in"/>
    </style:style>
    <style:style style:name="co12" style:family="table-column">
      <style:table-column-properties fo:break-before="auto" style:column-width="1.1075in"/>
    </style:style>
    <style:style style:name="co13" style:family="table-column">
      <style:table-column-properties fo:break-before="auto" style:column-width="0.9598in"/>
    </style:style>
    <style:style style:name="co14" style:family="table-column">
      <style:table-column-properties fo:break-before="auto" style:column-width="3.5429in"/>
    </style:style>
    <style:style style:name="co15" style:family="table-column">
      <style:table-column-properties fo:break-before="auto" style:column-width="1.5984in"/>
    </style:style>
    <style:style style:name="co16" style:family="table-column">
      <style:table-column-properties fo:break-before="auto" style:column-width="0.7339in"/>
    </style:style>
    <style:style style:name="co17" style:family="table-column">
      <style:table-column-properties fo:break-before="auto" style:column-width="1.2098in"/>
    </style:style>
    <style:style style:name="co18" style:family="table-column">
      <style:table-column-properties fo:break-before="auto" style:column-width="1.2783in"/>
    </style:style>
    <style:style style:name="co19" style:family="table-column">
      <style:table-column-properties fo:break-before="auto" style:column-width="1.4008in"/>
    </style:style>
    <style:style style:name="co20" style:family="table-column">
      <style:table-column-properties fo:break-before="auto" style:column-width="1.4098in"/>
    </style:style>
    <style:style style:name="co21" style:family="table-column">
      <style:table-column-properties fo:break-before="auto" style:column-width="0.5299in"/>
    </style:style>
    <style:style style:name="co22" style:family="table-column">
      <style:table-column-properties fo:break-before="auto" style:column-width="0.7555in"/>
    </style:style>
    <style:style style:name="co23" style:family="table-column">
      <style:table-column-properties fo:break-before="auto" style:column-width="1.952in"/>
    </style:style>
    <style:style style:name="co24" style:family="table-column">
      <style:table-column-properties fo:break-before="auto" style:column-width="1.5154in"/>
    </style:style>
    <style:style style:name="co25" style:family="table-column">
      <style:table-column-properties fo:break-before="auto" style:column-width="1.572in"/>
    </style:style>
    <style:style style:name="co26" style:family="table-column">
      <style:table-column-properties fo:break-before="auto" style:column-width="1.0945in"/>
    </style:style>
    <style:style style:name="co27" style:family="table-column">
      <style:table-column-properties fo:break-before="auto" style:column-width="0.5638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047in" fo:break-before="auto" style:use-optimal-row-height="false"/>
    </style:style>
    <style:style style:name="ro5" style:family="table-row">
      <style:table-row-properties style:row-height="1.44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41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016in" fo:break-before="auto" style:use-optimal-row-height="true"/>
    </style:style>
    <style:style style:name="ro10" style:family="table-row">
      <style:table-row-properties style:row-height="0.3102in" fo:break-before="auto" style:use-optimal-row-height="false"/>
    </style:style>
    <style:style style:name="ro11" style:family="table-row">
      <style:table-row-properties style:row-height="0.2181in" fo:break-before="auto" style:use-optimal-row-height="true"/>
    </style:style>
    <style:style style:name="ro12" style:family="table-row">
      <style:table-row-properties style:row-height="0.3154in" fo:break-before="auto" style:use-optimal-row-height="false"/>
    </style:style>
    <style:style style:name="ro13" style:family="table-row">
      <style:table-row-properties style:row-height="0.4882in" fo:break-before="auto" style:use-optimal-row-height="false"/>
    </style:style>
    <style:style style:name="ro14" style:family="table-row">
      <style:table-row-properties style:row-height="0.6484in" fo:break-before="auto" style:use-optimal-row-height="false"/>
    </style:style>
    <style:style style:name="ro15" style:family="table-row">
      <style:table-row-properties style:row-height="0.6126in" fo:break-before="auto" style:use-optimal-row-height="false"/>
    </style:style>
    <style:style style:name="ro16" style:family="table-row">
      <style:table-row-properties style:row-height="0.5402in" fo:break-before="auto" style:use-optimal-row-height="false"/>
    </style:style>
    <style:style style:name="ro17" style:family="table-row">
      <style:table-row-properties style:row-height="0.6217in" fo:break-before="auto" style:use-optimal-row-height="false"/>
    </style:style>
    <style:style style:name="ro18" style:family="table-row">
      <style:table-row-properties style:row-height="0.1874in" fo:break-before="auto" style:use-optimal-row-height="false"/>
    </style:style>
    <style:style style:name="ro19" style:family="table-row">
      <style:table-row-properties style:row-height="0.3016in" fo:break-before="auto" style:use-optimal-row-height="true"/>
    </style:style>
    <style:style style:name="ro20" style:family="table-row">
      <style:table-row-properties style:row-height="0.1772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0.3543in" fo:break-before="auto" style:use-optimal-row-height="false"/>
    </style:style>
    <style:style style:name="ro23" style:family="table-row">
      <style:table-row-properties style:row-height="0.3437in" fo:break-before="auto" style:use-optimal-row-height="false"/>
    </style:style>
    <style:style style:name="ro24" style:family="table-row">
      <style:table-row-properties style:row-height="0.3646in" fo:break-before="auto" style:use-optimal-row-height="false"/>
    </style:style>
    <style:style style:name="ro25" style:family="table-row">
      <style:table-row-properties style:row-height="0.3102in" fo:break-before="auto" style:use-optimal-row-height="true"/>
    </style:style>
    <style:style style:name="ro26" style:family="table-row">
      <style:table-row-properties style:row-height="0.3161in" fo:break-before="auto" style:use-optimal-row-height="true"/>
    </style:style>
    <style:style style:name="ro27" style:family="table-row">
      <style:table-row-properties style:row-height="0.1854in" fo:break-before="auto" style:use-optimal-row-height="true"/>
    </style:style>
    <style:style style:name="ro28" style:family="table-row">
      <style:table-row-properties style:row-height="0.3047in" fo:break-before="auto" style:use-optimal-row-height="true"/>
    </style:style>
    <style:style style:name="ro29" style:family="table-row">
      <style:table-row-properties style:row-height="0.4575in" fo:break-before="auto" style:use-optimal-row-height="true"/>
    </style:style>
    <style:style style:name="ro30" style:family="table-row">
      <style:table-row-properties style:row-height="0.3154in" fo:break-before="auto" style:use-optimal-row-height="true"/>
    </style:style>
    <style:style style:name="ro31" style:family="table-row">
      <style:table-row-properties style:row-height="0.4252in" fo:break-before="auto" style:use-optimal-row-height="false"/>
    </style:style>
    <style:style style:name="ro32" style:family="table-row">
      <style:table-row-properties style:row-height="0.7528in" fo:break-before="auto" style:use-optimal-row-height="false"/>
    </style:style>
    <style:style style:name="ro33" style:family="table-row">
      <style:table-row-properties style:row-height="0.7598in" fo:break-before="auto" style:use-optimal-row-height="false"/>
    </style:style>
    <style:style style:name="ro34" style:family="table-row">
      <style:table-row-properties style:row-height="0.178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number-style style:name="N5000" number:language="en" number:country="US">
      <number:number number:min-integer-digits="1"/>
    </number:number-style>
    <number:date-style style:name="N5050" number:language="en" number:country="US"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data-style-name="N0"/>
    <style:style style:name="ce2" style:family="table-cell" style:parent-style-name="Default">
      <style:table-cell-properties style:vertical-align="middle"/>
    </style:style>
    <style:style style:name="ce3" style:family="table-cell" style:parent-style-name="Default">
      <style:table-cell-properties style:vertical-align="middle"/>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vertical-align="middle"/>
      <style:text-properties fo:font-size="13pt" fo:font-weight="bold" style:font-size-asian="13pt" style:font-weight-asian="bold" style:font-size-complex="13pt" style:font-weight-complex="bold"/>
    </style:style>
    <style:style style:name="ce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4pt" fo:font-weight="bold" style:font-size-asian="14pt" style:font-weight-asian="bold" style:font-size-complex="14pt" style:font-weight-complex="bold"/>
    </style:style>
    <style:style style:name="ce12"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style:text-align-source="fix" style:repeat-content="false" fo:border="none"/>
      <style:paragraph-properties fo:text-align="center" fo:margin-left="0in"/>
      <style:text-properties fo:font-size="12pt" style:font-size-asian="12pt" style:font-size-complex="12pt"/>
    </style:style>
    <style:style style:name="ce15"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6"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7"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able-cell-properties style:text-align-source="fix" style:repeat-content="false"/>
      <style:paragraph-properties fo:text-align="center" fo:margin-left="0in"/>
      <style:text-properties fo:font-size="13pt" style:font-size-asian="13pt" style:font-size-complex="13pt"/>
    </style:style>
    <style:style style:name="ce20"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1"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fo:font-size="12pt" style:font-size-asian="12pt" style:font-size-complex="12pt"/>
    </style:style>
    <style:style style:name="ce22" style:family="table-cell" style:parent-style-name="Default">
      <style:text-properties fo:font-size="13pt" style:font-size-asian="13pt" style:font-size-complex="13pt"/>
    </style:style>
    <style:style style:name="ce23"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4" style:family="table-cell" style:parent-style-name="Total_20_Summary_20_Values"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5"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Category_20_Summary_20_Content"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style:vertical-align="middle"/>
      <style:paragraph-properties fo:text-align="center" fo:margin-left="0in"/>
      <style:text-properties style:font-name="Century Schoolbook L" fo:font-size="12pt" style:font-size-asian="12pt" style:font-size-complex="12pt"/>
    </style:style>
    <style:style style:name="ce3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Sub-Category_20_Test_20_Headings" style:data-style-name="N0">
      <style:table-cell-properties style:cell-protect="protected" style:print-content="true" style:diagonal-bl-tr="none" style:diagonal-tl-br="none" fo:border="none" style:vertical-align="middle"/>
      <style:text-properties style:font-name="Century Schoolbook L" fo:font-size="12pt" style:font-size-asian="12pt" style:font-size-complex="12pt"/>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order="none" style:vertical-align="middle"/>
      <style:text-properties style:font-name="Century Schoolbook L" fo:font-size="12pt" style:font-size-asian="12pt" style:font-size-complex="12pt"/>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style:vertical-align="middle"/>
      <style:text-properties style:font-name="Century Schoolbook L" fo:font-size="12pt" style:font-size-asian="12pt" style:font-size-complex="12pt"/>
    </style:style>
    <style:style style:name="ce43" style:family="table-cell" style:parent-style-name="Default">
      <style:table-cell-properties fo:border="none" style:vertical-align="middl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font-name="Century Schoolbook L" fo:font-size="12pt" style:font-size-asian="12pt" style:font-size-complex="12pt"/>
    </style:style>
    <style:style style:name="ce4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font-name="Century Schoolbook L" fo:font-size="12pt" style:font-size-asian="12pt" style:font-size-complex="12pt"/>
    </style:style>
    <style:style style:name="ce47"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53" style:family="table-cell" style:parent-style-name="Sub-Category_20_Test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font-name="Century Schoolbook L" fo:font-size="12pt" style:font-size-asian="12pt" style:font-size-complex="12pt"/>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font-name="Century Schoolbook L" fo:font-size="12pt" style:font-size-asian="12pt" style:font-size-complex="12pt"/>
    </style:style>
    <style:style style:name="ce59" style:family="table-cell" style:parent-style-name="Editable_20_Cell" style:data-style-name="N11">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60" style:family="table-cell" style:parent-style-name="Sub-Category_20_Summary_20_Headings" style:data-style-name="N0">
      <style:table-cell-properties style:cell-protect="protected" style:print-content="true" style:diagonal-bl-tr="none" style:diagonal-tl-br="none" fo:border="none" style:vertical-align="middle"/>
      <style:text-properties style:font-name="Century Schoolbook L" fo:font-size="12pt" style:font-size-asian="12pt" style:font-size-complex="12pt"/>
    </style:style>
    <style:style style:name="ce61" style:family="table-cell" style:parent-style-name="Editable_20_Cell" style:data-style-name="N11">
      <style:table-cell-properties style:cell-protect="protected" style:print-content="true" style:diagonal-bl-tr="none" style:diagonal-tl-br="none" fo:border="none" style:vertical-align="middl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style:vertical-align="middl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64"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font-name="Century Schoolbook L" fo:font-size="12pt" style:font-size-asian="12pt" style:font-size-complex="12pt"/>
    </style:style>
    <style:style style:name="ce66"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fo:font-weight="bold" style:font-size-asian="12pt" style:font-weight-asian="bold" style:font-size-complex="12pt" style:font-weight-complex="bold"/>
    </style:style>
    <style:style style:name="ce68"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text-align-source="fix" style:repeat-content="false" style:vertical-align="middle"/>
      <style:paragraph-properties fo:text-align="center" fo:margin-left="0in"/>
      <style:text-properties style:font-name="Century Schoolbook L" fo:font-size="12pt" fo:font-weight="bold" style:font-size-asian="12pt" style:font-weight-asian="bold" style:font-size-complex="12pt" style:font-weight-complex="bold"/>
    </style:style>
    <style:style style:name="ce7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font-name="Century Schoolbook L" fo:font-size="12pt" fo:font-weight="bold" style:font-size-asian="12pt" style:font-weight-asian="bold" style:font-size-complex="12pt" style:font-weight-complex="bold"/>
    </style:style>
    <style:style style:name="ce74" style:family="table-cell" style:parent-style-name="Total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Total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Bitstream Charter"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77" style:family="table-cell" style:parent-style-name="Default">
      <style:table-cell-properties style:text-align-source="fix" style:repeat-content="false" style:vertical-align="middle"/>
      <style:paragraph-properties fo:text-align="start" fo:margin-left="0in"/>
      <style:text-properties style:use-window-font-color="true" style:font-name="Bitstream Charter" fo:font-size="10.5pt" fo:font-weight="bold" style:font-size-asian="10.5pt" style:font-weight-asian="bold" style:font-size-complex="10.5pt" style:font-weight-complex="bold"/>
    </style:style>
    <style:style style:name="ce78" style:family="table-cell" style:parent-style-name="Default">
      <style:table-cell-properties style:text-align-source="fix" style:repeat-content="false" style:vertical-align="middle"/>
      <style:paragraph-properties fo:text-align="start" fo:margin-left="0in"/>
      <style:text-properties style:use-window-font-color="true" style:font-name="Bitstream Charter" fo:font-size="10.5pt" fo:font-weight="normal" style:font-size-asian="10.5pt" style:font-weight-asian="normal" style:font-size-complex="10.5pt" style:font-weight-complex="normal"/>
    </style:style>
    <style:style style:name="ce79" style:family="table-cell" style:parent-style-name="Default">
      <style:table-cell-properties style:text-align-source="fix" style:repeat-content="false"/>
      <style:paragraph-properties fo:text-align="start" fo:margin-left="0in"/>
      <style:text-properties style:use-window-font-color="true" style:font-name="Bitstream Charter" fo:font-size="10.5pt" style:font-size-asian="10.5pt" style:font-size-complex="10.5pt"/>
    </style:style>
    <style:style style:name="ce80"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Bitstream Charter" fo:font-size="10.5pt" fo:language="en" fo:country="US" fo:font-style="normal" fo:text-shadow="none" style:text-underline-style="none" fo:font-weight="normal" style:text-underline-mode="continuous" style:text-overline-mode="continuous" style:text-line-through-mode="continuous" style:font-name-asian="DejaVu Sans" style:font-size-asian="10.5pt" style:language-asian="zxx" style:country-asian="none" style:font-style-asian="normal" style:font-weight-asian="normal" style:font-name-complex="DejaVu Sans" style:font-size-complex="10.5pt" style:language-complex="zxx" style:country-complex="none" style:font-style-complex="normal" style:font-weight-complex="normal" style:text-emphasize="none" style:font-relief="none" style:text-overline-style="none" style:text-overline-color="font-color"/>
    </style:style>
    <style:style style:name="ce81" style:family="table-cell" style:parent-style-name="Category_20_Summary_20_Content">
      <style:table-cell-properties style:text-align-source="fix" style:repeat-content="false" style:vertical-align="middle"/>
      <style:paragraph-properties fo:text-align="start" fo:margin-left="0in"/>
      <style:text-properties style:use-window-font-color="true" style:font-name="Bitstream Charter" fo:font-size="10.5pt" fo:language="en" fo:country="US" style:text-underline-mode="continuous" style:text-overline-mode="continuous" style:text-line-through-mode="continuous" style:font-name-asian="Lohit Hindi" style:font-size-asian="10.5pt" style:language-asian="hi" style:country-asian="IN" style:font-name-complex="WenQuanYi Micro Hei" style:font-size-complex="10.5pt" style:language-complex="en" style:country-complex="US" style:text-emphasize="none" style:font-relief="none" style:text-overline-style="none" style:text-overline-color="font-color"/>
    </style:style>
    <style:style style:name="ce82"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Bitstream Charter" fo:font-size="10.5pt" fo:language="en" fo:country="US" fo:font-style="normal" fo:text-shadow="none" style:text-underline-style="none" fo:font-weight="normal" style:text-underline-mode="continuous" style:text-overline-mode="continuous" style:text-line-through-mode="continuous" style:font-name-asian="Cumberland AMT" style:font-size-asian="10.5pt" style:language-asian="zxx" style:country-asian="none" style:font-style-asian="normal" style:font-weight-asian="normal" style:font-name-complex="Cumberland AMT" style:font-size-complex="10.5pt" style:language-complex="zxx" style:country-complex="none"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Bitstream Charter" fo:font-size="10.5pt" fo:language="en" fo:country="US" fo:font-style="normal" fo:text-shadow="none" style:text-underline-style="none" fo:font-weight="bold" style:text-underline-mode="continuous" style:text-overline-mode="continuous" style:text-line-through-mode="continuous" style:font-name-asian="DejaVu Sans" style:font-size-asian="10.5pt" style:language-asian="zxx" style:country-asian="none" style:font-style-asian="normal" style:font-weight-asian="normal" style:font-name-complex="DejaVu Sans" style:font-size-complex="10.5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Bitstream Charter" fo:font-size="10.5pt" fo:language="en" fo:country="US" fo:font-style="normal" fo:text-shadow="none" style:text-underline-style="none" fo:font-weight="normal" style:text-underline-mode="continuous" style:text-overline-mode="continuous" style:text-line-through-mode="continuous" style:font-name-asian="Lohit Hindi" style:font-size-asian="10.5pt" style:language-asian="hi" style:country-asian="IN" style:font-style-asian="normal" style:font-weight-asian="normal" style:font-name-complex="WenQuanYi Micro Hei" style:font-size-complex="10.5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Bitstream Charter" fo:font-size="10.5pt" fo:language="en" fo:country="US" fo:font-style="normal" fo:text-shadow="none" style:text-underline-style="none" fo:font-weight="normal" style:text-underline-mode="continuous" style:text-overline-mode="continuous" style:text-line-through-mode="continuous" style:font-name-asian="Arial" style:font-size-asian="10.5pt" style:language-asian="hi" style:country-asian="IN" style:font-style-asian="normal" style:font-weight-asian="normal" style:font-name-complex="Arial" style:font-size-complex="10.5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style:vertical-align="middle"/>
      <style:paragraph-properties fo:text-align="start" fo:margin-left="0in"/>
      <style:text-properties style:use-window-font-color="true" style:font-name="Bitstream Charter" fo:font-size="10.5pt" fo:font-weight="normal" style:text-underline-mode="continuous" style:text-overline-mode="continuous" style:text-line-through-mode="continuous" style:font-size-asian="10.5pt" style:font-weight-asian="normal" style:font-size-complex="10.5pt" style:language-complex="en" style:country-complex="US" style:font-weight-complex="normal" style:font-relief="none" style:text-overline-style="none" style:text-overline-color="font-color"/>
    </style:style>
    <style:style style:name="ce8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Bitstream Charter"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8" style:family="table-cell" style:parent-style-name="Default" style:data-style-name="N11">
      <style:table-cell-properties style:text-align-source="fix" style:repeat-content="false" style:vertical-align="middle"/>
      <style:paragraph-properties fo:text-align="start" fo:margin-left="0in"/>
      <style:text-properties style:use-window-font-color="true" style:text-outline="false" style:text-line-through-style="none" style:font-name="Bitstream Charter"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9" style:family="table-cell" style:parent-style-name="Default" style:data-style-name="N0">
      <style:table-cell-properties style:text-align-source="fix" style:repeat-content="false" style:vertical-align="middle"/>
      <style:paragraph-properties fo:text-align="start" fo:margin-left="0in"/>
      <style:text-properties style:use-window-font-color="true" style:text-outline="false" style:text-line-through-style="none" style:font-name="Bitstream Charter"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0" style:family="table-cell" style:parent-style-name="Default" style:data-style-name="N0">
      <style:table-cell-properties style:text-align-source="fix" style:repeat-content="false" style:vertical-align="middle"/>
      <style:paragraph-properties fo:text-align="start" fo:margin-left="0in"/>
      <style:text-properties style:use-window-font-color="true" style:font-name="Bitstream Charter" fo:font-size="10.5pt" fo:font-weight="normal" style:font-size-asian="10.5pt" style:font-weight-asian="normal" style:font-size-complex="10.5pt" style:font-weight-complex="normal"/>
    </style:style>
    <style:style style:name="ce91" style:family="table-cell" style:parent-style-name="Default" style:data-style-name="N11">
      <style:table-cell-properties style:text-align-source="fix" style:repeat-content="false" style:vertical-align="middle"/>
      <style:paragraph-properties fo:text-align="start" fo:margin-left="0in"/>
      <style:text-properties style:use-window-font-color="true" style:font-name="Bitstream Charter" fo:font-size="10.5pt" fo:font-weight="normal" style:font-size-asian="10.5pt" style:font-weight-asian="normal" style:font-size-complex="10.5pt" style:font-weight-complex="normal"/>
    </style:style>
    <style:style style:name="ce92" style:family="table-cell" style:parent-style-name="Default">
      <style:table-cell-properties style:text-align-source="fix" style:repeat-content="false" style:vertical-align="middle"/>
      <style:paragraph-properties fo:text-align="start" fo:margin-left="0in"/>
      <style:text-properties style:use-window-font-color="true" style:font-name="Bitstream Charter" fo:font-size="10.5pt" style:font-size-asian="10.5pt" style:font-size-complex="10.5pt"/>
    </style:style>
    <style:style style:name="ce93" style:family="table-cell" style:parent-style-name="Default">
      <style:table-cell-properties style:vertical-align="middle"/>
      <style:text-properties style:use-window-font-color="true" style:font-name="Bitstream Charter" fo:font-size="10.5pt" fo:font-weight="bold" style:font-size-asian="10.5pt" style:font-weight-asian="bold" style:font-size-complex="10.5pt" style:font-weight-complex="bold"/>
    </style:style>
    <style:style style:name="ce94" style:family="table-cell" style:parent-style-name="Default">
      <style:table-cell-properties style:vertical-align="middle"/>
      <style:text-properties style:use-window-font-color="true" style:font-name="Bitstream Charter" fo:font-size="10.5pt" style:font-size-asian="10.5pt" style:font-size-complex="10.5pt"/>
    </style:style>
    <style:style style:name="ce95" style:family="table-cell" style:parent-style-name="Default">
      <style:table-cell-properties style:text-align-source="fix" style:repeat-content="false" style:vertical-align="middle"/>
      <style:paragraph-properties fo:text-align="center" fo:margin-left="0in"/>
      <style:text-properties style:use-window-font-color="true" style:font-name="Bitstream Charter" fo:font-size="10.5pt" style:font-size-asian="10.5pt" style:font-size-complex="10.5pt"/>
    </style:style>
    <style:style style:name="ce96" style:family="table-cell" style:parent-style-name="Default">
      <style:table-cell-properties style:vertical-align="middle"/>
      <style:text-properties style:font-name="Century Schoolbook L" fo:font-size="12pt" fo:font-weight="bold" style:font-size-asian="12pt" style:font-weight-asian="bold" style:font-size-complex="12pt" style:font-weight-complex="bold"/>
    </style:style>
    <style:style style:name="ce9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1"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6"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7" style:family="table-cell" style:parent-style-name="Sub-Category_20_Test_20_Headings" style:data-style-name="N0">
      <style:table-cell-properties style:cell-protect="protected" style:print-content="true" style:diagonal-bl-tr="none" style:diagonal-tl-br="none" fo:border="none"/>
    </style:style>
    <style:style style:name="ce10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9" style:family="table-cell" style:parent-style-name="Default">
      <style:table-cell-properties fo:border="none"/>
    </style:style>
    <style:style style:name="ce11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1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117"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20" style:family="table-cell" style:parent-style-name="Editable_20_Cell" style:data-style-name="N0">
      <style:table-cell-properties style:cell-protect="protected" style:print-content="true" style:diagonal-bl-tr="none" style:diagonal-tl-br="none" fo:border="none"/>
    </style:style>
    <style:style style:name="ce1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Sub-Category_20_Summary_20_Headings" style:data-style-name="N0">
      <style:table-cell-properties style:cell-protect="protected" style:print-content="true" style:diagonal-bl-tr="none" style:diagonal-tl-br="none" fo:border="none"/>
    </style:style>
    <style:style style:name="ce124"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Editable_20_Cell" style:data-style-name="N11">
      <style:table-cell-properties style:cell-protect="protected" style:print-content="true" style:diagonal-bl-tr="none" style:diagonal-tl-br="none" fo:border="none"/>
    </style:style>
    <style:style style:name="ce126"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12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130" style:family="table-cell" style:parent-style-name="Default" style:data-style-name="N2">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Page_20_Summary_20_Headings"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3"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4"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Category_20_Summary_20_Headings" style:data-style-name="N2">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Category_20_Summary_20_Content" style:data-style-name="N2">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137" style:family="table-cell" style:parent-style-name="Category_20_Summary_20_Content" style:data-style-name="N2">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8" style:family="table-cell" style:parent-style-name="Sub-Category_20_Summary_20_Headings" style:data-style-name="N2">
      <style:table-cell-properties style:cell-protect="protected" style:print-content="true" style:diagonal-bl-tr="none" style:diagonal-tl-br="none" fo:border="none"/>
    </style:style>
    <style:style style:name="ce139"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data-style-name="N2"/>
    <style:style style:name="ce141" style:family="table-cell" style:parent-style-name="Default" style:data-style-name="N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Default" style:data-style-name="N2">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4" style:family="table-cell" style:parent-style-name="Default" style:data-style-name="N2">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45"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7" style:family="table-cell" style:parent-style-name="Default">
      <style:table-cell-properties style:vertical-align="middle"/>
      <style:text-properties fo:color="#0000ff" style:font-name="Century Schoolbook L" fo:font-size="12pt" fo:font-weight="normal" style:font-size-asian="12pt" style:font-weight-asian="normal" style:font-size-complex="12pt" style:font-weight-complex="normal"/>
    </style:style>
    <style:style style:name="ce148"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149" style:family="table-cell" style:parent-style-name="Default">
      <style:text-properties fo:font-size="9pt" style:font-size-asian="9pt" style:font-size-complex="9pt"/>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fo:font-size="9pt" style:font-size-asian="9pt" style:font-size-complex="9pt"/>
    </style:style>
    <style:style style:name="ce15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1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54" style:family="table-cell" style:parent-style-name="Default">
      <style:table-cell-properties style:glyph-orientation-vertical="auto" fo:background-color="#99cc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55"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18pt" fo:font-style="normal" style:text-underline-style="none" fo:font-weight="bold"/>
    </style:style>
    <style:style style:name="ce156"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bold"/>
    </style:style>
    <style:style style:name="ce157"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12pt" fo:font-style="normal" style:text-underline-style="none" fo:font-weight="bold"/>
    </style:style>
    <style:style style:name="ce158" style:family="table-cell" style:parent-style-name="Default">
      <style:table-cell-properties style:glyph-orientation-vertical="auto" fo:background-color="#99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62"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63" style:family="table-cell" style:parent-style-name="Default">
      <style:table-cell-properties style:glyph-orientation-vertical="auto" fo:background-color="#cc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64"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65"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1" fo:font-size="9pt" fo:font-style="normal" style:text-underline-style="none" fo:font-weight="normal"/>
    </style:style>
    <style:style style:name="ce166"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6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bottom"/>
      <style:paragraph-properties fo:text-align="center"/>
      <style:text-properties fo:color="#000000" style:text-line-through-style="none" style:font-name="Arial1" fo:font-size="9pt" fo:font-style="normal" style:text-underline-style="none" fo:font-weight="normal"/>
    </style:style>
    <style:style style:name="ce168"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6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1" fo:font-size="9pt" fo:font-style="normal" style:text-underline-style="none" fo:font-weight="normal"/>
    </style:style>
    <style:style style:name="ce1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71" style:family="table-cell" style:parent-style-name="Default">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72"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73" style:family="table-cell" style:parent-style-name="Default">
      <style:table-cell-properties style:glyph-orientation-vertical="auto" fo:background-color="#ccffff" style:cell-protect="protected" style:print-content="true" style:diagonal-bl-tr="none" style:diagonal-tl-br="none" fo:wrap-option="no-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74"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75"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1" fo:font-size="9pt" fo:font-style="normal" style:text-underline-style="none" fo:font-weight="normal"/>
    </style:style>
    <style:style style:name="ce176" style:family="table-cell" style:parent-style-name="Default" style:data-style-name="N5000">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7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7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in"/>
      <style:text-properties fo:color="#000000" style:text-line-through-style="none" style:font-name="Sans" fo:font-size="10pt" fo:font-style="normal" style:text-underline-style="none" fo:font-weight="bold" style:font-weight-asian="bold" style:font-weight-complex="bold"/>
    </style:style>
    <style:style style:name="ce17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 fo:font-size="12pt" fo:font-style="normal" style:text-underline-style="none" fo:font-weight="bold" style:font-weight-asian="bold" style:font-weight-complex="bold"/>
    </style:style>
    <style:style style:name="ce180" style:family="table-cell" style:parent-style-name="Default">
      <style:table-cell-properties style:glyph-orientation-vertical="auto" fo:background-color="#99cc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1" style:family="table-cell" style:parent-style-name="Default" style:data-style-name="N11">
      <style:table-cell-properties style:glyph-orientation-vertical="auto" fo:background-color="#ffffcc"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3" style:family="table-cell" style:parent-style-name="Default">
      <style:table-cell-properties style:glyph-orientation-vertical="auto" fo:background-color="#cccc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4"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6" style:family="table-cell" style:parent-style-name="Default">
      <style:table-cell-properties style:glyph-orientation-vertical="auto" fo:background-color="#ccff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in"/>
      <style:text-properties fo:color="#000000" style:text-line-through-style="none" style:font-name="Arial11" fo:font-size="9pt" fo:font-style="normal" style:text-underline-style="none" fo:font-weight="bold" style:font-weight-asian="bold" style:font-weight-complex="bold"/>
    </style:style>
    <style:style style:name="ce188" style:family="table-cell" style:parent-style-name="Default">
      <style:table-cell-properties style:glyph-orientation-vertical="auto" fo:background-color="#ccffff" style:cell-protect="protected" style:print-content="true" style:diagonal-bl-tr="none" style:diagonal-tl-br="none" style:text-align-source="fix" style:repeat-content="false" fo:wrap-option="wrap" fo:border="none" style:rotation-angle="0" style:rotation-align="none" style:shrink-to-fit="false"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1" fo:font-size="9pt" fo:font-style="normal" style:text-underline-style="none" fo:font-weight="bold" style:font-weight-asian="bold" style:font-weight-complex="bold"/>
    </style:style>
    <style:style style:name="ce19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9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bold"/>
    </style:style>
    <style:style style:name="ce193" style:family="table-cell" style:parent-style-name="Default">
      <style:table-cell-properties style:glyph-orientation-vertical="auto" fo:background-color="#ff8080"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19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1" fo:font-size="18pt" fo:font-style="normal" style:text-underline-style="none" fo:font-weight="bold"/>
    </style:style>
    <style:style style:name="ce19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196" style:family="table-cell" style:parent-style-name="Default" style:data-style-name="N5050">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197"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198" style:family="table-cell" style:parent-style-name="Default">
      <style:table-cell-properties fo:background-color="#ff9966" style:text-align-source="fix" style:repeat-content="false" fo:border="0.06pt solid #000000"/>
      <style:paragraph-properties fo:text-align="center" fo:margin-left="0in"/>
      <style:text-properties style:font-name="Century Schoolbook L" fo:font-size="14pt" fo:font-weight="bold" style:font-size-asian="14pt" style:font-weight-asian="bold" style:font-size-complex="14pt" style:font-weight-complex="bold"/>
    </style:style>
    <style:style style:name="ce199" style:family="table-cell" style:parent-style-name="Default">
      <style:table-cell-properties style:text-align-source="fix" style:repeat-content="false" fo:border="0.06pt solid #000000"/>
      <style:paragraph-properties fo:text-align="center" fo:margin-left="0in"/>
      <style:text-properties style:font-name="Century Schoolbook L" fo:font-size="14pt" fo:font-weight="bold" style:font-size-asian="14pt" style:font-weight-asian="bold" style:font-size-complex="14pt" style:font-weight-complex="bold"/>
    </style:style>
    <style:style style:name="ce200" style:family="table-cell" style:parent-style-name="Default">
      <style:table-cell-properties style:text-align-source="fix" style:repeat-content="false" fo:border="0.06pt solid #000000"/>
      <style:paragraph-properties fo:text-align="center" fo:margin-left="0in"/>
    </style:style>
    <style:style style:name="ce20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000000" style:rotation-angle="0" style:rotation-align="none" style:shrink-to-fit="false" style:vertical-align="bottom"/>
      <style:paragraph-properties fo:text-align="center" fo:margin-left="0in"/>
      <style:text-properties fo:color="#000000" style:text-line-through-style="none" style:font-name="Century Schoolbook L" fo:font-size="15pt" fo:font-style="normal" style:text-underline-style="none" fo:font-weight="bold" style:font-size-asian="15pt" style:font-size-complex="15pt"/>
    </style:style>
    <style:style style:name="ce20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000000" style:rotation-angle="0" style:rotation-align="none" style:shrink-to-fit="false" style:vertical-align="bottom"/>
      <style:paragraph-properties fo:text-align="center" fo:margin-left="0in"/>
      <style:text-properties fo:color="#ff0000" style:text-line-through-style="none" style:font-name="Century Schoolbook L" fo:font-size="16pt" fo:font-style="normal" style:text-underline-style="none" fo:font-weight="bold" style:font-size-asian="16pt" style:font-weight-asian="bold" style:font-size-complex="16pt" style:font-weight-complex="bold"/>
    </style:style>
    <style:style style:name="ce203" style:family="table-cell" style:parent-style-name="Default" style:data-style-name="N11">
      <style:table-cell-properties style:glyph-orientation-vertical="auto" fo:background-color="#ffffcc" style:cell-protect="protected" style:print-content="true" style:diagonal-bl-tr="none" style:diagonal-tl-br="none" style:text-align-source="fix" style:repeat-content="false" fo:wrap-option="wrap" fo:border="0.06pt solid #000000" style:rotation-angle="0" style:rotation-align="none" style:shrink-to-fit="false" gnm:GnmHAlign="1" style:vertical-align="bottom"/>
      <style:paragraph-properties fo:text-align="center" fo:margin-left="0in"/>
      <style:text-properties fo:color="#000000" style:text-line-through-style="none" style:font-name="Century Schoolbook L" fo:font-size="15pt" fo:font-style="normal" style:text-underline-style="none" fo:font-weight="bold" style:font-size-asian="15pt" style:font-weight-asian="bold" style:font-size-complex="15pt" style:font-weight-complex="bold"/>
    </style:style>
    <style:style style:name="ce204" style:family="table-cell" style:parent-style-name="Default" style:data-style-name="N11">
      <style:table-cell-properties style:glyph-orientation-vertical="auto" fo:background-color="#ffffcc" style:cell-protect="protected" style:print-content="true" style:diagonal-bl-tr="none" style:diagonal-tl-br="none" style:text-align-source="fix" style:repeat-content="false" fo:wrap-option="wrap" fo:border="0.06pt solid #000000" style:rotation-angle="0" style:rotation-align="none" style:shrink-to-fit="false" gnm:GnmHAlign="1" style:vertical-align="middle"/>
      <style:paragraph-properties fo:text-align="center" fo:margin-left="0in"/>
      <style:text-properties fo:color="#000000" style:text-line-through-style="none" style:font-name="Century Schoolbook L" fo:font-size="15pt" fo:font-style="normal" style:text-underline-style="none" fo:font-weight="bold" style:font-size-asian="15pt" style:font-weight-asian="bold" style:font-size-complex="15pt" style:font-weight-complex="bold"/>
    </style:style>
    <style:style style:name="ce20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000000" style:rotation-angle="0" style:rotation-align="none" style:shrink-to-fit="false" gnm:GnmHAlign="1" style:vertical-align="bottom"/>
      <style:paragraph-properties fo:text-align="center" fo:margin-left="0in"/>
      <style:text-properties fo:color="#000000" style:text-line-through-style="none" style:font-name="Century Schoolbook L" fo:font-size="15pt" fo:font-style="normal" style:text-underline-style="none" fo:font-weight="bold" style:font-size-asian="15pt" style:font-size-complex="15pt"/>
    </style:style>
    <style:style style:name="ce206" style:family="table-cell" style:parent-style-name="Default">
      <style:table-cell-properties style:vertical-align="middle"/>
      <style:text-properties fo:color="#0000ff" fo:font-size="12pt" fo:font-weight="normal" style:font-size-asian="12pt" style:font-weight-asian="normal" style:font-size-complex="12pt" style:font-weight-complex="normal"/>
    </style:style>
    <style:style style:name="ce207" style:family="table-cell" style:parent-style-name="Default">
      <style:table-cell-properties style:text-align-source="fix" style:repeat-content="false"/>
      <style:paragraph-properties fo:text-align="center" fo:margin-left="0in"/>
    </style:style>
    <style:style style:name="ce208" style:family="table-cell" style:parent-style-name="Default">
      <style:table-cell-properties style:text-align-source="fix" style:repeat-content="false"/>
      <style:paragraph-properties fo:text-align="center" fo:margin-left="0in"/>
      <style:text-properties fo:font-size="16pt" fo:font-weight="bold" style:font-size-asian="16pt" style:font-weight-asian="bold" style:font-size-complex="16pt" style:font-weight-complex="bold"/>
    </style:style>
    <style:style style:name="gr1" style:family="graphic">
      <style:graphic-properties draw:ole-draw-aspect="1"/>
    </style:style>
    <style:style style:name="ta_extref" style:family="table">
      <style:table-properties table:display="fals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style:text-outline="false" style:text-line-through-style="none" style:font-name="Arial" fo:font-size="11.5pt" fo:language="en" fo:country="US" fo:font-style="normal" fo:text-shadow="none" style:text-underline-style="none" fo:font-weight="normal" style:letter-kerning="true" style:font-name-asian="Arial" style:font-size-asian="11.5pt" style:language-asian="hi" style:country-asian="IN" style:font-style-asian="normal" style:font-weight-asian="normal" style:font-name-complex="Arial" style:font-style-complex="normal" style:font-weight-complex="normal" style:text-emphasize="none"/>
    </style:style>
    <style:style style:name="T3" style:family="text">
      <style:text-properties fo:color="#0047ff" style:font-name="Arial" fo:font-size="12pt" fo:language="en" fo:country="US" style:letter-kerning="true" style:font-name-asian="Arial" style:font-size-asian="12pt" style:language-asian="hi" style:country-asian="IN" style:font-name-complex="Ari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ce2"/>
        <table:table-column table:style-name="co2" table:number-columns-repeated="6" table:default-cell-style-name="ce2"/>
        <table:table-column table:style-name="co3" table:default-cell-style-name="ce2"/>
        <table:table-column table:style-name="co2" table:number-columns-repeated="248" table:default-cell-style-name="ce2"/>
        <table:table-column table:style-name="co4" table:number-columns-repeated="768" table:default-cell-style-name="ce2"/>
        <table:table-row table:style-name="ro1" table:number-rows-repeated="2">
          <table:table-cell table:number-columns-repeated="1024"/>
        </table:table-row>
        <table:table-row table:style-name="ro2">
          <table:table-cell table:style-name="ce3" office:value-type="string">
            <text:p>Business Readiness Rating Assessment Template</text:p>
          </table:table-cell>
          <table:table-cell table:number-columns-repeated="1023"/>
        </table:table-row>
        <table:table-row table:style-name="ro3">
          <table:table-cell table:style-name="ce3"/>
          <table:table-cell table:number-columns-repeated="1023"/>
        </table:table-row>
        <table:table-row table:style-name="ro4">
          <table:table-cell table:style-name="ce4" office:value-type="string">
            <text:p>Authors </text:p>
          </table:table-cell>
          <table:table-cell table:style-name="ce6" office:value-type="string">
            <text:p>Amal Roumi</text:p>
          </table:table-cell>
          <table:table-cell table:number-columns-repeated="1022"/>
        </table:table-row>
        <table:table-row table:style-name="ro4">
          <table:table-cell table:style-name="ce5" office:value-type="string">
            <text:p>VERSION:</text:p>
          </table:table-cell>
          <table:table-cell table:style-name="ce7" office:value-type="string" table:number-columns-spanned="7" table:number-rows-spanned="1">
            <text:p>2005 RFC 1</text:p>
          </table:table-cell>
          <table:covered-table-cell table:number-columns-repeated="6" table:style-name="ce9"/>
          <table:table-cell table:number-columns-repeated="1016"/>
        </table:table-row>
        <table:table-row table:style-name="ro4">
          <table:table-cell table:number-columns-repeated="1024"/>
        </table:table-row>
        <table:table-row table:style-name="ro4">
          <table:table-cell table:style-name="ce5" office:value-type="string">
            <text:p>LICENSE:</text:p>
          </table:table-cell>
          <table:table-cell table:style-name="ce7" office:value-type="string" table:number-columns-spanned="7" table:number-rows-spanned="1">
            <text:p>Creative Commons Attribution-NonCommercial-ShareAlike 2.5 License </text:p>
          </table:table-cell>
          <table:covered-table-cell table:number-columns-repeated="6" table:style-name="ce9"/>
          <table:table-cell table:number-columns-repeated="1016"/>
        </table:table-row>
        <table:table-row table:style-name="ro4">
          <table:table-cell/>
          <table:table-cell table:style-name="ce8" office:value-type="string">
            <text:p><text:span text:style-name="T1"><text:a xlink:href="http://creativecommons.org/licenses/by-nc-sa/2.5/" xlink:type="simple">http://creativecommons.org/licenses/by-nc-sa/2.5/</text:a></text:span></text:p>
          </table:table-cell>
          <table:table-cell table:number-columns-repeated="1022"/>
        </table:table-row>
        <table:table-row table:style-name="ro1">
          <table:table-cell table:number-columns-repeated="1024"/>
        </table:table-row>
        <table:table-row table:style-name="ro5">
          <table:table-cell table:style-name="ce5" office:value-type="string">
            <text:p>NOTE:</text:p>
          </table:table-cell>
          <table:table-cell table:style-name="ce7"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9"/>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Category Ranking"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6" table:number-rows-repeated="4">
          <table:table-cell table:number-columns-repeated="256"/>
        </table:table-row>
        <table:table-row table:style-name="ro7">
          <table:table-cell/>
          <table:table-cell table:style-name="ce11" office:value-type="string" table:number-columns-spanned="3" table:number-rows-spanned="1">
            <text:p>Evaluated Technology</text:p>
          </table:table-cell>
          <table:covered-table-cell table:number-columns-repeated="2" table:style-name="ce20"/>
          <table:table-cell table:number-columns-repeated="252"/>
        </table:table-row>
        <table:table-row table:style-name="ro8">
          <table:table-cell/>
          <table:table-cell table:style-name="ce12" office:value-type="string" table:number-columns-spanned="3" table:number-rows-spanned="1">
            <text:p>Component Name: Eucalyptus</text:p>
          </table:table-cell>
          <table:covered-table-cell table:number-columns-repeated="2" table:style-name="ce21"/>
          <table:table-cell table:number-columns-repeated="252"/>
        </table:table-row>
        <table:table-row table:style-name="ro8">
          <table:table-cell table:style-name="ce10"/>
          <table:table-cell table:style-name="ce13" office:value-type="string" table:number-columns-spanned="3" table:number-rows-spanned="1">
            <text:p>Component type:Cloud computing </text:p>
          </table:table-cell>
          <table:covered-table-cell table:number-columns-repeated="2" table:style-name="ce13"/>
          <table:table-cell table:number-columns-repeated="252"/>
        </table:table-row>
        <table:table-row table:style-name="ro8">
          <table:table-cell table:style-name="ce10"/>
          <table:table-cell table:style-name="ce13" office:value-type="string" table:number-columns-spanned="3" table:number-rows-spanned="1">
            <text:p>Usage Setting: &lt; Cloud System&gt;</text:p>
          </table:table-cell>
          <table:covered-table-cell table:number-columns-repeated="2" table:style-name="ce13"/>
          <table:table-cell table:number-columns-repeated="252"/>
        </table:table-row>
        <table:table-row table:style-name="ro9">
          <table:table-cell/>
          <table:table-cell table:style-name="ce14" table:number-columns-spanned="3" table:number-rows-spanned="1"/>
          <table:covered-table-cell table:number-columns-repeated="2" table:style-name="ce18"/>
          <table:table-cell table:number-columns-repeated="252"/>
        </table:table-row>
        <table:table-row table:style-name="ro9">
          <table:table-cell/>
          <table:table-cell table:style-name="ce14" table:number-columns-spanned="3" table:number-rows-spanned="1"/>
          <table:covered-table-cell table:number-columns-repeated="2" table:style-name="ce18"/>
          <table:table-cell table:number-columns-repeated="252"/>
        </table:table-row>
        <table:table-row table:style-name="ro8">
          <table:table-cell/>
          <table:table-cell table:style-name="ce15" office:value-type="string">
            <text:p>Rank</text:p>
          </table:table-cell>
          <table:table-cell table:style-name="ce15" office:value-type="string">
            <text:p>Category</text:p>
          </table:table-cell>
          <table:table-cell table:style-name="ce15" office:value-type="string">
            <text:p>Weight</text:p>
          </table:table-cell>
          <table:table-cell table:number-columns-repeated="252"/>
        </table:table-row>
        <table:table-row table:style-name="ro8">
          <table:table-cell/>
          <table:table-cell table:style-name="ce16" office:value-type="float" office:value="1">
            <text:p>1</text:p>
          </table:table-cell>
          <table:table-cell table:style-name="ce18" office:value-type="string">
            <text:p>Functionality</text:p>
          </table:table-cell>
          <table:table-cell table:style-name="ce23" office:value-type="percentage" office:value="0.2">
            <text:p>20.00%</text:p>
          </table:table-cell>
          <table:table-cell table:number-columns-repeated="252"/>
        </table:table-row>
        <table:table-row table:style-name="ro8">
          <table:table-cell/>
          <table:table-cell table:style-name="ce16" office:value-type="float" office:value="2">
            <text:p>2</text:p>
          </table:table-cell>
          <table:table-cell table:style-name="ce18" office:value-type="string">
            <text:p>Efficiency</text:p>
          </table:table-cell>
          <table:table-cell table:style-name="ce23" office:value-type="percentage" office:value="0.25">
            <text:p>25.00%</text:p>
          </table:table-cell>
          <table:table-cell table:number-columns-repeated="252"/>
        </table:table-row>
        <table:table-row table:style-name="ro8">
          <table:table-cell/>
          <table:table-cell table:style-name="ce16" office:value-type="float" office:value="3">
            <text:p>3</text:p>
          </table:table-cell>
          <table:table-cell table:style-name="ce18" office:value-type="string">
            <text:p>Support</text:p>
          </table:table-cell>
          <table:table-cell table:style-name="ce23" office:value-type="percentage" office:value="0.2">
            <text:p>20.00%</text:p>
          </table:table-cell>
          <table:table-cell table:number-columns-repeated="252"/>
        </table:table-row>
        <table:table-row table:style-name="ro8">
          <table:table-cell/>
          <table:table-cell table:style-name="ce16" office:value-type="float" office:value="4">
            <text:p>4</text:p>
          </table:table-cell>
          <table:table-cell table:style-name="ce18" office:value-type="string">
            <text:p>Documentation</text:p>
          </table:table-cell>
          <table:table-cell table:style-name="ce23" office:value-type="percentage" office:value="0.15">
            <text:p>15.00%</text:p>
          </table:table-cell>
          <table:table-cell table:number-columns-repeated="252"/>
        </table:table-row>
        <table:table-row table:style-name="ro8">
          <table:table-cell/>
          <table:table-cell table:style-name="ce16" office:value-type="float" office:value="5">
            <text:p>5</text:p>
          </table:table-cell>
          <table:table-cell table:style-name="ce18" office:value-type="string">
            <text:p>Community</text:p>
          </table:table-cell>
          <table:table-cell table:style-name="ce23" office:value-type="percentage" office:value="0.2">
            <text:p>20.00%</text:p>
          </table:table-cell>
          <table:table-cell table:number-columns-repeated="252"/>
        </table:table-row>
        <table:table-row table:style-name="ro9">
          <table:table-cell/>
          <table:table-cell table:style-name="ce14" office:value-type="string" table:number-columns-spanned="3" table:number-rows-spanned="1">
            <text:p><text:s text:c="2"/></text:p>
          </table:table-cell>
          <table:covered-table-cell table:number-columns-repeated="2" table:style-name="ce18"/>
          <table:table-cell table:number-columns-repeated="252"/>
        </table:table-row>
        <table:table-row table:style-name="ro8">
          <table:table-cell/>
          <table:table-cell table:style-name="ce17" table:number-columns-repeated="2"/>
          <table:table-cell table:style-name="ce17" office:value-type="string">
            <text:p>Total Weight</text:p>
          </table:table-cell>
          <table:table-cell table:number-columns-repeated="252"/>
        </table:table-row>
        <table:table-row table:style-name="ro10">
          <table:table-cell/>
          <table:table-cell table:style-name="ce18" table:number-columns-repeated="2"/>
          <table:table-cell table:style-name="ce24" table:formula="of:=SUM([.D12:.D16])" office:value-type="percentage" office:value="1">
            <text:p>100.00%</text:p>
          </table:table-cell>
          <table:table-cell table:number-columns-repeated="252"/>
        </table:table-row>
        <table:table-row table:style-name="ro1">
          <table:table-cell table:number-columns-repeated="256"/>
        </table:table-row>
        <table:table-row table:style-name="ro11" table:number-rows-repeated="4">
          <table:table-cell/>
          <table:table-cell table:style-name="ce19"/>
          <table:table-cell table:style-name="ce22" table:number-columns-repeated="2"/>
          <table:table-cell table:number-columns-repeated="252"/>
        </table:table-row>
        <table:table-row table:style-name="ro1" table:number-rows-repeated="1048551">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165">
        <office:forms form:automatic-focus="false" form:apply-design-mode="false"/>
        <table:table-column table:style-name="co9" table:default-cell-style-name="ce32"/>
        <table:table-column table:style-name="co10" table:default-cell-style-name="ce42"/>
        <table:table-column table:style-name="co11" table:default-cell-style-name="ce32"/>
        <table:table-column table:style-name="co11" table:default-cell-style-name="ce42"/>
        <table:table-column table:style-name="co12" table:default-cell-style-name="ce32"/>
        <table:table-column table:style-name="co12" table:default-cell-style-name="ce70"/>
        <table:table-column table:style-name="co13" table:default-cell-style-name="ce32"/>
        <table:table-column table:style-name="co11" table:default-cell-style-name="ce78"/>
        <table:table-column table:style-name="co11" table:number-columns-repeated="5" table:default-cell-style-name="ce92"/>
        <table:table-column table:style-name="co11" table:number-columns-repeated="2" table:default-cell-style-name="ce94"/>
        <table:table-column table:style-name="co11" table:number-columns-repeated="2" table:default-cell-style-name="ce42"/>
        <table:table-column table:style-name="co2" table:number-columns-repeated="236" table:default-cell-style-name="ce42"/>
        <table:table-column table:style-name="co4" table:number-columns-repeated="771" table:default-cell-style-name="ce42"/>
        <table:table-row table:style-name="ro12">
          <table:table-cell table:style-name="ce25" office:value-type="string" table:number-columns-spanned="6" table:number-rows-spanned="1">
            <text:p>Evaluated Technology And Functional Orientation</text:p>
          </table:table-cell>
          <table:covered-table-cell table:number-columns-repeated="5" table:style-name="ce25"/>
          <table:table-cell table:style-name="ce74" office:value-type="string">
            <text:p>BRR</text:p>
          </table:table-cell>
          <table:table-cell table:style-name="ce76" office:value-type="string" table:number-columns-spanned="2" table:number-rows-spanned="1">
            <text:p>Reference</text:p>
          </table:table-cell>
          <table:covered-table-cell table:style-name="ce77"/>
          <table:table-cell table:style-name="ce77" table:number-columns-repeated="4"/>
          <table:table-cell table:style-name="ce93" table:number-columns-repeated="2"/>
          <table:table-cell table:style-name="ce96" table:number-columns-repeated="1009"/>
        </table:table-row>
        <table:table-row table:style-name="ro12">
          <table:table-cell table:style-name="ce26" office:value-type="string" table:number-columns-spanned="6" table:number-rows-spanned="1">
            <text:p>Component Name: Eucalyptus</text:p>
          </table:table-cell>
          <table:covered-table-cell table:number-columns-repeated="5" table:style-name="ce26"/>
          <table:table-cell table:style-name="ce75" table:formula="of:=SUM([.G7:.G188])" office:value-type="float" office:value="3.585">
            <text:p>3.59</text:p>
          </table:table-cell>
          <table:table-cell table:style-name="ce77" table:number-columns-repeated="6"/>
          <table:table-cell table:style-name="ce93" table:number-columns-repeated="2"/>
          <table:table-cell table:style-name="ce96" table:number-columns-repeated="1009"/>
        </table:table-row>
        <table:table-row table:style-name="ro12">
          <table:table-cell table:style-name="ce26" office:value-type="string" table:number-columns-spanned="6" table:number-rows-spanned="1">
            <text:p>Component type:Eucalyptus </text:p>
          </table:table-cell>
          <table:covered-table-cell table:number-columns-repeated="5" table:style-name="ce26"/>
          <table:table-cell table:style-name="ce68"/>
          <table:table-cell/>
          <table:table-cell table:style-name="ce77" table:number-columns-repeated="5"/>
          <table:table-cell table:style-name="ce93" table:number-columns-repeated="2"/>
          <table:table-cell table:style-name="ce96" table:number-columns-repeated="1009"/>
        </table:table-row>
        <table:table-row table:style-name="ro12">
          <table:table-cell table:style-name="ce26" office:value-type="string" table:number-columns-spanned="6" table:number-rows-spanned="1">
            <text:p>Usage Setting: Cloud Computing </text:p>
          </table:table-cell>
          <table:covered-table-cell table:number-columns-repeated="5" table:style-name="ce26"/>
          <table:table-cell table:style-name="ce68"/>
          <table:table-cell/>
          <table:table-cell table:style-name="ce77" table:number-columns-repeated="5"/>
          <table:table-cell table:style-name="ce93" table:number-columns-repeated="2"/>
          <table:table-cell table:style-name="ce96" table:number-columns-repeated="1009"/>
        </table:table-row>
        <table:table-row table:style-name="ro12">
          <table:table-cell table:style-name="ce27"/>
          <table:table-cell table:style-name="ce26"/>
          <table:table-cell table:style-name="ce27"/>
          <table:table-cell table:style-name="ce26"/>
          <table:table-cell table:style-name="ce27" table:number-columns-repeated="2"/>
          <table:table-cell table:style-name="ce30"/>
          <table:table-cell table:number-columns-repeated="1017"/>
        </table:table-row>
        <table:table-row-group>
          <table:table-row table:style-name="ro13">
            <table:table-cell table:style-name="ce28" office:value-type="string">
              <text:p>Rank</text:p>
            </table:table-cell>
            <table:table-cell table:style-name="ce33" office:value-type="string" table:number-columns-spanned="3" table:number-rows-spanned="1">
              <text:p>Category Title</text:p>
            </table:table-cell>
            <table:covered-table-cell table:style-name="ce49"/>
            <table:covered-table-cell table:style-name="ce33"/>
            <table:table-cell table:style-name="ce28" office:value-type="string">
              <text:p>Weight</text:p>
            </table:table-cell>
            <table:table-cell table:style-name="ce66" office:value-type="string">
              <text:p>Unweighted Rating</text:p>
            </table:table-cell>
            <table:table-cell table:style-name="ce74" office:value-type="string">
              <text:p>Weighted Rating</text:p>
            </table:table-cell>
            <table:table-cell table:style-name="ce79"/>
            <table:table-cell table:number-columns-repeated="1016"/>
          </table:table-row>
          <table:table-row table:style-name="ro12">
            <table:table-cell table:style-name="ce29" table:formula="of:=[$'Category Ranking'.B12]" office:value-type="float" office:value="1">
              <text:p>1</text:p>
            </table:table-cell>
            <table:table-cell table:style-name="ce34" office:value-type="string" table:number-columns-spanned="3" table:number-rows-spanned="1">
              <text:p>Functionality</text:p>
            </table:table-cell>
            <table:covered-table-cell table:style-name="ce50"/>
            <table:covered-table-cell table:style-name="ce34"/>
            <table:table-cell table:style-name="ce59" table:formula="of:=[$'Category Ranking'.D12]" office:value-type="percentage" office:value="0.2">
              <text:p>20.00%</text:p>
            </table:table-cell>
            <table:table-cell table:style-name="ce29" table:formula="of:=SUM([.F10:.F63])" office:value-type="float" office:value="4.8">
              <text:p>4.8</text:p>
            </table:table-cell>
            <table:table-cell table:style-name="ce29" table:formula="of:=[.F7]*[.E7]" office:value-type="float" office:value="0.96">
              <text:p>0.96</text:p>
            </table:table-cell>
            <table:table-cell table:style-name="ce79"/>
            <table:table-cell table:number-columns-repeated="1016"/>
          </table:table-row>
          <table:table-row-group>
            <table:table-row table:style-name="ro12">
              <table:table-cell table:style-name="ce29"/>
              <table:table-cell table:style-name="ce34"/>
              <table:table-cell table:style-name="ce50"/>
              <table:table-cell table:style-name="ce34"/>
              <table:table-cell table:style-name="ce50"/>
              <table:table-cell table:style-name="ce29" table:number-columns-repeated="2"/>
              <table:table-cell table:number-columns-repeated="1017"/>
            </table:table-row>
            <table:table-row table:style-name="ro14">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29"/>
              <table:table-cell table:style-name="ce80"/>
              <table:table-cell table:number-columns-repeated="1016"/>
            </table:table-row>
            <table:table-row table:style-name="ro12">
              <table:table-cell table:style-name="ce30"/>
              <table:table-cell table:style-name="ce36" office:value-type="string">
                <text:p>Billing System</text:p>
              </table:table-cell>
              <table:table-cell table:style-name="ce52" office:value-type="string">
                <text:p>Yes</text:p>
              </table:table-cell>
              <table:table-cell table:style-name="ce61" office:value-type="percentage" office:value="0.3">
                <text:p>30.00%</text:p>
              </table:table-cell>
              <table:table-cell table:style-name="ce64" office:value-type="float" office:value="5">
                <text:p>5</text:p>
              </table:table-cell>
              <table:table-cell table:style-name="ce68" table:formula="of:=[.D10]*[.E10]" office:value-type="float" office:value="1.5">
                <text:p>1.5</text:p>
              </table:table-cell>
              <table:table-cell table:style-name="ce42"/>
              <table:table-cell table:style-name="ce81" office:value-type="string" table:number-columns-spanned="6" table:number-rows-spanned="1">
                <text:p>https://www.eucalyptus.com/news/eucalyptus-launches-third-generation-its-enterprise-private-cloud-software</text:p>
              </table:table-cell>
              <table:covered-table-cell table:style-name="ce78"/>
              <table:covered-table-cell table:number-columns-repeated="4"/>
              <table:table-cell table:number-columns-repeated="1011"/>
            </table:table-row>
            <table:table-row-group table:display="false">
              <table:table-row table:style-name="ro12" table:visibility="collapse">
                <table:table-cell table:style-name="ce30"/>
                <table:table-cell table:style-name="ce36"/>
                <table:table-cell table:style-name="ce31"/>
                <table:table-cell table:style-name="ce36"/>
                <table:table-cell table:style-name="ce31"/>
                <table:table-cell table:style-name="ce69"/>
                <table:table-cell table:style-name="ce42"/>
                <table:table-cell table:number-columns-repeated="1017"/>
              </table:table-row>
              <table:table-row table:style-name="ro12" table:visibility="collapse">
                <table:table-cell table:style-name="ce30"/>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table-cell table:style-name="ce42"/>
                <table:table-cell table:number-columns-repeated="1017"/>
              </table:table-row>
              <table:table-row table:style-name="ro12" table:visibility="collapse">
                <table:table-cell table:style-name="ce30"/>
                <table:table-cell table:style-name="ce38" office:value-type="string" table:number-columns-spanned="4" table:number-rows-spanned="1">
                  <text:p>Does The Cloud System provide a Billing System for User Accounting?</text:p>
                </table:table-cell>
                <table:covered-table-cell table:style-name="ce54"/>
                <table:covered-table-cell table:style-name="ce38"/>
                <table:covered-table-cell table:style-name="ce54"/>
                <table:table-cell table:style-name="ce71"/>
                <table:table-cell table:style-name="ce42"/>
                <table:table-cell table:number-columns-repeated="1017"/>
              </table:table-row>
              <table:table-row table:style-name="ro12" table:visibility="collapse">
                <table:table-cell table:style-name="ce30"/>
                <table:table-cell table:style-name="ce39" table:number-columns-spanned="4" table:number-rows-spanned="1"/>
                <table:covered-table-cell table:number-columns-repeated="3"/>
                <table:table-cell table:style-name="ce72"/>
                <table:table-cell table:style-name="ce42"/>
                <table:table-cell table:number-columns-repeated="1017"/>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table-cell table:style-name="ce42"/>
                <table:table-cell table:number-columns-repeated="1017"/>
              </table:table-row>
              <table:table-row table:style-name="ro12" table:visibility="collapse">
                <table:table-cell table:style-name="ce30"/>
                <table:table-cell table:style-name="ce38" office:value-type="string" table:number-columns-spanned="3" table:number-rows-spanned="1">
                  <text:p>Yes, fully supported</text:p>
                </table:table-cell>
                <table:covered-table-cell table:style-name="ce54"/>
                <table:covered-table-cell table:style-name="ce38"/>
                <table:table-cell table:style-name="ce57" office:value-type="float" office:value="5">
                  <text:p>5</text:p>
                </table:table-cell>
                <table:table-cell table:style-name="ce72"/>
                <table:table-cell table:style-name="ce42"/>
                <table:table-cell table:number-columns-repeated="1017"/>
              </table:table-row>
              <table:table-row table:style-name="ro12" table:visibility="collapse">
                <table:table-cell table:style-name="ce30"/>
                <table:table-cell table:style-name="ce38" office:value-type="string" table:number-columns-spanned="3" table:number-rows-spanned="1">
                  <text:p>Yes, partially supported</text:p>
                </table:table-cell>
                <table:covered-table-cell table:style-name="ce54"/>
                <table:covered-table-cell table:style-name="ce38"/>
                <table:table-cell table:style-name="ce57" office:value-type="float" office:value="3">
                  <text:p>3</text:p>
                </table:table-cell>
                <table:table-cell table:style-name="ce72"/>
                <table:table-cell table:style-name="ce42"/>
                <table:table-cell table:number-columns-repeated="1017"/>
              </table:table-row>
              <table:table-row table:style-name="ro12" table:visibility="collapse">
                <table:table-cell table:style-name="ce30"/>
                <table:table-cell table:style-name="ce40" office:value-type="string" table:number-columns-spanned="3" table:number-rows-spanned="1">
                  <text:p>No</text:p>
                </table:table-cell>
                <table:covered-table-cell table:style-name="ce55"/>
                <table:covered-table-cell table:style-name="ce40"/>
                <table:table-cell table:style-name="ce57" office:value-type="float" office:value="1">
                  <text:p>1</text:p>
                </table:table-cell>
                <table:table-cell table:style-name="ce72"/>
                <table:table-cell table:style-name="ce42"/>
                <table:table-cell table:number-columns-repeated="1017"/>
              </table:table-row>
            </table:table-row-group>
            <table:table-row table:style-name="ro12">
              <table:table-cell table:style-name="ce31"/>
              <table:table-cell table:style-name="ce41" table:number-columns-spanned="4" table:number-rows-spanned="1"/>
              <table:covered-table-cell table:number-columns-repeated="3" table:style-name="ce31"/>
              <table:table-cell table:style-name="ce69"/>
              <table:table-cell table:style-name="ce42"/>
              <table:table-cell table:number-columns-repeated="1017"/>
            </table:table-row>
            <table:table-row table:style-name="ro15">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42"/>
              <table:table-cell table:number-columns-repeated="1017"/>
            </table:table-row>
            <table:table-row table:style-name="ro12">
              <table:table-cell table:style-name="ce30"/>
              <table:table-cell table:style-name="ce36" office:value-type="string">
                <text:p>Multi Platform Support</text:p>
              </table:table-cell>
              <table:table-cell table:style-name="ce52" office:value-type="string">
                <text:p>Yes</text:p>
              </table:table-cell>
              <table:table-cell table:style-name="ce61" office:value-type="percentage" office:value="0.2">
                <text:p>20.00%</text:p>
              </table:table-cell>
              <table:table-cell table:style-name="ce64" office:value-type="float" office:value="5">
                <text:p>5</text:p>
              </table:table-cell>
              <table:table-cell table:style-name="ce68" table:formula="of:=[.D21]*[.E21]" office:value-type="float" office:value="1">
                <text:p>1</text:p>
              </table:table-cell>
              <table:table-cell table:style-name="ce42"/>
              <table:table-cell table:number-columns-repeated="1017"/>
            </table:table-row>
            <table:table-row-group table:display="false">
              <table:table-row table:style-name="ro12" table:visibility="collapse">
                <table:table-cell table:style-name="ce29"/>
                <table:table-cell table:style-name="ce34"/>
                <table:table-cell table:style-name="ce50"/>
                <table:table-cell table:style-name="ce34"/>
                <table:table-cell table:style-name="ce50"/>
                <table:table-cell table:style-name="ce29"/>
                <table:table-cell table:style-name="ce42"/>
                <table:table-cell table:number-columns-repeated="1017"/>
              </table:table-row>
              <table:table-row table:style-name="ro12" table:visibility="collapse">
                <table:table-cell table:style-name="ce29"/>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style-name="ce29"/>
                <table:table-cell table:style-name="ce42"/>
                <table:table-cell table:number-columns-repeated="1017"/>
              </table:table-row>
              <table:table-row table:style-name="ro12" table:visibility="collapse">
                <table:table-cell table:style-name="ce29"/>
                <table:table-cell table:style-name="ce38" office:value-type="string" table:number-columns-spanned="4" table:number-rows-spanned="1">
                  <text:p>Does The Cloud System work on top of different Operating Systems?</text:p>
                </table:table-cell>
                <table:covered-table-cell table:style-name="ce54"/>
                <table:covered-table-cell table:style-name="ce38"/>
                <table:covered-table-cell table:style-name="ce54"/>
                <table:table-cell table:style-name="ce29"/>
                <table:table-cell table:style-name="ce42"/>
                <table:table-cell table:number-columns-repeated="1017"/>
              </table:table-row>
              <table:table-row table:style-name="ro12" table:visibility="collapse">
                <table:table-cell table:style-name="ce29"/>
                <table:table-cell table:style-name="ce39" table:number-columns-spanned="4" table:number-rows-spanned="1"/>
                <table:covered-table-cell table:number-columns-repeated="3"/>
                <table:table-cell table:style-name="ce29"/>
                <table:table-cell table:style-name="ce42"/>
                <table:table-cell table:number-columns-repeated="1017"/>
              </table:table-row>
              <table:table-row table:style-name="ro12" table:visibility="collapse">
                <table:table-cell table:style-name="ce29"/>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style-name="ce29"/>
                <table:table-cell table:style-name="ce42"/>
                <table:table-cell table:number-columns-repeated="1017"/>
              </table:table-row>
              <table:table-row table:style-name="ro12" table:visibility="collapse">
                <table:table-cell table:style-name="ce29"/>
                <table:table-cell table:style-name="ce38" office:value-type="string" table:number-columns-spanned="3" table:number-rows-spanned="1">
                  <text:p>Yes, in more than 2</text:p>
                </table:table-cell>
                <table:covered-table-cell table:style-name="ce54"/>
                <table:covered-table-cell table:style-name="ce38"/>
                <table:table-cell table:style-name="ce57" office:value-type="float" office:value="5">
                  <text:p>5</text:p>
                </table:table-cell>
                <table:table-cell table:style-name="ce29"/>
                <table:table-cell table:style-name="ce42"/>
                <table:table-cell table:number-columns-repeated="1017"/>
              </table:table-row>
              <table:table-row table:style-name="ro12" table:visibility="collapse">
                <table:table-cell table:style-name="ce29"/>
                <table:table-cell table:style-name="ce38" office:value-type="string" table:number-columns-spanned="3" table:number-rows-spanned="1">
                  <text:p>Yes, in two different Operating Systems</text:p>
                </table:table-cell>
                <table:covered-table-cell table:style-name="ce54"/>
                <table:covered-table-cell table:style-name="ce38"/>
                <table:table-cell table:style-name="ce57" office:value-type="float" office:value="3">
                  <text:p>3</text:p>
                </table:table-cell>
                <table:table-cell table:style-name="ce29"/>
                <table:table-cell table:style-name="ce42"/>
                <table:table-cell table:number-columns-repeated="1017"/>
              </table:table-row>
              <table:table-row table:style-name="ro12" table:visibility="collapse">
                <table:table-cell table:style-name="ce29"/>
                <table:table-cell table:style-name="ce40" office:value-type="string" table:number-columns-spanned="3" table:number-rows-spanned="1">
                  <text:p>No</text:p>
                </table:table-cell>
                <table:covered-table-cell table:style-name="ce55"/>
                <table:covered-table-cell table:style-name="ce40"/>
                <table:table-cell table:style-name="ce57" office:value-type="float" office:value="1">
                  <text:p>1</text:p>
                </table:table-cell>
                <table:table-cell table:style-name="ce29"/>
                <table:table-cell table:style-name="ce42"/>
                <table:table-cell table:number-columns-repeated="1017"/>
              </table:table-row>
            </table:table-row-group>
            <table:table-row table:style-name="ro12">
              <table:table-cell table:style-name="ce29"/>
              <table:table-cell table:style-name="ce34"/>
              <table:table-cell table:style-name="ce50"/>
              <table:table-cell table:style-name="ce34"/>
              <table:table-cell table:style-name="ce50"/>
              <table:table-cell table:style-name="ce29"/>
              <table:table-cell table:style-name="ce42"/>
              <table:table-cell table:number-columns-repeated="1017"/>
            </table:table-row>
            <table:table-row table:style-name="ro16">
              <table:table-cell table:style-name="ce29"/>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42"/>
              <table:table-cell table:number-columns-repeated="1017"/>
            </table:table-row>
            <table:table-row table:style-name="ro12">
              <table:table-cell table:style-name="ce29"/>
              <table:table-cell table:style-name="ce36" office:value-type="string">
                <text:p>Administrators Configuration System</text:p>
              </table:table-cell>
              <table:table-cell table:style-name="ce52" office:value-type="string">
                <text:p>Yes</text:p>
              </table:table-cell>
              <table:table-cell table:style-name="ce61" office:value-type="percentage" office:value="0.2">
                <text:p>20.00%</text:p>
              </table:table-cell>
              <table:table-cell table:style-name="ce64" office:value-type="float" office:value="5">
                <text:p>5</text:p>
              </table:table-cell>
              <table:table-cell table:style-name="ce68" table:formula="of:=[.D32]*[.E32]" office:value-type="float" office:value="1">
                <text:p>1</text:p>
              </table:table-cell>
              <table:table-cell table:style-name="ce42"/>
              <table:table-cell table:number-columns-repeated="1017"/>
            </table:table-row>
            <table:table-row-group table:display="false">
              <table:table-row table:style-name="ro12" table:visibility="collapse">
                <table:table-cell table:style-name="ce29"/>
                <table:table-cell table:style-name="ce34"/>
                <table:table-cell table:style-name="ce50"/>
                <table:table-cell table:style-name="ce34"/>
                <table:table-cell table:style-name="ce50"/>
                <table:table-cell table:style-name="ce29"/>
                <table:table-cell table:style-name="ce42"/>
                <table:table-cell table:number-columns-repeated="1017"/>
              </table:table-row>
              <table:table-row table:style-name="ro12" table:visibility="collapse">
                <table:table-cell table:style-name="ce29"/>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style-name="ce29"/>
                <table:table-cell table:style-name="ce42"/>
                <table:table-cell table:number-columns-repeated="1017"/>
              </table:table-row>
              <table:table-row table:style-name="ro12" table:visibility="collapse">
                <table:table-cell table:style-name="ce29"/>
                <table:table-cell table:style-name="ce38" office:value-type="string" table:number-columns-spanned="4" table:number-rows-spanned="1">
                  <text:p>Does The Cloud System provide a System (preferably Web) to Help On Administration Tasks</text:p>
                </table:table-cell>
                <table:covered-table-cell table:style-name="ce54"/>
                <table:covered-table-cell table:style-name="ce38"/>
                <table:covered-table-cell table:style-name="ce54"/>
                <table:table-cell table:style-name="ce29"/>
                <table:table-cell table:style-name="ce42"/>
                <table:table-cell table:number-columns-repeated="1017"/>
              </table:table-row>
              <table:table-row table:style-name="ro12" table:visibility="collapse">
                <table:table-cell table:style-name="ce29"/>
                <table:table-cell table:style-name="ce39" table:number-columns-spanned="4" table:number-rows-spanned="1"/>
                <table:covered-table-cell table:number-columns-repeated="3"/>
                <table:table-cell table:style-name="ce29"/>
                <table:table-cell table:style-name="ce42"/>
                <table:table-cell table:number-columns-repeated="1017"/>
              </table:table-row>
              <table:table-row table:style-name="ro12" table:visibility="collapse">
                <table:table-cell table:style-name="ce29"/>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style-name="ce29"/>
                <table:table-cell table:style-name="ce42"/>
                <table:table-cell table:number-columns-repeated="1017"/>
              </table:table-row>
              <table:table-row table:style-name="ro12" table:visibility="collapse">
                <table:table-cell table:style-name="ce29"/>
                <table:table-cell table:style-name="ce38" office:value-type="string" table:number-columns-spanned="3" table:number-rows-spanned="1">
                  <text:p>Yes, a web framework</text:p>
                </table:table-cell>
                <table:covered-table-cell table:style-name="ce54"/>
                <table:covered-table-cell table:style-name="ce38"/>
                <table:table-cell table:style-name="ce57" office:value-type="float" office:value="5">
                  <text:p>5</text:p>
                </table:table-cell>
                <table:table-cell table:style-name="ce29"/>
                <table:table-cell table:style-name="ce42"/>
                <table:table-cell table:number-columns-repeated="1017"/>
              </table:table-row>
              <table:table-row table:style-name="ro12" table:visibility="collapse">
                <table:table-cell table:style-name="ce29"/>
                <table:table-cell table:style-name="ce38" office:value-type="string" table:number-columns-spanned="3" table:number-rows-spanned="1">
                  <text:p>Yes, but it is not web based</text:p>
                </table:table-cell>
                <table:covered-table-cell table:style-name="ce54"/>
                <table:covered-table-cell table:style-name="ce38"/>
                <table:table-cell table:style-name="ce57" office:value-type="float" office:value="3">
                  <text:p>3</text:p>
                </table:table-cell>
                <table:table-cell table:style-name="ce29"/>
                <table:table-cell table:style-name="ce42"/>
                <table:table-cell table:number-columns-repeated="1017"/>
              </table:table-row>
              <table:table-row table:style-name="ro12" table:visibility="collapse">
                <table:table-cell table:style-name="ce29"/>
                <table:table-cell table:style-name="ce40" office:value-type="string" table:number-columns-spanned="3" table:number-rows-spanned="1">
                  <text:p>No</text:p>
                </table:table-cell>
                <table:covered-table-cell table:style-name="ce55"/>
                <table:covered-table-cell table:style-name="ce40"/>
                <table:table-cell table:style-name="ce57" office:value-type="float" office:value="1">
                  <text:p>1</text:p>
                </table:table-cell>
                <table:table-cell table:style-name="ce29"/>
                <table:table-cell table:style-name="ce42"/>
                <table:table-cell table:number-columns-repeated="1017"/>
              </table:table-row>
            </table:table-row-group>
            <table:table-row table:style-name="ro12">
              <table:table-cell table:style-name="ce29"/>
              <table:table-cell table:style-name="ce34"/>
              <table:table-cell table:style-name="ce50"/>
              <table:table-cell table:style-name="ce34"/>
              <table:table-cell table:style-name="ce50"/>
              <table:table-cell table:style-name="ce29"/>
              <table:table-cell table:style-name="ce42"/>
              <table:table-cell table:number-columns-repeated="1017"/>
            </table:table-row>
            <table:table-row table:style-name="ro12">
              <table:table-cell table:style-name="ce29"/>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42"/>
              <table:table-cell table:number-columns-repeated="1017"/>
            </table:table-row>
            <table:table-row table:style-name="ro12">
              <table:table-cell table:style-name="ce29"/>
              <table:table-cell table:style-name="ce36" office:value-type="string">
                <text:p>i18n</text:p>
              </table:table-cell>
              <table:table-cell table:style-name="ce52" office:value-type="string">
                <text:p>yes</text:p>
              </table:table-cell>
              <table:table-cell table:style-name="ce61" office:value-type="percentage" office:value="0.1">
                <text:p>10.00%</text:p>
              </table:table-cell>
              <table:table-cell table:style-name="ce64" office:value-type="float" office:value="3">
                <text:p>3</text:p>
              </table:table-cell>
              <table:table-cell table:style-name="ce68" table:formula="of:=[.D43]*[.E43]" office:value-type="float" office:value="0.3">
                <text:p>0.3</text:p>
              </table:table-cell>
              <table:table-cell table:style-name="ce42"/>
              <table:table-cell table:number-columns-repeated="1017"/>
            </table:table-row>
            <table:table-row-group table:display="false">
              <table:table-row table:style-name="ro12" table:visibility="collapse">
                <table:table-cell table:style-name="ce29"/>
                <table:table-cell table:style-name="ce34"/>
                <table:table-cell table:style-name="ce50"/>
                <table:table-cell table:style-name="ce34"/>
                <table:table-cell table:style-name="ce50"/>
                <table:table-cell table:style-name="ce29"/>
                <table:table-cell table:style-name="ce42"/>
                <table:table-cell table:number-columns-repeated="1017"/>
              </table:table-row>
              <table:table-row table:style-name="ro12" table:visibility="collapse">
                <table:table-cell table:style-name="ce29"/>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style-name="ce29" table:number-columns-repeated="2"/>
                <table:table-cell table:number-columns-repeated="1017"/>
              </table:table-row>
              <table:table-row table:style-name="ro12" table:visibility="collapse">
                <table:table-cell table:style-name="ce29"/>
                <table:table-cell table:style-name="ce38" office:value-type="string" table:number-columns-spanned="4" table:number-rows-spanned="1">
                  <text:p>Does The Cloud System provided multi-language support? </text:p>
                </table:table-cell>
                <table:covered-table-cell table:style-name="ce54"/>
                <table:covered-table-cell table:style-name="ce38"/>
                <table:covered-table-cell table:style-name="ce54"/>
                <table:table-cell table:style-name="ce29" table:number-columns-repeated="2"/>
                <table:table-cell table:number-columns-repeated="1017"/>
              </table:table-row>
              <table:table-row table:style-name="ro12" table:visibility="collapse">
                <table:table-cell table:style-name="ce29"/>
                <table:table-cell table:style-name="ce39" table:number-columns-spanned="4" table:number-rows-spanned="1"/>
                <table:covered-table-cell table:number-columns-repeated="3"/>
                <table:table-cell table:style-name="ce29" table:number-columns-repeated="2"/>
                <table:table-cell table:number-columns-repeated="1017"/>
              </table:table-row>
              <table:table-row table:style-name="ro12" table:visibility="collapse">
                <table:table-cell table:style-name="ce29"/>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style-name="ce29" table:number-columns-repeated="2"/>
                <table:table-cell table:number-columns-repeated="1017"/>
              </table:table-row>
              <table:table-row table:style-name="ro12" table:visibility="collapse">
                <table:table-cell table:style-name="ce29"/>
                <table:table-cell table:style-name="ce38" office:value-type="string" table:number-columns-spanned="3" table:number-rows-spanned="1">
                  <text:p>Yes, it is adapted to more than 5 languages</text:p>
                </table:table-cell>
                <table:covered-table-cell table:style-name="ce54"/>
                <table:covered-table-cell table:style-name="ce38"/>
                <table:table-cell table:style-name="ce57" office:value-type="float" office:value="5">
                  <text:p>5</text:p>
                </table:table-cell>
                <table:table-cell table:style-name="ce29" table:number-columns-repeated="2"/>
                <table:table-cell table:number-columns-repeated="1017"/>
              </table:table-row>
              <table:table-row table:style-name="ro12" table:visibility="collapse">
                <table:table-cell table:style-name="ce29"/>
                <table:table-cell table:style-name="ce38" office:value-type="string" table:number-columns-spanned="3" table:number-rows-spanned="1">
                  <text:p>Yes, it is adapted to more than 1 language, but less than 5 languages</text:p>
                </table:table-cell>
                <table:covered-table-cell table:style-name="ce54"/>
                <table:covered-table-cell table:style-name="ce38"/>
                <table:table-cell table:style-name="ce57" office:value-type="float" office:value="3">
                  <text:p>3</text:p>
                </table:table-cell>
                <table:table-cell table:style-name="ce29" table:number-columns-repeated="2"/>
                <table:table-cell table:number-columns-repeated="1017"/>
              </table:table-row>
              <table:table-row table:style-name="ro12" table:visibility="collapse">
                <table:table-cell table:style-name="ce29"/>
                <table:table-cell table:style-name="ce40" office:value-type="string" table:number-columns-spanned="3" table:number-rows-spanned="1">
                  <text:p>No</text:p>
                </table:table-cell>
                <table:covered-table-cell table:style-name="ce55"/>
                <table:covered-table-cell table:style-name="ce40"/>
                <table:table-cell table:style-name="ce57" office:value-type="float" office:value="1">
                  <text:p>1</text:p>
                </table:table-cell>
                <table:table-cell table:style-name="ce29" table:number-columns-repeated="2"/>
                <table:table-cell table:number-columns-repeated="1017"/>
              </table:table-row>
            </table:table-row-group>
            <table:table-row table:style-name="ro12">
              <table:table-cell table:style-name="ce29"/>
              <table:table-cell table:style-name="ce40"/>
              <table:table-cell table:style-name="ce55"/>
              <table:table-cell table:style-name="ce40"/>
              <table:table-cell table:style-name="ce57"/>
              <table:table-cell table:style-name="ce29" table:number-columns-repeated="2"/>
              <table:table-cell table:number-columns-repeated="1017"/>
            </table:table-row>
            <table:table-row table:style-name="ro17">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29"/>
              <table:table-cell table:number-columns-repeated="1017"/>
            </table:table-row>
            <table:table-row table:style-name="ro12">
              <table:table-cell table:style-name="ce30"/>
              <table:table-cell table:style-name="ce36" office:value-type="string">
                <text:p>Quota Facilities</text:p>
              </table:table-cell>
              <table:table-cell table:style-name="ce52" office:value-type="string">
                <text:p>Yes</text:p>
              </table:table-cell>
              <table:table-cell table:style-name="ce61" office:value-type="percentage" office:value="0.2">
                <text:p>20.00%</text:p>
              </table:table-cell>
              <table:table-cell table:style-name="ce64" office:value-type="float" office:value="5">
                <text:p>5</text:p>
              </table:table-cell>
              <table:table-cell table:style-name="ce68" table:formula="of:=[.D54]*[.E54]" office:value-type="float" office:value="1">
                <text:p>1</text:p>
              </table:table-cell>
              <table:table-cell table:style-name="ce29"/>
              <table:table-cell table:number-columns-repeated="1017"/>
            </table:table-row>
            <table:table-row-group table:display="false">
              <table:table-row table:style-name="ro12" table:visibility="collapse">
                <table:table-cell table:style-name="ce30"/>
                <table:table-cell table:style-name="ce34"/>
                <table:table-cell table:style-name="ce50"/>
                <table:table-cell table:style-name="ce34"/>
                <table:table-cell table:style-name="ce50"/>
                <table:table-cell table:style-name="ce29" table:number-columns-repeated="2"/>
                <table:table-cell table:number-columns-repeated="1017"/>
              </table:table-row>
              <table:table-row table:style-name="ro12" table:visibility="collapse">
                <table:table-cell table:style-name="ce30"/>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style-name="ce29" table:number-columns-repeated="2"/>
                <table:table-cell table:number-columns-repeated="1017"/>
              </table:table-row>
              <table:table-row table:style-name="ro12" table:visibility="collapse">
                <table:table-cell table:style-name="ce30"/>
                <table:table-cell table:style-name="ce38" office:value-type="string" table:number-columns-spanned="4" table:number-rows-spanned="1">
                  <text:p>Does The Cloud System provide a system for user quota management?</text:p>
                </table:table-cell>
                <table:covered-table-cell table:style-name="ce54"/>
                <table:covered-table-cell table:style-name="ce38"/>
                <table:covered-table-cell table:style-name="ce54"/>
                <table:table-cell table:style-name="ce29" table:number-columns-repeated="2"/>
                <table:table-cell table:number-columns-repeated="1017"/>
              </table:table-row>
              <table:table-row table:style-name="ro12" table:visibility="collapse">
                <table:table-cell table:style-name="ce30"/>
                <table:table-cell table:style-name="ce39" table:number-columns-spanned="4" table:number-rows-spanned="1"/>
                <table:covered-table-cell table:number-columns-repeated="3"/>
                <table:table-cell table:style-name="ce29" table:number-columns-repeated="2"/>
                <table:table-cell table:number-columns-repeated="1017"/>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style-name="ce29" table:number-columns-repeated="2"/>
                <table:table-cell table:number-columns-repeated="1017"/>
              </table:table-row>
              <table:table-row table:style-name="ro12" table:visibility="collapse">
                <table:table-cell table:style-name="ce30"/>
                <table:table-cell table:style-name="ce38" office:value-type="string" table:number-columns-spanned="3" table:number-rows-spanned="1">
                  <text:p>Yes, for computing, storage and networking</text:p>
                </table:table-cell>
                <table:covered-table-cell table:style-name="ce54"/>
                <table:covered-table-cell table:style-name="ce38"/>
                <table:table-cell table:style-name="ce57" office:value-type="float" office:value="5">
                  <text:p>5</text:p>
                </table:table-cell>
                <table:table-cell table:style-name="ce29" table:number-columns-repeated="2"/>
                <table:table-cell table:number-columns-repeated="1017"/>
              </table:table-row>
              <table:table-row table:style-name="ro12" table:visibility="collapse">
                <table:table-cell table:style-name="ce30"/>
                <table:table-cell table:style-name="ce38" office:value-type="string" table:number-columns-spanned="3" table:number-rows-spanned="1">
                  <text:p>Yes, but not for all the functionalities (i.e.: storage but not networking)</text:p>
                </table:table-cell>
                <table:covered-table-cell table:style-name="ce54"/>
                <table:covered-table-cell table:style-name="ce38"/>
                <table:table-cell table:style-name="ce57" office:value-type="float" office:value="3">
                  <text:p>3</text:p>
                </table:table-cell>
                <table:table-cell table:style-name="ce29" table:number-columns-repeated="2"/>
                <table:table-cell table:number-columns-repeated="1017"/>
              </table:table-row>
              <table:table-row table:style-name="ro12" table:visibility="collapse">
                <table:table-cell table:style-name="ce30"/>
                <table:table-cell table:style-name="ce40" office:value-type="string" table:number-columns-spanned="3" table:number-rows-spanned="1">
                  <text:p>No</text:p>
                </table:table-cell>
                <table:covered-table-cell table:style-name="ce55"/>
                <table:covered-table-cell table:style-name="ce40"/>
                <table:table-cell table:style-name="ce57" office:value-type="float" office:value="1">
                  <text:p>1</text:p>
                </table:table-cell>
                <table:table-cell table:style-name="ce29" table:number-columns-repeated="2"/>
                <table:table-cell table:number-columns-repeated="1017"/>
              </table:table-row>
            </table:table-row-group>
          </table:table-row-group>
        </table:table-row-group>
        <table:table-row table:style-name="ro12">
          <table:table-cell table:number-columns-repeated="1024"/>
        </table:table-row>
        <table:table-row-group>
          <table:table-row table:style-name="ro13">
            <table:table-cell table:style-name="ce28" office:value-type="string">
              <text:p>Rank</text:p>
            </table:table-cell>
            <table:table-cell table:style-name="ce33" office:value-type="string" table:number-columns-spanned="3" table:number-rows-spanned="1">
              <text:p>Category Title</text:p>
            </table:table-cell>
            <table:covered-table-cell table:number-columns-repeated="2" table:style-name="ce49"/>
            <table:table-cell table:style-name="ce28" office:value-type="string">
              <text:p>Weight</text:p>
            </table:table-cell>
            <table:table-cell table:style-name="ce66" office:value-type="string">
              <text:p>Unweighted Rating</text:p>
            </table:table-cell>
            <table:table-cell table:style-name="ce74" office:value-type="string">
              <text:p>Weighted Rating</text:p>
            </table:table-cell>
            <table:table-cell table:number-columns-repeated="6"/>
            <table:table-cell table:style-name="ce95" table:number-columns-repeated="2"/>
            <table:table-cell table:style-name="ce32" table:number-columns-repeated="1009"/>
          </table:table-row>
          <table:table-row table:style-name="ro12">
            <table:table-cell table:style-name="ce29" office:value-type="float" office:value="2">
              <text:p>2</text:p>
            </table:table-cell>
            <table:table-cell table:style-name="ce34" office:value-type="string" table:number-columns-spanned="3" table:number-rows-spanned="1">
              <text:p>Efficiency</text:p>
            </table:table-cell>
            <table:covered-table-cell table:style-name="ce50"/>
            <table:covered-table-cell table:style-name="ce34"/>
            <table:table-cell table:style-name="ce59" table:formula="of:=[$'Category Ranking'.D13]" office:value-type="percentage" office:value="0.25">
              <text:p>25.00%</text:p>
            </table:table-cell>
            <table:table-cell table:style-name="ce29" table:formula="of:=SUM([.F68:.F88])" office:value-type="float" office:value="3">
              <text:p>3</text:p>
            </table:table-cell>
            <table:table-cell table:style-name="ce29" table:formula="of:=[.F65]*[.E65]" office:value-type="float" office:value="0.75">
              <text:p>0.75</text:p>
            </table:table-cell>
            <table:table-cell table:number-columns-repeated="1017"/>
          </table:table-row>
          <table:table-row-group>
            <table:table-row table:style-name="ro12">
              <table:table-cell table:style-name="ce31"/>
              <table:table-cell table:style-name="ce41" table:number-columns-spanned="5" table:number-rows-spanned="1"/>
              <table:covered-table-cell table:number-columns-repeated="3" table:style-name="ce31"/>
              <table:covered-table-cell table:style-name="ce69"/>
              <table:table-cell table:style-name="ce30"/>
              <table:table-cell table:number-columns-repeated="1017"/>
            </table:table-row>
            <table:table-row table:style-name="ro12">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30"/>
              <table:table-cell table:number-columns-repeated="1017"/>
            </table:table-row>
            <table:table-row table:style-name="ro12">
              <table:table-cell table:style-name="ce30"/>
              <table:table-cell table:style-name="ce36" office:value-type="string">
                <text:p>Performance Testing and Benchmark Reports available</text:p>
              </table:table-cell>
              <table:table-cell table:style-name="ce52" office:value-type="string">
                <text:p>Yes</text:p>
              </table:table-cell>
              <table:table-cell table:style-name="ce61" office:value-type="percentage" office:value="0.5">
                <text:p>50.00%</text:p>
              </table:table-cell>
              <table:table-cell table:style-name="ce64" office:value-type="float" office:value="3">
                <text:p>3</text:p>
              </table:table-cell>
              <table:table-cell table:style-name="ce68" table:formula="of:=[.D68]*[.E68]" office:value-type="float" office:value="1.5">
                <text:p>1.5</text:p>
              </table:table-cell>
              <table:table-cell table:style-name="ce30"/>
              <table:table-cell table:style-name="ce82" office:value-type="string" table:number-columns-spanned="6" table:number-rows-spanned="1">
                <text:p><text:a xlink:href="http://research.ijcaonline.org/volume80/number13/pxc3891831.pdf" xlink:type="simple">http://research.ijcaonline.org/volume80/number13/pxc3891831.pdf</text:a></text:p>
              </table:table-cell>
              <table:covered-table-cell table:number-columns-repeated="5"/>
              <table:table-cell table:number-columns-repeated="1011"/>
            </table:table-row>
            <table:table-row-group table:display="false">
              <table:table-row table:style-name="ro12" table:visibility="collapse">
                <table:table-cell table:style-name="ce30"/>
                <table:table-cell table:style-name="ce36"/>
                <table:table-cell table:style-name="ce31"/>
                <table:table-cell table:style-name="ce36"/>
                <table:table-cell table:style-name="ce31"/>
                <table:table-cell table:style-name="ce69"/>
                <table:table-cell table:style-name="ce30"/>
                <table:table-cell table:number-columns-repeated="1017"/>
              </table:table-row>
              <table:table-row table:style-name="ro12" table:visibility="collapse">
                <table:table-cell table:style-name="ce30"/>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4" table:number-rows-spanned="1">
                  <text:p>This measures if there was any performance testing done and benchmarks published — typically in comparison to other equivalent solutions.</text:p>
                </table:table-cell>
                <table:covered-table-cell table:style-name="ce54"/>
                <table:covered-table-cell table:style-name="ce38"/>
                <table:covered-table-cell table:style-name="ce54"/>
                <table:table-cell table:style-name="ce71"/>
                <table:table-cell table:style-name="ce30"/>
                <table:table-cell table:number-columns-repeated="1017"/>
              </table:table-row>
              <table:table-row table:style-name="ro12" table:visibility="collapse">
                <table:table-cell table:style-name="ce30"/>
                <table:table-cell table:style-name="ce39" table:number-columns-spanned="4" table:number-rows-spanned="1"/>
                <table:covered-table-cell table:number-columns-repeated="3"/>
                <table:table-cell table:style-name="ce72"/>
                <table:table-cell table:style-name="ce30"/>
                <table:table-cell table:number-columns-repeated="1017"/>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3" table:number-rows-spanned="1">
                  <text:p>Yes, with good results</text:p>
                </table:table-cell>
                <table:covered-table-cell table:style-name="ce54"/>
                <table:covered-table-cell table:style-name="ce38"/>
                <table:table-cell table:style-name="ce57" office:value-type="float" office:value="5">
                  <text:p>5</text:p>
                </table:table-cell>
                <table:table-cell table:style-name="ce72"/>
                <table:table-cell table:style-name="ce30"/>
                <table:table-cell table:number-columns-repeated="1017"/>
              </table:table-row>
              <table:table-row table:style-name="ro12" table:visibility="collapse">
                <table:table-cell table:style-name="ce30"/>
                <table:table-cell table:style-name="ce38" office:value-type="string" table:number-columns-spanned="3" table:number-rows-spanned="1">
                  <text:p>Yes</text:p>
                </table:table-cell>
                <table:covered-table-cell table:style-name="ce54"/>
                <table:covered-table-cell table:style-name="ce38"/>
                <table:table-cell table:style-name="ce57" office:value-type="float" office:value="3">
                  <text:p>3</text:p>
                </table:table-cell>
                <table:table-cell table:style-name="ce72"/>
                <table:table-cell table:style-name="ce30"/>
                <table:table-cell table:number-columns-repeated="1017"/>
              </table:table-row>
              <table:table-row table:style-name="ro12" table:visibility="collapse">
                <table:table-cell table:style-name="ce30"/>
                <table:table-cell table:style-name="ce40" office:value-type="string" table:number-columns-spanned="3" table:number-rows-spanned="1">
                  <text:p>No</text:p>
                </table:table-cell>
                <table:covered-table-cell table:style-name="ce55"/>
                <table:covered-table-cell table:style-name="ce40"/>
                <table:table-cell table:style-name="ce57" office:value-type="float" office:value="1">
                  <text:p>1</text:p>
                </table:table-cell>
                <table:table-cell table:style-name="ce72"/>
                <table:table-cell table:style-name="ce30"/>
                <table:table-cell table:number-columns-repeated="1017"/>
              </table:table-row>
            </table:table-row-group>
            <table:table-row table:style-name="ro12">
              <table:table-cell table:style-name="ce31"/>
              <table:table-cell table:style-name="ce41" table:number-columns-spanned="4" table:number-rows-spanned="1"/>
              <table:covered-table-cell table:number-columns-repeated="3" table:style-name="ce31"/>
              <table:table-cell table:style-name="ce69"/>
              <table:table-cell table:style-name="ce30"/>
              <table:table-cell table:style-name="ce82" office:value-type="string" table:number-columns-spanned="6" table:number-rows-spanned="1">
                <text:p><text:a xlink:href="http://sigite2012.sigite.org/wp-content/uploads/2012/09/p89.pdf" xlink:type="simple">http://sigite2012.sigite.org/wp-content/uploads/2012/09/p89.pdf</text:a></text:p>
              </table:table-cell>
              <table:covered-table-cell table:number-columns-repeated="5"/>
              <table:table-cell table:number-columns-repeated="1011"/>
            </table:table-row>
            <table:table-row table:style-name="ro12">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30"/>
              <table:table-cell table:number-columns-repeated="1017"/>
            </table:table-row>
            <table:table-row table:style-name="ro12">
              <table:table-cell table:style-name="ce30"/>
              <table:table-cell table:style-name="ce36" office:value-type="string">
                <text:p>Performance Tuning &amp; Configuration</text:p>
              </table:table-cell>
              <table:table-cell table:style-name="ce52"/>
              <table:table-cell table:style-name="ce61" office:value-type="percentage" office:value="0.5">
                <text:p>50.00%</text:p>
              </table:table-cell>
              <table:table-cell table:style-name="ce64" office:value-type="float" office:value="3">
                <text:p>3</text:p>
              </table:table-cell>
              <table:table-cell table:style-name="ce68" table:formula="of:=[.D79]*[.E79]" office:value-type="float" office:value="1.5">
                <text:p>1.5</text:p>
              </table:table-cell>
              <table:table-cell table:style-name="ce30"/>
              <table:table-cell table:style-name="ce80" office:value-type="string" table:number-columns-spanned="6" table:number-rows-spanned="1">
                <text:p><text:a xlink:href="http://www.prweb.com/releases/2010/08/prweb4423554.htm" xlink:type="simple">http://www.prweb.com/releases/2010/08/prweb4423554.htm</text:a></text:p>
              </table:table-cell>
              <table:covered-table-cell table:number-columns-repeated="5"/>
              <table:table-cell table:number-columns-repeated="1011"/>
            </table:table-row>
            <table:table-row-group table:display="false">
              <table:table-row table:style-name="ro12" table:visibility="collapse">
                <table:table-cell table:style-name="ce30"/>
                <table:table-cell table:style-name="ce43" table:number-columns-spanned="5" table:number-rows-spanned="1"/>
                <table:covered-table-cell table:style-name="ce30"/>
                <table:covered-table-cell table:style-name="ce62"/>
                <table:covered-table-cell table:style-name="ce30"/>
                <table:covered-table-cell table:style-name="ce68"/>
                <table:table-cell table:style-name="ce30"/>
                <table:table-cell table:number-columns-repeated="1017"/>
              </table:table-row>
              <table:table-row table:style-name="ro12" table:visibility="collapse">
                <table:table-cell table:style-name="ce30"/>
                <table:table-cell table:style-name="ce44" office:value-type="string" table:number-columns-spanned="4" table:number-rows-spanned="1">
                  <text:p>Test Description</text:p>
                </table:table-cell>
                <table:covered-table-cell table:style-name="ce56"/>
                <table:covered-table-cell table:style-name="ce44"/>
                <table:covered-table-cell table:style-name="ce56"/>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4" table:number-rows-spanned="1">
                  <text:p>This measures if there is any documentation or tool to help fine-tune the component for performance. <text:s/>(Information about CPU, Disk, Network).</text:p>
                </table:table-cell>
                <table:covered-table-cell table:style-name="ce54"/>
                <table:covered-table-cell table:style-name="ce38"/>
                <table:covered-table-cell table:style-name="ce54"/>
                <table:table-cell table:style-name="ce71"/>
                <table:table-cell table:style-name="ce30"/>
                <table:table-cell table:number-columns-repeated="1017"/>
              </table:table-row>
              <table:table-row table:style-name="ro12" table:visibility="collapse">
                <table:table-cell table:style-name="ce30"/>
                <table:table-cell table:style-name="ce45" table:number-columns-spanned="4" table:number-rows-spanned="1"/>
                <table:covered-table-cell table:number-columns-repeated="3" table:style-name="ce57"/>
                <table:table-cell table:style-name="ce72"/>
                <table:table-cell table:style-name="ce30"/>
                <table:table-cell table:number-columns-repeated="1017"/>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table-cell table:style-name="ce30"/>
                <table:table-cell table:number-columns-repeated="1017"/>
              </table:table-row>
              <table:table-row table:style-name="ro12" table:visibility="collapse">
                <table:table-cell/>
                <table:table-cell table:style-name="ce46" office:value-type="string" table:number-columns-spanned="3" table:number-rows-spanned="1">
                  <text:p>Yes, Extensive</text:p>
                </table:table-cell>
                <table:covered-table-cell table:style-name="ce58"/>
                <table:covered-table-cell table:style-name="ce46"/>
                <table:table-cell table:style-name="ce65" office:value-type="float" office:value="5">
                  <text:p>5</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Yes, Some</text:p>
                </table:table-cell>
                <table:covered-table-cell table:style-name="ce58"/>
                <table:covered-table-cell table:style-name="ce46"/>
                <table:table-cell table:style-name="ce65" office:value-type="float" office:value="3">
                  <text:p>3</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No</text:p>
                </table:table-cell>
                <table:covered-table-cell table:style-name="ce58"/>
                <table:covered-table-cell table:style-name="ce46"/>
                <table:table-cell table:style-name="ce65" office:value-type="float" office:value="1">
                  <text:p>1</text:p>
                </table:table-cell>
                <table:table-cell table:style-name="ce73"/>
                <table:table-cell table:number-columns-repeated="1018"/>
              </table:table-row>
            </table:table-row-group>
            <table:table-row table:style-name="ro12">
              <table:table-cell table:number-columns-repeated="1024"/>
            </table:table-row>
          </table:table-row-group>
        </table:table-row-group>
        <table:table-row table:style-name="ro12">
          <table:table-cell table:number-columns-repeated="1024"/>
        </table:table-row>
        <table:table-row-group>
          <table:table-row table:style-name="ro13">
            <table:table-cell table:style-name="ce28" office:value-type="string">
              <text:p>Rank</text:p>
            </table:table-cell>
            <table:table-cell table:style-name="ce33" office:value-type="string" table:number-columns-spanned="3" table:number-rows-spanned="1">
              <text:p>Category Title</text:p>
            </table:table-cell>
            <table:covered-table-cell table:style-name="ce49"/>
            <table:covered-table-cell table:style-name="ce33"/>
            <table:table-cell table:style-name="ce28" office:value-type="string">
              <text:p>Weight</text:p>
            </table:table-cell>
            <table:table-cell table:style-name="ce66" office:value-type="string">
              <text:p>Unweighted Rating</text:p>
            </table:table-cell>
            <table:table-cell table:style-name="ce74" office:value-type="string">
              <text:p>Weighted Rating</text:p>
            </table:table-cell>
            <table:table-cell table:number-columns-repeated="1017"/>
          </table:table-row>
          <table:table-row table:style-name="ro12">
            <table:table-cell table:style-name="ce29" office:value-type="float" office:value="3">
              <text:p>3</text:p>
            </table:table-cell>
            <table:table-cell table:style-name="ce34" office:value-type="string" table:number-columns-spanned="3" table:number-rows-spanned="1">
              <text:p>Support</text:p>
            </table:table-cell>
            <table:covered-table-cell table:style-name="ce50"/>
            <table:covered-table-cell table:style-name="ce34"/>
            <table:table-cell table:style-name="ce59" table:formula="of:=[$'Category Ranking'.D14]" office:value-type="percentage" office:value="0.2">
              <text:p>20.00%</text:p>
            </table:table-cell>
            <table:table-cell table:style-name="ce29" table:formula="of:=SUM([.F94:.F103])" office:value-type="float" office:value="3">
              <text:p>3</text:p>
            </table:table-cell>
            <table:table-cell table:style-name="ce29" table:formula="of:=[.F91]*[.E91]" office:value-type="float" office:value="0.6">
              <text:p>0.6</text:p>
            </table:table-cell>
            <table:table-cell table:number-columns-repeated="1017"/>
          </table:table-row>
          <table:table-row-group>
            <table:table-row table:style-name="ro12">
              <table:table-cell table:style-name="ce31"/>
              <table:table-cell table:style-name="ce41" table:number-columns-spanned="5" table:number-rows-spanned="1"/>
              <table:covered-table-cell table:number-columns-repeated="3" table:style-name="ce31"/>
              <table:covered-table-cell table:style-name="ce69"/>
              <table:table-cell table:style-name="ce30"/>
              <table:table-cell table:number-columns-repeated="1017"/>
            </table:table-row>
            <table:table-row table:style-name="ro12">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30"/>
              <table:table-cell table:number-columns-repeated="1017"/>
            </table:table-row>
            <table:table-row table:style-name="ro12">
              <table:table-cell table:style-name="ce30"/>
              <table:table-cell table:style-name="ce36" office:value-type="string">
                <text:p>Company Support</text:p>
              </table:table-cell>
              <table:table-cell table:style-name="ce52" office:value-type="string">
                <text:p>one</text:p>
              </table:table-cell>
              <table:table-cell table:style-name="ce61" office:value-type="percentage" office:value="1">
                <text:p>100.00%</text:p>
              </table:table-cell>
              <table:table-cell table:style-name="ce64" office:value-type="float" office:value="3">
                <text:p>3</text:p>
              </table:table-cell>
              <table:table-cell table:style-name="ce68" table:formula="of:=[.D94]*[.E94]" office:value-type="float" office:value="3">
                <text:p>3</text:p>
              </table:table-cell>
              <table:table-cell table:style-name="ce30"/>
              <table:table-cell table:style-name="ce80" table:number-columns-spanned="7" table:number-rows-spanned="1"/>
              <table:covered-table-cell table:number-columns-repeated="6"/>
              <table:table-cell table:number-columns-repeated="1010"/>
            </table:table-row>
            <table:table-row-group table:display="false">
              <table:table-row table:style-name="ro12" table:visibility="collapse">
                <table:table-cell table:style-name="ce30"/>
                <table:table-cell table:style-name="ce36"/>
                <table:table-cell table:style-name="ce31"/>
                <table:table-cell table:style-name="ce36"/>
                <table:table-cell table:style-name="ce31"/>
                <table:table-cell table:style-name="ce69"/>
                <table:table-cell table:style-name="ce30"/>
                <table:table-cell table:style-name="ce83"/>
                <table:table-cell table:number-columns-repeated="1016"/>
              </table:table-row>
              <table:table-row table:style-name="ro12" table:visibility="collapse">
                <table:table-cell table:style-name="ce30"/>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4" table:number-rows-spanned="1">
                  <text:p>The amount of companies providing support</text:p>
                </table:table-cell>
                <table:covered-table-cell table:style-name="ce54"/>
                <table:covered-table-cell table:style-name="ce38"/>
                <table:covered-table-cell table:style-name="ce54"/>
                <table:table-cell table:style-name="ce71"/>
                <table:table-cell table:style-name="ce30"/>
                <table:table-cell table:number-columns-repeated="1017"/>
              </table:table-row>
              <table:table-row table:style-name="ro12" table:visibility="collapse">
                <table:table-cell table:style-name="ce30"/>
                <table:table-cell table:style-name="ce39" table:number-columns-spanned="4" table:number-rows-spanned="1"/>
                <table:covered-table-cell table:number-columns-repeated="3"/>
                <table:table-cell table:style-name="ce72"/>
                <table:table-cell table:style-name="ce30"/>
                <table:table-cell table:number-columns-repeated="1017"/>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3" table:number-rows-spanned="1">
                  <text:p>More than one company providing support</text:p>
                </table:table-cell>
                <table:covered-table-cell table:style-name="ce54"/>
                <table:covered-table-cell table:style-name="ce38"/>
                <table:table-cell table:style-name="ce57" office:value-type="float" office:value="5">
                  <text:p>5</text:p>
                </table:table-cell>
                <table:table-cell table:style-name="ce72"/>
                <table:table-cell table:style-name="ce30"/>
                <table:table-cell table:number-columns-repeated="1017"/>
              </table:table-row>
              <table:table-row table:style-name="ro12" table:visibility="collapse">
                <table:table-cell table:style-name="ce30"/>
                <table:table-cell table:style-name="ce47" office:value-type="string" table:number-columns-spanned="3" table:number-rows-spanned="1">
                  <text:p>Just one company providing support</text:p>
                </table:table-cell>
                <table:covered-table-cell table:style-name="ce54"/>
                <table:covered-table-cell table:style-name="ce38"/>
                <table:table-cell table:style-name="ce57" office:value-type="float" office:value="3">
                  <text:p>3</text:p>
                </table:table-cell>
                <table:table-cell table:style-name="ce72"/>
                <table:table-cell table:style-name="ce30"/>
                <table:table-cell table:number-columns-repeated="1017"/>
              </table:table-row>
              <table:table-row table:style-name="ro12" table:visibility="collapse">
                <table:table-cell table:style-name="ce30"/>
                <table:table-cell table:style-name="ce40" office:value-type="string" table:number-columns-spanned="3" table:number-rows-spanned="1">
                  <text:p>No companies provide support</text:p>
                </table:table-cell>
                <table:covered-table-cell table:style-name="ce55"/>
                <table:covered-table-cell table:style-name="ce40"/>
                <table:table-cell table:style-name="ce57" office:value-type="float" office:value="1">
                  <text:p>1</text:p>
                </table:table-cell>
                <table:table-cell table:style-name="ce72"/>
                <table:table-cell table:style-name="ce30"/>
                <table:table-cell table:number-columns-repeated="1017"/>
              </table:table-row>
            </table:table-row-group>
            <table:table-row table:style-name="ro12">
              <table:table-cell table:style-name="ce31"/>
              <table:table-cell table:style-name="ce41" table:number-columns-spanned="4" table:number-rows-spanned="1"/>
              <table:covered-table-cell table:number-columns-repeated="3" table:style-name="ce31"/>
              <table:table-cell table:style-name="ce69"/>
              <table:table-cell table:style-name="ce30"/>
              <table:table-cell table:number-columns-repeated="1017"/>
            </table:table-row>
          </table:table-row-group>
        </table:table-row-group>
        <table:table-row table:style-name="ro12">
          <table:table-cell table:number-columns-repeated="1024"/>
        </table:table-row>
        <table:table-row-group>
          <table:table-row table:style-name="ro13">
            <table:table-cell table:style-name="ce28" office:value-type="string">
              <text:p>Rank</text:p>
            </table:table-cell>
            <table:table-cell table:style-name="ce33" office:value-type="string" table:number-columns-spanned="3" table:number-rows-spanned="1">
              <text:p>Category Title</text:p>
            </table:table-cell>
            <table:covered-table-cell table:style-name="ce49"/>
            <table:covered-table-cell table:style-name="ce33"/>
            <table:table-cell table:style-name="ce28" office:value-type="string">
              <text:p>Weight</text:p>
            </table:table-cell>
            <table:table-cell table:style-name="ce66" office:value-type="string">
              <text:p>Unweighted Rating</text:p>
            </table:table-cell>
            <table:table-cell table:style-name="ce74" office:value-type="string">
              <text:p>Weighted Rating</text:p>
            </table:table-cell>
            <table:table-cell table:number-columns-repeated="1017"/>
          </table:table-row>
          <table:table-row table:style-name="ro12">
            <table:table-cell table:style-name="ce29" office:value-type="float" office:value="4">
              <text:p>4</text:p>
            </table:table-cell>
            <table:table-cell table:style-name="ce34" office:value-type="string" table:number-columns-spanned="3" table:number-rows-spanned="1">
              <text:p>Documentation</text:p>
            </table:table-cell>
            <table:covered-table-cell table:style-name="ce50"/>
            <table:covered-table-cell table:style-name="ce34"/>
            <table:table-cell table:style-name="ce59" table:formula="of:=[$'Category Ranking'.D15]" office:value-type="percentage" office:value="0.15">
              <text:p>15.00%</text:p>
            </table:table-cell>
            <table:table-cell table:style-name="ce29" table:formula="of:=SUM([.F109:.F133])" office:value-type="float" office:value="4.5">
              <text:p>4.5</text:p>
            </table:table-cell>
            <table:table-cell table:style-name="ce29" table:formula="of:=[.F106]*[.E106]" office:value-type="float" office:value="0.675">
              <text:p>0.68</text:p>
            </table:table-cell>
            <table:table-cell table:number-columns-repeated="1017"/>
          </table:table-row>
          <table:table-row-group>
            <table:table-row table:style-name="ro12">
              <table:table-cell table:style-name="ce31"/>
              <table:table-cell table:style-name="ce41" table:number-columns-spanned="5" table:number-rows-spanned="1"/>
              <table:covered-table-cell table:number-columns-repeated="3" table:style-name="ce31"/>
              <table:covered-table-cell table:style-name="ce69"/>
              <table:table-cell table:style-name="ce30"/>
              <table:table-cell table:number-columns-repeated="1017"/>
            </table:table-row>
            <table:table-row table:style-name="ro12">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30"/>
              <table:table-cell table:style-name="ce84" office:value-type="string" table:number-columns-spanned="7" table:number-rows-spanned="1">
                <text:p>mysql&gt; select max(scmlog.date) from <text:s/>scmlog , file_types , files , actions <text:s/>where scmlog.id=actions.commit_id and file_types.file_id=actions.file_id and file_types.type='documentation' and files.file_name like '%.txt' order by scmlog.date;</text:p>
              </table:table-cell>
              <table:covered-table-cell table:number-columns-repeated="6"/>
              <table:table-cell table:number-columns-repeated="1010"/>
            </table:table-row>
            <table:table-row table:style-name="ro12">
              <table:table-cell table:style-name="ce30"/>
              <table:table-cell table:style-name="ce36" office:value-type="string">
                <text:p>Documentation Update</text:p>
              </table:table-cell>
              <table:table-cell table:style-name="ce52" office:value-type="string">
                <text:p>Yes</text:p>
              </table:table-cell>
              <table:table-cell table:style-name="ce61" office:value-type="percentage" office:value="0.5">
                <text:p>50.00%</text:p>
              </table:table-cell>
              <table:table-cell table:style-name="ce64" office:value-type="float" office:value="4">
                <text:p>4</text:p>
              </table:table-cell>
              <table:table-cell table:style-name="ce68" table:formula="of:=[.D109]*[.E109]" office:value-type="float" office:value="2">
                <text:p>2</text:p>
              </table:table-cell>
              <table:table-cell table:style-name="ce30"/>
              <table:table-cell office:value-type="string" table:number-columns-spanned="7" table:number-rows-spanned="1">
                <text:p>| 2013-12-08 21:05:06 | last update </text:p>
              </table:table-cell>
              <table:covered-table-cell table:number-columns-repeated="6"/>
              <table:table-cell table:number-columns-repeated="1010"/>
            </table:table-row>
            <table:table-row-group table:display="false">
              <table:table-row table:style-name="ro12" table:visibility="collapse">
                <table:table-cell table:style-name="ce30"/>
                <table:table-cell table:style-name="ce36"/>
                <table:table-cell table:style-name="ce31"/>
                <table:table-cell table:style-name="ce36"/>
                <table:table-cell table:style-name="ce31"/>
                <table:table-cell table:style-name="ce69"/>
                <table:table-cell table:style-name="ce30"/>
                <table:table-cell table:number-columns-repeated="1017"/>
              </table:table-row>
              <table:table-row table:style-name="ro12" table:visibility="collapse">
                <table:table-cell table:style-name="ce30"/>
                <table:table-cell table:style-name="ce37" office:value-type="string" table:number-columns-spanned="4" table:number-rows-spanned="1">
                  <text:p>Metric Description</text:p>
                </table:table-cell>
                <table:covered-table-cell table:style-name="ce53"/>
                <table:covered-table-cell table:style-name="ce37"/>
                <table:covered-table-cell table:style-name="ce53"/>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4" table:number-rows-spanned="1">
                  <text:p>When was the last time that documentation was updated?</text:p>
                </table:table-cell>
                <table:covered-table-cell table:style-name="ce54"/>
                <table:covered-table-cell table:style-name="ce38"/>
                <table:covered-table-cell table:style-name="ce54"/>
                <table:table-cell table:style-name="ce71"/>
                <table:table-cell table:style-name="ce30"/>
                <table:table-cell table:number-columns-repeated="1017"/>
              </table:table-row>
              <table:table-row table:style-name="ro12" table:visibility="collapse">
                <table:table-cell table:style-name="ce30"/>
                <table:table-cell table:style-name="ce39" table:number-columns-spanned="4" table:number-rows-spanned="1"/>
                <table:covered-table-cell table:number-columns-repeated="3"/>
                <table:table-cell table:style-name="ce72"/>
                <table:table-cell table:style-name="ce30"/>
                <table:table-cell table:number-columns-repeated="1017"/>
              </table:table-row>
              <table:table-row table:style-name="ro12" table:visibility="collapse">
                <table:table-cell table:style-name="ce30"/>
                <table:table-cell table:style-name="ce37" office:value-type="string" table:number-columns-spanned="3" table:number-rows-spanned="1">
                  <text:p>Metric Score Specification</text:p>
                </table:table-cell>
                <table:covered-table-cell table:style-name="ce53"/>
                <table:covered-table-cell table:style-name="ce37"/>
                <table:table-cell table:style-name="ce56" office:value-type="string">
                  <text:p>Score</text:p>
                </table:table-cell>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3" table:number-rows-spanned="1">
                  <text:p>Documentation was updated last week</text:p>
                </table:table-cell>
                <table:covered-table-cell table:style-name="ce54"/>
                <table:covered-table-cell table:style-name="ce38"/>
                <table:table-cell table:style-name="ce57" office:value-type="float" office:value="5">
                  <text:p>5</text:p>
                </table:table-cell>
                <table:table-cell table:style-name="ce72"/>
                <table:table-cell table:style-name="ce30"/>
                <table:table-cell table:number-columns-repeated="1017"/>
              </table:table-row>
              <table:table-row table:style-name="ro12" table:visibility="collapse">
                <table:table-cell table:style-name="ce30"/>
                <table:table-cell table:style-name="ce40" office:value-type="string" table:number-columns-spanned="3" table:number-rows-spanned="1">
                  <text:p>Documentation was updated last month</text:p>
                </table:table-cell>
                <table:covered-table-cell table:style-name="ce55"/>
                <table:covered-table-cell table:style-name="ce40"/>
                <table:table-cell table:style-name="ce57" office:value-type="float" office:value="4">
                  <text:p>4</text:p>
                </table:table-cell>
                <table:table-cell table:style-name="ce72"/>
                <table:table-cell table:style-name="ce30"/>
                <table:table-cell table:number-columns-repeated="1017"/>
              </table:table-row>
              <table:table-row table:style-name="ro12" table:visibility="collapse">
                <table:table-cell table:style-name="ce30"/>
                <table:table-cell table:style-name="ce38" office:value-type="string" table:number-columns-spanned="3" table:number-rows-spanned="1">
                  <text:p>Documentation was updated last three month</text:p>
                </table:table-cell>
                <table:covered-table-cell table:style-name="ce54"/>
                <table:covered-table-cell table:style-name="ce38"/>
                <table:table-cell table:style-name="ce57" office:value-type="float" office:value="3">
                  <text:p>3</text:p>
                </table:table-cell>
                <table:table-cell table:style-name="ce72"/>
                <table:table-cell table:style-name="ce30"/>
                <table:table-cell table:number-columns-repeated="1017"/>
              </table:table-row>
              <table:table-row table:style-name="ro12" table:visibility="collapse">
                <table:table-cell table:style-name="ce30"/>
                <table:table-cell table:style-name="ce38" office:value-type="string" table:number-columns-spanned="3" table:number-rows-spanned="1">
                  <text:p>Documentation was updated last year</text:p>
                </table:table-cell>
                <table:covered-table-cell table:style-name="ce54"/>
                <table:covered-table-cell table:style-name="ce38"/>
                <table:table-cell table:style-name="ce57" office:value-type="float" office:value="2">
                  <text:p>2</text:p>
                </table:table-cell>
                <table:table-cell table:style-name="ce72"/>
                <table:table-cell table:style-name="ce30"/>
                <table:table-cell table:number-columns-repeated="1017"/>
              </table:table-row>
              <table:table-row table:style-name="ro12" table:visibility="collapse">
                <table:table-cell table:style-name="ce30"/>
                <table:table-cell table:style-name="ce40" office:value-type="string" table:number-columns-spanned="3" table:number-rows-spanned="1">
                  <text:p>No documentation updated in one year</text:p>
                </table:table-cell>
                <table:covered-table-cell table:style-name="ce55"/>
                <table:covered-table-cell table:style-name="ce40"/>
                <table:table-cell table:style-name="ce57" office:value-type="float" office:value="1">
                  <text:p>1</text:p>
                </table:table-cell>
                <table:table-cell table:style-name="ce72"/>
                <table:table-cell table:style-name="ce30"/>
                <table:table-cell table:number-columns-repeated="1017"/>
              </table:table-row>
            </table:table-row-group>
            <table:table-row table:style-name="ro12">
              <table:table-cell table:style-name="ce31"/>
              <table:table-cell table:style-name="ce41" table:number-columns-spanned="4" table:number-rows-spanned="1"/>
              <table:covered-table-cell table:number-columns-repeated="3" table:style-name="ce31"/>
              <table:table-cell table:style-name="ce69"/>
              <table:table-cell table:style-name="ce30"/>
              <table:table-cell table:number-columns-repeated="1017"/>
            </table:table-row>
            <table:table-row table:style-name="ro12">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30"/>
              <table:table-cell office:value-type="string" table:number-columns-spanned="7" table:number-rows-spanned="1">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covered-table-cell table:number-columns-repeated="6"/>
              <table:table-cell table:number-columns-repeated="1010"/>
            </table:table-row>
            <table:table-row table:style-name="ro12">
              <table:table-cell table:style-name="ce30"/>
              <table:table-cell table:style-name="ce36" office:value-type="string">
                <text:p>Number of contributors to documentation</text:p>
              </table:table-cell>
              <table:table-cell table:style-name="ce52" office:value-type="float" office:value="-34">
                <text:p>-34</text:p>
              </table:table-cell>
              <table:table-cell table:style-name="ce61" office:value-type="percentage" office:value="0.5">
                <text:p>50.00%</text:p>
              </table:table-cell>
              <table:table-cell table:style-name="ce64" office:value-type="float" office:value="5">
                <text:p>5</text:p>
              </table:table-cell>
              <table:table-cell table:style-name="ce68" table:formula="of:=[.D122]*[.E122]" office:value-type="float" office:value="2.5">
                <text:p>2.5</text:p>
              </table:table-cell>
              <table:table-cell table:style-name="ce30"/>
              <table:table-cell office:value-type="string" table:number-columns-spanned="3" table:number-rows-spanned="1">
                <text:p>| <text:s text:c="27"/>34 |</text:p>
              </table:table-cell>
              <table:covered-table-cell table:number-columns-repeated="2"/>
              <table:table-cell table:number-columns-repeated="1014"/>
            </table:table-row>
            <table:table-row-group table:display="false">
              <table:table-row table:style-name="ro12" table:visibility="collapse">
                <table:table-cell table:style-name="ce30"/>
                <table:table-cell table:style-name="ce43" table:number-columns-spanned="5" table:number-rows-spanned="1"/>
                <table:covered-table-cell table:style-name="ce30"/>
                <table:covered-table-cell table:style-name="ce62"/>
                <table:covered-table-cell table:style-name="ce30"/>
                <table:covered-table-cell table:style-name="ce68"/>
                <table:table-cell table:style-name="ce30"/>
                <table:table-cell table:number-columns-repeated="1017"/>
              </table:table-row>
              <table:table-row table:style-name="ro12" table:visibility="collapse">
                <table:table-cell table:style-name="ce30"/>
                <table:table-cell table:style-name="ce44" office:value-type="string" table:number-columns-spanned="4" table:number-rows-spanned="1">
                  <text:p>Test Description</text:p>
                </table:table-cell>
                <table:covered-table-cell table:style-name="ce56"/>
                <table:covered-table-cell table:style-name="ce44"/>
                <table:covered-table-cell table:style-name="ce56"/>
                <table:table-cell/>
                <table:table-cell table:style-name="ce30"/>
                <table:table-cell table:number-columns-repeated="1017"/>
              </table:table-row>
              <table:table-row table:style-name="ro12" table:visibility="collapse">
                <table:table-cell table:style-name="ce30"/>
                <table:table-cell table:style-name="ce48" office:value-type="string" table:number-columns-spanned="4" table:number-rows-spanned="1">
                  <text:p>Amount of people who contributed to documentation on last year</text:p>
                </table:table-cell>
                <table:covered-table-cell table:style-name="ce54"/>
                <table:covered-table-cell table:style-name="ce48"/>
                <table:covered-table-cell table:style-name="ce54"/>
                <table:table-cell table:style-name="ce71"/>
                <table:table-cell table:style-name="ce30"/>
                <table:table-cell table:number-columns-repeated="1017"/>
              </table:table-row>
              <table:table-row table:style-name="ro12" table:visibility="collapse">
                <table:table-cell table:style-name="ce30"/>
                <table:table-cell table:style-name="ce45" table:number-columns-spanned="4" table:number-rows-spanned="1"/>
                <table:covered-table-cell table:number-columns-repeated="3" table:style-name="ce57"/>
                <table:table-cell table:style-name="ce72"/>
                <table:table-cell table:style-name="ce30"/>
                <table:table-cell/>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5"/>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table-cell table:style-name="ce30"/>
                <table:table-cell table:number-columns-repeated="1017"/>
              </table:table-row>
              <table:table-row table:style-name="ro12" table:visibility="collapse">
                <table:table-cell/>
                <table:table-cell table:style-name="ce46" office:value-type="string" table:number-columns-spanned="3" table:number-rows-spanned="1">
                  <text:p>10 or more people</text:p>
                </table:table-cell>
                <table:covered-table-cell table:style-name="ce58"/>
                <table:covered-table-cell table:style-name="ce46"/>
                <table:table-cell table:style-name="ce65" office:value-type="float" office:value="5">
                  <text:p>5</text:p>
                </table:table-cell>
                <table:table-cell table:style-name="ce73"/>
                <table:table-cell table:number-columns-repeated="1018"/>
              </table:table-row>
              <table:table-row table:style-name="ro12" table:visibility="collapse">
                <table:table-cell/>
                <table:table-cell table:style-name="ce46" office:value-type="string">
                  <text:p>5 to 10 people</text:p>
                </table:table-cell>
                <table:table-cell table:style-name="ce58"/>
                <table:table-cell table:style-name="ce46"/>
                <table:table-cell table:style-name="ce65" office:value-type="float" office:value="4">
                  <text:p>4</text:p>
                </table:table-cell>
                <table:table-cell table:style-name="ce73"/>
                <table:table-cell table:number-columns-repeated="1018"/>
              </table:table-row>
              <table:table-row table:style-name="ro12" table:visibility="collapse">
                <table:table-cell/>
                <table:table-cell table:style-name="ce46" office:value-type="string">
                  <text:p>2 to 5 people</text:p>
                </table:table-cell>
                <table:table-cell table:style-name="ce58"/>
                <table:table-cell table:style-name="ce46"/>
                <table:table-cell table:style-name="ce65" office:value-type="float" office:value="3">
                  <text:p>3</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1 people</text:p>
                </table:table-cell>
                <table:covered-table-cell table:style-name="ce58"/>
                <table:covered-table-cell table:style-name="ce46"/>
                <table:table-cell table:style-name="ce65" office:value-type="float" office:value="2">
                  <text:p>2</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0 people</text:p>
                </table:table-cell>
                <table:covered-table-cell table:style-name="ce58"/>
                <table:covered-table-cell table:style-name="ce46"/>
                <table:table-cell table:style-name="ce65" office:value-type="float" office:value="1">
                  <text:p>1</text:p>
                </table:table-cell>
                <table:table-cell table:style-name="ce73"/>
                <table:table-cell table:number-columns-repeated="1018"/>
              </table:table-row>
            </table:table-row-group>
            <table:table-row table:style-name="ro12">
              <table:table-cell table:number-columns-repeated="1024"/>
            </table:table-row>
          </table:table-row-group>
        </table:table-row-group>
        <table:table-row table:style-name="ro12">
          <table:table-cell table:number-columns-repeated="1024"/>
        </table:table-row>
        <table:table-row-group>
          <table:table-row table:style-name="ro13">
            <table:table-cell table:style-name="ce28" office:value-type="string">
              <text:p>Rank</text:p>
            </table:table-cell>
            <table:table-cell table:style-name="ce33" office:value-type="string" table:number-columns-spanned="3" table:number-rows-spanned="1">
              <text:p>Category Title</text:p>
            </table:table-cell>
            <table:covered-table-cell table:style-name="ce49"/>
            <table:covered-table-cell table:style-name="ce33"/>
            <table:table-cell table:style-name="ce28" office:value-type="string">
              <text:p>Weight</text:p>
            </table:table-cell>
            <table:table-cell table:style-name="ce66" office:value-type="string">
              <text:p>Unweighted Rating</text:p>
            </table:table-cell>
            <table:table-cell table:style-name="ce74" office:value-type="string">
              <text:p>Weighted Rating</text:p>
            </table:table-cell>
            <table:table-cell table:style-name="ce79"/>
            <table:table-cell table:number-columns-repeated="1016"/>
          </table:table-row>
          <table:table-row table:style-name="ro12">
            <table:table-cell table:style-name="ce29" office:value-type="float" office:value="5">
              <text:p>5</text:p>
            </table:table-cell>
            <table:table-cell table:style-name="ce34" office:value-type="string" table:number-columns-spanned="3" table:number-rows-spanned="1">
              <text:p>Community</text:p>
            </table:table-cell>
            <table:covered-table-cell table:style-name="ce50"/>
            <table:covered-table-cell table:style-name="ce34"/>
            <table:table-cell table:style-name="ce59" table:formula="of:=[$'Category Ranking'.D16]" office:value-type="percentage" office:value="0.2">
              <text:p>20.00%</text:p>
            </table:table-cell>
            <table:table-cell table:style-name="ce29" table:formula="of:=SUM([.F139:.F165])" office:value-type="float" office:value="3">
              <text:p>3</text:p>
            </table:table-cell>
            <table:table-cell table:style-name="ce29" table:formula="of:=[.F136]*[.E136]" office:value-type="float" office:value="0.6">
              <text:p>0.6</text:p>
            </table:table-cell>
            <table:table-cell table:style-name="ce79"/>
            <table:table-cell table:number-columns-repeated="1016"/>
          </table:table-row>
          <table:table-row-group>
            <table:table-row table:style-name="ro12">
              <table:table-cell table:style-name="ce31"/>
              <table:table-cell table:style-name="ce41" table:number-columns-spanned="5" table:number-rows-spanned="1"/>
              <table:covered-table-cell table:number-columns-repeated="3" table:style-name="ce31"/>
              <table:covered-table-cell table:style-name="ce69"/>
              <table:table-cell table:style-name="ce30"/>
              <table:table-cell table:style-name="ce79"/>
              <table:table-cell table:number-columns-repeated="1016"/>
            </table:table-row>
            <table:table-row table:style-name="ro12">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30"/>
              <table:table-cell table:style-name="ce85" office:value-type="string" table:number-columns-spanned="7" table:number-rows-spanned="1">
                <text:p>mysql&gt; <text:s/>select Count(DISTINCT(people.id)) <text:s/>from scmlog , people where <text:s/>scmlog.committer_id=people.id <text:s/>and year(scmlog.date)='2013' and month(scmlog.date)='11';</text:p>
                <text:p/>
              </table:table-cell>
              <table:covered-table-cell table:number-columns-repeated="6"/>
              <table:table-cell table:number-columns-repeated="1010"/>
            </table:table-row>
            <table:table-row table:style-name="ro12">
              <table:table-cell table:style-name="ce30"/>
              <table:table-cell table:style-name="ce36" office:value-type="string">
                <text:p>Mean commits / developer last month</text:p>
              </table:table-cell>
              <table:table-cell table:style-name="ce52"/>
              <table:table-cell table:style-name="ce61" office:value-type="percentage" office:value="0.4">
                <text:p>40.00%</text:p>
              </table:table-cell>
              <table:table-cell table:style-name="ce64" office:value-type="float" office:value="4">
                <text:p>4</text:p>
              </table:table-cell>
              <table:table-cell table:style-name="ce68" table:formula="of:=[.D139]*[.E139]" office:value-type="float" office:value="1.6">
                <text:p>1.6</text:p>
              </table:table-cell>
              <table:table-cell table:style-name="ce30"/>
              <table:table-cell table:style-name="ce86" office:value-type="string" table:number-columns-spanned="7" table:number-rows-spanned="1">
                <text:p><text:s/><text:span text:style-name="T2">mysql&gt; select </text:span><text:span text:style-name="T2">Count(scmlog.id) </text:span><text:span text:style-name="T2">from scmlog , people </text:span><text:span text:style-name="T2"><text:s/>where </text:span><text:span text:style-name="T2">scmlog.committer_id</text:span><text:span text:style-name="T2">=people.id and </text:span><text:span text:style-name="T2">year(scmlog.date)='</text:span><text:span text:style-name="T2">2013' and </text:span><text:span text:style-name="T2">month(scmlog.date)</text:span><text:span text:style-name="T2">='11';</text:span></text:p>
              </table:table-cell>
              <table:covered-table-cell table:number-columns-repeated="6"/>
              <table:table-cell table:number-columns-repeated="1010"/>
            </table:table-row>
            <table:table-row-group table:display="false">
              <table:table-row table:style-name="ro12" table:visibility="collapse">
                <table:table-cell table:style-name="ce30"/>
                <table:table-cell table:style-name="ce36"/>
                <table:table-cell table:style-name="ce31"/>
                <table:table-cell table:style-name="ce36"/>
                <table:table-cell table:style-name="ce31"/>
                <table:table-cell table:style-name="ce69"/>
                <table:table-cell table:style-name="ce30"/>
                <table:table-cell office:value-type="string">
                  <text:p>Around 234/15 =15</text:p>
                </table:table-cell>
                <table:table-cell table:number-columns-repeated="1016"/>
              </table:table-row>
              <table:table-row table:style-name="ro12" table:visibility="collapse">
                <table:table-cell table:style-name="ce30"/>
                <table:table-cell table:style-name="ce37" office:value-type="string" table:number-columns-spanned="4" table:number-rows-spanned="1">
                  <text:p>Test Description</text:p>
                </table:table-cell>
                <table:covered-table-cell table:style-name="ce53"/>
                <table:covered-table-cell table:style-name="ce37"/>
                <table:covered-table-cell table:style-name="ce53"/>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4" table:number-rows-spanned="1">
                  <text:p>Which was the mean number of commits per developer last month?</text:p>
                </table:table-cell>
                <table:covered-table-cell table:style-name="ce54"/>
                <table:covered-table-cell table:style-name="ce38"/>
                <table:covered-table-cell table:style-name="ce54"/>
                <table:table-cell table:style-name="ce71"/>
                <table:table-cell table:style-name="ce30"/>
                <table:table-cell table:number-columns-repeated="1017"/>
              </table:table-row>
              <table:table-row table:style-name="ro12" table:visibility="collapse">
                <table:table-cell table:style-name="ce30"/>
                <table:table-cell table:style-name="ce39" table:number-columns-spanned="4" table:number-rows-spanned="1"/>
                <table:covered-table-cell table:number-columns-repeated="3"/>
                <table:table-cell table:style-name="ce72"/>
                <table:table-cell table:style-name="ce30"/>
                <table:table-cell table:number-columns-repeated="1017"/>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table-cell table:style-name="ce30"/>
                <table:table-cell table:number-columns-repeated="1017"/>
              </table:table-row>
              <table:table-row table:style-name="ro12" table:visibility="collapse">
                <table:table-cell table:style-name="ce30"/>
                <table:table-cell table:style-name="ce38" office:value-type="string" table:number-columns-spanned="3" table:number-rows-spanned="1">
                  <text:p>20 or more commits / developer</text:p>
                </table:table-cell>
                <table:covered-table-cell table:style-name="ce54"/>
                <table:covered-table-cell table:style-name="ce38"/>
                <table:table-cell table:style-name="ce57" office:value-type="float" office:value="5">
                  <text:p>5</text:p>
                </table:table-cell>
                <table:table-cell table:style-name="ce72"/>
                <table:table-cell table:style-name="ce42"/>
                <table:table-cell table:number-columns-repeated="1017"/>
              </table:table-row>
              <table:table-row table:style-name="ro12" table:visibility="collapse">
                <table:table-cell table:style-name="ce30"/>
                <table:table-cell table:style-name="ce40" office:value-type="string" table:number-columns-spanned="3" table:number-rows-spanned="1">
                  <text:p>10 to 20 commits / developer</text:p>
                </table:table-cell>
                <table:covered-table-cell table:style-name="ce55"/>
                <table:covered-table-cell table:style-name="ce40"/>
                <table:table-cell table:style-name="ce57" office:value-type="float" office:value="4">
                  <text:p>4</text:p>
                </table:table-cell>
                <table:table-cell table:style-name="ce72"/>
                <table:table-cell table:style-name="ce42"/>
                <table:table-cell table:number-columns-repeated="1017"/>
              </table:table-row>
              <table:table-row table:style-name="ro12" table:visibility="collapse">
                <table:table-cell table:style-name="ce30"/>
                <table:table-cell table:style-name="ce38" office:value-type="string" table:number-columns-spanned="3" table:number-rows-spanned="1">
                  <text:p>5 to 10 commits / developer</text:p>
                </table:table-cell>
                <table:covered-table-cell table:style-name="ce54"/>
                <table:covered-table-cell table:style-name="ce38"/>
                <table:table-cell table:style-name="ce57" office:value-type="float" office:value="3">
                  <text:p>3</text:p>
                </table:table-cell>
                <table:table-cell table:style-name="ce72"/>
                <table:table-cell table:style-name="ce42"/>
                <table:table-cell table:number-columns-repeated="1017"/>
              </table:table-row>
              <table:table-row table:style-name="ro12" table:visibility="collapse">
                <table:table-cell table:style-name="ce30"/>
                <table:table-cell table:style-name="ce38" office:value-type="string" table:number-columns-spanned="3" table:number-rows-spanned="1">
                  <text:p>1 to 5 commits / developer</text:p>
                </table:table-cell>
                <table:covered-table-cell table:style-name="ce54"/>
                <table:covered-table-cell table:style-name="ce38"/>
                <table:table-cell table:style-name="ce57" office:value-type="float" office:value="2">
                  <text:p>2</text:p>
                </table:table-cell>
                <table:table-cell table:style-name="ce72"/>
                <table:table-cell table:style-name="ce30"/>
                <table:table-cell table:number-columns-repeated="1017"/>
              </table:table-row>
              <table:table-row table:style-name="ro12" table:visibility="collapse">
                <table:table-cell table:style-name="ce30"/>
                <table:table-cell table:style-name="ce40" office:value-type="string" table:number-columns-spanned="3" table:number-rows-spanned="1">
                  <text:p>&lt; 1 commit / developer</text:p>
                </table:table-cell>
                <table:covered-table-cell table:style-name="ce55"/>
                <table:covered-table-cell table:style-name="ce40"/>
                <table:table-cell table:style-name="ce57" office:value-type="float" office:value="1">
                  <text:p>1</text:p>
                </table:table-cell>
                <table:table-cell table:style-name="ce72"/>
                <table:table-cell table:style-name="ce30"/>
                <table:table-cell table:number-columns-repeated="1017"/>
              </table:table-row>
            </table:table-row-group>
            <table:table-row table:style-name="ro12">
              <table:table-cell table:style-name="ce31"/>
              <table:table-cell table:style-name="ce41" table:number-columns-spanned="4" table:number-rows-spanned="1"/>
              <table:covered-table-cell table:number-columns-repeated="3" table:style-name="ce31"/>
              <table:table-cell table:style-name="ce69"/>
              <table:table-cell table:style-name="ce30"/>
              <table:table-cell table:number-columns-repeated="1017"/>
            </table:table-row>
            <table:table-row table:style-name="ro12">
              <table:table-cell table:style-name="ce30"/>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style-name="ce30"/>
              <table:table-cell table:number-columns-repeated="1017"/>
            </table:table-row>
            <table:table-row table:style-name="ro12">
              <table:table-cell table:style-name="ce30"/>
              <table:table-cell table:style-name="ce36" office:value-type="string">
                <text:p>Percent of files touched by only one developer</text:p>
              </table:table-cell>
              <table:table-cell table:style-name="ce59" office:value-type="percentage" office:value="0.6102">
                <text:p>61.02%</text:p>
              </table:table-cell>
              <table:table-cell table:style-name="ce61" office:value-type="percentage" office:value="0.2">
                <text:p>20.00%</text:p>
              </table:table-cell>
              <table:table-cell table:style-name="ce64" office:value-type="float" office:value="1">
                <text:p>1</text:p>
              </table:table-cell>
              <table:table-cell table:style-name="ce68" table:formula="of:=[.D152]*[.E152]" office:value-type="float" office:value="0.2">
                <text:p>0.2</text:p>
              </table:table-cell>
              <table:table-cell table:style-name="ce30"/>
              <table:table-cell office:value-type="string" table:number-columns-spanned="7" table:number-rows-spanned="1">
                <text:p>mysql&gt; select Count(DISTINCT(file_path)) from file_links; </text:p>
              </table:table-cell>
              <table:covered-table-cell table:number-columns-repeated="6"/>
              <table:table-cell table:number-columns-repeated="1010"/>
            </table:table-row>
            <table:table-row-group table:display="false">
              <table:table-row table:style-name="ro12" table:visibility="collapse">
                <table:table-cell table:style-name="ce30"/>
                <table:table-cell table:style-name="ce43" table:number-columns-spanned="5" table:number-rows-spanned="1"/>
                <table:covered-table-cell table:style-name="ce30"/>
                <table:covered-table-cell table:style-name="ce62"/>
                <table:covered-table-cell table:style-name="ce30"/>
                <table:covered-table-cell table:style-name="ce68"/>
                <table:table-cell table:style-name="ce42"/>
                <table:table-cell office:value-type="string">
                  <text:p>mysql&gt; select Count(people.email) from scmlog <text:s/>,people, <text:s/>file_links <text:s/>where file_links.commit_id=scmlog .id and scmlog.committer_id=people.id GROUP BY file_links.file_path HAVING COUNT(people .email)=1;^CCtrl-C -- exit!</text:p>
                </table:table-cell>
                <table:table-cell table:number-columns-repeated="1016"/>
              </table:table-row>
              <table:table-row table:style-name="ro12" table:visibility="collapse">
                <table:table-cell table:style-name="ce30"/>
                <table:table-cell table:style-name="ce44" office:value-type="string" table:number-columns-spanned="4" table:number-rows-spanned="1">
                  <text:p>Test Description</text:p>
                </table:table-cell>
                <table:covered-table-cell table:style-name="ce56"/>
                <table:covered-table-cell table:style-name="ce44"/>
                <table:covered-table-cell table:style-name="ce56"/>
                <table:table-cell/>
                <table:table-cell table:style-name="ce42"/>
                <table:table-cell table:style-name="ce87" office:value-type="string">
                  <text:p>Files=<text:span text:style-name="T3">8586</text:span></text:p>
                </table:table-cell>
                <table:table-cell table:number-columns-repeated="1016"/>
              </table:table-row>
              <table:table-row table:style-name="ro12" table:visibility="collapse">
                <table:table-cell table:style-name="ce30"/>
                <table:table-cell table:style-name="ce38" office:value-type="string" table:number-columns-spanned="4" table:number-rows-spanned="1">
                  <text:p>% of source code files modified only by one developer</text:p>
                </table:table-cell>
                <table:covered-table-cell table:style-name="ce54"/>
                <table:covered-table-cell table:style-name="ce38"/>
                <table:covered-table-cell table:style-name="ce54"/>
                <table:table-cell table:style-name="ce71"/>
                <table:table-cell table:style-name="ce42"/>
                <table:table-cell table:style-name="ce87" office:value-type="string">
                  <text:p>Developer=5239</text:p>
                </table:table-cell>
                <table:table-cell table:number-columns-repeated="1016"/>
              </table:table-row>
              <table:table-row table:style-name="ro12" table:visibility="collapse">
                <table:table-cell table:style-name="ce30"/>
                <table:table-cell table:style-name="ce45" table:number-columns-spanned="4" table:number-rows-spanned="1"/>
                <table:covered-table-cell table:number-columns-repeated="3" table:style-name="ce57"/>
                <table:table-cell table:style-name="ce72"/>
                <table:table-cell table:style-name="ce42"/>
                <table:table-cell table:style-name="ce88" table:formula="of:=(5239/8586)" office:value-type="percentage" office:value="0.610179361751689">
                  <text:p>61.02%</text:p>
                </table:table-cell>
                <table:table-cell table:number-columns-repeated="1016"/>
              </table:table-row>
              <table:table-row table:style-name="ro12" table:visibility="collapse">
                <table:table-cell table:style-name="ce30"/>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table-cell table:style-name="ce30"/>
                <table:table-cell table:style-name="ce89" office:value-type="float" office:value="61.02">
                  <text:p>61.02</text:p>
                </table:table-cell>
                <table:table-cell table:number-columns-repeated="1016"/>
              </table:table-row>
              <table:table-row table:style-name="ro12" table:visibility="collapse">
                <table:table-cell/>
                <table:table-cell table:style-name="ce46" office:value-type="string" table:number-columns-spanned="3" table:number-rows-spanned="1">
                  <text:p>&lt;5%</text:p>
                </table:table-cell>
                <table:covered-table-cell table:style-name="ce58"/>
                <table:covered-table-cell table:style-name="ce46"/>
                <table:table-cell table:style-name="ce65" office:value-type="float" office:value="5">
                  <text:p>5</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5% – 10%]</text:p>
                </table:table-cell>
                <table:covered-table-cell table:style-name="ce58"/>
                <table:covered-table-cell table:style-name="ce46"/>
                <table:table-cell table:style-name="ce65" office:value-type="float" office:value="4">
                  <text:p>4</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10% – 20%]</text:p>
                </table:table-cell>
                <table:covered-table-cell table:style-name="ce58"/>
                <table:covered-table-cell table:style-name="ce46"/>
                <table:table-cell table:style-name="ce65" office:value-type="float" office:value="3">
                  <text:p>3</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20% – 50%]</text:p>
                </table:table-cell>
                <table:covered-table-cell table:style-name="ce58"/>
                <table:covered-table-cell table:style-name="ce46"/>
                <table:table-cell table:style-name="ce65" office:value-type="float" office:value="2">
                  <text:p>2</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gt; 50%</text:p>
                </table:table-cell>
                <table:covered-table-cell table:style-name="ce58"/>
                <table:covered-table-cell table:style-name="ce46"/>
                <table:table-cell table:style-name="ce65" office:value-type="float" office:value="1">
                  <text:p>1</text:p>
                </table:table-cell>
                <table:table-cell table:style-name="ce73"/>
                <table:table-cell table:number-columns-repeated="1018"/>
              </table:table-row>
            </table:table-row-group>
            <table:table-row table:style-name="ro12">
              <table:table-cell table:number-columns-repeated="1024"/>
            </table:table-row>
            <table:table-row table:style-name="ro12">
              <table:table-cell/>
              <table:table-cell table:style-name="ce35" office:value-type="string">
                <text:p>Metric Name</text:p>
              </table:table-cell>
              <table:table-cell table:style-name="ce51" office:value-type="string">
                <text:p>Raw Score</text:p>
              </table:table-cell>
              <table:table-cell table:style-name="ce60" office:value-type="string">
                <text:p>Weight</text:p>
              </table:table-cell>
              <table:table-cell table:style-name="ce63" office:value-type="string">
                <text:p>Unweighted Score</text:p>
              </table:table-cell>
              <table:table-cell table:style-name="ce67" office:value-type="string">
                <text:p>Weighted Score</text:p>
              </table:table-cell>
              <table:table-cell/>
              <table:table-cell office:value-type="string" table:number-columns-spanned="7" table:number-rows-spanned="1">
                <text:p>mysql&gt; select Count(people.id) from scmlog , people <text:s/>where year(scmlog.date)='2012' and scmlog.committer_id=people.id; </text:p>
              </table:table-cell>
              <table:covered-table-cell table:number-columns-repeated="6"/>
              <table:table-cell table:number-columns-repeated="1010"/>
            </table:table-row>
            <table:table-row table:style-name="ro12">
              <table:table-cell/>
              <table:table-cell table:style-name="ce36" office:value-type="string">
                <text:p>Community growth (commit number variation)</text:p>
              </table:table-cell>
              <table:table-cell table:style-name="ce52" office:value-type="float" office:value="4.4">
                <text:p>4.4</text:p>
              </table:table-cell>
              <table:table-cell table:style-name="ce61" office:value-type="percentage" office:value="0.4">
                <text:p>40.00%</text:p>
              </table:table-cell>
              <table:table-cell table:style-name="ce64" office:value-type="float" office:value="3">
                <text:p>3</text:p>
              </table:table-cell>
              <table:table-cell table:style-name="ce68" table:formula="of:=[.D165]*[.E165]" office:value-type="float" office:value="1.2">
                <text:p>1.2</text:p>
              </table:table-cell>
              <table:table-cell/>
              <table:table-cell office:value-type="string" table:number-columns-spanned="7" table:number-rows-spanned="1">
                <text:p>mysql&gt; select Count(people.id) from scmlog , people <text:s/>where year(scmlog.date)='2013' and scmlog.committer_id=people.id; </text:p>
              </table:table-cell>
              <table:covered-table-cell table:number-columns-repeated="6"/>
              <table:table-cell table:number-columns-repeated="1010"/>
            </table:table-row>
            <table:table-row-group table:display="false">
              <table:table-row table:style-name="ro12" table:visibility="collapse">
                <table:table-cell/>
                <table:table-cell table:style-name="ce43" table:number-columns-spanned="5" table:number-rows-spanned="1"/>
                <table:covered-table-cell table:style-name="ce30"/>
                <table:covered-table-cell table:style-name="ce62"/>
                <table:covered-table-cell table:style-name="ce30"/>
                <table:covered-table-cell table:style-name="ce68"/>
                <table:table-cell table:number-columns-repeated="1018"/>
              </table:table-row>
              <table:table-row table:style-name="ro12" table:visibility="collapse">
                <table:table-cell/>
                <table:table-cell table:style-name="ce44" office:value-type="string" table:number-columns-spanned="4" table:number-rows-spanned="1">
                  <text:p>Test Description</text:p>
                </table:table-cell>
                <table:covered-table-cell table:style-name="ce56"/>
                <table:covered-table-cell table:style-name="ce44"/>
                <table:covered-table-cell table:style-name="ce56"/>
                <table:table-cell table:number-columns-repeated="2"/>
                <table:table-cell office:value-type="float" office:value="3980">
                  <text:p>3980</text:p>
                </table:table-cell>
                <table:table-cell office:value-type="float" office:value="2012">
                  <text:p>2012</text:p>
                </table:table-cell>
                <table:table-cell table:number-columns-repeated="1015"/>
              </table:table-row>
              <table:table-row table:style-name="ro12" table:visibility="collapse">
                <table:table-cell/>
                <table:table-cell table:style-name="ce38" office:value-type="string" table:number-columns-spanned="4" table:number-rows-spanned="1">
                  <text:p>% of commiters number increase/decrease, calculated as percent difference in the amount of people who committed changes on 2012 compared to 2013</text:p>
                </table:table-cell>
                <table:covered-table-cell table:style-name="ce54"/>
                <table:covered-table-cell table:style-name="ce38"/>
                <table:covered-table-cell table:style-name="ce54"/>
                <table:table-cell table:style-name="ce71"/>
                <table:table-cell table:style-name="ce42"/>
                <table:table-cell office:value-type="float" office:value="4155">
                  <text:p>4155</text:p>
                </table:table-cell>
                <table:table-cell office:value-type="float" office:value="2013">
                  <text:p>2013</text:p>
                </table:table-cell>
                <table:table-cell table:formula="of:=[.H168]-[.H167]" office:value-type="float" office:value="175">
                  <text:p>175</text:p>
                </table:table-cell>
                <table:table-cell table:number-columns-repeated="1014"/>
              </table:table-row>
              <table:table-row table:style-name="ro12" table:visibility="collapse">
                <table:table-cell/>
                <table:table-cell table:style-name="ce45" table:number-columns-spanned="4" table:number-rows-spanned="1"/>
                <table:covered-table-cell table:number-columns-repeated="3" table:style-name="ce57"/>
                <table:table-cell table:style-name="ce72"/>
                <table:table-cell table:style-name="ce42"/>
                <table:table-cell table:style-name="ce90"/>
                <table:table-cell table:number-columns-repeated="1016"/>
              </table:table-row>
              <table:table-row table:style-name="ro12" table:visibility="collapse">
                <table:table-cell/>
                <table:table-cell table:style-name="ce37" office:value-type="string" table:number-columns-spanned="3" table:number-rows-spanned="1">
                  <text:p>Test Score Specification</text:p>
                </table:table-cell>
                <table:covered-table-cell table:style-name="ce53"/>
                <table:covered-table-cell table:style-name="ce37"/>
                <table:table-cell table:style-name="ce56" office:value-type="string">
                  <text:p>Score</text:p>
                </table:table-cell>
                <table:table-cell table:number-columns-repeated="2"/>
                <table:table-cell table:style-name="ce91" office:value-type="string">
                  <text:p>to calculate the growth rate = (v2013-v2012 <text:s/>)/v2012*100</text:p>
                </table:table-cell>
                <table:table-cell table:number-columns-repeated="1016"/>
              </table:table-row>
              <table:table-row table:style-name="ro12" table:visibility="collapse">
                <table:table-cell/>
                <table:table-cell table:style-name="ce46" office:value-type="string" table:number-columns-spanned="3" table:number-rows-spanned="1">
                  <text:p>&gt;= 50%</text:p>
                </table:table-cell>
                <table:covered-table-cell table:style-name="ce58"/>
                <table:covered-table-cell table:style-name="ce46"/>
                <table:table-cell table:style-name="ce65" office:value-type="float" office:value="5">
                  <text:p>5</text:p>
                </table:table-cell>
                <table:table-cell table:style-name="ce73"/>
                <table:table-cell/>
                <table:table-cell table:style-name="ce90" table:formula="of:=([.H168]-[.H167])/[.H167]*100" office:value-type="float" office:value="4.39698492462312">
                  <text:p>4.4</text:p>
                </table:table-cell>
                <table:table-cell table:number-columns-repeated="1016"/>
              </table:table-row>
              <table:table-row table:style-name="ro12" table:visibility="collapse">
                <table:table-cell/>
                <table:table-cell table:style-name="ce46" office:value-type="string" table:number-columns-spanned="3" table:number-rows-spanned="1">
                  <text:p>25 to 50 %</text:p>
                </table:table-cell>
                <table:covered-table-cell table:style-name="ce58"/>
                <table:covered-table-cell table:style-name="ce46"/>
                <table:table-cell table:style-name="ce65" office:value-type="float" office:value="4">
                  <text:p>4</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0 to 25 %</text:p>
                </table:table-cell>
                <table:covered-table-cell table:style-name="ce58"/>
                <table:covered-table-cell table:style-name="ce46"/>
                <table:table-cell table:style-name="ce65" office:value-type="float" office:value="3">
                  <text:p>3</text:p>
                </table:table-cell>
                <table:table-cell table:style-name="ce73"/>
                <table:table-cell/>
                <table:table-cell table:style-name="ce79"/>
                <table:table-cell table:number-columns-repeated="1016"/>
              </table:table-row>
              <table:table-row table:style-name="ro12" table:visibility="collapse">
                <table:table-cell/>
                <table:table-cell office:value-type="string">
                  <text:p>0 to -25%</text:p>
                </table:table-cell>
                <table:table-cell table:style-name="ce58"/>
                <table:table-cell table:style-name="ce46"/>
                <table:table-cell table:style-name="ce65" office:value-type="float" office:value="2">
                  <text:p>2</text:p>
                </table:table-cell>
                <table:table-cell table:style-name="ce73"/>
                <table:table-cell table:number-columns-repeated="1018"/>
              </table:table-row>
              <table:table-row table:style-name="ro12" table:visibility="collapse">
                <table:table-cell/>
                <table:table-cell table:style-name="ce46" office:value-type="string" table:number-columns-spanned="3" table:number-rows-spanned="1">
                  <text:p>&lt;=-25%</text:p>
                </table:table-cell>
                <table:covered-table-cell table:style-name="ce58"/>
                <table:covered-table-cell table:style-name="ce46"/>
                <table:table-cell table:style-name="ce65" office:value-type="float" office:value="1">
                  <text:p>1</text:p>
                </table:table-cell>
                <table:table-cell table:style-name="ce73"/>
                <table:table-cell table:number-columns-repeated="1018"/>
              </table:table-row>
            </table:table-row-group>
          </table:table-row-group>
        </table:table-row-group>
        <table:table-row table:style-name="ro12">
          <table:table-cell table:number-columns-repeated="1024"/>
        </table:table-row>
        <table:table-row table:style-name="ro12">
          <table:table-cell/>
          <table:table-cell table:style-name="ce46" table:number-columns-spanned="3" table:number-rows-spanned="1"/>
          <table:covered-table-cell table:number-columns-repeated="2"/>
          <table:table-cell table:number-columns-repeated="1020"/>
        </table:table-row>
        <table:table-row table:style-name="ro12" table:number-rows-repeated="1048398">
          <table:table-cell table:number-columns-repeated="1024"/>
        </table:table-row>
        <table:table-row table:style-name="ro12">
          <table:table-cell table:number-columns-repeated="1024"/>
        </table:table-row>
      </table:table>
      <table:table table:name="openstack" table:style-name="ta4">
        <office:forms form:automatic-focus="false" form:apply-design-mode="false"/>
        <table:table-column table:style-name="co9"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140"/>
        <table:table-column table:style-name="co19" table:default-cell-style-name="Default"/>
        <table:table-column table:style-name="co2" table:number-columns-repeated="249" table:default-cell-style-name="Default"/>
        <table:table-row table:style-name="ro18">
          <table:table-cell table:style-name="ce97" table:number-columns-repeated="5"/>
          <table:table-cell table:style-name="ce130"/>
          <table:table-cell table:style-name="ce97"/>
          <table:table-cell table:number-columns-repeated="249"/>
        </table:table-row>
        <table:table-row table:style-name="ro1">
          <table:table-cell table:style-name="ce97" table:number-columns-repeated="5"/>
          <table:table-cell table:style-name="ce130"/>
          <table:table-cell table:style-name="ce97"/>
          <table:table-cell table:number-columns-repeated="249"/>
        </table:table-row>
        <table:table-row table:style-name="ro1">
          <table:table-cell table:style-name="ce98" office:value-type="string" table:number-columns-spanned="6" table:number-rows-spanned="1">
            <text:p>Evaluated Technology And Functional Orientation</text:p>
          </table:table-cell>
          <table:covered-table-cell table:number-columns-repeated="4" table:style-name="ce98"/>
          <table:covered-table-cell table:style-name="ce131"/>
          <table:table-cell table:style-name="ce145" office:value-type="string">
            <text:p>BRR</text:p>
          </table:table-cell>
          <table:table-cell table:number-columns-repeated="249"/>
        </table:table-row>
        <table:table-row table:style-name="ro19">
          <table:table-cell table:style-name="ce99" office:value-type="string" table:number-columns-spanned="6" table:number-rows-spanned="1">
            <text:p>OpenStack</text:p>
          </table:table-cell>
          <table:covered-table-cell table:number-columns-repeated="4" table:style-name="ce99"/>
          <table:covered-table-cell table:style-name="ce132"/>
          <table:table-cell table:style-name="ce146" table:formula="of:=SUM([.G9:.G178])" office:value-type="float" office:value="3.705">
            <text:p>3.71</text:p>
          </table:table-cell>
          <table:table-cell table:number-columns-repeated="249"/>
        </table:table-row>
        <table:table-row table:style-name="ro1">
          <table:table-cell table:style-name="ce100" office:value-type="string" table:number-columns-spanned="6" table:number-rows-spanned="1">
            <text:p>Component type: Nova</text:p>
          </table:table-cell>
          <table:covered-table-cell table:number-columns-repeated="4" table:style-name="ce100"/>
          <table:covered-table-cell table:style-name="ce133"/>
          <table:table-cell table:style-name="ce97"/>
          <table:table-cell table:number-columns-repeated="249"/>
        </table:table-row>
        <table:table-row table:style-name="ro1">
          <table:table-cell table:style-name="ce100" office:value-type="string" table:number-columns-spanned="6" table:number-rows-spanned="1">
            <text:p>Usage Setting: Cloud Computing Framework</text:p>
          </table:table-cell>
          <table:covered-table-cell table:number-columns-repeated="4" table:style-name="ce100"/>
          <table:covered-table-cell table:style-name="ce133"/>
          <table:table-cell table:style-name="ce97"/>
          <table:table-cell table:number-columns-repeated="249"/>
        </table:table-row>
        <table:table-row table:style-name="ro9">
          <table:table-cell table:style-name="ce13" table:number-columns-repeated="5"/>
          <table:table-cell table:style-name="ce134"/>
          <table:table-cell table:style-name="ce97"/>
          <table:table-cell table:number-columns-repeated="249"/>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35"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1">
              <text:p>1</text:p>
            </table:table-cell>
            <table:table-cell table:style-name="ce105" office:value-type="string" table:number-columns-spanned="3" table:number-rows-spanned="1">
              <text:p>Functionality</text:p>
            </table:table-cell>
            <table:covered-table-cell table:number-columns-repeated="2" table:style-name="ce105"/>
            <table:table-cell table:style-name="ce125" office:value-type="percentage" office:value="0.2">
              <text:p>20.00%</text:p>
            </table:table-cell>
            <table:table-cell table:style-name="ce136" table:formula="of:=SUM([.F12:.F56])" office:value-type="float" office:value="3.8">
              <text:p>3.80</text:p>
            </table:table-cell>
            <table:table-cell table:style-name="ce102" table:formula="of:=[.F9]*[.E9]" office:value-type="float" office:value="0.76">
              <text:p>0.76</text:p>
            </table:table-cell>
            <table:table-cell table:number-columns-repeated="249"/>
          </table:table-row>
          <table:table-row-group>
            <table:table-row table:style-name="ro1">
              <table:table-cell table:style-name="ce102"/>
              <table:table-cell table:style-name="ce105" table:number-columns-repeated="2"/>
              <table:table-cell/>
              <table:table-cell table:style-name="ce105"/>
              <table:table-cell table:style-name="ce137"/>
              <table:table-cell table:style-name="ce102"/>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102"/>
              <table:table-cell table:number-columns-repeated="249"/>
            </table:table-row>
            <table:table-row table:style-name="ro9">
              <table:table-cell table:style-name="ce97"/>
              <table:table-cell table:style-name="ce103" office:value-type="string">
                <text:p>Billing System</text:p>
              </table:table-cell>
              <table:table-cell table:style-name="ce120" office:value-type="string">
                <text:p>Yes</text:p>
              </table:table-cell>
              <table:table-cell table:style-name="ce124" office:value-type="percentage" office:value="0.3">
                <text:p>30.00%</text:p>
              </table:table-cell>
              <table:table-cell table:style-name="ce126" office:value-type="float" office:value="5">
                <text:p>5</text:p>
              </table:table-cell>
              <table:table-cell table:style-name="ce130" table:formula="of:=[.D12]*[.E12]" office:value-type="float" office:value="1.5">
                <text:p>1.50</text:p>
              </table:table-cell>
              <table:table-cell table:style-name="ce147"/>
              <table:table-cell office:value-type="string">
                <text:p>https://wiki.openstack.org/wiki/SystemUsageData</text:p>
              </table:table-cell>
              <table:table-cell table:number-columns-repeated="248"/>
            </table:table-row>
            <table:table-row-group table:display="false">
              <table:table-row table:style-name="ro9" table:visibility="collapse">
                <table:table-cell table:style-name="ce97"/>
                <table:table-cell table:style-name="ce103" table:number-columns-repeated="4"/>
                <table:table-cell table:style-name="ce139"/>
                <table:table-cell table:style-name="ce147"/>
                <table:table-cell table:number-columns-repeated="249"/>
              </table:table-row>
              <table:table-row table:style-name="ro9"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147"/>
                <table:table-cell table:number-columns-repeated="249"/>
              </table:table-row>
              <table:table-row table:style-name="ro9" table:visibility="collapse">
                <table:table-cell table:style-name="ce97"/>
                <table:table-cell table:style-name="ce108" office:value-type="string" table:number-columns-spanned="4" table:number-rows-spanned="1">
                  <text:p>Does The Cloud System provide a Billing System for User Accounting?</text:p>
                </table:table-cell>
                <table:covered-table-cell table:number-columns-repeated="3" table:style-name="ce108"/>
                <table:table-cell table:style-name="ce141"/>
                <table:table-cell table:style-name="ce147"/>
                <table:table-cell table:number-columns-repeated="249"/>
              </table:table-row>
              <table:table-row table:style-name="ro9" table:visibility="collapse">
                <table:table-cell table:style-name="ce97"/>
                <table:table-cell table:style-name="ce109" table:number-columns-spanned="4" table:number-rows-spanned="1"/>
                <table:covered-table-cell table:number-columns-repeated="3"/>
                <table:table-cell table:style-name="ce142"/>
                <table:table-cell table:style-name="ce147"/>
                <table:table-cell table:number-columns-repeated="249"/>
              </table:table-row>
              <table:table-row table:style-name="ro9"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147"/>
                <table:table-cell table:number-columns-repeated="249"/>
              </table:table-row>
              <table:table-row table:style-name="ro9" table:visibility="collapse">
                <table:table-cell table:style-name="ce97"/>
                <table:table-cell table:style-name="ce110" office:value-type="string" table:number-columns-spanned="3" table:number-rows-spanned="1">
                  <text:p>Yes, fully supported</text:p>
                </table:table-cell>
                <table:covered-table-cell table:number-columns-repeated="2" table:style-name="ce110"/>
                <table:table-cell table:style-name="ce128" office:value-type="float" office:value="5">
                  <text:p>5</text:p>
                </table:table-cell>
                <table:table-cell table:style-name="ce142"/>
                <table:table-cell table:style-name="ce147"/>
                <table:table-cell table:number-columns-repeated="249"/>
              </table:table-row>
              <table:table-row table:style-name="ro9" table:visibility="collapse">
                <table:table-cell table:style-name="ce97"/>
                <table:table-cell table:style-name="ce110" office:value-type="string" table:number-columns-spanned="3" table:number-rows-spanned="1">
                  <text:p>Yes, partially supported</text:p>
                </table:table-cell>
                <table:covered-table-cell table:number-columns-repeated="2" table:style-name="ce110"/>
                <table:table-cell table:style-name="ce128" office:value-type="float" office:value="3">
                  <text:p>3</text:p>
                </table:table-cell>
                <table:table-cell table:style-name="ce142"/>
                <table:table-cell table:style-name="ce147"/>
                <table:table-cell table:number-columns-repeated="249"/>
              </table:table-row>
              <table:table-row table:style-name="ro9" table:visibility="collapse">
                <table:table-cell table:style-name="ce97"/>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42"/>
                <table:table-cell table:style-name="ce147"/>
                <table:table-cell table:number-columns-repeated="249"/>
              </table:table-row>
            </table:table-row-group>
            <table:table-row table:style-name="ro9">
              <table:table-cell table:style-name="ce103"/>
              <table:table-cell table:style-name="ce112" table:number-columns-spanned="4" table:number-rows-spanned="1"/>
              <table:covered-table-cell table:number-columns-repeated="3" table:style-name="ce121"/>
              <table:table-cell table:style-name="ce139"/>
              <table:table-cell table:style-name="ce147"/>
              <table:table-cell office:value-type="string">
                <text:p>https://wiki.openstack.org/wiki/QuantumUsage</text:p>
              </table:table-cell>
              <table:table-cell table:number-columns-repeated="248"/>
            </table:table-row>
            <table:table-row table:style-name="ro9">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147"/>
              <table:table-cell table:number-columns-repeated="249"/>
            </table:table-row>
            <table:table-row table:style-name="ro9">
              <table:table-cell table:style-name="ce97"/>
              <table:table-cell table:style-name="ce103" office:value-type="string">
                <text:p>Multi Platform Suport</text:p>
              </table:table-cell>
              <table:table-cell table:style-name="ce120"/>
              <table:table-cell table:style-name="ce124" office:value-type="percentage" office:value="0.2">
                <text:p>20.00%</text:p>
              </table:table-cell>
              <table:table-cell table:style-name="ce126" office:value-type="float" office:value="1">
                <text:p>1</text:p>
              </table:table-cell>
              <table:table-cell table:style-name="ce130" table:formula="of:=[.D23]*[.E23]" office:value-type="float" office:value="0.2">
                <text:p>0.20</text:p>
              </table:table-cell>
              <table:table-cell table:style-name="ce147"/>
              <table:table-cell office:value-type="string">
                <text:p>http://www.openstack.org/software/start/</text:p>
              </table:table-cell>
              <table:table-cell table:number-columns-repeated="248"/>
            </table:table-row>
            <table:table-row-group table:display="false">
              <table:table-row table:style-name="ro9" table:visibility="collapse">
                <table:table-cell table:style-name="ce102"/>
                <table:table-cell table:style-name="ce105" table:number-columns-repeated="4"/>
                <table:table-cell table:style-name="ce137"/>
                <table:table-cell table:style-name="ce147"/>
                <table:table-cell office:value-type="string">
                  <text:p>Cloudscaling, Debian, Fedora, Piston Cloud Computing, Red Hat, SwiftStack, SUSE, Ubuntu and Stackops.</text:p>
                </table:table-cell>
                <table:table-cell table:number-columns-repeated="248"/>
              </table:table-row>
              <table:table-row table:style-name="ro1" table:visibility="collapse">
                <table:table-cell table:style-name="ce102"/>
                <table:table-cell table:style-name="ce107" office:value-type="string" table:number-columns-spanned="4" table:number-rows-spanned="1">
                  <text:p>Test Description</text:p>
                </table:table-cell>
                <table:covered-table-cell table:number-columns-repeated="3" table:style-name="ce107"/>
                <table:table-cell table:style-name="ce137"/>
                <table:table-cell table:style-name="ce102"/>
                <table:table-cell table:number-columns-repeated="249"/>
              </table:table-row>
              <table:table-row table:style-name="ro1" table:visibility="collapse">
                <table:table-cell table:style-name="ce102"/>
                <table:table-cell table:style-name="ce108" office:value-type="string" table:number-columns-spanned="4" table:number-rows-spanned="1">
                  <text:p>Does The Cloud System work on top of different Operating Systems?</text:p>
                </table:table-cell>
                <table:covered-table-cell table:number-columns-repeated="3" table:style-name="ce108"/>
                <table:table-cell table:style-name="ce137"/>
                <table:table-cell table:style-name="ce102"/>
                <table:table-cell table:number-columns-repeated="249"/>
              </table:table-row>
              <table:table-row table:style-name="ro1" table:visibility="collapse">
                <table:table-cell table:style-name="ce102"/>
                <table:table-cell table:style-name="ce109" table:number-columns-spanned="4" table:number-rows-spanned="1"/>
                <table:covered-table-cell table:number-columns-repeated="3"/>
                <table:table-cell table:style-name="ce137"/>
                <table:table-cell table:style-name="ce102"/>
                <table:table-cell table:number-columns-repeated="249"/>
              </table:table-row>
              <table:table-row table:style-name="ro1" table:visibility="collapse">
                <table:table-cell table:style-name="ce102"/>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37"/>
                <table:table-cell table:style-name="ce102"/>
                <table:table-cell table:number-columns-repeated="249"/>
              </table:table-row>
              <table:table-row table:style-name="ro1" table:visibility="collapse">
                <table:table-cell table:style-name="ce102"/>
                <table:table-cell table:style-name="ce110" office:value-type="string" table:number-columns-spanned="3" table:number-rows-spanned="1">
                  <text:p>Yes, in more than 2</text:p>
                </table:table-cell>
                <table:covered-table-cell table:number-columns-repeated="2" table:style-name="ce110"/>
                <table:table-cell table:style-name="ce128" office:value-type="float" office:value="5">
                  <text:p>5</text:p>
                </table:table-cell>
                <table:table-cell table:style-name="ce137"/>
                <table:table-cell table:style-name="ce102"/>
                <table:table-cell table:number-columns-repeated="249"/>
              </table:table-row>
              <table:table-row table:style-name="ro1" table:visibility="collapse">
                <table:table-cell table:style-name="ce102"/>
                <table:table-cell table:style-name="ce110" office:value-type="string" table:number-columns-spanned="3" table:number-rows-spanned="1">
                  <text:p>Yes, in two different Operating Systems</text:p>
                </table:table-cell>
                <table:covered-table-cell table:number-columns-repeated="2" table:style-name="ce110"/>
                <table:table-cell table:style-name="ce128" office:value-type="float" office:value="3">
                  <text:p>3</text:p>
                </table:table-cell>
                <table:table-cell table:style-name="ce137"/>
                <table:table-cell table:style-name="ce102"/>
                <table:table-cell table:number-columns-repeated="249"/>
              </table:table-row>
              <table:table-row table:style-name="ro1" table:visibility="collapse">
                <table:table-cell table:style-name="ce102"/>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37"/>
                <table:table-cell table:style-name="ce102"/>
                <table:table-cell table:number-columns-repeated="249"/>
              </table:table-row>
            </table:table-row-group>
            <table:table-row table:style-name="ro1">
              <table:table-cell table:style-name="ce102"/>
              <table:table-cell table:style-name="ce105" table:number-columns-repeated="4"/>
              <table:table-cell table:style-name="ce137"/>
              <table:table-cell table:style-name="ce102"/>
              <table:table-cell table:number-columns-repeated="249"/>
            </table:table-row>
            <table:table-row table:style-name="ro1">
              <table:table-cell table:style-name="ce102"/>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102"/>
              <table:table-cell table:number-columns-repeated="249"/>
            </table:table-row>
            <table:table-row table:style-name="ro20">
              <table:table-cell table:style-name="ce102"/>
              <table:table-cell table:style-name="ce103" office:value-type="string">
                <text:p>Administrators Configuration System</text:p>
              </table:table-cell>
              <table:table-cell table:style-name="ce120"/>
              <table:table-cell table:style-name="ce124" office:value-type="percentage" office:value="0.2">
                <text:p>20.00%</text:p>
              </table:table-cell>
              <table:table-cell table:style-name="ce126" office:value-type="float" office:value="5">
                <text:p>5</text:p>
              </table:table-cell>
              <table:table-cell table:style-name="ce130" table:formula="of:=[.D34]*[.E34]" office:value-type="float" office:value="1">
                <text:p>1.00</text:p>
              </table:table-cell>
              <table:table-cell table:style-name="ce102"/>
              <table:table-cell office:value-type="string">
                <text:p>http://www.openstack.org/software/openstack-dashboard/</text:p>
              </table:table-cell>
              <table:table-cell table:number-columns-repeated="248"/>
            </table:table-row>
            <table:table-row-group table:display="false">
              <table:table-row table:style-name="ro1" table:visibility="collapse">
                <table:table-cell table:style-name="ce102"/>
                <table:table-cell table:style-name="ce105" table:number-columns-repeated="4"/>
                <table:table-cell table:style-name="ce137"/>
                <table:table-cell table:style-name="ce102"/>
                <table:table-cell table:number-columns-repeated="249"/>
              </table:table-row>
              <table:table-row table:style-name="ro1" table:visibility="collapse">
                <table:table-cell table:style-name="ce102"/>
                <table:table-cell table:style-name="ce107" office:value-type="string" table:number-columns-spanned="4" table:number-rows-spanned="1">
                  <text:p>Test Description</text:p>
                </table:table-cell>
                <table:covered-table-cell table:number-columns-repeated="3" table:style-name="ce107"/>
                <table:table-cell table:style-name="ce137"/>
                <table:table-cell table:style-name="ce102"/>
                <table:table-cell table:number-columns-repeated="249"/>
              </table:table-row>
              <table:table-row table:style-name="ro1" table:visibility="collapse">
                <table:table-cell table:style-name="ce102"/>
                <table:table-cell table:style-name="ce108" office:value-type="string" table:number-columns-spanned="4" table:number-rows-spanned="1">
                  <text:p>Does The Cloud System provide a System (preferably Web) to Help On Administration Tasks</text:p>
                </table:table-cell>
                <table:covered-table-cell table:number-columns-repeated="3" table:style-name="ce108"/>
                <table:table-cell table:style-name="ce137"/>
                <table:table-cell table:style-name="ce102"/>
                <table:table-cell table:number-columns-repeated="249"/>
              </table:table-row>
              <table:table-row table:style-name="ro1" table:visibility="collapse">
                <table:table-cell table:style-name="ce102"/>
                <table:table-cell table:style-name="ce109" table:number-columns-spanned="4" table:number-rows-spanned="1"/>
                <table:covered-table-cell table:number-columns-repeated="3"/>
                <table:table-cell table:style-name="ce137"/>
                <table:table-cell table:style-name="ce102"/>
                <table:table-cell table:number-columns-repeated="249"/>
              </table:table-row>
              <table:table-row table:style-name="ro1" table:visibility="collapse">
                <table:table-cell table:style-name="ce102"/>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37"/>
                <table:table-cell table:style-name="ce102"/>
                <table:table-cell table:number-columns-repeated="249"/>
              </table:table-row>
              <table:table-row table:style-name="ro1" table:visibility="collapse">
                <table:table-cell table:style-name="ce102"/>
                <table:table-cell table:style-name="ce110" office:value-type="string" table:number-columns-spanned="3" table:number-rows-spanned="1">
                  <text:p>Yes, a web framework</text:p>
                </table:table-cell>
                <table:covered-table-cell table:number-columns-repeated="2" table:style-name="ce110"/>
                <table:table-cell table:style-name="ce128" office:value-type="float" office:value="5">
                  <text:p>5</text:p>
                </table:table-cell>
                <table:table-cell table:style-name="ce137"/>
                <table:table-cell table:style-name="ce102"/>
                <table:table-cell table:number-columns-repeated="249"/>
              </table:table-row>
              <table:table-row table:style-name="ro1" table:visibility="collapse">
                <table:table-cell table:style-name="ce102"/>
                <table:table-cell table:style-name="ce110" office:value-type="string" table:number-columns-spanned="3" table:number-rows-spanned="1">
                  <text:p>Yes, but it is not web based</text:p>
                </table:table-cell>
                <table:covered-table-cell table:number-columns-repeated="2" table:style-name="ce110"/>
                <table:table-cell table:style-name="ce128" office:value-type="float" office:value="3">
                  <text:p>3</text:p>
                </table:table-cell>
                <table:table-cell table:style-name="ce137"/>
                <table:table-cell table:style-name="ce102"/>
                <table:table-cell table:number-columns-repeated="249"/>
              </table:table-row>
              <table:table-row table:style-name="ro1" table:visibility="collapse">
                <table:table-cell table:style-name="ce102"/>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37"/>
                <table:table-cell table:style-name="ce102"/>
                <table:table-cell table:number-columns-repeated="249"/>
              </table:table-row>
            </table:table-row-group>
            <table:table-row table:style-name="ro1">
              <table:table-cell table:style-name="ce102"/>
              <table:table-cell table:style-name="ce105" table:number-columns-repeated="4"/>
              <table:table-cell table:style-name="ce137"/>
              <table:table-cell table:style-name="ce102"/>
              <table:table-cell table:number-columns-repeated="249"/>
            </table:table-row>
            <table:table-row table:style-name="ro1">
              <table:table-cell table:style-name="ce102"/>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102"/>
              <table:table-cell table:number-columns-repeated="249"/>
            </table:table-row>
            <table:table-row table:style-name="ro1">
              <table:table-cell table:style-name="ce102"/>
              <table:table-cell table:style-name="ce103" office:value-type="string">
                <text:p>i18n</text:p>
              </table:table-cell>
              <table:table-cell table:style-name="ce120"/>
              <table:table-cell table:style-name="ce124" office:value-type="percentage" office:value="0.1">
                <text:p>10.00%</text:p>
              </table:table-cell>
              <table:table-cell table:style-name="ce126" office:value-type="float" office:value="1">
                <text:p>1</text:p>
              </table:table-cell>
              <table:table-cell table:style-name="ce130" table:formula="of:=[.D45]*[.E45]" office:value-type="float" office:value="0.1">
                <text:p>0.10</text:p>
              </table:table-cell>
              <table:table-cell table:style-name="ce102"/>
              <table:table-cell office:value-type="string">
                <text:p>https://wiki.openstack.org/wiki/Translations</text:p>
              </table:table-cell>
              <table:table-cell table:number-columns-repeated="248"/>
            </table:table-row>
            <table:table-row-group table:display="false">
              <table:table-row table:style-name="ro1" table:visibility="collapse">
                <table:table-cell table:style-name="ce102"/>
                <table:table-cell table:style-name="ce105" table:number-columns-repeated="4"/>
                <table:table-cell table:style-name="ce137"/>
                <table:table-cell table:style-name="ce102"/>
                <table:table-cell office:value-type="string">
                  <text:p>https://www.transifex.com/projects/p/openstack/</text:p>
                </table:table-cell>
                <table:table-cell table:number-columns-repeated="248"/>
              </table:table-row>
              <table:table-row table:style-name="ro1" table:visibility="collapse">
                <table:table-cell table:style-name="ce102"/>
                <table:table-cell table:style-name="ce107" office:value-type="string" table:number-columns-spanned="4" table:number-rows-spanned="1">
                  <text:p>Test Description</text:p>
                </table:table-cell>
                <table:covered-table-cell table:number-columns-repeated="3" table:style-name="ce107"/>
                <table:table-cell table:style-name="ce137"/>
                <table:table-cell table:style-name="ce102"/>
                <table:table-cell table:number-columns-repeated="249"/>
              </table:table-row>
              <table:table-row table:style-name="ro1" table:visibility="collapse">
                <table:table-cell table:style-name="ce102"/>
                <table:table-cell table:style-name="ce108" office:value-type="string" table:number-columns-spanned="4" table:number-rows-spanned="1">
                  <text:p>Does The Cloud System provided multi-language support? </text:p>
                </table:table-cell>
                <table:covered-table-cell table:number-columns-repeated="3" table:style-name="ce108"/>
                <table:table-cell table:style-name="ce137"/>
                <table:table-cell table:style-name="ce102"/>
                <table:table-cell table:number-columns-repeated="249"/>
              </table:table-row>
              <table:table-row table:style-name="ro1" table:visibility="collapse">
                <table:table-cell table:style-name="ce102"/>
                <table:table-cell table:style-name="ce109" table:number-columns-spanned="4" table:number-rows-spanned="1"/>
                <table:covered-table-cell table:number-columns-repeated="3"/>
                <table:table-cell table:style-name="ce137"/>
                <table:table-cell table:style-name="ce102"/>
                <table:table-cell table:number-columns-repeated="249"/>
              </table:table-row>
              <table:table-row table:style-name="ro1" table:visibility="collapse">
                <table:table-cell table:style-name="ce102"/>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37"/>
                <table:table-cell table:style-name="ce102"/>
                <table:table-cell table:number-columns-repeated="249"/>
              </table:table-row>
              <table:table-row table:style-name="ro1" table:visibility="collapse">
                <table:table-cell table:style-name="ce102"/>
                <table:table-cell table:style-name="ce110" office:value-type="string" table:number-columns-spanned="3" table:number-rows-spanned="1">
                  <text:p>Yes, it is adapted to more than 5 languages</text:p>
                </table:table-cell>
                <table:covered-table-cell table:number-columns-repeated="2" table:style-name="ce110"/>
                <table:table-cell table:style-name="ce128" office:value-type="float" office:value="5">
                  <text:p>5</text:p>
                </table:table-cell>
                <table:table-cell table:style-name="ce137"/>
                <table:table-cell table:style-name="ce102"/>
                <table:table-cell table:number-columns-repeated="249"/>
              </table:table-row>
              <table:table-row table:style-name="ro1" table:visibility="collapse">
                <table:table-cell table:style-name="ce102"/>
                <table:table-cell table:style-name="ce110" office:value-type="string" table:number-columns-spanned="3" table:number-rows-spanned="1">
                  <text:p>Yes, it is adapted to more than 1 language, but less than 5 languages</text:p>
                </table:table-cell>
                <table:covered-table-cell table:number-columns-repeated="2" table:style-name="ce110"/>
                <table:table-cell table:style-name="ce128" office:value-type="float" office:value="3">
                  <text:p>3</text:p>
                </table:table-cell>
                <table:table-cell table:style-name="ce137"/>
                <table:table-cell table:style-name="ce102"/>
                <table:table-cell table:number-columns-repeated="249"/>
              </table:table-row>
              <table:table-row table:style-name="ro1" table:visibility="collapse">
                <table:table-cell table:style-name="ce102"/>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37"/>
                <table:table-cell table:style-name="ce102"/>
                <table:table-cell table:number-columns-repeated="249"/>
              </table:table-row>
            </table:table-row-group>
            <table:table-row table:style-name="ro1">
              <table:table-cell table:style-name="ce102"/>
              <table:table-cell table:style-name="ce111" table:number-columns-repeated="3"/>
              <table:table-cell table:style-name="ce128"/>
              <table:table-cell table:style-name="ce137"/>
              <table:table-cell table:style-name="ce102"/>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102"/>
              <table:table-cell table:number-columns-repeated="249"/>
            </table:table-row>
            <table:table-row table:style-name="ro20">
              <table:table-cell table:style-name="ce97"/>
              <table:table-cell table:style-name="ce103" office:value-type="string">
                <text:p>Quota Facilities</text:p>
              </table:table-cell>
              <table:table-cell table:style-name="ce120"/>
              <table:table-cell table:style-name="ce124" office:value-type="percentage" office:value="0.2">
                <text:p>20.00%</text:p>
              </table:table-cell>
              <table:table-cell table:style-name="ce126" office:value-type="float" office:value="5">
                <text:p>5</text:p>
              </table:table-cell>
              <table:table-cell table:style-name="ce130" table:formula="of:=[.D56]*[.E56]" office:value-type="float" office:value="1">
                <text:p>1.00</text:p>
              </table:table-cell>
              <table:table-cell table:style-name="ce102"/>
              <table:table-cell office:value-type="string">
                <text:p>http://docs.openstack.org/trunk/openstack-ops/content/quotas.html</text:p>
              </table:table-cell>
              <table:table-cell table:number-columns-repeated="248"/>
            </table:table-row>
            <table:table-row-group table:display="false">
              <table:table-row table:style-name="ro1" table:visibility="collapse">
                <table:table-cell table:style-name="ce97"/>
                <table:table-cell table:style-name="ce105" table:number-columns-repeated="4"/>
                <table:table-cell table:style-name="ce137"/>
                <table:table-cell table:style-name="ce102"/>
                <table:table-cell office:value-type="string">
                  <text:p>http://docs.openstack.org/user-guide-admin/content/cli_set_quotas.html</text:p>
                </table:table-cell>
                <table:table-cell table:number-columns-repeated="248"/>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style-name="ce137"/>
                <table:table-cell table:style-name="ce102"/>
                <table:table-cell table:number-columns-repeated="249"/>
              </table:table-row>
              <table:table-row table:style-name="ro1" table:visibility="collapse">
                <table:table-cell table:style-name="ce97"/>
                <table:table-cell table:style-name="ce108" office:value-type="string" table:number-columns-spanned="4" table:number-rows-spanned="1">
                  <text:p>Does The Cloud System provide a system for user quota management?</text:p>
                </table:table-cell>
                <table:covered-table-cell table:number-columns-repeated="3" table:style-name="ce108"/>
                <table:table-cell table:style-name="ce137"/>
                <table:table-cell table:style-name="ce102"/>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37"/>
                <table:table-cell table:style-name="ce102"/>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37"/>
                <table:table-cell table:style-name="ce102"/>
                <table:table-cell table:number-columns-repeated="249"/>
              </table:table-row>
              <table:table-row table:style-name="ro1" table:visibility="collapse">
                <table:table-cell table:style-name="ce97"/>
                <table:table-cell table:style-name="ce110" office:value-type="string" table:number-columns-spanned="3" table:number-rows-spanned="1">
                  <text:p>Yes, for computing, storage and networking</text:p>
                </table:table-cell>
                <table:covered-table-cell table:number-columns-repeated="2" table:style-name="ce110"/>
                <table:table-cell table:style-name="ce128" office:value-type="float" office:value="5">
                  <text:p>5</text:p>
                </table:table-cell>
                <table:table-cell table:style-name="ce137"/>
                <table:table-cell table:style-name="ce102"/>
                <table:table-cell table:number-columns-repeated="249"/>
              </table:table-row>
              <table:table-row table:style-name="ro1" table:visibility="collapse">
                <table:table-cell table:style-name="ce97"/>
                <table:table-cell table:style-name="ce110" office:value-type="string" table:number-columns-spanned="3" table:number-rows-spanned="1">
                  <text:p>Yes, but not for all the funcionalities (i.e.: storage but not networking)</text:p>
                </table:table-cell>
                <table:covered-table-cell table:number-columns-repeated="2" table:style-name="ce110"/>
                <table:table-cell table:style-name="ce128" office:value-type="float" office:value="3">
                  <text:p>3</text:p>
                </table:table-cell>
                <table:table-cell table:style-name="ce137"/>
                <table:table-cell table:style-name="ce102"/>
                <table:table-cell table:number-columns-repeated="249"/>
              </table:table-row>
              <table:table-row table:style-name="ro1" table:visibility="collapse">
                <table:table-cell table:style-name="ce97"/>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37"/>
                <table:table-cell table:style-name="ce10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35"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2">
              <text:p>2</text:p>
            </table:table-cell>
            <table:table-cell table:style-name="ce105" office:value-type="string" table:number-columns-spanned="3" table:number-rows-spanned="1">
              <text:p>Efficiency</text:p>
            </table:table-cell>
            <table:covered-table-cell table:number-columns-repeated="2" table:style-name="ce105"/>
            <table:table-cell table:style-name="ce125" office:value-type="percentage" office:value="0.25">
              <text:p>25.00%</text:p>
            </table:table-cell>
            <table:table-cell table:style-name="ce137" table:formula="of:=SUM([.F70:.F90])" office:value-type="float" office:value="3">
              <text:p>3.00</text:p>
            </table:table-cell>
            <table:table-cell table:style-name="ce102" table:formula="of:=[.F67]*[.E67]" office:value-type="float" office:value="0.75">
              <text:p>0.75</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3" table:style-name="ce121"/>
              <table:covered-table-cell table:style-name="ce143"/>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97"/>
              <table:table-cell table:number-columns-repeated="249"/>
            </table:table-row>
            <table:table-row table:style-name="ro20">
              <table:table-cell table:style-name="ce97"/>
              <table:table-cell table:style-name="ce103" office:value-type="string">
                <text:p>Performance Testing and Benchmark Reports available</text:p>
              </table:table-cell>
              <table:table-cell table:style-name="ce120" office:value-type="string">
                <text:p>Yes</text:p>
              </table:table-cell>
              <table:table-cell table:style-name="ce124" office:value-type="percentage" office:value="0.5">
                <text:p>50.00%</text:p>
              </table:table-cell>
              <table:table-cell table:style-name="ce126" office:value-type="float" office:value="3">
                <text:p>3</text:p>
              </table:table-cell>
              <table:table-cell table:style-name="ce130" table:formula="of:=[.D70]*[.E70]" office:value-type="float" office:value="1.5">
                <text:p>1.50</text:p>
              </table:table-cell>
              <table:table-cell table:style-name="ce97"/>
              <table:table-cell office:value-type="string">
                <text:p>http://hal.inria.fr/docs/00/91/69/08/PDF/RR-8421.pdf</text:p>
              </table:table-cell>
              <table:table-cell table:number-columns-repeated="248"/>
            </table:table-row>
            <table:table-row-group table:display="false">
              <table:table-row table:style-name="ro21" table:visibility="collapse">
                <table:table-cell table:style-name="ce97"/>
                <table:table-cell table:style-name="ce103" table:number-columns-repeated="4"/>
                <table:table-cell table:style-name="ce139"/>
                <table:table-cell table:style-name="ce97"/>
                <table:table-cell office:value-type="string">
                  <text:p>http://www.openstack.org/summit/openstack-summit-hong-kong-2013/session-videos/presentation/benchmarking-openstack-performance-at-scale (<text:a xlink:href="http://thoughtsoncloud.com/index.php/2013/12/benchmarking-and-scaling-openstack-in-the-enterprise/?sf20397440=1" xlink:type="simple">http://thoughtsoncloud.com/index.php/2013/12/benchmarking-and-scaling-openstack-in-the-enterprise/?sf20397440=1</text:a>)</text:p>
                </table:table-cell>
                <table:table-cell table:number-columns-repeated="248"/>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97"/>
                <table:table-cell office:value-type="string">
                  <text:p>http://www.mirantis.com/blog/openstack-swift-configurations-performance-benchmarking/</text:p>
                </table:table-cell>
                <table:table-cell table:number-columns-repeated="248"/>
              </table:table-row>
              <table:table-row table:style-name="ro22" table:visibility="collapse">
                <table:table-cell table:style-name="ce97"/>
                <table:table-cell table:style-name="ce108"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108"/>
                <table:table-cell table:style-name="ce141"/>
                <table:table-cell table:style-name="ce97"/>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42"/>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Yes, with good results</text:p>
                </table:table-cell>
                <table:covered-table-cell table:number-columns-repeated="2" table:style-name="ce110"/>
                <table:table-cell table:style-name="ce128" office:value-type="float" office:value="5">
                  <text:p>5</text:p>
                </table:table-cell>
                <table:table-cell table:style-name="ce142"/>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Yes</text:p>
                </table:table-cell>
                <table:covered-table-cell table:number-columns-repeated="2" table:style-name="ce110"/>
                <table:table-cell table:style-name="ce128" office:value-type="float" office:value="3">
                  <text:p>3</text:p>
                </table:table-cell>
                <table:table-cell table:style-name="ce142"/>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42"/>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39"/>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97"/>
              <table:table-cell table:number-columns-repeated="249"/>
            </table:table-row>
            <table:table-row table:style-name="ro20">
              <table:table-cell table:style-name="ce97"/>
              <table:table-cell table:style-name="ce103" office:value-type="string">
                <text:p>Performance Tuning &amp; Configuration</text:p>
              </table:table-cell>
              <table:table-cell table:style-name="ce120"/>
              <table:table-cell table:style-name="ce124" office:value-type="percentage" office:value="0.5">
                <text:p>50.00%</text:p>
              </table:table-cell>
              <table:table-cell table:style-name="ce126" office:value-type="float" office:value="3">
                <text:p>3</text:p>
              </table:table-cell>
              <table:table-cell table:style-name="ce130" table:formula="of:=[.D81]*[.E81]" office:value-type="float" office:value="1.5">
                <text:p>1.50</text:p>
              </table:table-cell>
              <table:table-cell table:style-name="ce97"/>
              <table:table-cell office:value-type="string">
                <text:p>http://www.openstack.org/assets/presentation-media/openstackperformance-v4.pdf</text:p>
              </table:table-cell>
              <table:table-cell table:number-columns-repeated="248"/>
            </table:table-row>
            <table:table-row-group table:display="false">
              <table:table-row table:style-name="ro1" table:visibility="collapse">
                <table:table-cell table:style-name="ce97"/>
                <table:table-cell table:style-name="ce113" table:number-columns-spanned="5" table:number-rows-spanned="1"/>
                <table:covered-table-cell table:number-columns-repeated="3" table:style-name="ce97"/>
                <table:covered-table-cell table:style-name="ce130"/>
                <table:table-cell table:style-name="ce97"/>
                <table:table-cell office:value-type="string">
                  <text:p>http://www.slideshare.net/openstackindia/openstack-nova-and-kvm-optimisation</text:p>
                </table:table-cell>
                <table:table-cell table:number-columns-repeated="248"/>
              </table:table-row>
              <table:table-row table:style-name="ro1" table:visibility="collapse">
                <table:table-cell table:style-name="ce97"/>
                <table:table-cell table:style-name="ce114" office:value-type="string" table:number-columns-spanned="4" table:number-rows-spanned="1">
                  <text:p>Test Description</text:p>
                </table:table-cell>
                <table:covered-table-cell table:number-columns-repeated="3" table:style-name="ce114"/>
                <table:table-cell/>
                <table:table-cell table:style-name="ce97"/>
                <table:table-cell table:number-columns-repeated="249"/>
              </table:table-row>
              <table:table-row table:style-name="ro23" table:visibility="collapse">
                <table:table-cell table:style-name="ce97"/>
                <table:table-cell table:style-name="ce108"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108"/>
                <table:table-cell table:style-name="ce141"/>
                <table:table-cell table:style-name="ce97"/>
                <table:table-cell table:number-columns-repeated="249"/>
              </table:table-row>
              <table:table-row table:style-name="ro1" table:visibility="collapse">
                <table:table-cell table:style-name="ce97"/>
                <table:table-cell table:style-name="ce115" table:number-columns-spanned="4" table:number-rows-spanned="1"/>
                <table:covered-table-cell table:number-columns-repeated="3" table:style-name="ce122"/>
                <table:table-cell table:style-name="ce142"/>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14" office:value-type="string">
                  <text:p>Score</text:p>
                </table:table-cell>
                <table:table-cell/>
                <table:table-cell table:style-name="ce97"/>
                <table:table-cell table:number-columns-repeated="249"/>
              </table:table-row>
              <table:table-row table:style-name="ro21" table:visibility="collapse">
                <table:table-cell/>
                <table:table-cell table:style-name="ce116" office:value-type="string" table:number-columns-spanned="3" table:number-rows-spanned="1">
                  <text:p>Yes, Extensive</text:p>
                </table:table-cell>
                <table:covered-table-cell table:number-columns-repeated="2" table:style-name="ce116"/>
                <table:table-cell table:style-name="ce129" office:value-type="float" office:value="5">
                  <text:p>5</text:p>
                </table:table-cell>
                <table:table-cell table:style-name="ce144"/>
                <table:table-cell table:number-columns-repeated="250"/>
              </table:table-row>
              <table:table-row table:style-name="ro21" table:visibility="collapse">
                <table:table-cell/>
                <table:table-cell table:style-name="ce116" office:value-type="string" table:number-columns-spanned="3" table:number-rows-spanned="1">
                  <text:p>Yes, Some</text:p>
                </table:table-cell>
                <table:covered-table-cell table:number-columns-repeated="2" table:style-name="ce116"/>
                <table:table-cell table:style-name="ce129" office:value-type="float" office:value="3">
                  <text:p>3</text:p>
                </table:table-cell>
                <table:table-cell table:style-name="ce144"/>
                <table:table-cell table:number-columns-repeated="250"/>
              </table:table-row>
              <table:table-row table:style-name="ro21" table:visibility="collapse">
                <table:table-cell/>
                <table:table-cell table:style-name="ce116" office:value-type="string" table:number-columns-spanned="3" table:number-rows-spanned="1">
                  <text:p>No</text:p>
                </table:table-cell>
                <table:covered-table-cell table:number-columns-repeated="2" table:style-name="ce116"/>
                <table:table-cell table:style-name="ce129" office:value-type="float" office:value="1">
                  <text:p>1</text:p>
                </table:table-cell>
                <table:table-cell table:style-name="ce144"/>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35"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3">
              <text:p>3</text:p>
            </table:table-cell>
            <table:table-cell table:style-name="ce105" office:value-type="string" table:number-columns-spanned="3" table:number-rows-spanned="1">
              <text:p>Support</text:p>
            </table:table-cell>
            <table:covered-table-cell table:number-columns-repeated="2" table:style-name="ce105"/>
            <table:table-cell table:style-name="ce125" office:value-type="percentage" office:value="0.2">
              <text:p>20.00%</text:p>
            </table:table-cell>
            <table:table-cell table:style-name="ce137" table:formula="of:=SUM([.F96:.F105])" office:value-type="float" office:value="5">
              <text:p>5.00</text:p>
            </table:table-cell>
            <table:table-cell table:style-name="ce102" table:formula="of:=[.F93]*[.E93]" office:value-type="float" office:value="1">
              <text:p>1</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3" table:style-name="ce121"/>
              <table:covered-table-cell table:style-name="ce143"/>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97"/>
              <table:table-cell table:number-columns-repeated="249"/>
            </table:table-row>
            <table:table-row table:style-name="ro1">
              <table:table-cell table:style-name="ce97"/>
              <table:table-cell table:style-name="ce103" office:value-type="string">
                <text:p>Company Support</text:p>
              </table:table-cell>
              <table:table-cell table:style-name="ce120"/>
              <table:table-cell table:style-name="ce124" office:value-type="percentage" office:value="1">
                <text:p>100.00%</text:p>
              </table:table-cell>
              <table:table-cell table:style-name="ce126" office:value-type="float" office:value="5">
                <text:p>5</text:p>
              </table:table-cell>
              <table:table-cell table:style-name="ce130" table:formula="of:=[.D96]*[.E96]" office:value-type="float" office:value="5">
                <text:p>5.00</text:p>
              </table:table-cell>
              <table:table-cell table:style-name="ce97"/>
              <table:table-cell office:value-type="string">
                <text:p>http://www.rackspace.com/cloud/openstack/</text:p>
              </table:table-cell>
              <table:table-cell table:number-columns-repeated="248"/>
            </table:table-row>
            <table:table-row-group table:display="false">
              <table:table-row table:style-name="ro1" table:visibility="collapse">
                <table:table-cell table:style-name="ce97"/>
                <table:table-cell table:style-name="ce103" table:number-columns-repeated="4"/>
                <table:table-cell table:style-name="ce139"/>
                <table:table-cell table:style-name="ce97"/>
                <table:table-cell office:value-type="string">
                  <text:p>http://support.rackspace.com/</text:p>
                </table:table-cell>
                <table:table-cell table:number-columns-repeated="248"/>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97"/>
                <table:table-cell office:value-type="string">
                  <text:p>http://www.mirantis.com/openstack-services/support/</text:p>
                </table:table-cell>
                <table:table-cell table:number-columns-repeated="248"/>
              </table:table-row>
              <table:table-row table:style-name="ro1" table:visibility="collapse">
                <table:table-cell table:style-name="ce97"/>
                <table:table-cell table:style-name="ce108" office:value-type="string" table:number-columns-spanned="4" table:number-rows-spanned="1">
                  <text:p>The amount of companies providing support</text:p>
                </table:table-cell>
                <table:covered-table-cell table:number-columns-repeated="3" table:style-name="ce108"/>
                <table:table-cell table:style-name="ce141"/>
                <table:table-cell table:style-name="ce97"/>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42"/>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More than one company providing support</text:p>
                </table:table-cell>
                <table:covered-table-cell table:number-columns-repeated="2" table:style-name="ce110"/>
                <table:table-cell table:style-name="ce128" office:value-type="float" office:value="5">
                  <text:p>5</text:p>
                </table:table-cell>
                <table:table-cell table:style-name="ce142"/>
                <table:table-cell table:style-name="ce97"/>
                <table:table-cell table:number-columns-repeated="249"/>
              </table:table-row>
              <table:table-row table:style-name="ro1" table:visibility="collapse">
                <table:table-cell table:style-name="ce97"/>
                <table:table-cell table:style-name="ce117" office:value-type="string" table:number-columns-spanned="3" table:number-rows-spanned="1">
                  <text:p>Just one company providing support</text:p>
                </table:table-cell>
                <table:covered-table-cell table:number-columns-repeated="2" table:style-name="ce110"/>
                <table:table-cell table:style-name="ce128" office:value-type="float" office:value="3">
                  <text:p>3</text:p>
                </table:table-cell>
                <table:table-cell table:style-name="ce142"/>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No companies provide support</text:p>
                </table:table-cell>
                <table:covered-table-cell table:number-columns-repeated="2" table:style-name="ce111"/>
                <table:table-cell table:style-name="ce128" office:value-type="float" office:value="1">
                  <text:p>1</text:p>
                </table:table-cell>
                <table:table-cell table:style-name="ce142"/>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39"/>
              <table:table-cell table:style-name="ce97"/>
              <table:table-cell table:number-columns-repeated="249"/>
            </table:table-row>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35"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4">
              <text:p>4</text:p>
            </table:table-cell>
            <table:table-cell table:style-name="ce105" office:value-type="string" table:number-columns-spanned="3" table:number-rows-spanned="1">
              <text:p>Documentation</text:p>
            </table:table-cell>
            <table:covered-table-cell table:number-columns-repeated="2" table:style-name="ce105"/>
            <table:table-cell table:style-name="ce125" office:value-type="percentage" office:value="0.15">
              <text:p>15.00%</text:p>
            </table:table-cell>
            <table:table-cell table:style-name="ce137" table:formula="of:=SUM([.F111:.F135])" office:value-type="float" office:value="4.5">
              <text:p>4.50</text:p>
            </table:table-cell>
            <table:table-cell table:style-name="ce102" table:formula="of:=[.F108]*[.E108]" office:value-type="float" office:value="0.675">
              <text:p>0.68</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3" table:style-name="ce121"/>
              <table:covered-table-cell table:style-name="ce143"/>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97"/>
              <table:table-cell table:number-columns-repeated="249"/>
            </table:table-row>
            <table:table-row table:style-name="ro20">
              <table:table-cell table:style-name="ce97"/>
              <table:table-cell table:style-name="ce103" office:value-type="string">
                <text:p>Documentation Update</text:p>
              </table:table-cell>
              <table:table-cell table:style-name="ce120" office:value-type="string">
                <text:p>Yes</text:p>
              </table:table-cell>
              <table:table-cell table:style-name="ce124" office:value-type="percentage" office:value="0.5">
                <text:p>50.00%</text:p>
              </table:table-cell>
              <table:table-cell table:style-name="ce126" office:value-type="float" office:value="4">
                <text:p>4</text:p>
              </table:table-cell>
              <table:table-cell table:style-name="ce130" table:formula="of:=[.D111]*[.E111]" office:value-type="float" office:value="2">
                <text:p>2.00</text:p>
              </table:table-cell>
              <table:table-cell table:style-name="ce97"/>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1" table:visibility="collapse">
                <table:table-cell table:style-name="ce97"/>
                <table:table-cell table:style-name="ce103" table:number-columns-repeated="4"/>
                <table:table-cell table:style-name="ce139"/>
                <table:table-cell table:style-name="ce97"/>
                <table:table-cell office:value-type="string">
                  <text:p>mysql&gt; 2013-11-22</text:p>
                </table:table-cell>
                <table:table-cell table:number-columns-repeated="248"/>
              </table:table-row>
              <table:table-row table:style-name="ro1" table:visibility="collapse">
                <table:table-cell table:style-name="ce97"/>
                <table:table-cell table:style-name="ce107" office:value-type="string" table:number-columns-spanned="4" table:number-rows-spanned="1">
                  <text:p>Metric Description</text:p>
                </table:table-cell>
                <table:covered-table-cell table:number-columns-repeated="3" table:style-name="ce107"/>
                <table:table-cell/>
                <table:table-cell table:style-name="ce97"/>
                <table:table-cell table:number-columns-repeated="249"/>
              </table:table-row>
              <table:table-row table:style-name="ro1" table:visibility="collapse">
                <table:table-cell table:style-name="ce97"/>
                <table:table-cell table:style-name="ce108" office:value-type="string" table:number-columns-spanned="4" table:number-rows-spanned="1">
                  <text:p>When was the last time that documentation was updated?</text:p>
                </table:table-cell>
                <table:covered-table-cell table:number-columns-repeated="3" table:style-name="ce108"/>
                <table:table-cell table:style-name="ce141"/>
                <table:table-cell table:style-name="ce97"/>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42"/>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Metric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24" table:visibility="collapse">
                <table:table-cell table:style-name="ce97"/>
                <table:table-cell table:style-name="ce110" office:value-type="string" table:number-columns-spanned="3" table:number-rows-spanned="1">
                  <text:p>Documentation was updated last week</text:p>
                </table:table-cell>
                <table:covered-table-cell table:number-columns-repeated="2" table:style-name="ce110"/>
                <table:table-cell table:style-name="ce128" office:value-type="float" office:value="5">
                  <text:p>5</text:p>
                </table:table-cell>
                <table:table-cell table:style-name="ce142"/>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Documentation was updated last month</text:p>
                </table:table-cell>
                <table:covered-table-cell table:number-columns-repeated="2" table:style-name="ce111"/>
                <table:table-cell table:style-name="ce128" office:value-type="float" office:value="4">
                  <text:p>4</text:p>
                </table:table-cell>
                <table:table-cell table:style-name="ce142"/>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Documentation was updated last three month</text:p>
                </table:table-cell>
                <table:covered-table-cell table:number-columns-repeated="2" table:style-name="ce110"/>
                <table:table-cell table:style-name="ce128" office:value-type="float" office:value="3">
                  <text:p>3</text:p>
                </table:table-cell>
                <table:table-cell table:style-name="ce142"/>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Documentation was updated last year</text:p>
                </table:table-cell>
                <table:covered-table-cell table:number-columns-repeated="2" table:style-name="ce110"/>
                <table:table-cell table:style-name="ce128" office:value-type="float" office:value="2">
                  <text:p>2</text:p>
                </table:table-cell>
                <table:table-cell table:style-name="ce142"/>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No documentation updated in one year</text:p>
                </table:table-cell>
                <table:covered-table-cell table:number-columns-repeated="2" table:style-name="ce111"/>
                <table:table-cell table:style-name="ce128" office:value-type="float" office:value="1">
                  <text:p>1</text:p>
                </table:table-cell>
                <table:table-cell table:style-name="ce142"/>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39"/>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97"/>
              <table:table-cell table:number-columns-repeated="249"/>
            </table:table-row>
            <table:table-row table:style-name="ro20">
              <table:table-cell table:style-name="ce97"/>
              <table:table-cell table:style-name="ce103" office:value-type="string">
                <text:p>Number of contributors to documentation</text:p>
              </table:table-cell>
              <table:table-cell table:style-name="ce120"/>
              <table:table-cell table:style-name="ce124" office:value-type="percentage" office:value="0.5">
                <text:p>50.00%</text:p>
              </table:table-cell>
              <table:table-cell table:style-name="ce126" office:value-type="float" office:value="5">
                <text:p>5</text:p>
              </table:table-cell>
              <table:table-cell table:style-name="ce130" table:formula="of:=[.D124]*[.E124]" office:value-type="float" office:value="2.5">
                <text:p>2.50</text:p>
              </table:table-cell>
              <table:table-cell table:style-name="ce97"/>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1" table:visibility="collapse">
                <table:table-cell table:style-name="ce97"/>
                <table:table-cell table:style-name="ce113" table:number-columns-spanned="5" table:number-rows-spanned="1"/>
                <table:covered-table-cell table:number-columns-repeated="3" table:style-name="ce97"/>
                <table:covered-table-cell table:style-name="ce130"/>
                <table:table-cell table:style-name="ce97"/>
                <table:table-cell office:value-type="string">
                  <text:p>mysql&gt; 45</text:p>
                </table:table-cell>
                <table:table-cell table:number-columns-repeated="248"/>
              </table:table-row>
              <table:table-row table:style-name="ro1" table:visibility="collapse">
                <table:table-cell table:style-name="ce97"/>
                <table:table-cell table:style-name="ce114" office:value-type="string" table:number-columns-spanned="4" table:number-rows-spanned="1">
                  <text:p>Test Description</text:p>
                </table:table-cell>
                <table:covered-table-cell table:number-columns-repeated="3" table:style-name="ce114"/>
                <table:table-cell/>
                <table:table-cell table:style-name="ce97"/>
                <table:table-cell table:number-columns-repeated="249"/>
              </table:table-row>
              <table:table-row table:style-name="ro1" table:visibility="collapse">
                <table:table-cell table:style-name="ce97"/>
                <table:table-cell table:style-name="ce118" office:value-type="string" table:number-columns-spanned="4" table:number-rows-spanned="1">
                  <text:p>Amount of people who contributed to documentation on last year</text:p>
                </table:table-cell>
                <table:covered-table-cell table:number-columns-repeated="3" table:style-name="ce118"/>
                <table:table-cell table:style-name="ce141"/>
                <table:table-cell table:style-name="ce97"/>
                <table:table-cell table:number-columns-repeated="249"/>
              </table:table-row>
              <table:table-row table:style-name="ro1" table:visibility="collapse">
                <table:table-cell table:style-name="ce97"/>
                <table:table-cell table:style-name="ce115" table:number-columns-spanned="4" table:number-rows-spanned="1"/>
                <table:covered-table-cell table:number-columns-repeated="3" table:style-name="ce122"/>
                <table:table-cell table:style-name="ce142"/>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14" office:value-type="string">
                  <text:p>Score</text:p>
                </table:table-cell>
                <table:table-cell/>
                <table:table-cell table:style-name="ce97"/>
                <table:table-cell table:number-columns-repeated="249"/>
              </table:table-row>
              <table:table-row table:style-name="ro21" table:visibility="collapse">
                <table:table-cell/>
                <table:table-cell table:style-name="ce116" office:value-type="string" table:number-columns-spanned="3" table:number-rows-spanned="1">
                  <text:p>10 or more people</text:p>
                </table:table-cell>
                <table:covered-table-cell table:number-columns-repeated="2" table:style-name="ce116"/>
                <table:table-cell table:style-name="ce129" office:value-type="float" office:value="5">
                  <text:p>5</text:p>
                </table:table-cell>
                <table:table-cell table:style-name="ce144"/>
                <table:table-cell table:number-columns-repeated="250"/>
              </table:table-row>
              <table:table-row table:style-name="ro21" table:visibility="collapse">
                <table:table-cell/>
                <table:table-cell table:style-name="ce116" office:value-type="string">
                  <text:p>5 to 10 people</text:p>
                </table:table-cell>
                <table:table-cell table:style-name="ce116" table:number-columns-repeated="2"/>
                <table:table-cell table:style-name="ce129" office:value-type="float" office:value="4">
                  <text:p>4</text:p>
                </table:table-cell>
                <table:table-cell table:style-name="ce144"/>
                <table:table-cell table:number-columns-repeated="250"/>
              </table:table-row>
              <table:table-row table:style-name="ro21" table:visibility="collapse">
                <table:table-cell/>
                <table:table-cell table:style-name="ce116" office:value-type="string">
                  <text:p>2 to 5 people</text:p>
                </table:table-cell>
                <table:table-cell table:style-name="ce116" table:number-columns-repeated="2"/>
                <table:table-cell table:style-name="ce129" office:value-type="float" office:value="3">
                  <text:p>3</text:p>
                </table:table-cell>
                <table:table-cell table:style-name="ce144"/>
                <table:table-cell table:number-columns-repeated="250"/>
              </table:table-row>
              <table:table-row table:style-name="ro21" table:visibility="collapse">
                <table:table-cell/>
                <table:table-cell table:style-name="ce116" office:value-type="string" table:number-columns-spanned="3" table:number-rows-spanned="1">
                  <text:p>1 people</text:p>
                </table:table-cell>
                <table:covered-table-cell table:number-columns-repeated="2" table:style-name="ce116"/>
                <table:table-cell table:style-name="ce129" office:value-type="float" office:value="2">
                  <text:p>2</text:p>
                </table:table-cell>
                <table:table-cell table:style-name="ce144"/>
                <table:table-cell table:number-columns-repeated="250"/>
              </table:table-row>
              <table:table-row table:style-name="ro21" table:visibility="collapse">
                <table:table-cell/>
                <table:table-cell table:style-name="ce116" office:value-type="string" table:number-columns-spanned="3" table:number-rows-spanned="1">
                  <text:p>0 people</text:p>
                </table:table-cell>
                <table:covered-table-cell table:number-columns-repeated="2" table:style-name="ce116"/>
                <table:table-cell table:style-name="ce129" office:value-type="float" office:value="1">
                  <text:p>1</text:p>
                </table:table-cell>
                <table:table-cell table:style-name="ce144"/>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35"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5">
              <text:p>5</text:p>
            </table:table-cell>
            <table:table-cell table:style-name="ce105" office:value-type="string" table:number-columns-spanned="3" table:number-rows-spanned="1">
              <text:p>Community</text:p>
            </table:table-cell>
            <table:covered-table-cell table:number-columns-repeated="2" table:style-name="ce105"/>
            <table:table-cell table:style-name="ce125" office:value-type="percentage" office:value="0.2">
              <text:p>20.00%</text:p>
            </table:table-cell>
            <table:table-cell table:style-name="ce137" table:formula="of:=SUM([.F141:.F167])" office:value-type="float" office:value="2.6">
              <text:p>2.60</text:p>
            </table:table-cell>
            <table:table-cell table:style-name="ce102" table:formula="of:=[.F138]*[.E138]" office:value-type="float" office:value="0.52">
              <text:p>0.52</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3" table:style-name="ce121"/>
              <table:covered-table-cell table:style-name="ce143"/>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97"/>
              <table:table-cell table:number-columns-repeated="249"/>
            </table:table-row>
            <table:table-row table:style-name="ro20">
              <table:table-cell table:style-name="ce97"/>
              <table:table-cell table:style-name="ce103" office:value-type="string">
                <text:p>Mean commits / developer last month</text:p>
              </table:table-cell>
              <table:table-cell table:style-name="ce120"/>
              <table:table-cell table:style-name="ce124" office:value-type="percentage" office:value="0.4">
                <text:p>40.00%</text:p>
              </table:table-cell>
              <table:table-cell table:style-name="ce126" office:value-type="float" office:value="3">
                <text:p>3</text:p>
              </table:table-cell>
              <table:table-cell table:style-name="ce130" table:formula="of:=[.D141]*[.E141]" office:value-type="float" office:value="1.2">
                <text:p>1.20</text:p>
              </table:table-cell>
              <table:table-cell table:style-name="ce97"/>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1" table:visibility="collapse">
                <table:table-cell table:style-name="ce97"/>
                <table:table-cell table:style-name="ce103" table:number-columns-repeated="4"/>
                <table:table-cell table:style-name="ce139"/>
                <table:table-cell table:style-name="ce97"/>
                <table:table-cell office:value-type="string">
                  <text:p>mysql&gt; </text:p>
                </table:table-cell>
                <table:table-cell office:value-type="float" office:value="78">
                  <text:p>78</text:p>
                </table:table-cell>
                <table:table-cell table:number-columns-repeated="247"/>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97"/>
                <table:table-cell table:number-columns-repeated="249"/>
              </table:table-row>
              <table:table-row table:style-name="ro1" table:visibility="collapse">
                <table:table-cell table:style-name="ce97"/>
                <table:table-cell table:style-name="ce108" office:value-type="string" table:number-columns-spanned="4" table:number-rows-spanned="1">
                  <text:p>Which was the mean number of commits per developer last month?</text:p>
                </table:table-cell>
                <table:covered-table-cell table:number-columns-repeated="3" table:style-name="ce108"/>
                <table:table-cell table:style-name="ce141"/>
                <table:table-cell table:style-name="ce97"/>
                <table:table-cell office:value-type="string">
                  <text:p>mysql&gt; SELECT COUNT(s.id) FROM scmlog s, people p WHERE s.committer_id=p.id AND YEAR(s.date)="2013" AND MONTH(s.date)="11";</text:p>
                </table:table-cell>
                <table:table-cell table:number-columns-repeated="248"/>
              </table:table-row>
              <table:table-row table:style-name="ro1" table:visibility="collapse">
                <table:table-cell table:style-name="ce97"/>
                <table:table-cell table:style-name="ce109" table:number-columns-spanned="4" table:number-rows-spanned="1"/>
                <table:covered-table-cell table:number-columns-repeated="3"/>
                <table:table-cell table:style-name="ce142"/>
                <table:table-cell table:style-name="ce97"/>
                <table:table-cell office:value-type="string">
                  <text:p>mysql&gt; </text:p>
                </table:table-cell>
                <table:table-cell office:value-type="float" office:value="395">
                  <text:p>395</text:p>
                </table:table-cell>
                <table:table-cell table:number-columns-repeated="247"/>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20 or more commits / developer</text:p>
                </table:table-cell>
                <table:covered-table-cell table:number-columns-repeated="2" table:style-name="ce110"/>
                <table:table-cell table:style-name="ce128" office:value-type="float" office:value="5">
                  <text:p>5</text:p>
                </table:table-cell>
                <table:table-cell table:style-name="ce142"/>
                <table:table-cell table:style-name="ce97"/>
                <table:table-cell office:value-type="string">
                  <text:p>com/dev:</text:p>
                </table:table-cell>
                <table:table-cell table:formula="of:=[.$I145]/[.$I142]" office:value-type="float" office:value="5.06410256410256">
                  <text:p>5.06</text:p>
                </table:table-cell>
                <table:table-cell table:number-columns-repeated="247"/>
              </table:table-row>
              <table:table-row table:style-name="ro1" table:visibility="collapse">
                <table:table-cell table:style-name="ce97"/>
                <table:table-cell table:style-name="ce111" office:value-type="string" table:number-columns-spanned="3" table:number-rows-spanned="1">
                  <text:p>10 to 20 commits / developer</text:p>
                </table:table-cell>
                <table:covered-table-cell table:number-columns-repeated="2" table:style-name="ce111"/>
                <table:table-cell table:style-name="ce128" office:value-type="float" office:value="4">
                  <text:p>4</text:p>
                </table:table-cell>
                <table:table-cell table:style-name="ce142"/>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5 to 10 commits / developer</text:p>
                </table:table-cell>
                <table:covered-table-cell table:number-columns-repeated="2" table:style-name="ce110"/>
                <table:table-cell table:style-name="ce128" office:value-type="float" office:value="3">
                  <text:p>3</text:p>
                </table:table-cell>
                <table:table-cell table:style-name="ce142"/>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1 to 5 commits / developer</text:p>
                </table:table-cell>
                <table:covered-table-cell table:number-columns-repeated="2" table:style-name="ce110"/>
                <table:table-cell table:style-name="ce128" office:value-type="float" office:value="2">
                  <text:p>2</text:p>
                </table:table-cell>
                <table:table-cell table:style-name="ce142"/>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lt; 1 commit / developer</text:p>
                </table:table-cell>
                <table:covered-table-cell table:number-columns-repeated="2" table:style-name="ce111"/>
                <table:table-cell table:style-name="ce128" office:value-type="float" office:value="1">
                  <text:p>1</text:p>
                </table:table-cell>
                <table:table-cell table:style-name="ce142"/>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39"/>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style-name="ce97"/>
              <table:table-cell table:number-columns-repeated="249"/>
            </table:table-row>
            <table:table-row table:style-name="ro20">
              <table:table-cell table:style-name="ce97"/>
              <table:table-cell table:style-name="ce103" office:value-type="string">
                <text:p>Percent of files touched by only one developer</text:p>
              </table:table-cell>
              <table:table-cell table:style-name="ce120"/>
              <table:table-cell table:style-name="ce124" office:value-type="percentage" office:value="0.2">
                <text:p>20.00%</text:p>
              </table:table-cell>
              <table:table-cell table:style-name="ce126" office:value-type="float" office:value="1">
                <text:p>1</text:p>
              </table:table-cell>
              <table:table-cell table:style-name="ce130" table:formula="of:=[.D154]*[.E154]" office:value-type="float" office:value="0.2">
                <text:p>0.20</text:p>
              </table:table-cell>
              <table:table-cell table:style-name="ce97"/>
              <table:table-cell office:value-type="string">
                <text:p>mysql&gt; SELECT COUNT(DISTINCT(file_path)) FROM file_links;</text:p>
              </table:table-cell>
              <table:table-cell table:number-columns-repeated="248"/>
            </table:table-row>
            <table:table-row-group table:display="false">
              <table:table-row table:style-name="ro1" table:visibility="collapse">
                <table:table-cell table:style-name="ce97"/>
                <table:table-cell table:style-name="ce113" table:number-columns-spanned="5" table:number-rows-spanned="1"/>
                <table:covered-table-cell table:number-columns-repeated="3" table:style-name="ce97"/>
                <table:covered-table-cell table:style-name="ce130"/>
                <table:table-cell table:style-name="ce97"/>
                <table:table-cell office:value-type="string">
                  <text:p>mysql&gt; </text:p>
                </table:table-cell>
                <table:table-cell office:value-type="float" office:value="9762">
                  <text:p>9762</text:p>
                </table:table-cell>
                <table:table-cell table:number-columns-repeated="247"/>
              </table:table-row>
              <table:table-row table:style-name="ro1" table:visibility="collapse">
                <table:table-cell table:style-name="ce97"/>
                <table:table-cell table:style-name="ce114" office:value-type="string" table:number-columns-spanned="4" table:number-rows-spanned="1">
                  <text:p>Test Description</text:p>
                </table:table-cell>
                <table:covered-table-cell table:number-columns-repeated="3" table:style-name="ce114"/>
                <table:table-cell/>
                <table:table-cell table:style-name="ce97"/>
                <table:table-cell table:number-columns-repeated="249"/>
              </table:table-row>
              <table:table-row table:style-name="ro23" table:visibility="collapse">
                <table:table-cell table:style-name="ce97"/>
                <table:table-cell table:style-name="ce108" office:value-type="string" table:number-columns-spanned="4" table:number-rows-spanned="1">
                  <text:p>% of source code files modified only by one developer</text:p>
                </table:table-cell>
                <table:covered-table-cell table:number-columns-repeated="3" table:style-name="ce108"/>
                <table:table-cell table:style-name="ce141"/>
                <table:table-cell table:style-name="ce97"/>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1" table:visibility="collapse">
                <table:table-cell table:style-name="ce97"/>
                <table:table-cell table:style-name="ce115" table:number-columns-spanned="4" table:number-rows-spanned="1"/>
                <table:covered-table-cell table:number-columns-repeated="3" table:style-name="ce122"/>
                <table:table-cell table:style-name="ce142"/>
                <table:table-cell table:style-name="ce97"/>
                <table:table-cell office:value-type="string">
                  <text:p>mysql&gt; </text:p>
                </table:table-cell>
                <table:table-cell office:value-type="float" office:value="8867">
                  <text:p>8867</text:p>
                </table:table-cell>
                <table:table-cell table:number-columns-repeated="247"/>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14" office:value-type="string">
                  <text:p>Score</text:p>
                </table:table-cell>
                <table:table-cell/>
                <table:table-cell table:style-name="ce97"/>
                <table:table-cell table:number-columns-repeated="249"/>
              </table:table-row>
              <table:table-row table:style-name="ro21" table:visibility="collapse">
                <table:table-cell/>
                <table:table-cell table:style-name="ce119" office:value-type="string" table:number-columns-spanned="3" table:number-rows-spanned="1">
                  <text:p>&lt;5%</text:p>
                </table:table-cell>
                <table:covered-table-cell table:number-columns-repeated="2" table:style-name="ce119"/>
                <table:table-cell table:style-name="ce129" office:value-type="float" office:value="5">
                  <text:p>5</text:p>
                </table:table-cell>
                <table:table-cell table:style-name="ce144"/>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21" table:visibility="collapse">
                <table:table-cell/>
                <table:table-cell table:style-name="ce119" office:value-type="string" table:number-columns-spanned="3" table:number-rows-spanned="1">
                  <text:p>[5% – 10%]</text:p>
                </table:table-cell>
                <table:covered-table-cell table:number-columns-repeated="2" table:style-name="ce119"/>
                <table:table-cell table:style-name="ce129" office:value-type="float" office:value="4">
                  <text:p>4</text:p>
                </table:table-cell>
                <table:table-cell table:style-name="ce144"/>
                <table:table-cell table:number-columns-repeated="250"/>
              </table:table-row>
              <table:table-row table:style-name="ro21" table:visibility="collapse">
                <table:table-cell/>
                <table:table-cell table:style-name="ce119" office:value-type="string" table:number-columns-spanned="3" table:number-rows-spanned="1">
                  <text:p>[10% – 20%]</text:p>
                </table:table-cell>
                <table:covered-table-cell table:number-columns-repeated="2" table:style-name="ce119"/>
                <table:table-cell table:style-name="ce129" office:value-type="float" office:value="3">
                  <text:p>3</text:p>
                </table:table-cell>
                <table:table-cell table:style-name="ce144"/>
                <table:table-cell table:number-columns-repeated="250"/>
              </table:table-row>
              <table:table-row table:style-name="ro21" table:visibility="collapse">
                <table:table-cell/>
                <table:table-cell table:style-name="ce119" office:value-type="string" table:number-columns-spanned="3" table:number-rows-spanned="1">
                  <text:p>[20% – 50%]</text:p>
                </table:table-cell>
                <table:covered-table-cell table:number-columns-repeated="2" table:style-name="ce119"/>
                <table:table-cell table:style-name="ce129" office:value-type="float" office:value="2">
                  <text:p>2</text:p>
                </table:table-cell>
                <table:table-cell table:style-name="ce144"/>
                <table:table-cell table:number-columns-repeated="250"/>
              </table:table-row>
              <table:table-row table:style-name="ro21" table:visibility="collapse">
                <table:table-cell/>
                <table:table-cell table:style-name="ce119" office:value-type="string" table:number-columns-spanned="3" table:number-rows-spanned="1">
                  <text:p>&gt; 50%</text:p>
                </table:table-cell>
                <table:covered-table-cell table:number-columns-repeated="2" table:style-name="ce119"/>
                <table:table-cell table:style-name="ce129" office:value-type="float" office:value="1">
                  <text:p>1</text:p>
                </table:table-cell>
                <table:table-cell table:style-name="ce144"/>
                <table:table-cell table:number-columns-repeated="250"/>
              </table:table-row>
            </table:table-row-group>
            <table:table-row table:style-name="ro1">
              <table:table-cell table:number-columns-repeated="256"/>
            </table:table-row>
            <table:table-row table:style-name="ro1">
              <table:table-cell/>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38" office:value-type="string">
                <text:p>Weighted Score</text:p>
              </table:table-cell>
              <table:table-cell table:number-columns-repeated="250"/>
            </table:table-row>
            <table:table-row table:style-name="ro1">
              <table:table-cell/>
              <table:table-cell table:style-name="ce103" office:value-type="string">
                <text:p>Community growth (commit number variation)</text:p>
              </table:table-cell>
              <table:table-cell table:style-name="ce120"/>
              <table:table-cell table:style-name="ce124" office:value-type="percentage" office:value="0.4">
                <text:p>40.00%</text:p>
              </table:table-cell>
              <table:table-cell table:style-name="ce126" office:value-type="float" office:value="3">
                <text:p>3</text:p>
              </table:table-cell>
              <table:table-cell table:style-name="ce130" table:formula="of:=[.D167]*[.E167]" office:value-type="float" office:value="1.2">
                <text:p>1.20</text:p>
              </table:table-cell>
              <table:table-cell/>
              <table:table-cell office:value-type="string">
                <text:p>mysql&gt; SELECT COUNT(s.id) FROM scmlog s, people p WHERE YEAR(s.date)="2012" AND s.committer_id=p.id;</text:p>
              </table:table-cell>
              <table:table-cell table:number-columns-repeated="248"/>
            </table:table-row>
            <table:table-row-group table:display="false">
              <table:table-row table:style-name="ro1" table:visibility="collapse">
                <table:table-cell/>
                <table:table-cell table:style-name="ce113" table:number-columns-spanned="5" table:number-rows-spanned="1"/>
                <table:covered-table-cell table:number-columns-repeated="3" table:style-name="ce97"/>
                <table:covered-table-cell table:style-name="ce130"/>
                <table:table-cell/>
                <table:table-cell office:value-type="string">
                  <text:p>mysql&gt; </text:p>
                </table:table-cell>
                <table:table-cell office:value-type="float" office:value="6543">
                  <text:p>6543</text:p>
                </table:table-cell>
                <table:table-cell table:number-columns-repeated="247"/>
              </table:table-row>
              <table:table-row table:style-name="ro1" table:visibility="collapse">
                <table:table-cell/>
                <table:table-cell table:style-name="ce114" office:value-type="string" table:number-columns-spanned="4" table:number-rows-spanned="1">
                  <text:p>Test Description</text:p>
                </table:table-cell>
                <table:covered-table-cell table:number-columns-repeated="3" table:style-name="ce114"/>
                <table:table-cell table:number-columns-repeated="251"/>
              </table:table-row>
              <table:table-row table:style-name="ro25" table:visibility="collapse">
                <table:table-cell/>
                <table:table-cell table:style-name="ce108"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108"/>
                <table:table-cell table:style-name="ce141"/>
                <table:table-cell/>
                <table:table-cell office:value-type="string">
                  <text:p>mysql&gt; SELECT COUNT(s.id) FROM scmlog s, people p WHERE YEAR(s.date)="2013" AND s.committer_id=p.id;</text:p>
                </table:table-cell>
                <table:table-cell table:number-columns-repeated="248"/>
              </table:table-row>
              <table:table-row table:style-name="ro1" table:visibility="collapse">
                <table:table-cell/>
                <table:table-cell table:style-name="ce115" table:number-columns-spanned="4" table:number-rows-spanned="1"/>
                <table:covered-table-cell table:number-columns-repeated="3" table:style-name="ce122"/>
                <table:table-cell table:style-name="ce142"/>
                <table:table-cell/>
                <table:table-cell office:value-type="string">
                  <text:p>mysql&gt; </text:p>
                </table:table-cell>
                <table:table-cell office:value-type="float" office:value="7713">
                  <text:p>7713</text:p>
                </table:table-cell>
                <table:table-cell table:number-columns-repeated="247"/>
              </table:table-row>
              <table:table-row table:style-name="ro1" table:visibility="collapse">
                <table:table-cell/>
                <table:table-cell table:style-name="ce107" office:value-type="string" table:number-columns-spanned="3" table:number-rows-spanned="1">
                  <text:p>Test Score Specification</text:p>
                </table:table-cell>
                <table:covered-table-cell table:number-columns-repeated="2" table:style-name="ce107"/>
                <table:table-cell table:style-name="ce114" office:value-type="string">
                  <text:p>Score</text:p>
                </table:table-cell>
                <table:table-cell table:number-columns-repeated="251"/>
              </table:table-row>
              <table:table-row table:style-name="ro21" table:visibility="collapse">
                <table:table-cell/>
                <table:table-cell table:style-name="ce119" office:value-type="string" table:number-columns-spanned="3" table:number-rows-spanned="1">
                  <text:p>&gt;= 50%</text:p>
                </table:table-cell>
                <table:covered-table-cell table:number-columns-repeated="2" table:style-name="ce119"/>
                <table:table-cell table:style-name="ce129" office:value-type="float" office:value="5">
                  <text:p>5</text:p>
                </table:table-cell>
                <table:table-cell table:style-name="ce144"/>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21" table:visibility="collapse">
                <table:table-cell/>
                <table:table-cell table:style-name="ce119" office:value-type="string" table:number-columns-spanned="3" table:number-rows-spanned="1">
                  <text:p>25 to 50 %</text:p>
                </table:table-cell>
                <table:covered-table-cell table:number-columns-repeated="2" table:style-name="ce119"/>
                <table:table-cell table:style-name="ce129" office:value-type="float" office:value="4">
                  <text:p>4</text:p>
                </table:table-cell>
                <table:table-cell table:style-name="ce144"/>
                <table:table-cell table:number-columns-repeated="250"/>
              </table:table-row>
              <table:table-row table:style-name="ro21" table:visibility="collapse">
                <table:table-cell/>
                <table:table-cell table:style-name="ce119" office:value-type="string" table:number-columns-spanned="3" table:number-rows-spanned="1">
                  <text:p>0 to 25 %</text:p>
                </table:table-cell>
                <table:covered-table-cell table:number-columns-repeated="2" table:style-name="ce119"/>
                <table:table-cell table:style-name="ce129" office:value-type="float" office:value="3">
                  <text:p>3</text:p>
                </table:table-cell>
                <table:table-cell table:style-name="ce144"/>
                <table:table-cell table:number-columns-repeated="250"/>
              </table:table-row>
              <table:table-row table:style-name="ro21" table:visibility="collapse">
                <table:table-cell/>
                <table:table-cell office:value-type="string">
                  <text:p>0 to -25%</text:p>
                </table:table-cell>
                <table:table-cell table:style-name="ce119" table:number-columns-repeated="2"/>
                <table:table-cell table:style-name="ce129" office:value-type="float" office:value="2">
                  <text:p>2</text:p>
                </table:table-cell>
                <table:table-cell table:style-name="ce144"/>
                <table:table-cell table:number-columns-repeated="250"/>
              </table:table-row>
              <table:table-row table:style-name="ro21" table:visibility="collapse">
                <table:table-cell/>
                <table:table-cell table:style-name="ce119" office:value-type="string" table:number-columns-spanned="3" table:number-rows-spanned="1">
                  <text:p>&lt;=-25%</text:p>
                </table:table-cell>
                <table:covered-table-cell table:number-columns-repeated="2" table:style-name="ce119"/>
                <table:table-cell table:style-name="ce129" office:value-type="float" office:value="1">
                  <text:p>1</text:p>
                </table:table-cell>
                <table:table-cell table:style-name="ce144"/>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119"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openNebula" table:style-name="ta4">
        <office:forms form:automatic-focus="false" form:apply-design-mode="false"/>
        <table:table-column table:style-name="co9"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0" table:default-cell-style-name="Default"/>
        <table:table-column table:style-name="co2" table:number-columns-repeated="249" table:default-cell-style-name="Default"/>
        <table:table-row table:style-name="ro18">
          <table:table-cell table:style-name="ce97" table:number-columns-repeated="7"/>
          <table:table-cell table:number-columns-repeated="249"/>
        </table:table-row>
        <table:table-row table:style-name="ro1">
          <table:table-cell table:style-name="ce97" table:number-columns-repeated="7"/>
          <table:table-cell table:number-columns-repeated="249"/>
        </table:table-row>
        <table:table-row table:style-name="ro1">
          <table:table-cell table:style-name="ce98" office:value-type="string" table:number-columns-spanned="6" table:number-rows-spanned="1">
            <text:p>Evaluated Technology And Functional Orientation</text:p>
          </table:table-cell>
          <table:covered-table-cell table:number-columns-repeated="5" table:style-name="ce98"/>
          <table:table-cell table:style-name="ce145" office:value-type="string">
            <text:p>BRR</text:p>
          </table:table-cell>
          <table:table-cell table:number-columns-repeated="249"/>
        </table:table-row>
        <table:table-row table:style-name="ro19">
          <table:table-cell table:style-name="ce99" office:value-type="string" table:number-columns-spanned="6" table:number-rows-spanned="1">
            <text:p>OpenNebula</text:p>
          </table:table-cell>
          <table:covered-table-cell table:number-columns-repeated="5" table:style-name="ce99"/>
          <table:table-cell table:style-name="ce146" table:formula="of:=SUM([.G9:.G178])" office:value-type="float" office:value="3.06">
            <text:p>3.06</text:p>
          </table:table-cell>
          <table:table-cell table:number-columns-repeated="249"/>
        </table:table-row>
        <table:table-row table:style-name="ro1">
          <table:table-cell table:style-name="ce100" office:value-type="string" table:number-columns-spanned="6" table:number-rows-spanned="1">
            <text:p>Component type: One</text:p>
          </table:table-cell>
          <table:covered-table-cell table:number-columns-repeated="5" table:style-name="ce100"/>
          <table:table-cell table:style-name="ce97"/>
          <table:table-cell table:number-columns-repeated="249"/>
        </table:table-row>
        <table:table-row table:style-name="ro1">
          <table:table-cell table:style-name="ce100" office:value-type="string" table:number-columns-spanned="6" table:number-rows-spanned="1">
            <text:p>Usage Setting: Cloud Computing Framework</text:p>
          </table:table-cell>
          <table:covered-table-cell table:number-columns-repeated="5" table:style-name="ce100"/>
          <table:table-cell table:style-name="ce97"/>
          <table:table-cell table:number-columns-repeated="249"/>
        </table:table-row>
        <table:table-row table:style-name="ro9">
          <table:table-cell table:style-name="ce13" table:number-columns-repeated="6"/>
          <table:table-cell table:style-name="ce97"/>
          <table:table-cell table:number-columns-repeated="249"/>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01"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table:formula="of:=['file:///home/amal/Desktop/mswl_eval/finalwork/git%20/projev/spreadsheet/CloudStack/CloudStack_BRR_ProjEval_2013.ods'#$'Category Ranking'.B12]" office:value-type="float" office:value="1">
              <text:p>1</text:p>
            </table:table-cell>
            <table:table-cell table:style-name="ce105" office:value-type="string" table:number-columns-spanned="3" table:number-rows-spanned="1">
              <text:p>Functionality</text:p>
            </table:table-cell>
            <table:covered-table-cell table:number-columns-repeated="2" table:style-name="ce105"/>
            <table:table-cell table:style-name="ce125" office:value-type="percentage" office:value="0.2">
              <text:p>20.00%</text:p>
            </table:table-cell>
            <table:table-cell table:style-name="ce151" table:formula="of:=SUM([.F12:.F56])" office:value-type="float" office:value="4.2">
              <text:p>4.2</text:p>
            </table:table-cell>
            <table:table-cell table:style-name="ce102" table:formula="of:=[.F9]*[.E9]" office:value-type="float" office:value="0.84">
              <text:p>0.84</text:p>
            </table:table-cell>
            <table:table-cell table:number-columns-repeated="249"/>
          </table:table-row>
          <table:table-row-group>
            <table:table-row table:style-name="ro1">
              <table:table-cell table:style-name="ce102"/>
              <table:table-cell table:style-name="ce105" table:number-columns-repeated="4"/>
              <table:table-cell table:style-name="ce102" table:number-columns-repeated="2"/>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102"/>
              <table:table-cell office:value-type="string">
                <text:p>http://opennebula.org/about:keyfeatures</text:p>
              </table:table-cell>
              <table:table-cell table:number-columns-repeated="248"/>
            </table:table-row>
            <table:table-row table:style-name="ro1">
              <table:table-cell table:style-name="ce97"/>
              <table:table-cell table:style-name="ce103" office:value-type="string">
                <text:p>Billing Sistem</text:p>
              </table:table-cell>
              <table:table-cell table:style-name="ce120" office:value-type="string">
                <text:p>Yes</text:p>
              </table:table-cell>
              <table:table-cell table:style-name="ce124" office:value-type="percentage" office:value="0.3">
                <text:p>30.00%</text:p>
              </table:table-cell>
              <table:table-cell table:style-name="ce126" office:value-type="float" office:value="5">
                <text:p>5</text:p>
              </table:table-cell>
              <table:table-cell table:style-name="ce97" table:formula="of:=[.D12]*[.E12]" office:value-type="float" office:value="1.5">
                <text:p>1.5</text:p>
              </table:table-cell>
              <table:table-cell table:style-name="ce102"/>
              <table:table-cell table:number-columns-repeated="249"/>
            </table:table-row>
            <table:table-row-group table:display="false">
              <table:table-row table:style-name="ro1" table:visibility="collapse">
                <table:table-cell table:style-name="ce97"/>
                <table:table-cell table:style-name="ce103" table:number-columns-repeated="5"/>
                <table:table-cell table:style-name="ce102"/>
                <table:table-cell table:number-columns-repeated="249"/>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102"/>
                <table:table-cell table:number-columns-repeated="249"/>
              </table:table-row>
              <table:table-row table:style-name="ro1" table:visibility="collapse">
                <table:table-cell table:style-name="ce97"/>
                <table:table-cell table:style-name="ce108" office:value-type="string" table:number-columns-spanned="4" table:number-rows-spanned="1">
                  <text:p>Does The Cloud System provide a Billing System for User Accounting?</text:p>
                </table:table-cell>
                <table:covered-table-cell table:number-columns-repeated="3" table:style-name="ce108"/>
                <table:table-cell table:style-name="ce118"/>
                <table:table-cell table:style-name="ce102"/>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28"/>
                <table:table-cell table:style-name="ce102"/>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102"/>
                <table:table-cell table:number-columns-repeated="249"/>
              </table:table-row>
              <table:table-row table:style-name="ro1" table:visibility="collapse">
                <table:table-cell table:style-name="ce97"/>
                <table:table-cell table:style-name="ce110" office:value-type="string" table:number-columns-spanned="3" table:number-rows-spanned="1">
                  <text:p>Yes, fully supported</text:p>
                </table:table-cell>
                <table:covered-table-cell table:number-columns-repeated="2" table:style-name="ce110"/>
                <table:table-cell table:style-name="ce128" office:value-type="float" office:value="5">
                  <text:p>5</text:p>
                </table:table-cell>
                <table:table-cell table:style-name="ce128"/>
                <table:table-cell table:style-name="ce102"/>
                <table:table-cell table:number-columns-repeated="249"/>
              </table:table-row>
              <table:table-row table:style-name="ro1" table:visibility="collapse">
                <table:table-cell table:style-name="ce97"/>
                <table:table-cell table:style-name="ce110" office:value-type="string" table:number-columns-spanned="3" table:number-rows-spanned="1">
                  <text:p>Yes, partially supported</text:p>
                </table:table-cell>
                <table:covered-table-cell table:number-columns-repeated="2" table:style-name="ce110"/>
                <table:table-cell table:style-name="ce128" office:value-type="float" office:value="3">
                  <text:p>3</text:p>
                </table:table-cell>
                <table:table-cell table:style-name="ce128"/>
                <table:table-cell table:style-name="ce102"/>
                <table:table-cell table:number-columns-repeated="249"/>
              </table:table-row>
              <table:table-row table:style-name="ro1" table:visibility="collapse">
                <table:table-cell table:style-name="ce97"/>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28"/>
                <table:table-cell table:style-name="ce102"/>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03"/>
              <table:table-cell table:style-name="ce102"/>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102"/>
              <table:table-cell table:number-columns-repeated="249"/>
            </table:table-row>
            <table:table-row table:style-name="ro1">
              <table:table-cell table:style-name="ce97"/>
              <table:table-cell table:style-name="ce103" office:value-type="string">
                <text:p>Multi Platform Suport</text:p>
              </table:table-cell>
              <table:table-cell table:style-name="ce120" office:value-type="string">
                <text:p>No</text:p>
              </table:table-cell>
              <table:table-cell table:style-name="ce124" office:value-type="percentage" office:value="0.2">
                <text:p>20.00%</text:p>
              </table:table-cell>
              <table:table-cell table:style-name="ce126" office:value-type="float" office:value="1">
                <text:p>1</text:p>
              </table:table-cell>
              <table:table-cell table:style-name="ce97" table:formula="of:=[.D23]*[.E23]" office:value-type="float" office:value="0.2">
                <text:p>0.2</text:p>
              </table:table-cell>
              <table:table-cell table:style-name="ce102"/>
              <table:table-cell table:number-columns-repeated="249"/>
            </table:table-row>
            <table:table-row-group table:display="false">
              <table:table-row table:style-name="ro1" table:visibility="collapse">
                <table:table-cell table:style-name="ce102"/>
                <table:table-cell table:style-name="ce105" table:number-columns-repeated="4"/>
                <table:table-cell table:style-name="ce102" table:number-columns-repeated="2"/>
                <table:table-cell table:number-columns-repeated="249"/>
              </table:table-row>
              <table:table-row table:style-name="ro1" table:visibility="collapse">
                <table:table-cell table:style-name="ce102"/>
                <table:table-cell table:style-name="ce107" office:value-type="string" table:number-columns-spanned="4" table:number-rows-spanned="1">
                  <text:p>Test Description</text:p>
                </table:table-cell>
                <table:covered-table-cell table:number-columns-repeated="3" table:style-name="ce107"/>
                <table:table-cell table:style-name="ce102" table:number-columns-repeated="2"/>
                <table:table-cell table:number-columns-repeated="249"/>
              </table:table-row>
              <table:table-row table:style-name="ro1" table:visibility="collapse">
                <table:table-cell table:style-name="ce102"/>
                <table:table-cell table:style-name="ce108" office:value-type="string" table:number-columns-spanned="4" table:number-rows-spanned="1">
                  <text:p>Does The Cloud System work on top of different Operating Systems?</text:p>
                </table:table-cell>
                <table:covered-table-cell table:number-columns-repeated="3" table:style-name="ce108"/>
                <table:table-cell table:style-name="ce102" table:number-columns-repeated="2"/>
                <table:table-cell table:number-columns-repeated="249"/>
              </table:table-row>
              <table:table-row table:style-name="ro1" table:visibility="collapse">
                <table:table-cell table:style-name="ce102"/>
                <table:table-cell table:style-name="ce109" table:number-columns-spanned="4" table:number-rows-spanned="1"/>
                <table:covered-table-cell table:number-columns-repeated="3"/>
                <table:table-cell table:style-name="ce102" table:number-columns-repeated="2"/>
                <table:table-cell table:number-columns-repeated="249"/>
              </table:table-row>
              <table:table-row table:style-name="ro1" table:visibility="collapse">
                <table:table-cell table:style-name="ce102"/>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02" table:number-columns-repeated="2"/>
                <table:table-cell table:number-columns-repeated="249"/>
              </table:table-row>
              <table:table-row table:style-name="ro1" table:visibility="collapse">
                <table:table-cell table:style-name="ce102"/>
                <table:table-cell table:style-name="ce110" office:value-type="string" table:number-columns-spanned="3" table:number-rows-spanned="1">
                  <text:p>Yes, in more than 2</text:p>
                </table:table-cell>
                <table:covered-table-cell table:number-columns-repeated="2" table:style-name="ce110"/>
                <table:table-cell table:style-name="ce128" office:value-type="float" office:value="5">
                  <text:p>5</text:p>
                </table:table-cell>
                <table:table-cell table:style-name="ce102" table:number-columns-repeated="2"/>
                <table:table-cell table:number-columns-repeated="249"/>
              </table:table-row>
              <table:table-row table:style-name="ro1" table:visibility="collapse">
                <table:table-cell table:style-name="ce102"/>
                <table:table-cell table:style-name="ce110" office:value-type="string" table:number-columns-spanned="3" table:number-rows-spanned="1">
                  <text:p>Yes, in two different Operating Systems</text:p>
                </table:table-cell>
                <table:covered-table-cell table:number-columns-repeated="2" table:style-name="ce110"/>
                <table:table-cell table:style-name="ce128" office:value-type="float" office:value="3">
                  <text:p>3</text:p>
                </table:table-cell>
                <table:table-cell table:style-name="ce102" table:number-columns-repeated="2"/>
                <table:table-cell table:number-columns-repeated="249"/>
              </table:table-row>
              <table:table-row table:style-name="ro1" table:visibility="collapse">
                <table:table-cell table:style-name="ce102"/>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02" table:number-columns-repeated="2"/>
                <table:table-cell table:number-columns-repeated="249"/>
              </table:table-row>
            </table:table-row-group>
            <table:table-row table:style-name="ro1">
              <table:table-cell table:style-name="ce102"/>
              <table:table-cell table:style-name="ce105" table:number-columns-repeated="4"/>
              <table:table-cell table:style-name="ce102" table:number-columns-repeated="2"/>
              <table:table-cell table:number-columns-repeated="249"/>
            </table:table-row>
            <table:table-row table:style-name="ro9">
              <table:table-cell table:style-name="ce102"/>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147"/>
              <table:table-cell table:number-columns-repeated="249"/>
            </table:table-row>
            <table:table-row table:style-name="ro9">
              <table:table-cell table:style-name="ce102"/>
              <table:table-cell table:style-name="ce103" office:value-type="string">
                <text:p>Administrators Configuration System</text:p>
              </table:table-cell>
              <table:table-cell table:style-name="ce120" office:value-type="string">
                <text:p>Yes, a web framework</text:p>
              </table:table-cell>
              <table:table-cell table:style-name="ce124" office:value-type="percentage" office:value="0.2">
                <text:p>20.00%</text:p>
              </table:table-cell>
              <table:table-cell table:style-name="ce126" office:value-type="float" office:value="5">
                <text:p>5</text:p>
              </table:table-cell>
              <table:table-cell table:style-name="ce97" table:formula="of:=[.D34]*[.E34]" office:value-type="float" office:value="1">
                <text:p>1</text:p>
              </table:table-cell>
              <table:table-cell table:style-name="ce147"/>
              <table:table-cell table:number-columns-repeated="249"/>
            </table:table-row>
            <table:table-row-group table:display="false">
              <table:table-row table:style-name="ro9" table:visibility="collapse">
                <table:table-cell table:style-name="ce102"/>
                <table:table-cell table:style-name="ce105" table:number-columns-repeated="4"/>
                <table:table-cell table:style-name="ce102"/>
                <table:table-cell table:style-name="ce147"/>
                <table:table-cell table:number-columns-repeated="249"/>
              </table:table-row>
              <table:table-row table:style-name="ro9" table:visibility="collapse">
                <table:table-cell table:style-name="ce102"/>
                <table:table-cell table:style-name="ce107" office:value-type="string" table:number-columns-spanned="4" table:number-rows-spanned="1">
                  <text:p>Test Description</text:p>
                </table:table-cell>
                <table:covered-table-cell table:number-columns-repeated="3" table:style-name="ce107"/>
                <table:table-cell table:style-name="ce102"/>
                <table:table-cell table:style-name="ce147"/>
                <table:table-cell table:number-columns-repeated="249"/>
              </table:table-row>
              <table:table-row table:style-name="ro9" table:visibility="collapse">
                <table:table-cell table:style-name="ce102"/>
                <table:table-cell table:style-name="ce108" office:value-type="string" table:number-columns-spanned="4" table:number-rows-spanned="1">
                  <text:p>Does The Cloud System provide a System (preferably Web) to Help On Administration Tasks</text:p>
                </table:table-cell>
                <table:covered-table-cell table:number-columns-repeated="3" table:style-name="ce108"/>
                <table:table-cell table:style-name="ce102"/>
                <table:table-cell table:style-name="ce147"/>
                <table:table-cell table:number-columns-repeated="249"/>
              </table:table-row>
              <table:table-row table:style-name="ro9" table:visibility="collapse">
                <table:table-cell table:style-name="ce102"/>
                <table:table-cell table:style-name="ce109" table:number-columns-spanned="4" table:number-rows-spanned="1"/>
                <table:covered-table-cell table:number-columns-repeated="3"/>
                <table:table-cell table:style-name="ce102"/>
                <table:table-cell table:style-name="ce147"/>
                <table:table-cell table:number-columns-repeated="249"/>
              </table:table-row>
              <table:table-row table:style-name="ro9" table:visibility="collapse">
                <table:table-cell table:style-name="ce102"/>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02"/>
                <table:table-cell table:style-name="ce147"/>
                <table:table-cell table:number-columns-repeated="249"/>
              </table:table-row>
              <table:table-row table:style-name="ro9" table:visibility="collapse">
                <table:table-cell table:style-name="ce102"/>
                <table:table-cell table:style-name="ce110" office:value-type="string" table:number-columns-spanned="3" table:number-rows-spanned="1">
                  <text:p>Yes, a web framework</text:p>
                </table:table-cell>
                <table:covered-table-cell table:number-columns-repeated="2" table:style-name="ce110"/>
                <table:table-cell table:style-name="ce128" office:value-type="float" office:value="5">
                  <text:p>5</text:p>
                </table:table-cell>
                <table:table-cell table:style-name="ce102"/>
                <table:table-cell table:style-name="ce147"/>
                <table:table-cell table:number-columns-repeated="249"/>
              </table:table-row>
              <table:table-row table:style-name="ro9" table:visibility="collapse">
                <table:table-cell table:style-name="ce102"/>
                <table:table-cell table:style-name="ce110" office:value-type="string" table:number-columns-spanned="3" table:number-rows-spanned="1">
                  <text:p>Yes, but it is not web based</text:p>
                </table:table-cell>
                <table:covered-table-cell table:number-columns-repeated="2" table:style-name="ce110"/>
                <table:table-cell table:style-name="ce128" office:value-type="float" office:value="3">
                  <text:p>3</text:p>
                </table:table-cell>
                <table:table-cell table:style-name="ce102"/>
                <table:table-cell table:style-name="ce147"/>
                <table:table-cell table:number-columns-repeated="249"/>
              </table:table-row>
              <table:table-row table:style-name="ro9" table:visibility="collapse">
                <table:table-cell table:style-name="ce102"/>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02"/>
                <table:table-cell table:style-name="ce147"/>
                <table:table-cell table:number-columns-repeated="249"/>
              </table:table-row>
            </table:table-row-group>
            <table:table-row table:style-name="ro9">
              <table:table-cell table:style-name="ce102"/>
              <table:table-cell table:style-name="ce105" table:number-columns-repeated="4"/>
              <table:table-cell table:style-name="ce102"/>
              <table:table-cell table:style-name="ce147"/>
              <table:table-cell table:number-columns-repeated="249"/>
            </table:table-row>
            <table:table-row table:style-name="ro9">
              <table:table-cell table:style-name="ce102"/>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147"/>
              <table:table-cell table:number-columns-repeated="249"/>
            </table:table-row>
            <table:table-row table:style-name="ro9">
              <table:table-cell table:style-name="ce102"/>
              <table:table-cell table:style-name="ce103" office:value-type="string">
                <text:p>i18n</text:p>
              </table:table-cell>
              <table:table-cell table:style-name="ce120" office:value-type="string">
                <text:p>More than 5 languages</text:p>
              </table:table-cell>
              <table:table-cell table:style-name="ce124" office:value-type="percentage" office:value="0.1">
                <text:p>10.00%</text:p>
              </table:table-cell>
              <table:table-cell table:style-name="ce126" office:value-type="float" office:value="5">
                <text:p>5</text:p>
              </table:table-cell>
              <table:table-cell table:style-name="ce97" table:formula="of:=[.D45]*[.E45]" office:value-type="float" office:value="0.5">
                <text:p>0.5</text:p>
              </table:table-cell>
              <table:table-cell table:style-name="ce147"/>
              <table:table-cell table:number-columns-repeated="249"/>
            </table:table-row>
            <table:table-row-group table:display="false">
              <table:table-row table:style-name="ro1" table:visibility="collapse">
                <table:table-cell table:style-name="ce102"/>
                <table:table-cell table:style-name="ce105" table:number-columns-repeated="4"/>
                <table:table-cell table:style-name="ce102" table:number-columns-repeated="2"/>
                <table:table-cell table:number-columns-repeated="249"/>
              </table:table-row>
              <table:table-row table:style-name="ro1" table:visibility="collapse">
                <table:table-cell table:style-name="ce102"/>
                <table:table-cell table:style-name="ce107" office:value-type="string" table:number-columns-spanned="4" table:number-rows-spanned="1">
                  <text:p>Test Description</text:p>
                </table:table-cell>
                <table:covered-table-cell table:number-columns-repeated="3" table:style-name="ce107"/>
                <table:table-cell table:style-name="ce102" table:number-columns-repeated="2"/>
                <table:table-cell table:number-columns-repeated="249"/>
              </table:table-row>
              <table:table-row table:style-name="ro1" table:visibility="collapse">
                <table:table-cell table:style-name="ce102"/>
                <table:table-cell table:style-name="ce108" office:value-type="string" table:number-columns-spanned="4" table:number-rows-spanned="1">
                  <text:p>Does The Cloud System provided multi-language support? </text:p>
                </table:table-cell>
                <table:covered-table-cell table:number-columns-repeated="3" table:style-name="ce108"/>
                <table:table-cell table:style-name="ce102" table:number-columns-repeated="2"/>
                <table:table-cell table:number-columns-repeated="249"/>
              </table:table-row>
              <table:table-row table:style-name="ro1" table:visibility="collapse">
                <table:table-cell table:style-name="ce102"/>
                <table:table-cell table:style-name="ce109" table:number-columns-spanned="4" table:number-rows-spanned="1"/>
                <table:covered-table-cell table:number-columns-repeated="3"/>
                <table:table-cell table:style-name="ce102" table:number-columns-repeated="2"/>
                <table:table-cell table:number-columns-repeated="249"/>
              </table:table-row>
              <table:table-row table:style-name="ro1" table:visibility="collapse">
                <table:table-cell table:style-name="ce102"/>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02" table:number-columns-repeated="2"/>
                <table:table-cell table:number-columns-repeated="249"/>
              </table:table-row>
              <table:table-row table:style-name="ro1" table:visibility="collapse">
                <table:table-cell table:style-name="ce102"/>
                <table:table-cell table:style-name="ce110" office:value-type="string" table:number-columns-spanned="3" table:number-rows-spanned="1">
                  <text:p>Yes, it is adapted to more than 5 languages</text:p>
                </table:table-cell>
                <table:covered-table-cell table:number-columns-repeated="2" table:style-name="ce110"/>
                <table:table-cell table:style-name="ce128" office:value-type="float" office:value="5">
                  <text:p>5</text:p>
                </table:table-cell>
                <table:table-cell table:style-name="ce102" table:number-columns-repeated="2"/>
                <table:table-cell table:number-columns-repeated="249"/>
              </table:table-row>
              <table:table-row table:style-name="ro1" table:visibility="collapse">
                <table:table-cell table:style-name="ce102"/>
                <table:table-cell table:style-name="ce110" office:value-type="string" table:number-columns-spanned="3" table:number-rows-spanned="1">
                  <text:p>Yes, it is adapted to more than 1 language, but less than 5 languages</text:p>
                </table:table-cell>
                <table:covered-table-cell table:number-columns-repeated="2" table:style-name="ce110"/>
                <table:table-cell table:style-name="ce128" office:value-type="float" office:value="3">
                  <text:p>3</text:p>
                </table:table-cell>
                <table:table-cell table:style-name="ce102" table:number-columns-repeated="2"/>
                <table:table-cell table:number-columns-repeated="249"/>
              </table:table-row>
              <table:table-row table:style-name="ro1" table:visibility="collapse">
                <table:table-cell table:style-name="ce102"/>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02" table:number-columns-repeated="2"/>
                <table:table-cell table:number-columns-repeated="249"/>
              </table:table-row>
            </table:table-row-group>
            <table:table-row table:style-name="ro1">
              <table:table-cell table:style-name="ce102"/>
              <table:table-cell table:style-name="ce111" table:number-columns-repeated="3"/>
              <table:table-cell table:style-name="ce128"/>
              <table:table-cell table:style-name="ce102" table:number-columns-repeated="2"/>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102"/>
              <table:table-cell table:number-columns-repeated="249"/>
            </table:table-row>
            <table:table-row table:style-name="ro26">
              <table:table-cell table:style-name="ce97"/>
              <table:table-cell table:style-name="ce103" office:value-type="string">
                <text:p>Quota Facilities</text:p>
              </table:table-cell>
              <table:table-cell table:style-name="ce120" office:value-type="string">
                <text:p>Yes, computing, network and storage</text:p>
              </table:table-cell>
              <table:table-cell table:style-name="ce124" office:value-type="percentage" office:value="0.2">
                <text:p>20.00%</text:p>
              </table:table-cell>
              <table:table-cell table:style-name="ce126" office:value-type="float" office:value="5">
                <text:p>5</text:p>
              </table:table-cell>
              <table:table-cell table:style-name="ce97" table:formula="of:=[.D56]*[.E56]" office:value-type="float" office:value="1">
                <text:p>1</text:p>
              </table:table-cell>
              <table:table-cell table:style-name="ce102"/>
              <table:table-cell table:number-columns-repeated="249"/>
            </table:table-row>
            <table:table-row-group>
              <table:table-row table:style-name="ro1">
                <table:table-cell table:style-name="ce97"/>
                <table:table-cell table:style-name="ce105" table:number-columns-repeated="4"/>
                <table:table-cell table:style-name="ce102" table:number-columns-repeated="2"/>
                <table:table-cell table:number-columns-repeated="249"/>
              </table:table-row>
              <table:table-row table:style-name="ro1">
                <table:table-cell table:style-name="ce97"/>
                <table:table-cell table:style-name="ce107" office:value-type="string" table:number-columns-spanned="4" table:number-rows-spanned="1">
                  <text:p>Test Description</text:p>
                </table:table-cell>
                <table:covered-table-cell table:number-columns-repeated="3" table:style-name="ce107"/>
                <table:table-cell table:style-name="ce102" table:number-columns-repeated="2"/>
                <table:table-cell table:number-columns-repeated="249"/>
              </table:table-row>
              <table:table-row table:style-name="ro1">
                <table:table-cell table:style-name="ce97"/>
                <table:table-cell table:style-name="ce108" office:value-type="string" table:number-columns-spanned="4" table:number-rows-spanned="1">
                  <text:p>Does The Cloud System provide a system for user quota management?</text:p>
                </table:table-cell>
                <table:covered-table-cell table:number-columns-repeated="3" table:style-name="ce108"/>
                <table:table-cell table:style-name="ce102" table:number-columns-repeated="2"/>
                <table:table-cell table:number-columns-repeated="249"/>
              </table:table-row>
              <table:table-row table:style-name="ro1">
                <table:table-cell table:style-name="ce97"/>
                <table:table-cell table:style-name="ce109" table:number-columns-spanned="4" table:number-rows-spanned="1"/>
                <table:covered-table-cell table:number-columns-repeated="3"/>
                <table:table-cell table:style-name="ce102" table:number-columns-repeated="2"/>
                <table:table-cell table:number-columns-repeated="249"/>
              </table:table-row>
              <table:table-row table:style-name="ro1">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style-name="ce102" table:number-columns-repeated="2"/>
                <table:table-cell table:number-columns-repeated="249"/>
              </table:table-row>
              <table:table-row table:style-name="ro1">
                <table:table-cell table:style-name="ce97"/>
                <table:table-cell table:style-name="ce110" office:value-type="string" table:number-columns-spanned="3" table:number-rows-spanned="1">
                  <text:p>Yes, for computing, storage and management</text:p>
                </table:table-cell>
                <table:covered-table-cell table:number-columns-repeated="2" table:style-name="ce110"/>
                <table:table-cell table:style-name="ce128" office:value-type="float" office:value="5">
                  <text:p>5</text:p>
                </table:table-cell>
                <table:table-cell table:style-name="ce102" table:number-columns-repeated="2"/>
                <table:table-cell table:number-columns-repeated="249"/>
              </table:table-row>
              <table:table-row table:style-name="ro1">
                <table:table-cell table:style-name="ce97"/>
                <table:table-cell table:style-name="ce110" office:value-type="string" table:number-columns-spanned="3" table:number-rows-spanned="1">
                  <text:p>Yes, but not for all the funcionalities (i.e.: storage but not networking)</text:p>
                </table:table-cell>
                <table:covered-table-cell table:number-columns-repeated="2" table:style-name="ce110"/>
                <table:table-cell table:style-name="ce128" office:value-type="float" office:value="3">
                  <text:p>3</text:p>
                </table:table-cell>
                <table:table-cell table:style-name="ce102" table:number-columns-repeated="2"/>
                <table:table-cell table:number-columns-repeated="249"/>
              </table:table-row>
              <table:table-row table:style-name="ro1">
                <table:table-cell table:style-name="ce97"/>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02"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01"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2">
              <text:p>2</text:p>
            </table:table-cell>
            <table:table-cell table:style-name="ce105" office:value-type="string" table:number-columns-spanned="3" table:number-rows-spanned="1">
              <text:p>Efficiency</text:p>
            </table:table-cell>
            <table:covered-table-cell table:number-columns-repeated="2" table:style-name="ce105"/>
            <table:table-cell table:style-name="ce125" office:value-type="percentage" office:value="0.25">
              <text:p>25.00%</text:p>
            </table:table-cell>
            <table:table-cell table:style-name="ce102" table:formula="of:=SUM([.F70:.F90])" office:value-type="float" office:value="2">
              <text:p>2</text:p>
            </table:table-cell>
            <table:table-cell table:style-name="ce102" table:formula="of:=[.F67]*[.E67]" office:value-type="float" office:value="0.5">
              <text:p>0.5</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4" table:style-name="ce121"/>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97"/>
              <table:table-cell table:number-columns-repeated="249"/>
            </table:table-row>
            <table:table-row table:style-name="ro1">
              <table:table-cell table:style-name="ce97"/>
              <table:table-cell table:style-name="ce103" office:value-type="string">
                <text:p>Performance Testing and Benchmark Reports available</text:p>
              </table:table-cell>
              <table:table-cell table:style-name="ce120" office:value-type="string">
                <text:p>Yes</text:p>
              </table:table-cell>
              <table:table-cell table:style-name="ce124" office:value-type="percentage" office:value="0.5">
                <text:p>50.00%</text:p>
              </table:table-cell>
              <table:table-cell table:style-name="ce126" office:value-type="float" office:value="3">
                <text:p>3</text:p>
              </table:table-cell>
              <table:table-cell table:style-name="ce97" table:formula="of:=[.D70]*[.E70]" office:value-type="float" office:value="1.5">
                <text:p>1.5</text:p>
              </table:table-cell>
              <table:table-cell table:style-name="ce97"/>
              <table:table-cell office:value-type="string">
                <text:p>http://hal.inria.fr/docs/00/91/69/08/PDF/RR-8421.pdf</text:p>
              </table:table-cell>
              <table:table-cell table:number-columns-repeated="248"/>
            </table:table-row>
            <table:table-row-group table:display="false">
              <table:table-row table:style-name="ro1" table:visibility="collapse">
                <table:table-cell table:style-name="ce97"/>
                <table:table-cell table:style-name="ce103" table:number-columns-repeated="5"/>
                <table:table-cell table:style-name="ce97"/>
                <table:table-cell table:number-columns-repeated="249"/>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97"/>
                <table:table-cell table:number-columns-repeated="249"/>
              </table:table-row>
              <table:table-row table:style-name="ro22" table:visibility="collapse">
                <table:table-cell table:style-name="ce97"/>
                <table:table-cell table:style-name="ce108"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108"/>
                <table:table-cell table:style-name="ce118"/>
                <table:table-cell table:style-name="ce97"/>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28"/>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Yes, with good results</text:p>
                </table:table-cell>
                <table:covered-table-cell table:number-columns-repeated="2" table:style-name="ce110"/>
                <table:table-cell table:style-name="ce128" office:value-type="float" office:value="5">
                  <text:p>5</text:p>
                </table:table-cell>
                <table:table-cell table:style-name="ce128"/>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Yes</text:p>
                </table:table-cell>
                <table:covered-table-cell table:number-columns-repeated="2" table:style-name="ce110"/>
                <table:table-cell table:style-name="ce128" office:value-type="float" office:value="3">
                  <text:p>3</text:p>
                </table:table-cell>
                <table:table-cell table:style-name="ce128"/>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No</text:p>
                </table:table-cell>
                <table:covered-table-cell table:number-columns-repeated="2" table:style-name="ce111"/>
                <table:table-cell table:style-name="ce128" office:value-type="float" office:value="1">
                  <text:p>1</text:p>
                </table:table-cell>
                <table:table-cell table:style-name="ce128"/>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03"/>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97"/>
              <table:table-cell table:number-columns-repeated="249"/>
            </table:table-row>
            <table:table-row table:style-name="ro1">
              <table:table-cell table:style-name="ce97"/>
              <table:table-cell table:style-name="ce103" office:value-type="string">
                <text:p>Performance Tuning &amp; Configuration</text:p>
              </table:table-cell>
              <table:table-cell table:style-name="ce120" office:value-type="string">
                <text:p>No</text:p>
              </table:table-cell>
              <table:table-cell table:style-name="ce124" office:value-type="percentage" office:value="0.5">
                <text:p>50.00%</text:p>
              </table:table-cell>
              <table:table-cell table:style-name="ce126" office:value-type="float" office:value="1">
                <text:p>1</text:p>
              </table:table-cell>
              <table:table-cell table:style-name="ce97" table:formula="of:=[.D81]*[.E81]" office:value-type="float" office:value="0.5">
                <text:p>0.5</text:p>
              </table:table-cell>
              <table:table-cell table:style-name="ce97"/>
              <table:table-cell table:number-columns-repeated="249"/>
            </table:table-row>
            <table:table-row-group table:display="false">
              <table:table-row table:style-name="ro1" table:visibility="collapse">
                <table:table-cell table:style-name="ce97"/>
                <table:table-cell table:style-name="ce113" table:number-columns-spanned="5" table:number-rows-spanned="1"/>
                <table:covered-table-cell table:number-columns-repeated="4" table:style-name="ce97"/>
                <table:table-cell table:style-name="ce97"/>
                <table:table-cell table:number-columns-repeated="249"/>
              </table:table-row>
              <table:table-row table:style-name="ro1" table:visibility="collapse">
                <table:table-cell table:style-name="ce97"/>
                <table:table-cell table:style-name="ce114" office:value-type="string" table:number-columns-spanned="4" table:number-rows-spanned="1">
                  <text:p>Test Description</text:p>
                </table:table-cell>
                <table:covered-table-cell table:number-columns-repeated="3" table:style-name="ce114"/>
                <table:table-cell/>
                <table:table-cell table:style-name="ce97"/>
                <table:table-cell table:number-columns-repeated="249"/>
              </table:table-row>
              <table:table-row table:style-name="ro23" table:visibility="collapse">
                <table:table-cell table:style-name="ce97"/>
                <table:table-cell table:style-name="ce108"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108"/>
                <table:table-cell table:style-name="ce118"/>
                <table:table-cell table:style-name="ce97"/>
                <table:table-cell table:number-columns-repeated="249"/>
              </table:table-row>
              <table:table-row table:style-name="ro1" table:visibility="collapse">
                <table:table-cell table:style-name="ce97"/>
                <table:table-cell table:style-name="ce115" table:number-columns-spanned="4" table:number-rows-spanned="1"/>
                <table:covered-table-cell table:number-columns-repeated="3" table:style-name="ce122"/>
                <table:table-cell table:style-name="ce128"/>
                <table:table-cell table:style-name="ce97"/>
                <table:table-cell table:number-columns-repeated="249"/>
              </table:table-row>
              <table:table-row table:style-name="ro1" table:visibility="collapse">
                <table:table-cell table:style-name="ce97"/>
                <table:table-cell table:style-name="ce148" office:value-type="string" table:number-columns-spanned="3" table:number-rows-spanned="1">
                  <text:p>Test Score Specification</text:p>
                </table:table-cell>
                <table:covered-table-cell table:number-columns-repeated="2" table:style-name="ce148"/>
                <table:table-cell table:style-name="ce114" office:value-type="string">
                  <text:p>Score</text:p>
                </table:table-cell>
                <table:table-cell/>
                <table:table-cell table:style-name="ce97"/>
                <table:table-cell table:number-columns-repeated="249"/>
              </table:table-row>
              <table:table-row table:style-name="ro1" table:visibility="collapse">
                <table:table-cell/>
                <table:table-cell table:style-name="ce116" office:value-type="string" table:number-columns-spanned="3" table:number-rows-spanned="1">
                  <text:p>Yes, Extensive</text:p>
                </table:table-cell>
                <table:covered-table-cell table:number-columns-repeated="2" table:style-name="ce116"/>
                <table:table-cell table:style-name="ce150" office:value-type="float" office:value="5">
                  <text:p>5</text:p>
                </table:table-cell>
                <table:table-cell table:style-name="ce152"/>
                <table:table-cell table:number-columns-repeated="250"/>
              </table:table-row>
              <table:table-row table:style-name="ro1" table:visibility="collapse">
                <table:table-cell/>
                <table:table-cell table:style-name="ce116" office:value-type="string" table:number-columns-spanned="3" table:number-rows-spanned="1">
                  <text:p>Yes, Some</text:p>
                </table:table-cell>
                <table:covered-table-cell table:number-columns-repeated="2" table:style-name="ce116"/>
                <table:table-cell table:style-name="ce150" office:value-type="float" office:value="3">
                  <text:p>3</text:p>
                </table:table-cell>
                <table:table-cell table:style-name="ce152"/>
                <table:table-cell table:number-columns-repeated="250"/>
              </table:table-row>
              <table:table-row table:style-name="ro1" table:visibility="collapse">
                <table:table-cell/>
                <table:table-cell table:style-name="ce116" office:value-type="string" table:number-columns-spanned="3" table:number-rows-spanned="1">
                  <text:p>No</text:p>
                </table:table-cell>
                <table:covered-table-cell table:number-columns-repeated="2" table:style-name="ce116"/>
                <table:table-cell table:style-name="ce150" office:value-type="float" office:value="1">
                  <text:p>1</text:p>
                </table:table-cell>
                <table:table-cell table:style-name="ce152"/>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01"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3">
              <text:p>3</text:p>
            </table:table-cell>
            <table:table-cell table:style-name="ce105" office:value-type="string" table:number-columns-spanned="3" table:number-rows-spanned="1">
              <text:p>Support</text:p>
            </table:table-cell>
            <table:covered-table-cell table:number-columns-repeated="2" table:style-name="ce105"/>
            <table:table-cell table:style-name="ce125" office:value-type="percentage" office:value="0.2">
              <text:p>20.00%</text:p>
            </table:table-cell>
            <table:table-cell table:style-name="ce102" table:formula="of:=SUM([.F96:.F105])" office:value-type="float" office:value="3">
              <text:p>3</text:p>
            </table:table-cell>
            <table:table-cell table:style-name="ce102" table:formula="of:=[.F93]*[.E93]" office:value-type="float" office:value="0.6">
              <text:p>0.6</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4" table:style-name="ce121"/>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97"/>
              <table:table-cell table:number-columns-repeated="249"/>
            </table:table-row>
            <table:table-row table:style-name="ro1">
              <table:table-cell table:style-name="ce97"/>
              <table:table-cell table:style-name="ce103" office:value-type="string">
                <text:p>Company Support</text:p>
              </table:table-cell>
              <table:table-cell table:style-name="ce120" office:value-type="string">
                <text:p>Just one</text:p>
              </table:table-cell>
              <table:table-cell table:style-name="ce124" office:value-type="percentage" office:value="1">
                <text:p>100.00%</text:p>
              </table:table-cell>
              <table:table-cell table:style-name="ce126" office:value-type="float" office:value="3">
                <text:p>3</text:p>
              </table:table-cell>
              <table:table-cell table:style-name="ce97" table:formula="of:=[.D96]*[.E96]" office:value-type="float" office:value="3">
                <text:p>3</text:p>
              </table:table-cell>
              <table:table-cell table:style-name="ce97"/>
              <table:table-cell office:value-type="string">
                <text:p>C12G Labs is the unique company providing support</text:p>
              </table:table-cell>
              <table:table-cell table:number-columns-repeated="248"/>
            </table:table-row>
            <table:table-row-group table:display="false">
              <table:table-row table:style-name="ro1" table:visibility="collapse">
                <table:table-cell table:style-name="ce97"/>
                <table:table-cell table:style-name="ce103" table:number-columns-repeated="5"/>
                <table:table-cell table:style-name="ce97"/>
                <table:table-cell table:number-columns-repeated="249"/>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97"/>
                <table:table-cell table:number-columns-repeated="249"/>
              </table:table-row>
              <table:table-row table:style-name="ro1" table:visibility="collapse">
                <table:table-cell table:style-name="ce97"/>
                <table:table-cell table:style-name="ce108" office:value-type="string" table:number-columns-spanned="4" table:number-rows-spanned="1">
                  <text:p>The amount of companies providing support</text:p>
                </table:table-cell>
                <table:covered-table-cell table:number-columns-repeated="3" table:style-name="ce108"/>
                <table:table-cell table:style-name="ce118"/>
                <table:table-cell table:style-name="ce97"/>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28"/>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More than one company providing support</text:p>
                </table:table-cell>
                <table:covered-table-cell table:number-columns-repeated="2" table:style-name="ce110"/>
                <table:table-cell table:style-name="ce128" office:value-type="float" office:value="5">
                  <text:p>5</text:p>
                </table:table-cell>
                <table:table-cell table:style-name="ce128"/>
                <table:table-cell table:style-name="ce97"/>
                <table:table-cell table:number-columns-repeated="249"/>
              </table:table-row>
              <table:table-row table:style-name="ro1" table:visibility="collapse">
                <table:table-cell table:style-name="ce97"/>
                <table:table-cell table:style-name="ce117" office:value-type="string" table:number-columns-spanned="3" table:number-rows-spanned="1">
                  <text:p>Just one company providing support</text:p>
                </table:table-cell>
                <table:covered-table-cell table:number-columns-repeated="2" table:style-name="ce110"/>
                <table:table-cell table:style-name="ce128" office:value-type="float" office:value="3">
                  <text:p>3</text:p>
                </table:table-cell>
                <table:table-cell table:style-name="ce128"/>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No companies provide support</text:p>
                </table:table-cell>
                <table:covered-table-cell table:number-columns-repeated="2" table:style-name="ce111"/>
                <table:table-cell table:style-name="ce128" office:value-type="float" office:value="1">
                  <text:p>1</text:p>
                </table:table-cell>
                <table:table-cell table:style-name="ce128"/>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03"/>
              <table:table-cell table:style-name="ce97"/>
              <table:table-cell table:number-columns-repeated="249"/>
            </table:table-row>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01"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4">
              <text:p>4</text:p>
            </table:table-cell>
            <table:table-cell table:style-name="ce105" office:value-type="string" table:number-columns-spanned="3" table:number-rows-spanned="1">
              <text:p>Documentation</text:p>
            </table:table-cell>
            <table:covered-table-cell table:number-columns-repeated="2" table:style-name="ce105"/>
            <table:table-cell table:style-name="ce125" office:value-type="percentage" office:value="0.15">
              <text:p>15.00%</text:p>
            </table:table-cell>
            <table:table-cell table:style-name="ce102" table:formula="of:=SUM([.F111:.F135])" office:value-type="float" office:value="4">
              <text:p>4</text:p>
            </table:table-cell>
            <table:table-cell table:style-name="ce102" table:formula="of:=[.F108]*[.E108]" office:value-type="float" office:value="0.6">
              <text:p>0.6</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4" table:style-name="ce121"/>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97"/>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1">
              <table:table-cell table:style-name="ce97"/>
              <table:table-cell table:style-name="ce103" office:value-type="string">
                <text:p>Documentation Update</text:p>
              </table:table-cell>
              <table:table-cell table:style-name="ce120" office:value-type="string">
                <text:p>Last month</text:p>
              </table:table-cell>
              <table:table-cell table:style-name="ce124" office:value-type="percentage" office:value="0.5">
                <text:p>50.00%</text:p>
              </table:table-cell>
              <table:table-cell table:style-name="ce126" office:value-type="float" office:value="4">
                <text:p>4</text:p>
              </table:table-cell>
              <table:table-cell table:style-name="ce97" table:formula="of:=[.D111]*[.E111]" office:value-type="float" office:value="2">
                <text:p>2</text:p>
              </table:table-cell>
              <table:table-cell table:style-name="ce97"/>
              <table:table-cell table:number-columns-repeated="249"/>
            </table:table-row>
            <table:table-row-group table:display="false">
              <table:table-row table:style-name="ro1" table:visibility="collapse">
                <table:table-cell table:style-name="ce97"/>
                <table:table-cell table:style-name="ce103" table:number-columns-repeated="5"/>
                <table:table-cell table:style-name="ce97"/>
                <table:table-cell table:number-columns-repeated="249"/>
              </table:table-row>
              <table:table-row table:style-name="ro1" table:visibility="collapse">
                <table:table-cell table:style-name="ce97"/>
                <table:table-cell table:style-name="ce107" office:value-type="string" table:number-columns-spanned="4" table:number-rows-spanned="1">
                  <text:p>Metric Description</text:p>
                </table:table-cell>
                <table:covered-table-cell table:number-columns-repeated="3" table:style-name="ce107"/>
                <table:table-cell/>
                <table:table-cell table:style-name="ce97"/>
                <table:table-cell table:number-columns-repeated="249"/>
              </table:table-row>
              <table:table-row table:style-name="ro1" table:visibility="collapse">
                <table:table-cell table:style-name="ce97"/>
                <table:table-cell table:style-name="ce108" office:value-type="string" table:number-columns-spanned="4" table:number-rows-spanned="1">
                  <text:p>How often is the documentation updated</text:p>
                </table:table-cell>
                <table:covered-table-cell table:number-columns-repeated="3" table:style-name="ce108"/>
                <table:table-cell table:style-name="ce118"/>
                <table:table-cell table:style-name="ce97"/>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28"/>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Metric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24" table:visibility="collapse">
                <table:table-cell table:style-name="ce97"/>
                <table:table-cell table:style-name="ce110" office:value-type="string" table:number-columns-spanned="3" table:number-rows-spanned="1">
                  <text:p>Documentation was updated last week</text:p>
                </table:table-cell>
                <table:covered-table-cell table:number-columns-repeated="2" table:style-name="ce110"/>
                <table:table-cell table:style-name="ce128" office:value-type="float" office:value="5">
                  <text:p>5</text:p>
                </table:table-cell>
                <table:table-cell table:style-name="ce128"/>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Documentation was updated last month</text:p>
                </table:table-cell>
                <table:covered-table-cell table:number-columns-repeated="2" table:style-name="ce111"/>
                <table:table-cell table:style-name="ce128" office:value-type="float" office:value="4">
                  <text:p>4</text:p>
                </table:table-cell>
                <table:table-cell table:style-name="ce128"/>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Documentation was updated last three months</text:p>
                </table:table-cell>
                <table:covered-table-cell table:number-columns-repeated="2" table:style-name="ce110"/>
                <table:table-cell table:style-name="ce128" office:value-type="float" office:value="3">
                  <text:p>3</text:p>
                </table:table-cell>
                <table:table-cell table:style-name="ce128"/>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Documentation was updated last year</text:p>
                </table:table-cell>
                <table:covered-table-cell table:number-columns-repeated="2" table:style-name="ce110"/>
                <table:table-cell table:style-name="ce128" office:value-type="float" office:value="2">
                  <text:p>2</text:p>
                </table:table-cell>
                <table:table-cell table:style-name="ce128"/>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No documentation updated in one year</text:p>
                </table:table-cell>
                <table:covered-table-cell table:number-columns-repeated="2" table:style-name="ce111"/>
                <table:table-cell table:style-name="ce128" office:value-type="float" office:value="1">
                  <text:p>1</text:p>
                </table:table-cell>
                <table:table-cell table:style-name="ce128"/>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03"/>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97"/>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1">
              <table:table-cell table:style-name="ce97"/>
              <table:table-cell table:style-name="ce103" office:value-type="string">
                <text:p>Number of contributors to documentation</text:p>
              </table:table-cell>
              <table:table-cell table:style-name="ce120" office:value-type="string">
                <text:p>5 to 10 people</text:p>
              </table:table-cell>
              <table:table-cell table:style-name="ce124" office:value-type="percentage" office:value="0.5">
                <text:p>50.00%</text:p>
              </table:table-cell>
              <table:table-cell table:style-name="ce126" office:value-type="float" office:value="4">
                <text:p>4</text:p>
              </table:table-cell>
              <table:table-cell table:style-name="ce97" table:formula="of:=[.D124]*[.E124]" office:value-type="float" office:value="2">
                <text:p>2</text:p>
              </table:table-cell>
              <table:table-cell table:style-name="ce97"/>
              <table:table-cell office:value-type="string">
                <text:p>Alternative way to check (GIT): git log --stat --since='2013-01-01' --until='2013-12-31' | grep txt -B20 | grep "Author\|txt" | grep Author | sort | uniq</text:p>
              </table:table-cell>
              <table:table-cell table:number-columns-repeated="248"/>
            </table:table-row>
            <table:table-row-group table:display="false">
              <table:table-row table:style-name="ro1" table:visibility="collapse">
                <table:table-cell table:style-name="ce97"/>
                <table:table-cell table:style-name="ce113" table:number-columns-spanned="5" table:number-rows-spanned="1"/>
                <table:covered-table-cell table:number-columns-repeated="4" table:style-name="ce97"/>
                <table:table-cell table:style-name="ce97"/>
                <table:table-cell table:number-columns-repeated="249"/>
              </table:table-row>
              <table:table-row table:style-name="ro1" table:visibility="collapse">
                <table:table-cell table:style-name="ce97"/>
                <table:table-cell table:style-name="ce114" office:value-type="string" table:number-columns-spanned="4" table:number-rows-spanned="1">
                  <text:p>Test Description</text:p>
                </table:table-cell>
                <table:covered-table-cell table:number-columns-repeated="3" table:style-name="ce114"/>
                <table:table-cell/>
                <table:table-cell table:style-name="ce97"/>
                <table:table-cell table:number-columns-repeated="249"/>
              </table:table-row>
              <table:table-row table:style-name="ro1" table:visibility="collapse">
                <table:table-cell table:style-name="ce97"/>
                <table:table-cell table:style-name="ce118" office:value-type="string" table:number-columns-spanned="4" table:number-rows-spanned="1">
                  <text:p>Amount of people who contributed to documentation on last year</text:p>
                </table:table-cell>
                <table:covered-table-cell table:number-columns-repeated="3" table:style-name="ce118"/>
                <table:table-cell table:style-name="ce118"/>
                <table:table-cell table:style-name="ce97"/>
                <table:table-cell table:number-columns-repeated="249"/>
              </table:table-row>
              <table:table-row table:style-name="ro1" table:visibility="collapse">
                <table:table-cell table:style-name="ce97"/>
                <table:table-cell table:style-name="ce115" table:number-columns-spanned="4" table:number-rows-spanned="1"/>
                <table:covered-table-cell table:number-columns-repeated="3" table:style-name="ce122"/>
                <table:table-cell table:style-name="ce128"/>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14" office:value-type="string">
                  <text:p>Score</text:p>
                </table:table-cell>
                <table:table-cell/>
                <table:table-cell table:style-name="ce97"/>
                <table:table-cell table:number-columns-repeated="249"/>
              </table:table-row>
              <table:table-row table:style-name="ro1" table:visibility="collapse">
                <table:table-cell/>
                <table:table-cell table:style-name="ce116" office:value-type="string" table:number-columns-spanned="3" table:number-rows-spanned="1">
                  <text:p>10 or more people</text:p>
                </table:table-cell>
                <table:covered-table-cell table:number-columns-repeated="2" table:style-name="ce116"/>
                <table:table-cell table:style-name="ce150" office:value-type="float" office:value="5">
                  <text:p>5</text:p>
                </table:table-cell>
                <table:table-cell table:style-name="ce152"/>
                <table:table-cell table:number-columns-repeated="250"/>
              </table:table-row>
              <table:table-row table:style-name="ro1" table:visibility="collapse">
                <table:table-cell/>
                <table:table-cell table:style-name="ce116" office:value-type="string">
                  <text:p>5 to 10 people</text:p>
                </table:table-cell>
                <table:table-cell table:style-name="ce116" table:number-columns-repeated="2"/>
                <table:table-cell table:style-name="ce150" office:value-type="float" office:value="4">
                  <text:p>4</text:p>
                </table:table-cell>
                <table:table-cell table:style-name="ce152"/>
                <table:table-cell table:number-columns-repeated="250"/>
              </table:table-row>
              <table:table-row table:style-name="ro1" table:visibility="collapse">
                <table:table-cell/>
                <table:table-cell table:style-name="ce116" office:value-type="string">
                  <text:p>2 to 5 people</text:p>
                </table:table-cell>
                <table:table-cell table:style-name="ce116" table:number-columns-repeated="2"/>
                <table:table-cell table:style-name="ce150" office:value-type="float" office:value="3">
                  <text:p>3</text:p>
                </table:table-cell>
                <table:table-cell table:style-name="ce152"/>
                <table:table-cell table:number-columns-repeated="250"/>
              </table:table-row>
              <table:table-row table:style-name="ro1" table:visibility="collapse">
                <table:table-cell/>
                <table:table-cell table:style-name="ce116" office:value-type="string" table:number-columns-spanned="3" table:number-rows-spanned="1">
                  <text:p>1 people</text:p>
                </table:table-cell>
                <table:covered-table-cell table:number-columns-repeated="2" table:style-name="ce116"/>
                <table:table-cell table:style-name="ce150" office:value-type="float" office:value="2">
                  <text:p>2</text:p>
                </table:table-cell>
                <table:table-cell table:style-name="ce152"/>
                <table:table-cell table:number-columns-repeated="250"/>
              </table:table-row>
              <table:table-row table:style-name="ro1" table:visibility="collapse">
                <table:table-cell/>
                <table:table-cell table:style-name="ce116" office:value-type="string" table:number-columns-spanned="3" table:number-rows-spanned="1">
                  <text:p>0 people</text:p>
                </table:table-cell>
                <table:covered-table-cell table:number-columns-repeated="2" table:style-name="ce116"/>
                <table:table-cell table:style-name="ce150" office:value-type="float" office:value="1">
                  <text:p>1</text:p>
                </table:table-cell>
                <table:table-cell table:style-name="ce152"/>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101" office:value-type="string">
              <text:p>Rank</text:p>
            </table:table-cell>
            <table:table-cell table:style-name="ce104" office:value-type="string" table:number-columns-spanned="3" table:number-rows-spanned="1">
              <text:p>Category Title</text:p>
            </table:table-cell>
            <table:covered-table-cell table:number-columns-repeated="2" table:style-name="ce104"/>
            <table:table-cell table:style-name="ce101" office:value-type="string">
              <text:p>Weight</text:p>
            </table:table-cell>
            <table:table-cell table:style-name="ce101" office:value-type="string">
              <text:p>Unweighted Rating</text:p>
            </table:table-cell>
            <table:table-cell table:style-name="ce145" office:value-type="string">
              <text:p>Weighted Rating</text:p>
            </table:table-cell>
            <table:table-cell table:number-columns-repeated="249"/>
          </table:table-row>
          <table:table-row table:style-name="ro1">
            <table:table-cell table:style-name="ce102" office:value-type="float" office:value="5">
              <text:p>5</text:p>
            </table:table-cell>
            <table:table-cell table:style-name="ce105" office:value-type="string" table:number-columns-spanned="3" table:number-rows-spanned="1">
              <text:p>Community</text:p>
            </table:table-cell>
            <table:covered-table-cell table:number-columns-repeated="2" table:style-name="ce105"/>
            <table:table-cell table:style-name="ce125" office:value-type="percentage" office:value="0.2">
              <text:p>20.00%</text:p>
            </table:table-cell>
            <table:table-cell table:style-name="ce102" table:formula="of:=SUM([.F141:.F178])" office:value-type="float" office:value="2.6">
              <text:p>2.6</text:p>
            </table:table-cell>
            <table:table-cell table:style-name="ce102" table:formula="of:=[.F138]*[.E138]" office:value-type="float" office:value="0.52">
              <text:p>0.52</text:p>
            </table:table-cell>
            <table:table-cell table:number-columns-repeated="249"/>
          </table:table-row>
          <table:table-row-group>
            <table:table-row table:style-name="ro1">
              <table:table-cell table:style-name="ce103"/>
              <table:table-cell table:style-name="ce112" table:number-columns-spanned="5" table:number-rows-spanned="1"/>
              <table:covered-table-cell table:number-columns-repeated="4" table:style-name="ce121"/>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97"/>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20">
              <table:table-cell table:style-name="ce97"/>
              <table:table-cell table:style-name="ce103" office:value-type="string">
                <text:p>Mean commits / developer last month</text:p>
              </table:table-cell>
              <table:table-cell table:style-name="ce120" office:value-type="string">
                <text:p>20 or more commits</text:p>
              </table:table-cell>
              <table:table-cell table:style-name="ce124" office:value-type="percentage" office:value="0.4">
                <text:p>40.00%</text:p>
              </table:table-cell>
              <table:table-cell table:style-name="ce126" office:value-type="float" office:value="5">
                <text:p>5</text:p>
              </table:table-cell>
              <table:table-cell table:style-name="ce97" table:formula="of:=[.D141]*[.E141]" office:value-type="float" office:value="2">
                <text:p>2</text:p>
              </table:table-cell>
              <table:table-cell table:style-name="ce97"/>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1" table:visibility="collapse">
                <table:table-cell table:style-name="ce97"/>
                <table:table-cell table:style-name="ce103" table:number-columns-repeated="5"/>
                <table:table-cell table:style-name="ce97"/>
                <table:table-cell office:value-type="string">
                  <text:p>Result: 315 commits / 6 committers =&gt; +50 commits per developer</text:p>
                </table:table-cell>
                <table:table-cell table:number-columns-repeated="248"/>
              </table:table-row>
              <table:table-row table:style-name="ro1" table:visibility="collapse">
                <table:table-cell table:style-name="ce97"/>
                <table:table-cell table:style-name="ce107" office:value-type="string" table:number-columns-spanned="4" table:number-rows-spanned="1">
                  <text:p>Test Description</text:p>
                </table:table-cell>
                <table:covered-table-cell table:number-columns-repeated="3" table:style-name="ce107"/>
                <table:table-cell/>
                <table:table-cell table:style-name="ce97"/>
                <table:table-cell table:number-columns-repeated="249"/>
              </table:table-row>
              <table:table-row table:style-name="ro1" table:visibility="collapse">
                <table:table-cell table:style-name="ce97"/>
                <table:table-cell table:style-name="ce108" office:value-type="string" table:number-columns-spanned="4" table:number-rows-spanned="1">
                  <text:p>Mean number of commits per developer on last month</text:p>
                </table:table-cell>
                <table:covered-table-cell table:number-columns-repeated="3" table:style-name="ce108"/>
                <table:table-cell table:style-name="ce118"/>
                <table:table-cell table:style-name="ce97"/>
                <table:table-cell table:number-columns-repeated="249"/>
              </table:table-row>
              <table:table-row table:style-name="ro1" table:visibility="collapse">
                <table:table-cell table:style-name="ce97"/>
                <table:table-cell table:style-name="ce109" table:number-columns-spanned="4" table:number-rows-spanned="1"/>
                <table:covered-table-cell table:number-columns-repeated="3"/>
                <table:table-cell table:style-name="ce128"/>
                <table:table-cell table:style-name="ce97"/>
                <table:table-cell table:number-columns-repeated="249"/>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27" office:value-type="string">
                  <text:p>Score</text:p>
                </table:table-cell>
                <table:table-cell/>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20 or more commits / developer</text:p>
                </table:table-cell>
                <table:covered-table-cell table:number-columns-repeated="2" table:style-name="ce110"/>
                <table:table-cell table:style-name="ce128" office:value-type="float" office:value="5">
                  <text:p>5</text:p>
                </table:table-cell>
                <table:table-cell table:style-name="ce128"/>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10 to 20 commits / developer</text:p>
                </table:table-cell>
                <table:covered-table-cell table:number-columns-repeated="2" table:style-name="ce111"/>
                <table:table-cell table:style-name="ce128" office:value-type="float" office:value="4">
                  <text:p>4</text:p>
                </table:table-cell>
                <table:table-cell table:style-name="ce128"/>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5 to 10 commits / developer</text:p>
                </table:table-cell>
                <table:covered-table-cell table:number-columns-repeated="2" table:style-name="ce110"/>
                <table:table-cell table:style-name="ce128" office:value-type="float" office:value="3">
                  <text:p>3</text:p>
                </table:table-cell>
                <table:table-cell table:style-name="ce128"/>
                <table:table-cell table:style-name="ce97"/>
                <table:table-cell table:number-columns-repeated="249"/>
              </table:table-row>
              <table:table-row table:style-name="ro1" table:visibility="collapse">
                <table:table-cell table:style-name="ce97"/>
                <table:table-cell table:style-name="ce110" office:value-type="string" table:number-columns-spanned="3" table:number-rows-spanned="1">
                  <text:p>1 to 5 commits / developer</text:p>
                </table:table-cell>
                <table:covered-table-cell table:number-columns-repeated="2" table:style-name="ce110"/>
                <table:table-cell table:style-name="ce128" office:value-type="float" office:value="2">
                  <text:p>2</text:p>
                </table:table-cell>
                <table:table-cell table:style-name="ce128"/>
                <table:table-cell table:style-name="ce97"/>
                <table:table-cell table:number-columns-repeated="249"/>
              </table:table-row>
              <table:table-row table:style-name="ro1" table:visibility="collapse">
                <table:table-cell table:style-name="ce97"/>
                <table:table-cell table:style-name="ce111" office:value-type="string" table:number-columns-spanned="3" table:number-rows-spanned="1">
                  <text:p>&lt; 1 commit / developer</text:p>
                </table:table-cell>
                <table:covered-table-cell table:number-columns-repeated="2" table:style-name="ce111"/>
                <table:table-cell table:style-name="ce128" office:value-type="float" office:value="1">
                  <text:p>1</text:p>
                </table:table-cell>
                <table:table-cell table:style-name="ce128"/>
                <table:table-cell table:style-name="ce97"/>
                <table:table-cell table:number-columns-repeated="249"/>
              </table:table-row>
            </table:table-row-group>
            <table:table-row table:style-name="ro1">
              <table:table-cell table:style-name="ce103"/>
              <table:table-cell table:style-name="ce112" table:number-columns-spanned="4" table:number-rows-spanned="1"/>
              <table:covered-table-cell table:number-columns-repeated="3" table:style-name="ce121"/>
              <table:table-cell table:style-name="ce103"/>
              <table:table-cell table:style-name="ce97"/>
              <table:table-cell table:number-columns-repeated="249"/>
            </table:table-row>
            <table:table-row table:style-name="ro1">
              <table:table-cell table:style-name="ce97"/>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style-name="ce97"/>
              <table:table-cell table:style-name="ce97" office:value-type="string">
                <text:p>QUERY (NUMBER OF FILES): SELECT COUNT(DISTINCT(file_path)) AS "File Number" FROM file_links; </text:p>
              </table:table-cell>
              <table:table-cell table:number-columns-repeated="248"/>
            </table:table-row>
            <table:table-row table:style-name="ro1">
              <table:table-cell table:style-name="ce97"/>
              <table:table-cell table:style-name="ce103" office:value-type="string">
                <text:p>Percent of files touched by only one developer</text:p>
              </table:table-cell>
              <table:table-cell table:style-name="ce120" office:value-type="string">
                <text:p>&gt; 50%</text:p>
              </table:table-cell>
              <table:table-cell table:style-name="ce124" office:value-type="percentage" office:value="0.2">
                <text:p>20.00%</text:p>
              </table:table-cell>
              <table:table-cell table:style-name="ce126" office:value-type="float" office:value="1">
                <text:p>1</text:p>
              </table:table-cell>
              <table:table-cell table:style-name="ce97" table:formula="of:=[.D154]*[.E154]" office:value-type="float" office:value="0.2">
                <text:p>0.2</text:p>
              </table:table-cell>
              <table:table-cell table:style-name="ce97"/>
              <table:table-cell table:style-name="ce97"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1" table:visibility="collapse">
                <table:table-cell table:style-name="ce97"/>
                <table:table-cell table:style-name="ce113" table:number-columns-spanned="5" table:number-rows-spanned="1"/>
                <table:covered-table-cell table:number-columns-repeated="4" table:style-name="ce97"/>
                <table:table-cell table:style-name="ce97"/>
                <table:table-cell table:style-name="ce97" office:value-type="string">
                  <text:p>Result: 2230 files touched by one unique person / 4215 TOTAL FILES =&gt; MORE THAN 50 percent of files are touched by a unique person</text:p>
                </table:table-cell>
                <table:table-cell table:number-columns-repeated="248"/>
              </table:table-row>
              <table:table-row table:style-name="ro1" table:visibility="collapse">
                <table:table-cell table:style-name="ce97"/>
                <table:table-cell table:style-name="ce114" office:value-type="string" table:number-columns-spanned="4" table:number-rows-spanned="1">
                  <text:p>Test Description</text:p>
                </table:table-cell>
                <table:covered-table-cell table:number-columns-repeated="3" table:style-name="ce114"/>
                <table:table-cell table:number-columns-repeated="251"/>
              </table:table-row>
              <table:table-row table:style-name="ro23" table:visibility="collapse">
                <table:table-cell table:style-name="ce97"/>
                <table:table-cell table:style-name="ce108" office:value-type="string" table:number-columns-spanned="4" table:number-rows-spanned="1">
                  <text:p>% of source code files modified only by one developer</text:p>
                </table:table-cell>
                <table:covered-table-cell table:number-columns-repeated="3" table:style-name="ce108"/>
                <table:table-cell table:style-name="ce118"/>
                <table:table-cell table:number-columns-repeated="250"/>
              </table:table-row>
              <table:table-row table:style-name="ro1" table:visibility="collapse">
                <table:table-cell table:style-name="ce97"/>
                <table:table-cell table:style-name="ce115" table:number-columns-spanned="4" table:number-rows-spanned="1"/>
                <table:covered-table-cell table:number-columns-repeated="3" table:style-name="ce122"/>
                <table:table-cell table:style-name="ce128"/>
                <table:table-cell table:number-columns-repeated="250"/>
              </table:table-row>
              <table:table-row table:style-name="ro1" table:visibility="collapse">
                <table:table-cell table:style-name="ce97"/>
                <table:table-cell table:style-name="ce107" office:value-type="string" table:number-columns-spanned="3" table:number-rows-spanned="1">
                  <text:p>Test Score Specification</text:p>
                </table:table-cell>
                <table:covered-table-cell table:number-columns-repeated="2" table:style-name="ce107"/>
                <table:table-cell table:style-name="ce114" office:value-type="string">
                  <text:p>Score</text:p>
                </table:table-cell>
                <table:table-cell/>
                <table:table-cell table:style-name="ce97"/>
                <table:table-cell table:number-columns-repeated="249"/>
              </table:table-row>
              <table:table-row table:style-name="ro27" table:visibility="collapse">
                <table:table-cell/>
                <table:table-cell table:style-name="ce119" office:value-type="string" table:number-columns-spanned="3" table:number-rows-spanned="1">
                  <text:p>&lt;5%</text:p>
                </table:table-cell>
                <table:covered-table-cell table:number-columns-repeated="2" table:style-name="ce119"/>
                <table:table-cell table:style-name="ce150" office:value-type="float" office:value="5">
                  <text:p>5</text:p>
                </table:table-cell>
                <table:table-cell table:style-name="ce152"/>
                <table:table-cell table:number-columns-repeated="250"/>
              </table:table-row>
              <table:table-row table:style-name="ro27" table:visibility="collapse">
                <table:table-cell/>
                <table:table-cell table:style-name="ce119" office:value-type="string" table:number-columns-spanned="3" table:number-rows-spanned="1">
                  <text:p>[5% – 10%]</text:p>
                </table:table-cell>
                <table:covered-table-cell table:number-columns-repeated="2" table:style-name="ce119"/>
                <table:table-cell table:style-name="ce150" office:value-type="float" office:value="4">
                  <text:p>4</text:p>
                </table:table-cell>
                <table:table-cell table:style-name="ce152"/>
                <table:table-cell table:number-columns-repeated="250"/>
              </table:table-row>
              <table:table-row table:style-name="ro27" table:visibility="collapse">
                <table:table-cell/>
                <table:table-cell table:style-name="ce119" office:value-type="string" table:number-columns-spanned="3" table:number-rows-spanned="1">
                  <text:p>[10% – 20%]</text:p>
                </table:table-cell>
                <table:covered-table-cell table:number-columns-repeated="2" table:style-name="ce119"/>
                <table:table-cell table:style-name="ce150" office:value-type="float" office:value="3">
                  <text:p>3</text:p>
                </table:table-cell>
                <table:table-cell table:style-name="ce152"/>
                <table:table-cell table:number-columns-repeated="250"/>
              </table:table-row>
              <table:table-row table:style-name="ro27" table:visibility="collapse">
                <table:table-cell/>
                <table:table-cell table:style-name="ce119" office:value-type="string" table:number-columns-spanned="3" table:number-rows-spanned="1">
                  <text:p>[20% – 50%]</text:p>
                </table:table-cell>
                <table:covered-table-cell table:number-columns-repeated="2" table:style-name="ce119"/>
                <table:table-cell table:style-name="ce150" office:value-type="float" office:value="2">
                  <text:p>2</text:p>
                </table:table-cell>
                <table:table-cell table:style-name="ce152"/>
                <table:table-cell table:number-columns-repeated="250"/>
              </table:table-row>
              <table:table-row table:style-name="ro27" table:visibility="collapse">
                <table:table-cell/>
                <table:table-cell table:style-name="ce119" office:value-type="string" table:number-columns-spanned="3" table:number-rows-spanned="1">
                  <text:p>&gt;= 50%</text:p>
                </table:table-cell>
                <table:covered-table-cell table:number-columns-repeated="2" table:style-name="ce119"/>
                <table:table-cell table:style-name="ce150" office:value-type="float" office:value="1">
                  <text:p>1</text:p>
                </table:table-cell>
                <table:table-cell table:style-name="ce152"/>
                <table:table-cell table:number-columns-repeated="250"/>
              </table:table-row>
            </table:table-row-group>
            <table:table-row table:style-name="ro1">
              <table:table-cell table:number-columns-repeated="256"/>
            </table:table-row>
            <table:table-row table:style-name="ro1">
              <table:table-cell/>
              <table:table-cell table:style-name="ce106" office:value-type="string">
                <text:p>Metric Name</text:p>
              </table:table-cell>
              <table:table-cell table:style-name="ce106" office:value-type="string">
                <text:p>Raw Score</text:p>
              </table:table-cell>
              <table:table-cell table:style-name="ce123" office:value-type="string">
                <text:p>Weight</text:p>
              </table:table-cell>
              <table:table-cell table:style-name="ce123" office:value-type="string">
                <text:p>Unweighted Score</text:p>
              </table:table-cell>
              <table:table-cell table:style-name="ce123" office:value-type="string">
                <text:p>Weighted Score</text:p>
              </table:table-cell>
              <table:table-cell/>
              <table:table-cell table:style-name="ce149" office:value-type="string">
                <text:p>QUERY (YEAR 2012): select DISTINCT(p.email) as "Committers" from scmlog s, people p WHERE YEAR(s.date)='2012' AND s.committer_id=p.id;</text:p>
              </table:table-cell>
              <table:table-cell table:number-columns-repeated="248"/>
            </table:table-row>
            <table:table-row table:style-name="ro1">
              <table:table-cell/>
              <table:table-cell table:style-name="ce103" office:value-type="string">
                <text:p>Community growth (commit number variation)</text:p>
              </table:table-cell>
              <table:table-cell table:style-name="ce120" office:value-type="string">
                <text:p>&lt; - 25%</text:p>
              </table:table-cell>
              <table:table-cell table:style-name="ce124" office:value-type="percentage" office:value="0.4">
                <text:p>40.00%</text:p>
              </table:table-cell>
              <table:table-cell table:style-name="ce126" office:value-type="float" office:value="1">
                <text:p>1</text:p>
              </table:table-cell>
              <table:table-cell table:style-name="ce97" table:formula="of:=[.D167]*[.E167]" office:value-type="float" office:value="0.4">
                <text:p>0.4</text:p>
              </table:table-cell>
              <table:table-cell/>
              <table:table-cell table:style-name="ce149" office:value-type="string">
                <text:p>QUERY (YEAR 2013): select DISTINCT(p.email) as "Committers" from scmlog s, people p WHERE YEAR(s.date)='2013' AND s.committer_id=p.id;</text:p>
              </table:table-cell>
              <table:table-cell table:number-columns-repeated="248"/>
            </table:table-row>
            <table:table-row-group table:display="false">
              <table:table-row table:style-name="ro1" table:visibility="collapse">
                <table:table-cell/>
                <table:table-cell table:style-name="ce113" table:number-columns-spanned="5" table:number-rows-spanned="1"/>
                <table:covered-table-cell table:number-columns-repeated="4" table:style-name="ce97"/>
                <table:table-cell/>
                <table:table-cell table:style-name="ce149" office:value-type="string">
                  <text:p>Result (filtering repeated mails): 9 commiters (2012) vs 6 commiters (2013) =&gt; -33%</text:p>
                </table:table-cell>
                <table:table-cell table:number-columns-repeated="248"/>
              </table:table-row>
              <table:table-row table:style-name="ro1" table:visibility="collapse">
                <table:table-cell/>
                <table:table-cell table:style-name="ce114" office:value-type="string" table:number-columns-spanned="4" table:number-rows-spanned="1">
                  <text:p>Test Description</text:p>
                </table:table-cell>
                <table:covered-table-cell table:number-columns-repeated="3" table:style-name="ce114"/>
                <table:table-cell table:number-columns-repeated="251"/>
              </table:table-row>
              <table:table-row table:style-name="ro25" table:visibility="collapse">
                <table:table-cell/>
                <table:table-cell table:style-name="ce108"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108"/>
                <table:table-cell table:style-name="ce118"/>
                <table:table-cell table:number-columns-repeated="250"/>
              </table:table-row>
              <table:table-row table:style-name="ro1" table:visibility="collapse">
                <table:table-cell/>
                <table:table-cell table:style-name="ce115" table:number-columns-spanned="4" table:number-rows-spanned="1"/>
                <table:covered-table-cell table:number-columns-repeated="3" table:style-name="ce122"/>
                <table:table-cell table:style-name="ce128"/>
                <table:table-cell table:number-columns-repeated="250"/>
              </table:table-row>
              <table:table-row table:style-name="ro1" table:visibility="collapse">
                <table:table-cell/>
                <table:table-cell table:style-name="ce107" office:value-type="string" table:number-columns-spanned="3" table:number-rows-spanned="1">
                  <text:p>Test Score Specification</text:p>
                </table:table-cell>
                <table:covered-table-cell table:number-columns-repeated="2" table:style-name="ce107"/>
                <table:table-cell table:style-name="ce114" office:value-type="string">
                  <text:p>Score</text:p>
                </table:table-cell>
                <table:table-cell table:number-columns-repeated="251"/>
              </table:table-row>
              <table:table-row table:style-name="ro1" table:visibility="collapse">
                <table:table-cell/>
                <table:table-cell table:style-name="ce116" office:value-type="string" table:number-columns-spanned="3" table:number-rows-spanned="1">
                  <text:p>&gt;= 50%</text:p>
                </table:table-cell>
                <table:covered-table-cell table:number-columns-repeated="2" table:style-name="ce116"/>
                <table:table-cell table:style-name="ce150" office:value-type="float" office:value="5">
                  <text:p>5</text:p>
                </table:table-cell>
                <table:table-cell table:style-name="ce152"/>
                <table:table-cell table:number-columns-repeated="250"/>
              </table:table-row>
              <table:table-row table:style-name="ro1" table:visibility="collapse">
                <table:table-cell/>
                <table:table-cell table:style-name="ce116" office:value-type="string" table:number-columns-spanned="3" table:number-rows-spanned="1">
                  <text:p>25 to 50 %</text:p>
                </table:table-cell>
                <table:covered-table-cell table:number-columns-repeated="2" table:style-name="ce116"/>
                <table:table-cell table:style-name="ce150" office:value-type="float" office:value="4">
                  <text:p>4</text:p>
                </table:table-cell>
                <table:table-cell table:style-name="ce152"/>
                <table:table-cell table:number-columns-repeated="250"/>
              </table:table-row>
              <table:table-row table:style-name="ro1" table:visibility="collapse">
                <table:table-cell/>
                <table:table-cell table:style-name="ce116" office:value-type="string" table:number-columns-spanned="3" table:number-rows-spanned="1">
                  <text:p>0 to 25 %</text:p>
                </table:table-cell>
                <table:covered-table-cell table:number-columns-repeated="2" table:style-name="ce116"/>
                <table:table-cell table:style-name="ce150" office:value-type="float" office:value="3">
                  <text:p>3</text:p>
                </table:table-cell>
                <table:table-cell table:style-name="ce152"/>
                <table:table-cell table:number-columns-repeated="250"/>
              </table:table-row>
              <table:table-row table:style-name="ro1" table:visibility="collapse">
                <table:table-cell/>
                <table:table-cell table:style-name="ce149" office:value-type="string">
                  <text:p>0 to -25%</text:p>
                </table:table-cell>
                <table:table-cell table:style-name="ce116" table:number-columns-repeated="2"/>
                <table:table-cell table:style-name="ce150" office:value-type="float" office:value="2">
                  <text:p>2</text:p>
                </table:table-cell>
                <table:table-cell table:style-name="ce152"/>
                <table:table-cell table:number-columns-repeated="250"/>
              </table:table-row>
              <table:table-row table:style-name="ro1" table:visibility="collapse">
                <table:table-cell/>
                <table:table-cell table:style-name="ce116" office:value-type="string" table:number-columns-spanned="3" table:number-rows-spanned="1">
                  <text:p>&lt;=-25%</text:p>
                </table:table-cell>
                <table:covered-table-cell table:number-columns-repeated="2" table:style-name="ce116"/>
                <table:table-cell table:style-name="ce150" office:value-type="float" office:value="1">
                  <text:p>1</text:p>
                </table:table-cell>
                <table:table-cell table:style-name="ce152"/>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119"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Cloud Stack" table:style-name="ta4">
        <office:forms form:automatic-focus="false" form:apply-design-mode="false"/>
        <table:table-column table:style-name="co9"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190"/>
        <table:table-column table:style-name="co18" table:default-cell-style-name="Default"/>
        <table:table-column table:style-name="co8" table:default-cell-style-name="Default"/>
        <table:table-column table:style-name="co2" table:number-columns-repeated="2" table:default-cell-style-name="Default"/>
        <table:table-column table:style-name="co21" table:default-cell-style-name="Default"/>
        <table:table-column table:style-name="co22" table:default-cell-style-name="Default"/>
        <table:table-column table:style-name="co2" table:number-columns-repeated="245" table:default-cell-style-name="Default"/>
        <table:table-row table:style-name="ro18">
          <table:table-cell table:style-name="ce153"/>
          <table:table-cell table:style-name="ce162"/>
          <table:table-cell table:style-name="ce164" table:number-columns-repeated="2"/>
          <table:table-cell table:style-name="ce177"/>
          <table:table-cell table:style-name="ce191"/>
          <table:table-cell table:style-name="ce153"/>
          <table:table-cell table:style-name="ce195" table:number-columns-repeated="249"/>
        </table:table-row>
        <table:table-row table:style-name="ro1">
          <table:table-cell table:style-name="ce153"/>
          <table:table-cell table:style-name="ce162"/>
          <table:table-cell table:style-name="ce164" table:number-columns-repeated="2"/>
          <table:table-cell table:style-name="ce177"/>
          <table:table-cell table:style-name="ce191"/>
          <table:table-cell table:style-name="ce153"/>
          <table:table-cell table:style-name="ce195" table:number-columns-repeated="249"/>
        </table:table-row>
        <table:table-row table:style-name="ro1">
          <table:table-cell table:style-name="ce154" office:value-type="string" table:number-columns-spanned="6" table:number-rows-spanned="1">
            <text:p>Evaluated Technology And Functional Orientation</text:p>
          </table:table-cell>
          <table:covered-table-cell table:number-columns-repeated="3" table:style-name="ce161"/>
          <table:covered-table-cell table:style-name="ce178"/>
          <table:covered-table-cell table:style-name="ce161"/>
          <table:table-cell table:style-name="ce193" office:value-type="string">
            <text:p>BRR</text:p>
          </table:table-cell>
          <table:table-cell table:style-name="ce195" table:number-columns-repeated="249"/>
        </table:table-row>
        <table:table-row table:style-name="ro28">
          <table:table-cell table:style-name="ce155" office:value-type="string" table:number-columns-spanned="6" table:number-rows-spanned="1">
            <text:p>Apache CloudStack</text:p>
          </table:table-cell>
          <table:covered-table-cell table:number-columns-repeated="3" table:style-name="ce161"/>
          <table:covered-table-cell table:style-name="ce178"/>
          <table:covered-table-cell table:style-name="ce161"/>
          <table:table-cell table:style-name="ce194" table:formula="of:=SUM([.G9:.G178])" office:value-type="float" office:value="3.74">
            <text:p>3.74</text:p>
          </table:table-cell>
          <table:table-cell table:style-name="ce195" table:number-columns-repeated="249"/>
        </table:table-row>
        <table:table-row table:style-name="ro1">
          <table:table-cell table:style-name="ce156" office:value-type="string" table:number-columns-spanned="6" table:number-rows-spanned="1">
            <text:p>Component type: One</text:p>
          </table:table-cell>
          <table:covered-table-cell table:number-columns-repeated="3" table:style-name="ce161"/>
          <table:covered-table-cell table:style-name="ce178"/>
          <table:covered-table-cell table:style-name="ce161"/>
          <table:table-cell table:style-name="ce153"/>
          <table:table-cell table:style-name="ce195" table:number-columns-repeated="249"/>
        </table:table-row>
        <table:table-row table:style-name="ro1">
          <table:table-cell table:style-name="ce156" office:value-type="string" table:number-columns-spanned="6" table:number-rows-spanned="1">
            <text:p>Usage Setting: Cloud Computing Framework</text:p>
          </table:table-cell>
          <table:covered-table-cell table:number-columns-repeated="3" table:style-name="ce161"/>
          <table:covered-table-cell table:style-name="ce178"/>
          <table:covered-table-cell table:style-name="ce161"/>
          <table:table-cell table:style-name="ce153"/>
          <table:table-cell table:style-name="ce195" table:number-columns-repeated="249"/>
        </table:table-row>
        <table:table-row table:style-name="ro9">
          <table:table-cell table:style-name="ce157" table:number-columns-repeated="4"/>
          <table:table-cell table:style-name="ce179"/>
          <table:table-cell table:style-name="ce157"/>
          <table:table-cell table:style-name="ce153"/>
          <table:table-cell table:style-name="ce195" table:number-columns-repeated="249"/>
        </table:table-row>
        <table:table-row table:style-name="ro1">
          <table:table-cell table:style-name="ce158" office:value-type="string">
            <text:p>Rank</text:p>
          </table:table-cell>
          <table:table-cell table:style-name="ce154" office:value-type="string" table:number-columns-spanned="3" table:number-rows-spanned="1">
            <text:p>Category Title</text:p>
          </table:table-cell>
          <table:covered-table-cell table:number-columns-repeated="2" table:style-name="ce161"/>
          <table:table-cell table:style-name="ce180" office:value-type="string">
            <text:p>Weight</text:p>
          </table:table-cell>
          <table:table-cell table:style-name="ce158" office:value-type="string">
            <text:p>Unweighted Rating</text:p>
          </table:table-cell>
          <table:table-cell table:style-name="ce193" office:value-type="string">
            <text:p>Weighted Rating</text:p>
          </table:table-cell>
          <table:table-cell table:style-name="ce195" table:number-columns-repeated="249"/>
        </table:table-row>
        <table:table-row table:style-name="ro27">
          <table:table-cell table:style-name="ce159" table:formula="of:=['file:///home/amal/Desktop/mswl_eval/finalwork/git%20/projev/spreadsheet/CloudStack/CloudStack_BRR_ProjEval_2013.ods'#$'Category Ranking'.B12]" office:value-type="float" office:value="1">
            <text:p>1</text:p>
          </table:table-cell>
          <table:table-cell table:style-name="ce156" office:value-type="string" table:number-columns-spanned="3" table:number-rows-spanned="1">
            <text:p>Functionality</text:p>
          </table:table-cell>
          <table:covered-table-cell table:number-columns-repeated="2" table:style-name="ce161"/>
          <table:table-cell table:style-name="ce181" office:value-type="percentage" office:value="0.2">
            <text:p>20.00%</text:p>
          </table:table-cell>
          <table:table-cell table:style-name="ce159" table:formula="of:=SUM([.F12:.F56])" office:value-type="float" office:value="4">
            <text:p>4</text:p>
          </table:table-cell>
          <table:table-cell table:style-name="ce159" table:formula="of:=[.F9]*[.E9]" office:value-type="float" office:value="0.8">
            <text:p>0.8</text:p>
          </table:table-cell>
          <table:table-cell table:style-name="ce195"/>
          <table:table-cell table:style-name="ce195" office:value-type="string">
            <text:p>http://cloudstack.apache.org/software/features.html</text:p>
          </table:table-cell>
          <table:table-cell table:style-name="ce195" table:number-columns-repeated="247"/>
        </table:table-row>
        <table:table-row table:style-name="ro1">
          <table:table-cell table:style-name="ce159"/>
          <table:table-cell table:style-name="ce156" table:number-columns-repeated="3"/>
          <table:table-cell table:style-name="ce182"/>
          <table:table-cell table:style-name="ce159" table:number-columns-repeated="2"/>
          <table:table-cell table:style-name="ce195" table:number-columns-repeated="249"/>
        </table:table-row>
        <table:table-row table:style-name="ro27">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9"/>
          <table:table-cell table:style-name="ce195"/>
          <table:table-cell table:style-name="ce161" office:value-type="string">
            <text:p>Usage Metering</text:p>
          </table:table-cell>
          <table:table-cell table:style-name="ce161" office:value-type="string">
            <text:p>Be able to deliver real-time visibility, produce historical usage reports, and create billing invoices by integrating with metering data generated by the CloudStack Usage Engine.</text:p>
          </table:table-cell>
          <table:table-cell table:style-name="ce195" table:number-columns-repeated="246"/>
        </table:table-row>
        <table:table-row table:style-name="ro1">
          <table:table-cell table:style-name="ce153"/>
          <table:table-cell table:style-name="ce153" office:value-type="string">
            <text:p>Billing System</text:p>
          </table:table-cell>
          <table:table-cell table:style-name="ce171" table:formula="of:=[.B18]" office:value-type="string" office:string-value="Yes, fully supported">
            <text:p>Yes, fully supported</text:p>
          </table:table-cell>
          <table:table-cell table:style-name="ce176" office:value-type="float" office:value="0.3">
            <text:p>0.3</text:p>
          </table:table-cell>
          <table:table-cell table:style-name="ce184" office:value-type="float" office:value="5">
            <text:p>5</text:p>
          </table:table-cell>
          <table:table-cell table:style-name="ce191" table:formula="of:=[.D12]*[.E12]" office:value-type="float" office:value="1.5">
            <text:p>1.5</text:p>
          </table:table-cell>
          <table:table-cell table:style-name="ce159"/>
          <table:table-cell table:style-name="ce195" table:number-columns-repeated="249"/>
        </table:table-row>
        <table:table-row table:style-name="ro9">
          <table:table-cell table:style-name="ce153" table:number-columns-repeated="2"/>
          <table:table-cell table:style-name="ce172" table:number-columns-repeated="2"/>
          <table:table-cell table:style-name="ce185"/>
          <table:table-cell table:style-name="ce153"/>
          <table:table-cell table:style-name="ce159"/>
          <table:table-cell table:style-name="ce18"/>
          <table:table-cell table:style-name="ce23"/>
          <table:table-cell table:style-name="ce195" table:number-columns-repeated="247"/>
        </table:table-row>
        <table:table-row table:style-name="ro9">
          <table:table-cell table:style-name="ce153"/>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59"/>
          <table:table-cell table:style-name="ce18"/>
          <table:table-cell table:style-name="ce23"/>
          <table:table-cell table:style-name="ce195" table:number-columns-repeated="247"/>
        </table:table-row>
        <table:table-row table:style-name="ro1">
          <table:table-cell table:style-name="ce153"/>
          <table:table-cell table:style-name="ce165" office:value-type="string" table:number-columns-spanned="4" table:number-rows-spanned="1">
            <text:p>Does The Cloud System provide a Billing System for User Accounting?</text:p>
          </table:table-cell>
          <table:covered-table-cell table:number-columns-repeated="2" table:style-name="ce161"/>
          <table:covered-table-cell table:style-name="ce178"/>
          <table:table-cell table:style-name="ce170"/>
          <table:table-cell table:number-columns-repeated="6"/>
          <table:table-cell table:style-name="ce195" table:number-columns-repeated="244"/>
        </table:table-row>
        <table:table-row table:style-name="ro1">
          <table:table-cell table:style-name="ce153"/>
          <table:table-cell table:style-name="ce165" table:number-columns-spanned="4" table:number-rows-spanned="1"/>
          <table:covered-table-cell table:number-columns-repeated="2" table:style-name="ce161"/>
          <table:covered-table-cell table:style-name="ce178"/>
          <table:table-cell table:style-name="ce191"/>
          <table:table-cell table:number-columns-repeated="6"/>
          <table:table-cell table:style-name="ce195" table:number-columns-repeated="244"/>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92"/>
          <table:table-cell table:number-columns-repeated="6"/>
          <table:table-cell table:style-name="ce195" table:number-columns-repeated="244"/>
        </table:table-row>
        <table:table-row table:style-name="ro1">
          <table:table-cell table:style-name="ce153"/>
          <table:table-cell table:style-name="ce162" office:value-type="string" table:number-columns-spanned="3" table:number-rows-spanned="1">
            <text:p>Yes, fully supported</text:p>
          </table:table-cell>
          <table:covered-table-cell table:number-columns-repeated="2" table:style-name="ce161"/>
          <table:table-cell table:style-name="ce177" office:value-type="float" office:value="5">
            <text:p>5</text:p>
          </table:table-cell>
          <table:table-cell table:style-name="ce191"/>
          <table:table-cell table:number-columns-repeated="6"/>
          <table:table-cell table:style-name="ce195" table:number-columns-repeated="244"/>
        </table:table-row>
        <table:table-row table:style-name="ro1">
          <table:table-cell table:style-name="ce153"/>
          <table:table-cell table:style-name="ce162" office:value-type="string" table:number-columns-spanned="3" table:number-rows-spanned="1">
            <text:p>Yes, partially supported</text:p>
          </table:table-cell>
          <table:covered-table-cell table:number-columns-repeated="2" table:style-name="ce161"/>
          <table:table-cell table:style-name="ce177" office:value-type="float" office:value="3">
            <text:p>3</text:p>
          </table:table-cell>
          <table:table-cell table:style-name="ce191"/>
          <table:table-cell table:number-columns-repeated="6"/>
          <table:table-cell table:style-name="ce195" table:number-columns-repeated="244"/>
        </table:table-row>
        <table:table-row table:style-name="ro1">
          <table:table-cell table:style-name="ce153"/>
          <table:table-cell table:style-name="ce166" office:value-type="string" table:number-columns-spanned="3" table:number-rows-spanned="1">
            <text:p>No</text:p>
          </table:table-cell>
          <table:covered-table-cell table:number-columns-repeated="2" table:style-name="ce161"/>
          <table:table-cell table:style-name="ce177" office:value-type="float" office:value="1">
            <text:p>1</text:p>
          </table:table-cell>
          <table:table-cell table:style-name="ce191"/>
          <table:table-cell table:style-name="ce159"/>
          <table:table-cell table:style-name="ce195" table:number-columns-repeated="249"/>
        </table:table-row>
        <table:table-row table:style-name="ro1">
          <table:table-cell table:style-name="ce153"/>
          <table:table-cell table:style-name="ce167" table:number-columns-spanned="4" table:number-rows-spanned="1"/>
          <table:covered-table-cell table:number-columns-repeated="2" table:style-name="ce161"/>
          <table:covered-table-cell table:style-name="ce178"/>
          <table:table-cell table:style-name="ce153"/>
          <table:table-cell table:style-name="ce159"/>
          <table:table-cell table:style-name="ce195" table:number-columns-repeated="249"/>
        </table:table-row>
        <table:table-row table:style-name="ro1">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9"/>
          <table:table-cell table:style-name="ce195" table:number-columns-repeated="249"/>
        </table:table-row>
        <table:table-row table:style-name="ro20">
          <table:table-cell table:style-name="ce153"/>
          <table:table-cell table:style-name="ce153" office:value-type="string">
            <text:p>Multi Platform Support</text:p>
          </table:table-cell>
          <table:table-cell table:style-name="ce171" table:formula="of:=[.B31]" office:value-type="string" office:string-value="No">
            <text:p>No</text:p>
          </table:table-cell>
          <table:table-cell table:style-name="ce176" office:value-type="float" office:value="0.2">
            <text:p>0.2</text:p>
          </table:table-cell>
          <table:table-cell table:style-name="ce184" table:formula="of:=[.E31]" office:value-type="float" office:value="1">
            <text:p>1</text:p>
          </table:table-cell>
          <table:table-cell table:style-name="ce191" table:formula="of:=[.D23]*[.E23]" office:value-type="float" office:value="0.2">
            <text:p>0.2</text:p>
          </table:table-cell>
          <table:table-cell table:style-name="ce159"/>
          <table:table-cell table:style-name="ce195"/>
          <table:table-cell table:style-name="ce195" office:value-type="string">
            <text:p>Operating system <text:tab/>Cross-platform for management servers</text:p>
          </table:table-cell>
          <table:table-cell table:style-name="ce195" office:value-type="string">
            <text:p>GNU/Linux for hosts</text:p>
          </table:table-cell>
          <table:table-cell table:style-name="ce195" office:value-type="string">
            <text:p>Windows</text:p>
          </table:table-cell>
          <table:table-cell table:style-name="ce195" office:value-type="string">
            <text:p>GNU/Linux</text:p>
          </table:table-cell>
          <table:table-cell table:style-name="ce195" office:value-type="string">
            <text:p>and BSD for guests (depending on hypervisor).</text:p>
          </table:table-cell>
          <table:table-cell table:style-name="ce195" table:number-columns-repeated="243"/>
        </table:table-row>
        <table:table-row table:style-name="ro1">
          <table:table-cell table:style-name="ce159"/>
          <table:table-cell table:style-name="ce156" table:number-columns-repeated="3"/>
          <table:table-cell table:style-name="ce182"/>
          <table:table-cell table:style-name="ce159" table:number-columns-repeated="2"/>
          <table:table-cell table:style-name="ce195" table:number-columns-repeated="249"/>
        </table:table-row>
        <table:table-row table:style-name="ro1">
          <table:table-cell table:style-name="ce159"/>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5" office:value-type="string" table:number-columns-spanned="4" table:number-rows-spanned="1">
            <text:p>Does The Cloud System work on top of different Operating Systems?</text:p>
          </table:table-cell>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5" table:number-columns-spanned="4" table:number-rows-spanned="1"/>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59" table:number-columns-repeated="2"/>
          <table:table-cell table:style-name="ce195" table:number-columns-repeated="249"/>
        </table:table-row>
        <table:table-row table:style-name="ro1">
          <table:table-cell table:style-name="ce159"/>
          <table:table-cell table:style-name="ce162" office:value-type="string" table:number-columns-spanned="3" table:number-rows-spanned="1">
            <text:p>Yes, in more than 2</text:p>
          </table:table-cell>
          <table:covered-table-cell table:number-columns-repeated="2" table:style-name="ce161"/>
          <table:table-cell table:style-name="ce177" office:value-type="float" office:value="5">
            <text:p>5</text:p>
          </table:table-cell>
          <table:table-cell table:style-name="ce159" table:number-columns-repeated="2"/>
          <table:table-cell table:style-name="ce195" table:number-columns-repeated="249"/>
        </table:table-row>
        <table:table-row table:style-name="ro1">
          <table:table-cell table:style-name="ce159"/>
          <table:table-cell table:style-name="ce162" office:value-type="string" table:number-columns-spanned="3" table:number-rows-spanned="1">
            <text:p>Yes, in two different Operating Systems</text:p>
          </table:table-cell>
          <table:covered-table-cell table:number-columns-repeated="2" table:style-name="ce161"/>
          <table:table-cell table:style-name="ce177" office:value-type="float" office:value="3">
            <text:p>3</text:p>
          </table:table-cell>
          <table:table-cell table:style-name="ce159" table:number-columns-repeated="2"/>
          <table:table-cell table:style-name="ce195" table:number-columns-repeated="249"/>
        </table:table-row>
        <table:table-row table:style-name="ro1">
          <table:table-cell table:style-name="ce159"/>
          <table:table-cell table:style-name="ce166" office:value-type="string" table:number-columns-spanned="3" table:number-rows-spanned="1">
            <text:p>No</text:p>
          </table:table-cell>
          <table:covered-table-cell table:number-columns-repeated="2" table:style-name="ce161"/>
          <table:table-cell table:style-name="ce177" office:value-type="float" office:value="1">
            <text:p>1</text:p>
          </table:table-cell>
          <table:table-cell table:style-name="ce159" table:number-columns-repeated="2"/>
          <table:table-cell table:style-name="ce195" table:number-columns-repeated="249"/>
        </table:table-row>
        <table:table-row table:style-name="ro27">
          <table:table-cell table:style-name="ce159"/>
          <table:table-cell table:style-name="ce156" table:number-columns-repeated="3"/>
          <table:table-cell table:style-name="ce182"/>
          <table:table-cell table:style-name="ce159" table:number-columns-repeated="2"/>
          <table:table-cell table:style-name="ce195"/>
          <table:table-cell table:style-name="ce161" office:value-type="string">
            <text:p>Rich Management User Interface</text:p>
          </table:table-cell>
          <table:table-cell table:style-name="ce161" office:value-type="string">
            <text:p>CloudStack provides a feature-rich out-of-the-box user interface implemented on top of the CloudStack API to manage the cloud infrastructure. It is a fully AJAX based solution compatible with most of the latest internet browsers and can also be easily integrated with your existing portal.</text:p>
          </table:table-cell>
          <table:table-cell table:style-name="ce195" table:number-columns-repeated="246"/>
        </table:table-row>
        <table:table-row table:style-name="ro1">
          <table:table-cell table:style-name="ce159"/>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9"/>
          <table:table-cell table:style-name="ce195"/>
          <table:table-cell table:style-name="ce195" office:value-type="string">
            <text:p>Domains and Delegated Administration</text:p>
          </table:table-cell>
          <table:table-cell table:style-name="ce195" office:value-type="string">
            <text:p>The support for domains allows you to segregate your cloud resources and delegate the management of these domains to other administrators.</text:p>
          </table:table-cell>
          <table:table-cell table:style-name="ce195" table:number-columns-repeated="246"/>
        </table:table-row>
        <table:table-row table:style-name="ro1">
          <table:table-cell table:style-name="ce159"/>
          <table:table-cell table:style-name="ce153" office:value-type="string">
            <text:p>Administrators Configuration System</text:p>
          </table:table-cell>
          <table:table-cell table:style-name="ce171" table:formula="of:=[.B40]" office:value-type="string" office:string-value="Yes, a web framework">
            <text:p>Yes, a web framework</text:p>
          </table:table-cell>
          <table:table-cell table:style-name="ce176" office:value-type="float" office:value="0.2">
            <text:p>0.2</text:p>
          </table:table-cell>
          <table:table-cell table:style-name="ce184" table:formula="of:=[.E40]" office:value-type="float" office:value="5">
            <text:p>5</text:p>
          </table:table-cell>
          <table:table-cell table:style-name="ce191" table:formula="of:=[.D34]*[.E34]" office:value-type="float" office:value="1">
            <text:p>1</text:p>
          </table:table-cell>
          <table:table-cell table:style-name="ce159"/>
          <table:table-cell table:style-name="ce195"/>
          <table:table-cell table:style-name="ce195" office:value-type="string">
            <text:p>Snapshot Management</text:p>
          </table:table-cell>
          <table:table-cell table:style-name="ce195" office:value-type="string">
            <text:p>To help mitigate data loss and a way of disaster recovery, users are given the capability of either taking ad hoc snapshots of their disk volumes or setting up a comprehensive schedule for taking periodic snapshots of their data. Users can set limits to the number of snapshots taken to creating new data disk volumes from existing snapshots.</text:p>
          </table:table-cell>
          <table:table-cell table:style-name="ce195" table:number-columns-repeated="246"/>
        </table:table-row>
        <table:table-row table:style-name="ro1">
          <table:table-cell table:style-name="ce159"/>
          <table:table-cell table:style-name="ce156" table:number-columns-repeated="3"/>
          <table:table-cell table:style-name="ce182"/>
          <table:table-cell table:style-name="ce159" table:number-columns-repeated="2"/>
          <table:table-cell table:style-name="ce195"/>
          <table:table-cell table:style-name="ce195" office:value-type="string">
            <text:p>Comprehensive Service Management</text:p>
          </table:table-cell>
          <table:table-cell table:style-name="ce195" office:value-type="string">
            <text:p>Administrators can define, meter, deploy, and manage multiple service and disk offerings within the cloud.</text:p>
          </table:table-cell>
          <table:table-cell table:style-name="ce195" table:number-columns-repeated="246"/>
        </table:table-row>
        <table:table-row table:style-name="ro27">
          <table:table-cell table:style-name="ce159"/>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59" table:number-columns-repeated="2"/>
          <table:table-cell table:style-name="ce195"/>
          <table:table-cell table:style-name="ce161" office:value-type="string">
            <text:p>Notification &amp; Capacity Thresholds</text:p>
          </table:table-cell>
          <table:table-cell table:style-name="ce161" office:value-type="string">
            <text:p>Admin can set notification threshold to receive an alert when resource pool crosses the notification threshold. Capacity threshold prevents CloudStack from allocating further resources to that pool.</text:p>
          </table:table-cell>
          <table:table-cell table:style-name="ce195" table:number-columns-repeated="246"/>
        </table:table-row>
        <table:table-row table:style-name="ro1">
          <table:table-cell table:style-name="ce159"/>
          <table:table-cell table:style-name="ce165" office:value-type="string" table:number-columns-spanned="4" table:number-rows-spanned="1">
            <text:p>Does The Cloud System provide a System (preferably Web) to Help On Administration Tasks</text:p>
          </table:table-cell>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5" table:number-columns-spanned="4" table:number-rows-spanned="1"/>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59" table:number-columns-repeated="2"/>
          <table:table-cell table:style-name="ce195" table:number-columns-repeated="249"/>
        </table:table-row>
        <table:table-row table:style-name="ro1">
          <table:table-cell table:style-name="ce159"/>
          <table:table-cell table:style-name="ce162" office:value-type="string" table:number-columns-spanned="3" table:number-rows-spanned="1">
            <text:p>Yes, a web framework</text:p>
          </table:table-cell>
          <table:covered-table-cell table:number-columns-repeated="2" table:style-name="ce161"/>
          <table:table-cell table:style-name="ce177" office:value-type="float" office:value="5">
            <text:p>5</text:p>
          </table:table-cell>
          <table:table-cell table:style-name="ce159" table:number-columns-repeated="2"/>
          <table:table-cell table:style-name="ce195" table:number-columns-repeated="249"/>
        </table:table-row>
        <table:table-row table:style-name="ro1">
          <table:table-cell table:style-name="ce159"/>
          <table:table-cell table:style-name="ce162" office:value-type="string" table:number-columns-spanned="3" table:number-rows-spanned="1">
            <text:p>Yes, but it is not web based</text:p>
          </table:table-cell>
          <table:covered-table-cell table:number-columns-repeated="2" table:style-name="ce161"/>
          <table:table-cell table:style-name="ce177" office:value-type="float" office:value="3">
            <text:p>3</text:p>
          </table:table-cell>
          <table:table-cell table:style-name="ce159" table:number-columns-repeated="2"/>
          <table:table-cell table:style-name="ce195" table:number-columns-repeated="249"/>
        </table:table-row>
        <table:table-row table:style-name="ro1">
          <table:table-cell table:style-name="ce159"/>
          <table:table-cell table:style-name="ce166" office:value-type="string" table:number-columns-spanned="3" table:number-rows-spanned="1">
            <text:p>No</text:p>
          </table:table-cell>
          <table:covered-table-cell table:number-columns-repeated="2" table:style-name="ce161"/>
          <table:table-cell table:style-name="ce177" office:value-type="float" office:value="1">
            <text:p>1</text:p>
          </table:table-cell>
          <table:table-cell table:style-name="ce159" table:number-columns-repeated="2"/>
          <table:table-cell table:style-name="ce195" table:number-columns-repeated="249"/>
        </table:table-row>
        <table:table-row table:style-name="ro1">
          <table:table-cell table:style-name="ce159"/>
          <table:table-cell table:style-name="ce156" table:number-columns-repeated="3"/>
          <table:table-cell table:style-name="ce182"/>
          <table:table-cell table:style-name="ce159" table:number-columns-repeated="2"/>
          <table:table-cell table:style-name="ce195" table:number-columns-repeated="249"/>
        </table:table-row>
        <table:table-row table:style-name="ro27">
          <table:table-cell table:style-name="ce159"/>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9"/>
          <table:table-cell table:style-name="ce195"/>
          <table:table-cell table:style-name="ce195" office:value-type="string">
            <text:p>Documentation </text:p>
          </table:table-cell>
          <table:table-cell table:style-name="ce195"/>
          <table:table-cell table:style-name="ce195" office:value-type="string">
            <text:p>We all complain about documentation, and CloudStack doc is not perfect. </text:p>
          </table:table-cell>
          <table:table-cell table:style-name="ce195" table:number-columns-repeated="245"/>
        </table:table-row>
        <table:table-row table:style-name="ro29">
          <table:table-cell table:style-name="ce159"/>
          <table:table-cell table:style-name="ce153" office:value-type="string">
            <text:p>i18n</text:p>
          </table:table-cell>
          <table:table-cell table:style-name="ce171" table:formula="of:=[.B52]" office:value-type="string" office:string-value="Yes, it is adapted to more than 1 language, but less than 5 languages">
            <text:p>Yes, it is adapted to more than 1 language, but less than 5 languages</text:p>
          </table:table-cell>
          <table:table-cell table:style-name="ce176" office:value-type="float" office:value="0.1">
            <text:p>0.1</text:p>
          </table:table-cell>
          <table:table-cell table:style-name="ce184" table:formula="of:=[.E52]" office:value-type="float" office:value="3">
            <text:p>3</text:p>
          </table:table-cell>
          <table:table-cell table:style-name="ce191" table:formula="of:=[.D45]*[.E45]" office:value-type="float" office:value="0.3">
            <text:p>0.3</text:p>
          </table:table-cell>
          <table:table-cell table:style-name="ce159"/>
          <table:table-cell table:style-name="ce195" table:number-columns-repeated="249"/>
        </table:table-row>
        <table:table-row table:style-name="ro1">
          <table:table-cell table:style-name="ce159"/>
          <table:table-cell table:style-name="ce156" table:number-columns-repeated="3"/>
          <table:table-cell table:style-name="ce182"/>
          <table:table-cell table:style-name="ce159" table:number-columns-repeated="2"/>
          <table:table-cell table:style-name="ce195" table:number-columns-repeated="249"/>
        </table:table-row>
        <table:table-row table:style-name="ro1">
          <table:table-cell table:style-name="ce159"/>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5" office:value-type="string" table:number-columns-spanned="4" table:number-rows-spanned="1">
            <text:p>Does The Cloud System provided multi-language support? </text:p>
          </table:table-cell>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5" table:number-columns-spanned="4" table:number-rows-spanned="1"/>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9"/>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59" table:number-columns-repeated="2"/>
          <table:table-cell table:style-name="ce195" table:number-columns-repeated="249"/>
        </table:table-row>
        <table:table-row table:style-name="ro1">
          <table:table-cell table:style-name="ce159"/>
          <table:table-cell table:style-name="ce162" office:value-type="string" table:number-columns-spanned="3" table:number-rows-spanned="1">
            <text:p>Yes, it is adapted to more than 5 languages</text:p>
          </table:table-cell>
          <table:covered-table-cell table:number-columns-repeated="2" table:style-name="ce161"/>
          <table:table-cell table:style-name="ce177" office:value-type="float" office:value="5">
            <text:p>5</text:p>
          </table:table-cell>
          <table:table-cell table:style-name="ce159" table:number-columns-repeated="2"/>
          <table:table-cell table:style-name="ce195" table:number-columns-repeated="249"/>
        </table:table-row>
        <table:table-row table:style-name="ro1">
          <table:table-cell table:style-name="ce159"/>
          <table:table-cell table:style-name="ce162" office:value-type="string" table:number-columns-spanned="3" table:number-rows-spanned="1">
            <text:p>Yes, it is adapted to more than 1 language, but less than 5 languages</text:p>
          </table:table-cell>
          <table:covered-table-cell table:number-columns-repeated="2" table:style-name="ce161"/>
          <table:table-cell table:style-name="ce177" office:value-type="float" office:value="3">
            <text:p>3</text:p>
          </table:table-cell>
          <table:table-cell table:style-name="ce159" table:number-columns-repeated="2"/>
          <table:table-cell table:style-name="ce195" table:number-columns-repeated="249"/>
        </table:table-row>
        <table:table-row table:style-name="ro1">
          <table:table-cell table:style-name="ce159"/>
          <table:table-cell table:style-name="ce166" office:value-type="string" table:number-columns-spanned="3" table:number-rows-spanned="1">
            <text:p>No</text:p>
          </table:table-cell>
          <table:covered-table-cell table:number-columns-repeated="2" table:style-name="ce161"/>
          <table:table-cell table:style-name="ce177" office:value-type="float" office:value="1">
            <text:p>1</text:p>
          </table:table-cell>
          <table:table-cell table:style-name="ce159" table:number-columns-repeated="2"/>
          <table:table-cell table:style-name="ce195" table:number-columns-repeated="249"/>
        </table:table-row>
        <table:table-row table:style-name="ro1">
          <table:table-cell table:style-name="ce159"/>
          <table:table-cell table:style-name="ce166"/>
          <table:table-cell table:style-name="ce173" table:number-columns-repeated="2"/>
          <table:table-cell table:style-name="ce177"/>
          <table:table-cell table:style-name="ce159" table:number-columns-repeated="2"/>
          <table:table-cell table:style-name="ce195" table:number-columns-repeated="249"/>
        </table:table-row>
        <table:table-row table:style-name="ro1">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9"/>
          <table:table-cell table:style-name="ce195"/>
          <table:table-cell table:style-name="ce161" office:value-type="string">
            <text:p>Dynamic Workload Management</text:p>
          </table:table-cell>
          <table:table-cell table:style-name="ce161" office:value-type="string">
            <text:p>Completely automates the distribution of compute, network, and storage resource across the physical infrastructure while adhering to defined policies on load balancing, data security, and compliance.</text:p>
          </table:table-cell>
          <table:table-cell table:style-name="ce195" table:number-columns-repeated="246"/>
        </table:table-row>
        <table:table-row table:style-name="ro30">
          <table:table-cell table:style-name="ce153"/>
          <table:table-cell table:style-name="ce153" office:value-type="string">
            <text:p>Quota Facilities</text:p>
          </table:table-cell>
          <table:table-cell table:style-name="ce171" table:formula="of:=[.B62]" office:value-type="string" office:string-value="Yes, for computing, storage and networking">
            <text:p>Yes, for computing, storage and networking</text:p>
          </table:table-cell>
          <table:table-cell table:style-name="ce176" office:value-type="float" office:value="0.2">
            <text:p>0.2</text:p>
          </table:table-cell>
          <table:table-cell table:style-name="ce184" table:formula="of:=[.E62]" office:value-type="float" office:value="5">
            <text:p>5</text:p>
          </table:table-cell>
          <table:table-cell table:style-name="ce191" table:formula="of:=[.D56]*[.E56]" office:value-type="float" office:value="1">
            <text:p>1</text:p>
          </table:table-cell>
          <table:table-cell table:style-name="ce159"/>
          <table:table-cell table:style-name="ce195"/>
          <table:table-cell table:style-name="ce161" office:value-type="string">
            <text:p>Resource Over Provisioning and Limits</text:p>
          </table:table-cell>
          <table:table-cell table:style-name="ce161" office:value-type="string">
            <text:p>By leveraging existing hypervisor, storage, and network technologies, you can configure the cloud to allow over provisioning of physical resources to optimize the allocation of your virtual machines. CloudStack also provides administrators the capability of limiting virtual resources (such as the number of VMs that an account can create to the number of public IP addresses an account can own).</text:p>
          </table:table-cell>
          <table:table-cell table:style-name="ce195" table:number-columns-repeated="246"/>
        </table:table-row>
        <table:table-row table:style-name="ro1">
          <table:table-cell table:style-name="ce153"/>
          <table:table-cell table:style-name="ce156" table:number-columns-repeated="3"/>
          <table:table-cell table:style-name="ce182"/>
          <table:table-cell table:style-name="ce159" table:number-columns-repeated="2"/>
          <table:table-cell table:style-name="ce195" table:number-columns-repeated="249"/>
        </table:table-row>
        <table:table-row table:style-name="ro1">
          <table:table-cell table:style-name="ce153"/>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3"/>
          <table:table-cell table:style-name="ce165" office:value-type="string" table:number-columns-spanned="4" table:number-rows-spanned="1">
            <text:p>Does The Cloud System provide a system for user quota management?</text:p>
          </table:table-cell>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3"/>
          <table:table-cell table:style-name="ce165" table:number-columns-spanned="4" table:number-rows-spanned="1"/>
          <table:covered-table-cell table:number-columns-repeated="2" table:style-name="ce161"/>
          <table:covered-table-cell table:style-name="ce178"/>
          <table:table-cell table:style-name="ce159" table:number-columns-repeated="2"/>
          <table:table-cell table:style-name="ce195" table:number-columns-repeated="249"/>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59" table:number-columns-repeated="2"/>
          <table:table-cell table:style-name="ce195" table:number-columns-repeated="249"/>
        </table:table-row>
        <table:table-row table:style-name="ro1">
          <table:table-cell table:style-name="ce153"/>
          <table:table-cell table:style-name="ce162" office:value-type="string" table:number-columns-spanned="3" table:number-rows-spanned="1">
            <text:p>Yes, for computing, storage and networking</text:p>
          </table:table-cell>
          <table:covered-table-cell table:number-columns-repeated="2" table:style-name="ce161"/>
          <table:table-cell table:style-name="ce177" office:value-type="float" office:value="5">
            <text:p>5</text:p>
          </table:table-cell>
          <table:table-cell table:style-name="ce156" table:number-columns-spanned="3" table:number-rows-spanned="1"/>
          <table:covered-table-cell table:number-columns-repeated="2" table:style-name="ce161"/>
          <table:table-cell table:style-name="ce181"/>
          <table:table-cell table:style-name="ce159" table:number-columns-repeated="2"/>
          <table:table-cell table:style-name="ce195" table:number-columns-repeated="245"/>
        </table:table-row>
        <table:table-row table:style-name="ro1">
          <table:table-cell table:style-name="ce153"/>
          <table:table-cell table:style-name="ce162" office:value-type="string" table:number-columns-spanned="3" table:number-rows-spanned="1">
            <text:p>Yes, but not for all the funcionalities (i.e.: storage but not networking)</text:p>
          </table:table-cell>
          <table:covered-table-cell table:number-columns-repeated="2" table:style-name="ce161"/>
          <table:table-cell table:style-name="ce177" office:value-type="float" office:value="3">
            <text:p>3</text:p>
          </table:table-cell>
          <table:table-cell table:style-name="ce159" table:number-columns-repeated="2"/>
          <table:table-cell table:style-name="ce195" table:number-columns-repeated="249"/>
        </table:table-row>
        <table:table-row table:style-name="ro1">
          <table:table-cell table:style-name="ce153"/>
          <table:table-cell table:style-name="ce166" office:value-type="string" table:number-columns-spanned="3" table:number-rows-spanned="1">
            <text:p>No</text:p>
          </table:table-cell>
          <table:covered-table-cell table:number-columns-repeated="2" table:style-name="ce161"/>
          <table:table-cell table:style-name="ce177" office:value-type="float" office:value="1">
            <text:p>1</text:p>
          </table:table-cell>
          <table:table-cell table:style-name="ce159" table:number-columns-repeated="2"/>
          <table:table-cell table:style-name="ce195" table:number-columns-repeated="249"/>
        </table:table-row>
        <table:table-row table:style-name="ro1">
          <table:table-cell table:style-name="ce160"/>
          <table:table-cell table:style-name="ce165"/>
          <table:table-cell table:style-name="ce174" table:number-columns-repeated="2"/>
          <table:table-cell table:style-name="ce187"/>
          <table:table-cell table:style-name="ce192"/>
          <table:table-cell table:style-name="ce160"/>
          <table:table-cell table:style-name="ce195" table:number-columns-repeated="249"/>
        </table:table-row>
        <table:table-row table:style-name="ro1">
          <table:table-cell table:style-name="ce158" office:value-type="string">
            <text:p>Rank</text:p>
          </table:table-cell>
          <table:table-cell table:style-name="ce154" office:value-type="string" table:number-columns-spanned="3" table:number-rows-spanned="1">
            <text:p>Category Title</text:p>
          </table:table-cell>
          <table:covered-table-cell table:number-columns-repeated="2" table:style-name="ce161"/>
          <table:table-cell table:style-name="ce180" office:value-type="string">
            <text:p>Weight</text:p>
          </table:table-cell>
          <table:table-cell table:style-name="ce158" office:value-type="string">
            <text:p>Unweighted Rating</text:p>
          </table:table-cell>
          <table:table-cell table:style-name="ce193" office:value-type="string">
            <text:p>Weighted Rating</text:p>
          </table:table-cell>
          <table:table-cell table:style-name="ce195" table:number-columns-repeated="249"/>
        </table:table-row>
        <table:table-row table:style-name="ro1">
          <table:table-cell table:style-name="ce159" office:value-type="float" office:value="2">
            <text:p>2</text:p>
          </table:table-cell>
          <table:table-cell table:style-name="ce156" office:value-type="string" table:number-columns-spanned="3" table:number-rows-spanned="1">
            <text:p>Efficiency</text:p>
          </table:table-cell>
          <table:covered-table-cell table:number-columns-repeated="2" table:style-name="ce161"/>
          <table:table-cell table:style-name="ce181" office:value-type="percentage" office:value="0.25">
            <text:p>25.00%</text:p>
          </table:table-cell>
          <table:table-cell table:style-name="ce159" table:formula="of:=SUM([.F70:.F90])" office:value-type="float" office:value="3">
            <text:p>3</text:p>
          </table:table-cell>
          <table:table-cell table:style-name="ce159" table:formula="of:=[.F67]*[.E67]" office:value-type="float" office:value="0.75">
            <text:p>0.75</text:p>
          </table:table-cell>
          <table:table-cell table:style-name="ce195" table:number-columns-repeated="249"/>
        </table:table-row>
        <table:table-row table:style-name="ro1">
          <table:table-cell table:style-name="ce153"/>
          <table:table-cell table:style-name="ce167" table:number-columns-spanned="5" table:number-rows-spanned="1"/>
          <table:covered-table-cell table:number-columns-repeated="2" table:style-name="ce161"/>
          <table:covered-table-cell table:style-name="ce178"/>
          <table:covered-table-cell table:style-name="ce161"/>
          <table:table-cell table:style-name="ce153"/>
          <table:table-cell table:style-name="ce195" table:number-columns-repeated="249"/>
        </table:table-row>
        <table:table-row table:style-name="ro1">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3"/>
          <table:table-cell table:style-name="ce195" table:number-columns-repeated="249"/>
        </table:table-row>
        <table:table-row table:style-name="ro27">
          <table:table-cell table:style-name="ce153"/>
          <table:table-cell table:style-name="ce153" office:value-type="string">
            <text:p>Performance Testing and Benchmark Reports available</text:p>
          </table:table-cell>
          <table:table-cell table:style-name="ce171" office:value-type="string">
            <text:p>Yes</text:p>
          </table:table-cell>
          <table:table-cell table:style-name="ce176" office:value-type="float" office:value="0.5">
            <text:p>0.5</text:p>
          </table:table-cell>
          <table:table-cell table:style-name="ce184" table:formula="of:=[.E77]" office:value-type="float" office:value="3">
            <text:p>3</text:p>
          </table:table-cell>
          <table:table-cell table:style-name="ce191" table:formula="of:=[.D70]*[.E70]" office:value-type="float" office:value="1.5">
            <text:p>1.5</text:p>
          </table:table-cell>
          <table:table-cell table:style-name="ce153"/>
          <table:table-cell table:style-name="ce195"/>
          <table:table-cell table:style-name="ce195" office:value-type="string">
            <text:p>http://www.networkworld.com/supp/2013/enterprise3/060313-ecs3-open-stack-269899.html</text:p>
          </table:table-cell>
          <table:table-cell table:style-name="ce195" table:number-columns-repeated="247"/>
        </table:table-row>
        <table:table-row table:style-name="ro27">
          <table:table-cell table:style-name="ce153" table:number-columns-repeated="2"/>
          <table:table-cell table:style-name="ce172" table:number-columns-repeated="2"/>
          <table:table-cell table:style-name="ce185"/>
          <table:table-cell table:style-name="ce153" table:number-columns-repeated="2"/>
          <table:table-cell table:style-name="ce195"/>
          <table:table-cell table:style-name="ce195" office:value-type="string">
            <text:p>http://talkincloud.com/cloud-computing-management/openstack-vs-cloudstack-latest-score</text:p>
          </table:table-cell>
          <table:table-cell table:style-name="ce195" table:number-columns-repeated="247"/>
        </table:table-row>
        <table:table-row table:style-name="ro27">
          <table:table-cell table:style-name="ce153"/>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53"/>
          <table:table-cell table:style-name="ce195"/>
          <table:table-cell table:style-name="ce195" office:value-type="string">
            <text:p>http://searchnetworking.techtarget.com/tip/OpenStack-vs-CloudStack-Whats-the-best-approach</text:p>
          </table:table-cell>
          <table:table-cell table:style-name="ce195" table:number-columns-repeated="247"/>
        </table:table-row>
        <table:table-row table:style-name="ro22">
          <table:table-cell table:style-name="ce153"/>
          <table:table-cell table:style-name="ce165"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2" table:style-name="ce161"/>
          <table:covered-table-cell table:style-name="ce178"/>
          <table:table-cell table:style-name="ce170"/>
          <table:table-cell table:style-name="ce153"/>
          <table:table-cell table:style-name="ce195" table:number-columns-repeated="249"/>
        </table:table-row>
        <table:table-row table:style-name="ro1">
          <table:table-cell table:style-name="ce153"/>
          <table:table-cell table:style-name="ce165" table:number-columns-spanned="4" table:number-rows-spanned="1"/>
          <table:covered-table-cell table:number-columns-repeated="2" table:style-name="ce161"/>
          <table:covered-table-cell table:style-name="ce178"/>
          <table:table-cell table:style-name="ce191"/>
          <table:table-cell table:style-name="ce153"/>
          <table:table-cell table:style-name="ce195" table:number-columns-repeated="249"/>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92"/>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Yes, with good results</text:p>
          </table:table-cell>
          <table:covered-table-cell table:number-columns-repeated="2" table:style-name="ce161"/>
          <table:table-cell table:style-name="ce177" office:value-type="float" office:value="5">
            <text:p>5</text:p>
          </table:table-cell>
          <table:table-cell table:style-name="ce191"/>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Yes</text:p>
          </table:table-cell>
          <table:covered-table-cell table:number-columns-repeated="2" table:style-name="ce161"/>
          <table:table-cell table:style-name="ce177" office:value-type="float" office:value="3">
            <text:p>3</text:p>
          </table:table-cell>
          <table:table-cell table:style-name="ce191"/>
          <table:table-cell table:style-name="ce153"/>
          <table:table-cell table:style-name="ce195" table:number-columns-repeated="249"/>
        </table:table-row>
        <table:table-row table:style-name="ro1">
          <table:table-cell table:style-name="ce153"/>
          <table:table-cell table:style-name="ce166" office:value-type="string" table:number-columns-spanned="3" table:number-rows-spanned="1">
            <text:p>No</text:p>
          </table:table-cell>
          <table:covered-table-cell table:number-columns-repeated="2" table:style-name="ce161"/>
          <table:table-cell table:style-name="ce177" office:value-type="float" office:value="1">
            <text:p>1</text:p>
          </table:table-cell>
          <table:table-cell table:style-name="ce191"/>
          <table:table-cell table:style-name="ce153"/>
          <table:table-cell table:style-name="ce195" table:number-columns-repeated="249"/>
        </table:table-row>
        <table:table-row table:style-name="ro1">
          <table:table-cell table:style-name="ce153"/>
          <table:table-cell table:style-name="ce167" table:number-columns-spanned="4" table:number-rows-spanned="1"/>
          <table:covered-table-cell table:number-columns-repeated="2" table:style-name="ce161"/>
          <table:covered-table-cell table:style-name="ce178"/>
          <table:table-cell table:style-name="ce153" table:number-columns-repeated="2"/>
          <table:table-cell table:style-name="ce195" table:number-columns-repeated="249"/>
        </table:table-row>
        <table:table-row table:style-name="ro27">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3"/>
          <table:table-cell table:style-name="ce195"/>
          <table:table-cell table:style-name="ce195" office:value-type="string">
            <text:p>https://cwiki.apache.org/confluence/display/CLOUDSTACK/Performance+Test+Execution+for+4.2</text:p>
          </table:table-cell>
          <table:table-cell table:style-name="ce195" table:number-columns-repeated="247"/>
        </table:table-row>
        <table:table-row table:style-name="ro27">
          <table:table-cell table:style-name="ce153"/>
          <table:table-cell table:style-name="ce153" office:value-type="string">
            <text:p>Performance Tuning &amp; Configuration</text:p>
          </table:table-cell>
          <table:table-cell table:style-name="ce171"/>
          <table:table-cell table:style-name="ce176" office:value-type="float" office:value="0.5">
            <text:p>0.5</text:p>
          </table:table-cell>
          <table:table-cell table:style-name="ce184" table:formula="of:=[.E88]" office:value-type="float" office:value="3">
            <text:p>3</text:p>
          </table:table-cell>
          <table:table-cell table:style-name="ce191" table:formula="of:=[.D81]*[.E81]" office:value-type="float" office:value="1.5">
            <text:p>1.5</text:p>
          </table:table-cell>
          <table:table-cell table:style-name="ce153"/>
          <table:table-cell table:style-name="ce195"/>
          <table:table-cell table:style-name="ce195" office:value-type="string">
            <text:p>http://open.citrix.com/cloudstack-collab-conference-north-america-2013/video/cloudstack-performance-testing-by-sowmya-krishnan.html</text:p>
          </table:table-cell>
          <table:table-cell table:style-name="ce195" table:number-columns-repeated="247"/>
        </table:table-row>
        <table:table-row table:style-name="ro27">
          <table:table-cell table:style-name="ce153"/>
          <table:table-cell table:style-name="ce162" table:number-columns-spanned="5" table:number-rows-spanned="1"/>
          <table:covered-table-cell table:number-columns-repeated="2" table:style-name="ce161"/>
          <table:covered-table-cell table:style-name="ce178"/>
          <table:covered-table-cell table:style-name="ce161"/>
          <table:table-cell table:style-name="ce153"/>
          <table:table-cell table:style-name="ce195"/>
          <table:table-cell table:style-name="ce195" office:value-type="string">
            <text:p>http://www.slideshare.net/buildacloud/cloud-stack-performance-testing</text:p>
          </table:table-cell>
          <table:table-cell table:style-name="ce195" table:number-columns-repeated="247"/>
        </table:table-row>
        <table:table-row table:style-name="ro1">
          <table:table-cell table:style-name="ce153"/>
          <table:table-cell table:style-name="ce168"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53"/>
          <table:table-cell table:style-name="ce195" table:number-columns-repeated="249"/>
        </table:table-row>
        <table:table-row table:style-name="ro23">
          <table:table-cell table:style-name="ce153"/>
          <table:table-cell table:style-name="ce165"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2" table:style-name="ce161"/>
          <table:covered-table-cell table:style-name="ce178"/>
          <table:table-cell table:style-name="ce170"/>
          <table:table-cell table:style-name="ce153"/>
          <table:table-cell table:style-name="ce195" table:number-columns-repeated="249"/>
        </table:table-row>
        <table:table-row table:style-name="ro1">
          <table:table-cell table:style-name="ce153"/>
          <table:table-cell table:style-name="ce169" table:number-columns-spanned="4" table:number-rows-spanned="1"/>
          <table:covered-table-cell table:number-columns-repeated="2" table:style-name="ce161"/>
          <table:covered-table-cell table:style-name="ce178"/>
          <table:table-cell table:style-name="ce191"/>
          <table:table-cell table:style-name="ce153"/>
          <table:table-cell table:style-name="ce195" table:number-columns-repeated="249"/>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8" office:value-type="string">
            <text:p>Score</text:p>
          </table:table-cell>
          <table:table-cell table:style-name="ce192"/>
          <table:table-cell table:style-name="ce153"/>
          <table:table-cell table:style-name="ce195" table:number-columns-repeated="249"/>
        </table:table-row>
        <table:table-row table:style-name="ro1">
          <table:table-cell table:style-name="ce160"/>
          <table:table-cell table:style-name="ce165" office:value-type="string" table:number-columns-spanned="3" table:number-rows-spanned="1">
            <text:p>Yes, Extensive</text:p>
          </table:table-cell>
          <table:covered-table-cell table:number-columns-repeated="2" table:style-name="ce161"/>
          <table:table-cell table:style-name="ce189" office:value-type="float" office:value="5">
            <text:p>5</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Yes, Some</text:p>
          </table:table-cell>
          <table:covered-table-cell table:number-columns-repeated="2" table:style-name="ce161"/>
          <table:table-cell table:style-name="ce189" office:value-type="float" office:value="3">
            <text:p>3</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No</text:p>
          </table:table-cell>
          <table:covered-table-cell table:number-columns-repeated="2" table:style-name="ce161"/>
          <table:table-cell table:style-name="ce189" office:value-type="float" office:value="1">
            <text:p>1</text:p>
          </table:table-cell>
          <table:table-cell table:style-name="ce192"/>
          <table:table-cell table:style-name="ce160"/>
          <table:table-cell table:style-name="ce195" table:number-columns-repeated="249"/>
        </table:table-row>
        <table:table-row table:style-name="ro1" table:number-rows-repeated="2">
          <table:table-cell table:style-name="ce160"/>
          <table:table-cell table:style-name="ce165"/>
          <table:table-cell table:style-name="ce174" table:number-columns-repeated="2"/>
          <table:table-cell table:style-name="ce187"/>
          <table:table-cell table:style-name="ce192"/>
          <table:table-cell table:style-name="ce160"/>
          <table:table-cell table:style-name="ce195" table:number-columns-repeated="249"/>
        </table:table-row>
        <table:table-row table:style-name="ro1">
          <table:table-cell table:style-name="ce158" office:value-type="string">
            <text:p>Rank</text:p>
          </table:table-cell>
          <table:table-cell table:style-name="ce154" office:value-type="string" table:number-columns-spanned="3" table:number-rows-spanned="1">
            <text:p>Category Title</text:p>
          </table:table-cell>
          <table:covered-table-cell table:number-columns-repeated="2" table:style-name="ce161"/>
          <table:table-cell table:style-name="ce180" office:value-type="string">
            <text:p>Weight</text:p>
          </table:table-cell>
          <table:table-cell table:style-name="ce158" office:value-type="string">
            <text:p>Unweighted Rating</text:p>
          </table:table-cell>
          <table:table-cell table:style-name="ce193" office:value-type="string">
            <text:p>Weighted Rating</text:p>
          </table:table-cell>
          <table:table-cell table:style-name="ce195" table:number-columns-repeated="249"/>
        </table:table-row>
        <table:table-row table:style-name="ro1">
          <table:table-cell table:style-name="ce159" office:value-type="float" office:value="3">
            <text:p>3</text:p>
          </table:table-cell>
          <table:table-cell table:style-name="ce156" office:value-type="string" table:number-columns-spanned="3" table:number-rows-spanned="1">
            <text:p>Support</text:p>
          </table:table-cell>
          <table:covered-table-cell table:number-columns-repeated="2" table:style-name="ce161"/>
          <table:table-cell table:style-name="ce181" office:value-type="percentage" office:value="0.2">
            <text:p>20.00%</text:p>
          </table:table-cell>
          <table:table-cell table:style-name="ce159" table:formula="of:=SUM([.F96:.F105])" office:value-type="float" office:value="3">
            <text:p>3</text:p>
          </table:table-cell>
          <table:table-cell table:style-name="ce159" table:formula="of:=[.F93]*[.E93]" office:value-type="float" office:value="0.6">
            <text:p>0.6</text:p>
          </table:table-cell>
          <table:table-cell table:style-name="ce195" table:number-columns-repeated="249"/>
        </table:table-row>
        <table:table-row table:style-name="ro1">
          <table:table-cell table:style-name="ce153"/>
          <table:table-cell table:style-name="ce167" table:number-columns-spanned="5" table:number-rows-spanned="1"/>
          <table:covered-table-cell table:number-columns-repeated="2" table:style-name="ce161"/>
          <table:covered-table-cell table:style-name="ce178"/>
          <table:covered-table-cell table:style-name="ce161"/>
          <table:table-cell table:style-name="ce153"/>
          <table:table-cell table:style-name="ce195" table:number-columns-repeated="249"/>
        </table:table-row>
        <table:table-row table:style-name="ro27">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3"/>
          <table:table-cell table:style-name="ce195"/>
          <table:table-cell table:style-name="ce195" office:value-type="string">
            <text:p>http://shapeblue.com/cloudstack-infrastructure-support/</text:p>
          </table:table-cell>
          <table:table-cell table:style-name="ce195" table:number-columns-repeated="247"/>
        </table:table-row>
        <table:table-row table:style-name="ro26">
          <table:table-cell table:style-name="ce153"/>
          <table:table-cell table:style-name="ce153" office:value-type="string">
            <text:p>Company Support</text:p>
          </table:table-cell>
          <table:table-cell table:style-name="ce171" table:formula="of:=[.B103]" office:value-type="string" office:string-value="Just one company providing support">
            <text:p>Just one company providing support</text:p>
          </table:table-cell>
          <table:table-cell table:style-name="ce176" office:value-type="float" office:value="1">
            <text:p>1</text:p>
          </table:table-cell>
          <table:table-cell table:style-name="ce184" table:formula="of:=[.E103]" office:value-type="float" office:value="3">
            <text:p>3</text:p>
          </table:table-cell>
          <table:table-cell table:style-name="ce191" table:formula="of:=[.D96]*[.E96]" office:value-type="float" office:value="3">
            <text:p>3</text:p>
          </table:table-cell>
          <table:table-cell table:style-name="ce153"/>
          <table:table-cell table:style-name="ce195"/>
          <table:table-cell table:style-name="ce195" office:value-type="string">
            <text:p>http://solidfire.com/solutions/cloudstack/</text:p>
          </table:table-cell>
          <table:table-cell table:style-name="ce195" table:number-columns-repeated="247"/>
        </table:table-row>
        <table:table-row table:style-name="ro27">
          <table:table-cell table:style-name="ce153" table:number-columns-repeated="2"/>
          <table:table-cell table:style-name="ce172" table:number-columns-repeated="2"/>
          <table:table-cell table:style-name="ce185"/>
          <table:table-cell table:style-name="ce153" table:number-columns-repeated="2"/>
          <table:table-cell table:style-name="ce195"/>
          <table:table-cell table:style-name="ce195" office:value-type="string">
            <text:p>citrix</text:p>
          </table:table-cell>
          <table:table-cell table:style-name="ce195" table:number-columns-repeated="247"/>
        </table:table-row>
        <table:table-row table:style-name="ro27">
          <table:table-cell table:style-name="ce153"/>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53"/>
          <table:table-cell table:style-name="ce195"/>
          <table:table-cell table:style-name="ce195" office:value-type="string">
            <text:p>http://finance.yahoo.com/news/apache-cloudstack-matures-first-commercial-125600922.html</text:p>
          </table:table-cell>
          <table:table-cell table:style-name="ce195" table:number-columns-repeated="247"/>
        </table:table-row>
        <table:table-row table:style-name="ro1">
          <table:table-cell table:style-name="ce153"/>
          <table:table-cell table:style-name="ce165" office:value-type="string" table:number-columns-spanned="4" table:number-rows-spanned="1">
            <text:p>The amount of companies providing support</text:p>
          </table:table-cell>
          <table:covered-table-cell table:number-columns-repeated="2" table:style-name="ce161"/>
          <table:covered-table-cell table:style-name="ce178"/>
          <table:table-cell table:style-name="ce170"/>
          <table:table-cell table:style-name="ce153"/>
          <table:table-cell table:style-name="ce195" table:number-columns-repeated="249"/>
        </table:table-row>
        <table:table-row table:style-name="ro1">
          <table:table-cell table:style-name="ce153"/>
          <table:table-cell table:style-name="ce165" table:number-columns-spanned="4" table:number-rows-spanned="1"/>
          <table:covered-table-cell table:number-columns-repeated="2" table:style-name="ce161"/>
          <table:covered-table-cell table:style-name="ce178"/>
          <table:table-cell table:style-name="ce191"/>
          <table:table-cell table:style-name="ce153"/>
          <table:table-cell table:style-name="ce195" table:number-columns-repeated="249"/>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92"/>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More than one company providing support</text:p>
          </table:table-cell>
          <table:covered-table-cell table:number-columns-repeated="2" table:style-name="ce161"/>
          <table:table-cell table:style-name="ce177" office:value-type="float" office:value="5">
            <text:p>5</text:p>
          </table:table-cell>
          <table:table-cell table:style-name="ce191"/>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Just one company providing support</text:p>
          </table:table-cell>
          <table:covered-table-cell table:number-columns-repeated="2" table:style-name="ce161"/>
          <table:table-cell table:style-name="ce177" office:value-type="float" office:value="3">
            <text:p>3</text:p>
          </table:table-cell>
          <table:table-cell table:style-name="ce191"/>
          <table:table-cell table:style-name="ce153"/>
          <table:table-cell table:style-name="ce195" table:number-columns-repeated="249"/>
        </table:table-row>
        <table:table-row table:style-name="ro1">
          <table:table-cell table:style-name="ce153"/>
          <table:table-cell table:style-name="ce166" office:value-type="string" table:number-columns-spanned="3" table:number-rows-spanned="1">
            <text:p>No companies provide support</text:p>
          </table:table-cell>
          <table:covered-table-cell table:number-columns-repeated="2" table:style-name="ce161"/>
          <table:table-cell table:style-name="ce177" office:value-type="float" office:value="1">
            <text:p>1</text:p>
          </table:table-cell>
          <table:table-cell table:style-name="ce191"/>
          <table:table-cell table:style-name="ce153"/>
          <table:table-cell table:style-name="ce195" table:number-columns-repeated="249"/>
        </table:table-row>
        <table:table-row table:style-name="ro1">
          <table:table-cell table:style-name="ce153"/>
          <table:table-cell table:style-name="ce167" table:number-columns-spanned="4" table:number-rows-spanned="1"/>
          <table:covered-table-cell table:number-columns-repeated="2" table:style-name="ce161"/>
          <table:covered-table-cell table:style-name="ce178"/>
          <table:table-cell table:style-name="ce153" table:number-columns-repeated="2"/>
          <table:table-cell table:style-name="ce195" table:number-columns-repeated="249"/>
        </table:table-row>
        <table:table-row table:style-name="ro1">
          <table:table-cell table:style-name="ce160"/>
          <table:table-cell table:style-name="ce165"/>
          <table:table-cell table:style-name="ce174" table:number-columns-repeated="2"/>
          <table:table-cell table:style-name="ce187"/>
          <table:table-cell table:style-name="ce192"/>
          <table:table-cell table:style-name="ce160"/>
          <table:table-cell table:style-name="ce195" table:number-columns-repeated="249"/>
        </table:table-row>
        <table:table-row table:style-name="ro1">
          <table:table-cell table:style-name="ce158" office:value-type="string">
            <text:p>Rank</text:p>
          </table:table-cell>
          <table:table-cell table:style-name="ce154" office:value-type="string" table:number-columns-spanned="3" table:number-rows-spanned="1">
            <text:p>Category Title</text:p>
          </table:table-cell>
          <table:covered-table-cell table:number-columns-repeated="2" table:style-name="ce161"/>
          <table:table-cell table:style-name="ce180" office:value-type="string">
            <text:p>Weight</text:p>
          </table:table-cell>
          <table:table-cell table:style-name="ce158" office:value-type="string">
            <text:p>Unweighted Rating</text:p>
          </table:table-cell>
          <table:table-cell table:style-name="ce193" office:value-type="string">
            <text:p>Weighted Rating</text:p>
          </table:table-cell>
          <table:table-cell table:style-name="ce195" table:number-columns-repeated="249"/>
        </table:table-row>
        <table:table-row table:style-name="ro1">
          <table:table-cell table:style-name="ce159" office:value-type="float" office:value="4">
            <text:p>4</text:p>
          </table:table-cell>
          <table:table-cell table:style-name="ce156" office:value-type="string" table:number-columns-spanned="3" table:number-rows-spanned="1">
            <text:p>Documentation</text:p>
          </table:table-cell>
          <table:covered-table-cell table:number-columns-repeated="2" table:style-name="ce161"/>
          <table:table-cell table:style-name="ce181" office:value-type="percentage" office:value="0.15">
            <text:p>15.00%</text:p>
          </table:table-cell>
          <table:table-cell table:style-name="ce159" table:formula="of:=SUM([.F111:.F135])" office:value-type="float" office:value="5">
            <text:p>5</text:p>
          </table:table-cell>
          <table:table-cell table:style-name="ce159" table:formula="of:=[.F108]*[.E108]" office:value-type="float" office:value="0.75">
            <text:p>0.75</text:p>
          </table:table-cell>
          <table:table-cell table:style-name="ce195" table:number-columns-repeated="249"/>
        </table:table-row>
        <table:table-row table:style-name="ro1">
          <table:table-cell table:style-name="ce153"/>
          <table:table-cell table:style-name="ce167" table:number-columns-spanned="5" table:number-rows-spanned="1"/>
          <table:covered-table-cell table:number-columns-repeated="2" table:style-name="ce161"/>
          <table:covered-table-cell table:style-name="ce178"/>
          <table:covered-table-cell table:style-name="ce161"/>
          <table:table-cell table:style-name="ce153"/>
          <table:table-cell table:style-name="ce195" table:number-columns-repeated="249"/>
        </table:table-row>
        <table:table-row table:style-name="ro27">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3"/>
          <table:table-cell table:style-name="ce195"/>
          <table:table-cell table:style-name="ce195" office:value-type="string">
            <text:p>Query Used: select MAX(s.date) from files ff, scmlog s, file_types f, actions a where s.id=a.commit_id and f.file_id=a.file_id AND f.type='documentation' AND ff.file_name LIKE '%.txt' ORDER BY s.date;</text:p>
          </table:table-cell>
          <table:table-cell table:style-name="ce195" table:number-columns-repeated="247"/>
        </table:table-row>
        <table:table-row table:style-name="ro30">
          <table:table-cell table:style-name="ce153"/>
          <table:table-cell table:style-name="ce153" office:value-type="string">
            <text:p>Documentation Update</text:p>
          </table:table-cell>
          <table:table-cell table:style-name="ce171" table:formula="of:=[.B117]" office:value-type="string" office:string-value="Documentation was updated last week">
            <text:p>Documentation was updated last week</text:p>
          </table:table-cell>
          <table:table-cell table:style-name="ce176" office:value-type="float" office:value="0.5">
            <text:p>0.5</text:p>
          </table:table-cell>
          <table:table-cell table:style-name="ce184" table:formula="of:=[.E117]" office:value-type="float" office:value="5">
            <text:p>5</text:p>
          </table:table-cell>
          <table:table-cell table:style-name="ce191" table:formula="of:=[.D111]*[.E111]" office:value-type="float" office:value="2.5">
            <text:p>2.5</text:p>
          </table:table-cell>
          <table:table-cell table:style-name="ce153"/>
          <table:table-cell table:style-name="ce195" table:number-columns-repeated="249"/>
        </table:table-row>
        <table:table-row table:style-name="ro1">
          <table:table-cell table:style-name="ce153" table:number-columns-repeated="2"/>
          <table:table-cell table:style-name="ce172" table:number-columns-repeated="2"/>
          <table:table-cell table:style-name="ce185"/>
          <table:table-cell table:style-name="ce153" table:number-columns-repeated="2"/>
          <table:table-cell table:style-name="ce195"/>
          <table:table-cell table:style-name="ce195" office:value-type="string">
            <text:p>+---------------------+</text:p>
          </table:table-cell>
          <table:table-cell table:style-name="ce195" table:number-columns-repeated="247"/>
        </table:table-row>
        <table:table-row table:style-name="ro27">
          <table:table-cell table:style-name="ce153"/>
          <table:table-cell table:style-name="ce164" office:value-type="string" table:number-columns-spanned="4" table:number-rows-spanned="1">
            <text:p>Metric Description</text:p>
          </table:table-cell>
          <table:covered-table-cell table:number-columns-repeated="2" table:style-name="ce161"/>
          <table:covered-table-cell table:style-name="ce178"/>
          <table:table-cell table:style-name="ce192"/>
          <table:table-cell table:style-name="ce153"/>
          <table:table-cell table:style-name="ce195" table:number-columns-repeated="2"/>
          <table:table-cell table:style-name="ce195" office:value-type="string">
            <text:p>MAX(s.date)</text:p>
          </table:table-cell>
          <table:table-cell table:style-name="ce195" table:number-columns-repeated="246"/>
        </table:table-row>
        <table:table-row table:style-name="ro1">
          <table:table-cell table:style-name="ce153"/>
          <table:table-cell table:style-name="ce165" office:value-type="string" table:number-columns-spanned="4" table:number-rows-spanned="1">
            <text:p>When was the last time that documentation was updated?</text:p>
          </table:table-cell>
          <table:covered-table-cell table:number-columns-repeated="2" table:style-name="ce161"/>
          <table:covered-table-cell table:style-name="ce178"/>
          <table:table-cell table:style-name="ce170"/>
          <table:table-cell table:style-name="ce153"/>
          <table:table-cell table:style-name="ce195"/>
          <table:table-cell table:style-name="ce195" office:value-type="string">
            <text:p>+---------------------+</text:p>
          </table:table-cell>
          <table:table-cell table:style-name="ce195" table:number-columns-repeated="247"/>
        </table:table-row>
        <table:table-row table:style-name="ro1">
          <table:table-cell table:style-name="ce153"/>
          <table:table-cell table:style-name="ce165" table:number-columns-spanned="4" table:number-rows-spanned="1"/>
          <table:covered-table-cell table:number-columns-repeated="2" table:style-name="ce161"/>
          <table:covered-table-cell table:style-name="ce178"/>
          <table:table-cell table:style-name="ce191"/>
          <table:table-cell table:style-name="ce153"/>
          <table:table-cell table:style-name="ce195" table:number-columns-repeated="2"/>
          <table:table-cell table:style-name="ce196" office:value-type="date" office:date-value="2014-01-03T11:09:24">
            <text:p>01/03/14 11:09 AM</text:p>
          </table:table-cell>
          <table:table-cell table:style-name="ce195" table:number-columns-repeated="246"/>
        </table:table-row>
        <table:table-row table:style-name="ro1">
          <table:table-cell table:style-name="ce153"/>
          <table:table-cell table:style-name="ce164" office:value-type="string" table:number-columns-spanned="3" table:number-rows-spanned="1">
            <text:p>Metric Score Specification</text:p>
          </table:table-cell>
          <table:covered-table-cell table:number-columns-repeated="2" table:style-name="ce161"/>
          <table:table-cell table:style-name="ce186" office:value-type="string">
            <text:p>Score</text:p>
          </table:table-cell>
          <table:table-cell table:style-name="ce192"/>
          <table:table-cell table:style-name="ce153"/>
          <table:table-cell table:style-name="ce195"/>
          <table:table-cell table:style-name="ce195" office:value-type="string">
            <text:p>+---------------------+</text:p>
          </table:table-cell>
          <table:table-cell table:style-name="ce195" table:number-columns-repeated="247"/>
        </table:table-row>
        <table:table-row table:style-name="ro24">
          <table:table-cell table:style-name="ce153"/>
          <table:table-cell table:style-name="ce162" office:value-type="string" table:number-columns-spanned="3" table:number-rows-spanned="1">
            <text:p>Documentation was updated last week</text:p>
          </table:table-cell>
          <table:covered-table-cell table:number-columns-repeated="2" table:style-name="ce161"/>
          <table:table-cell table:style-name="ce177" office:value-type="float" office:value="5">
            <text:p>5</text:p>
          </table:table-cell>
          <table:table-cell table:style-name="ce191"/>
          <table:table-cell table:style-name="ce153"/>
          <table:table-cell table:style-name="ce195" table:number-columns-repeated="249"/>
        </table:table-row>
        <table:table-row table:style-name="ro1">
          <table:table-cell table:style-name="ce153"/>
          <table:table-cell table:style-name="ce166" office:value-type="string" table:number-columns-spanned="3" table:number-rows-spanned="1">
            <text:p>Documentation was updated last month</text:p>
          </table:table-cell>
          <table:covered-table-cell table:number-columns-repeated="2" table:style-name="ce161"/>
          <table:table-cell table:style-name="ce177" office:value-type="float" office:value="4">
            <text:p>4</text:p>
          </table:table-cell>
          <table:table-cell table:style-name="ce191"/>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Documentation was updated last three month</text:p>
          </table:table-cell>
          <table:covered-table-cell table:number-columns-repeated="2" table:style-name="ce161"/>
          <table:table-cell table:style-name="ce177" office:value-type="float" office:value="3">
            <text:p>3</text:p>
          </table:table-cell>
          <table:table-cell table:style-name="ce191"/>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Documentation was updated last year</text:p>
          </table:table-cell>
          <table:covered-table-cell table:number-columns-repeated="2" table:style-name="ce161"/>
          <table:table-cell table:style-name="ce177" office:value-type="float" office:value="2">
            <text:p>2</text:p>
          </table:table-cell>
          <table:table-cell table:style-name="ce191"/>
          <table:table-cell table:style-name="ce153"/>
          <table:table-cell table:style-name="ce195" table:number-columns-repeated="249"/>
        </table:table-row>
        <table:table-row table:style-name="ro1">
          <table:table-cell table:style-name="ce153"/>
          <table:table-cell table:style-name="ce166" office:value-type="string" table:number-columns-spanned="3" table:number-rows-spanned="1">
            <text:p>No documentation updated in one year</text:p>
          </table:table-cell>
          <table:covered-table-cell table:number-columns-repeated="2" table:style-name="ce161"/>
          <table:table-cell table:style-name="ce177" office:value-type="float" office:value="1">
            <text:p>1</text:p>
          </table:table-cell>
          <table:table-cell table:style-name="ce191"/>
          <table:table-cell table:style-name="ce153"/>
          <table:table-cell table:style-name="ce195" table:number-columns-repeated="249"/>
        </table:table-row>
        <table:table-row table:style-name="ro1">
          <table:table-cell table:style-name="ce153"/>
          <table:table-cell table:style-name="ce167" table:number-columns-spanned="4" table:number-rows-spanned="1"/>
          <table:covered-table-cell table:number-columns-repeated="2" table:style-name="ce161"/>
          <table:covered-table-cell table:style-name="ce178"/>
          <table:table-cell table:style-name="ce153" table:number-columns-repeated="2"/>
          <table:table-cell table:style-name="ce195" table:number-columns-repeated="249"/>
        </table:table-row>
        <table:table-row table:style-name="ro1">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3"/>
          <table:table-cell table:style-name="ce195" table:number-columns-repeated="249"/>
        </table:table-row>
        <table:table-row table:style-name="ro20">
          <table:table-cell table:style-name="ce153"/>
          <table:table-cell table:style-name="ce153" office:value-type="string">
            <text:p>Number of contributors to documentation</text:p>
          </table:table-cell>
          <table:table-cell table:style-name="ce171" table:formula="of:=[.B130]" office:value-type="string" office:string-value="10 or more people">
            <text:p>10 or more people</text:p>
          </table:table-cell>
          <table:table-cell table:style-name="ce176" office:value-type="float" office:value="0.5">
            <text:p>0.5</text:p>
          </table:table-cell>
          <table:table-cell table:style-name="ce184" table:formula="of:=[.E130]" office:value-type="float" office:value="5">
            <text:p>5</text:p>
          </table:table-cell>
          <table:table-cell table:style-name="ce191" table:formula="of:=[.D124]*[.E124]" office:value-type="float" office:value="2.5">
            <text:p>2.5</text:p>
          </table:table-cell>
          <table:table-cell table:style-name="ce153"/>
          <table:table-cell table:style-name="ce195"/>
          <table:table-cell table:style-name="ce195"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style-name="ce195" table:number-columns-repeated="247"/>
        </table:table-row>
        <table:table-row table:style-name="ro1">
          <table:table-cell table:style-name="ce153"/>
          <table:table-cell table:style-name="ce162" table:number-columns-spanned="5" table:number-rows-spanned="1"/>
          <table:covered-table-cell table:number-columns-repeated="2" table:style-name="ce161"/>
          <table:covered-table-cell table:style-name="ce178"/>
          <table:covered-table-cell table:style-name="ce161"/>
          <table:table-cell table:style-name="ce153"/>
          <table:table-cell table:style-name="ce195" table:number-columns-repeated="249"/>
        </table:table-row>
        <table:table-row table:style-name="ro1">
          <table:table-cell table:style-name="ce153"/>
          <table:table-cell table:style-name="ce168"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53"/>
          <table:table-cell table:style-name="ce195"/>
          <table:table-cell table:style-name="ce195" office:value-type="string">
            <text:p>64 rows in set (3.24 sec)</text:p>
          </table:table-cell>
          <table:table-cell table:style-name="ce195" table:number-columns-repeated="247"/>
        </table:table-row>
        <table:table-row table:style-name="ro1">
          <table:table-cell table:style-name="ce153"/>
          <table:table-cell table:style-name="ce170" office:value-type="string" table:number-columns-spanned="4" table:number-rows-spanned="1">
            <text:p>Amount of people who contributed to documentation on last year</text:p>
          </table:table-cell>
          <table:covered-table-cell table:number-columns-repeated="2" table:style-name="ce161"/>
          <table:covered-table-cell table:style-name="ce178"/>
          <table:table-cell table:style-name="ce170"/>
          <table:table-cell table:style-name="ce153"/>
          <table:table-cell table:style-name="ce195" table:number-columns-repeated="249"/>
        </table:table-row>
        <table:table-row table:style-name="ro1">
          <table:table-cell table:style-name="ce153"/>
          <table:table-cell table:style-name="ce169" table:number-columns-spanned="4" table:number-rows-spanned="1"/>
          <table:covered-table-cell table:number-columns-repeated="2" table:style-name="ce161"/>
          <table:covered-table-cell table:style-name="ce178"/>
          <table:table-cell table:style-name="ce191"/>
          <table:table-cell table:style-name="ce153"/>
          <table:table-cell table:style-name="ce195" table:number-columns-repeated="249"/>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8" office:value-type="string">
            <text:p>Score</text:p>
          </table:table-cell>
          <table:table-cell table:style-name="ce192"/>
          <table:table-cell table:style-name="ce153"/>
          <table:table-cell table:style-name="ce195" table:number-columns-repeated="249"/>
        </table:table-row>
        <table:table-row table:style-name="ro1">
          <table:table-cell table:style-name="ce160"/>
          <table:table-cell table:style-name="ce165" office:value-type="string" table:number-columns-spanned="3" table:number-rows-spanned="1">
            <text:p>10 or more people</text:p>
          </table:table-cell>
          <table:covered-table-cell table:number-columns-repeated="2" table:style-name="ce161"/>
          <table:table-cell table:style-name="ce189" office:value-type="float" office:value="5">
            <text:p>5</text:p>
          </table:table-cell>
          <table:table-cell table:number-columns-repeated="6"/>
          <table:table-cell table:style-name="ce195" table:number-columns-repeated="245"/>
        </table:table-row>
        <table:table-row table:style-name="ro1">
          <table:table-cell table:style-name="ce160"/>
          <table:table-cell table:style-name="ce165" office:value-type="string">
            <text:p>5 to 10 people</text:p>
          </table:table-cell>
          <table:table-cell table:style-name="ce175" table:number-columns-repeated="2"/>
          <table:table-cell table:style-name="ce189" office:value-type="float" office:value="4">
            <text:p>4</text:p>
          </table:table-cell>
          <table:table-cell table:number-columns-repeated="6"/>
          <table:table-cell table:style-name="ce195" table:number-columns-repeated="245"/>
        </table:table-row>
        <table:table-row table:style-name="ro1">
          <table:table-cell table:style-name="ce160"/>
          <table:table-cell table:style-name="ce165" office:value-type="string">
            <text:p>2 to 5 people</text:p>
          </table:table-cell>
          <table:table-cell table:style-name="ce175" table:number-columns-repeated="2"/>
          <table:table-cell table:style-name="ce189" office:value-type="float" office:value="3">
            <text:p>3</text:p>
          </table:table-cell>
          <table:table-cell table:number-columns-repeated="6"/>
          <table:table-cell table:style-name="ce195" table:number-columns-repeated="245"/>
        </table:table-row>
        <table:table-row table:style-name="ro1">
          <table:table-cell table:style-name="ce160"/>
          <table:table-cell table:style-name="ce165" office:value-type="string" table:number-columns-spanned="3" table:number-rows-spanned="1">
            <text:p>1 people</text:p>
          </table:table-cell>
          <table:covered-table-cell table:number-columns-repeated="2" table:style-name="ce161"/>
          <table:table-cell table:style-name="ce189" office:value-type="float" office:value="2">
            <text:p>2</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0 people</text:p>
          </table:table-cell>
          <table:covered-table-cell table:number-columns-repeated="2" table:style-name="ce161"/>
          <table:table-cell table:style-name="ce189" office:value-type="float" office:value="1">
            <text:p>1</text:p>
          </table:table-cell>
          <table:table-cell table:style-name="ce192"/>
          <table:table-cell table:style-name="ce160"/>
          <table:table-cell table:style-name="ce195" table:number-columns-repeated="249"/>
        </table:table-row>
        <table:table-row table:style-name="ro1" table:number-rows-repeated="2">
          <table:table-cell table:style-name="ce160"/>
          <table:table-cell table:style-name="ce165"/>
          <table:table-cell table:style-name="ce174" table:number-columns-repeated="2"/>
          <table:table-cell table:style-name="ce187"/>
          <table:table-cell table:style-name="ce192"/>
          <table:table-cell table:style-name="ce160"/>
          <table:table-cell table:style-name="ce195" table:number-columns-repeated="249"/>
        </table:table-row>
        <table:table-row table:style-name="ro1">
          <table:table-cell table:style-name="ce158" office:value-type="string">
            <text:p>Rank</text:p>
          </table:table-cell>
          <table:table-cell table:style-name="ce154" office:value-type="string" table:number-columns-spanned="3" table:number-rows-spanned="1">
            <text:p>Category Title</text:p>
          </table:table-cell>
          <table:covered-table-cell table:number-columns-repeated="2" table:style-name="ce161"/>
          <table:table-cell table:style-name="ce180" office:value-type="string">
            <text:p>Weight</text:p>
          </table:table-cell>
          <table:table-cell table:style-name="ce158" office:value-type="string">
            <text:p>Unweighted Rating</text:p>
          </table:table-cell>
          <table:table-cell table:style-name="ce193" office:value-type="string">
            <text:p>Weighted Rating</text:p>
          </table:table-cell>
          <table:table-cell table:style-name="ce195" table:number-columns-repeated="249"/>
        </table:table-row>
        <table:table-row table:style-name="ro1">
          <table:table-cell table:style-name="ce159" office:value-type="float" office:value="5">
            <text:p>5</text:p>
          </table:table-cell>
          <table:table-cell table:style-name="ce156" office:value-type="string" table:number-columns-spanned="3" table:number-rows-spanned="1">
            <text:p>Community</text:p>
          </table:table-cell>
          <table:covered-table-cell table:number-columns-repeated="2" table:style-name="ce161"/>
          <table:table-cell table:style-name="ce181" office:value-type="percentage" office:value="0.2">
            <text:p>20.00%</text:p>
          </table:table-cell>
          <table:table-cell table:style-name="ce159" table:formula="of:=SUM([.F141];[.F154];[.F167])" office:value-type="float" office:value="4.2">
            <text:p>4.2</text:p>
          </table:table-cell>
          <table:table-cell table:style-name="ce159" table:formula="of:=[.F138]*[.E138]" office:value-type="float" office:value="0.84">
            <text:p>0.84</text:p>
          </table:table-cell>
          <table:table-cell table:style-name="ce195" table:number-columns-repeated="249"/>
        </table:table-row>
        <table:table-row table:style-name="ro1">
          <table:table-cell table:style-name="ce153"/>
          <table:table-cell table:style-name="ce167" table:number-columns-spanned="5" table:number-rows-spanned="1"/>
          <table:covered-table-cell table:number-columns-repeated="2" table:style-name="ce161"/>
          <table:covered-table-cell table:style-name="ce178"/>
          <table:covered-table-cell table:style-name="ce161"/>
          <table:table-cell table:style-name="ce153"/>
          <table:table-cell table:style-name="ce195" table:number-columns-repeated="249"/>
        </table:table-row>
        <table:table-row table:style-name="ro27">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3"/>
          <table:table-cell table:style-name="ce195"/>
          <table:table-cell table:style-name="ce195" office:value-type="string">
            <text:p>Number of Committers: <text:s/>select COUNT(DISTINCT(p.email)) as "Number of Commiters" from scmlog s, people p WHERE YEAR(s.date)='2013' AND MONTH(s.date)='11' AND s.committer_id=p.id;</text:p>
          </table:table-cell>
          <table:table-cell table:style-name="ce195" table:number-columns-repeated="247"/>
        </table:table-row>
        <table:table-row table:style-name="ro30">
          <table:table-cell table:style-name="ce153"/>
          <table:table-cell table:style-name="ce153" office:value-type="string">
            <text:p>Mean commits / developer last month</text:p>
          </table:table-cell>
          <table:table-cell table:style-name="ce171" table:formula="of:=[.B148]" office:value-type="string" office:string-value="10 to 20 commits / developer">
            <text:p>10 to 20 commits / developer</text:p>
          </table:table-cell>
          <table:table-cell table:style-name="ce176" office:value-type="float" office:value="0.4">
            <text:p>0.4</text:p>
          </table:table-cell>
          <table:table-cell table:style-name="ce184" table:formula="of:=[.E148]" office:value-type="float" office:value="4">
            <text:p>4</text:p>
          </table:table-cell>
          <table:table-cell table:style-name="ce191" table:formula="of:=[.D141]*[.E141]" office:value-type="float" office:value="1.6">
            <text:p>1.6</text:p>
          </table:table-cell>
          <table:table-cell table:style-name="ce153"/>
          <table:table-cell table:style-name="ce195"/>
          <table:table-cell table:style-name="ce195" office:value-type="string">
            <text:p>Number of Commits: select COUNT(s.id) as "Number of Commits" from scmlog s, people p WHERE YEAR(s.date)='2013' AND MONTH(s.date)='11' AND s.committer_id=p.id;</text:p>
          </table:table-cell>
          <table:table-cell table:style-name="ce195" table:number-columns-repeated="247"/>
        </table:table-row>
        <table:table-row table:style-name="ro1">
          <table:table-cell table:style-name="ce153" table:number-columns-repeated="2"/>
          <table:table-cell table:style-name="ce172" table:number-columns-repeated="2"/>
          <table:table-cell table:style-name="ce185"/>
          <table:table-cell table:style-name="ce153" table:number-columns-repeated="2"/>
          <table:table-cell table:style-name="ce195" table:number-columns-repeated="249"/>
        </table:table-row>
        <table:table-row table:style-name="ro27">
          <table:table-cell table:style-name="ce153"/>
          <table:table-cell table:style-name="ce164"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53"/>
          <table:table-cell table:style-name="ce195" table:number-columns-repeated="2"/>
          <table:table-cell table:style-name="ce195" office:value-type="string">
            <text:p>Number of Committers:</text:p>
          </table:table-cell>
          <table:table-cell table:style-name="ce195" office:value-type="float" office:value="43">
            <text:p>43</text:p>
          </table:table-cell>
          <table:table-cell table:style-name="ce195" table:number-columns-repeated="245"/>
        </table:table-row>
        <table:table-row table:style-name="ro1">
          <table:table-cell table:style-name="ce153"/>
          <table:table-cell table:style-name="ce165" office:value-type="string" table:number-columns-spanned="4" table:number-rows-spanned="1">
            <text:p>Which was the mean number of commits per developer last month?</text:p>
          </table:table-cell>
          <table:covered-table-cell table:number-columns-repeated="2" table:style-name="ce161"/>
          <table:covered-table-cell table:style-name="ce178"/>
          <table:table-cell table:style-name="ce170"/>
          <table:table-cell table:style-name="ce153"/>
          <table:table-cell table:style-name="ce195" table:number-columns-repeated="2"/>
          <table:table-cell table:style-name="ce195" office:value-type="string">
            <text:p>Number of Commits:</text:p>
          </table:table-cell>
          <table:table-cell table:style-name="ce195" office:value-type="float" office:value="650">
            <text:p>650</text:p>
          </table:table-cell>
          <table:table-cell table:style-name="ce195" table:number-columns-repeated="245"/>
        </table:table-row>
        <table:table-row table:style-name="ro1">
          <table:table-cell table:style-name="ce153"/>
          <table:table-cell table:style-name="ce165" table:number-columns-spanned="4" table:number-rows-spanned="1"/>
          <table:covered-table-cell table:number-columns-repeated="2" table:style-name="ce161"/>
          <table:covered-table-cell table:style-name="ce178"/>
          <table:table-cell table:style-name="ce191"/>
          <table:table-cell table:style-name="ce153"/>
          <table:table-cell table:style-name="ce195" table:number-columns-repeated="2"/>
          <table:table-cell table:style-name="ce195" office:value-type="string">
            <text:p>Result</text:p>
          </table:table-cell>
          <table:table-cell table:style-name="ce195" table:formula="of:=[.K144]/[.K143]" office:value-type="float" office:value="15.1162790697674">
            <text:p>15.12</text:p>
          </table:table-cell>
          <table:table-cell table:style-name="ce195" table:number-columns-repeated="245"/>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6" office:value-type="string">
            <text:p>Score</text:p>
          </table:table-cell>
          <table:table-cell table:style-name="ce192"/>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20 or more commits / developer</text:p>
          </table:table-cell>
          <table:covered-table-cell table:number-columns-repeated="2" table:style-name="ce161"/>
          <table:table-cell table:style-name="ce177" office:value-type="float" office:value="5">
            <text:p>5</text:p>
          </table:table-cell>
          <table:table-cell table:style-name="ce191"/>
          <table:table-cell table:style-name="ce153"/>
          <table:table-cell table:style-name="ce195" table:number-columns-repeated="249"/>
        </table:table-row>
        <table:table-row table:style-name="ro1">
          <table:table-cell table:style-name="ce153"/>
          <table:table-cell table:style-name="ce166" office:value-type="string" table:number-columns-spanned="3" table:number-rows-spanned="1">
            <text:p>10 to 20 commits / developer</text:p>
          </table:table-cell>
          <table:covered-table-cell table:number-columns-repeated="2" table:style-name="ce161"/>
          <table:table-cell table:style-name="ce177" office:value-type="float" office:value="4">
            <text:p>4</text:p>
          </table:table-cell>
          <table:table-cell table:style-name="ce191"/>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5 to 10 commits / developer</text:p>
          </table:table-cell>
          <table:covered-table-cell table:number-columns-repeated="2" table:style-name="ce161"/>
          <table:table-cell table:style-name="ce177" office:value-type="float" office:value="3">
            <text:p>3</text:p>
          </table:table-cell>
          <table:table-cell table:style-name="ce191"/>
          <table:table-cell table:style-name="ce153"/>
          <table:table-cell table:style-name="ce195" table:number-columns-repeated="249"/>
        </table:table-row>
        <table:table-row table:style-name="ro1">
          <table:table-cell table:style-name="ce153"/>
          <table:table-cell table:style-name="ce162" office:value-type="string" table:number-columns-spanned="3" table:number-rows-spanned="1">
            <text:p>1 to 5 commits / developer</text:p>
          </table:table-cell>
          <table:covered-table-cell table:number-columns-repeated="2" table:style-name="ce161"/>
          <table:table-cell table:style-name="ce177" office:value-type="float" office:value="2">
            <text:p>2</text:p>
          </table:table-cell>
          <table:table-cell table:style-name="ce191"/>
          <table:table-cell table:style-name="ce153"/>
          <table:table-cell table:style-name="ce195" table:number-columns-repeated="249"/>
        </table:table-row>
        <table:table-row table:style-name="ro1">
          <table:table-cell table:style-name="ce153"/>
          <table:table-cell table:style-name="ce166" office:value-type="string" table:number-columns-spanned="3" table:number-rows-spanned="1">
            <text:p>&lt; 1 commit / developer</text:p>
          </table:table-cell>
          <table:covered-table-cell table:number-columns-repeated="2" table:style-name="ce161"/>
          <table:table-cell table:style-name="ce177" office:value-type="float" office:value="1">
            <text:p>1</text:p>
          </table:table-cell>
          <table:table-cell table:style-name="ce191"/>
          <table:table-cell table:style-name="ce153"/>
          <table:table-cell table:style-name="ce195" table:number-columns-repeated="249"/>
        </table:table-row>
        <table:table-row table:style-name="ro1">
          <table:table-cell table:style-name="ce153"/>
          <table:table-cell table:style-name="ce167" table:number-columns-spanned="4" table:number-rows-spanned="1"/>
          <table:covered-table-cell table:number-columns-repeated="2" table:style-name="ce161"/>
          <table:covered-table-cell table:style-name="ce178"/>
          <table:table-cell table:style-name="ce153" table:number-columns-repeated="2"/>
          <table:table-cell table:style-name="ce195" table:number-columns-repeated="249"/>
        </table:table-row>
        <table:table-row table:style-name="ro1">
          <table:table-cell table:style-name="ce153"/>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53"/>
          <table:table-cell table:style-name="ce195"/>
          <table:table-cell table:style-name="ce153" office:value-type="string">
            <text:p>QUERY (NUMBER OF FILES): SELECT COUNT(DISTINCT(file_path)) AS "File Number" FROM file_links; </text:p>
          </table:table-cell>
          <table:table-cell table:style-name="ce195" table:number-columns-repeated="247"/>
        </table:table-row>
        <table:table-row table:style-name="ro1">
          <table:table-cell table:style-name="ce153"/>
          <table:table-cell table:style-name="ce153" office:value-type="string">
            <text:p>Percent of files touched by only one developer</text:p>
          </table:table-cell>
          <table:table-cell table:style-name="ce171" table:formula="of:=[.B160]" office:value-type="string" office:string-value="&lt;5%">
            <text:p>&lt;5%</text:p>
          </table:table-cell>
          <table:table-cell table:style-name="ce176" office:value-type="float" office:value="0.2">
            <text:p>0.2</text:p>
          </table:table-cell>
          <table:table-cell table:style-name="ce184" table:formula="of:=[.E160]" office:value-type="float" office:value="5">
            <text:p>5</text:p>
          </table:table-cell>
          <table:table-cell table:style-name="ce191" table:formula="of:=[.D154]*[.E154]" office:value-type="float" office:value="1">
            <text:p>1</text:p>
          </table:table-cell>
          <table:table-cell table:style-name="ce153"/>
          <table:table-cell table:style-name="ce195"/>
          <table:table-cell table:style-name="ce153"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style-name="ce195" table:number-columns-repeated="247"/>
        </table:table-row>
        <table:table-row table:style-name="ro1">
          <table:table-cell table:style-name="ce153"/>
          <table:table-cell table:style-name="ce162" table:number-columns-spanned="5" table:number-rows-spanned="1"/>
          <table:covered-table-cell table:number-columns-repeated="2" table:style-name="ce161"/>
          <table:covered-table-cell table:style-name="ce178"/>
          <table:covered-table-cell table:style-name="ce161"/>
          <table:table-cell table:style-name="ce153"/>
          <table:table-cell table:style-name="ce195"/>
          <table:table-cell table:style-name="ce153"/>
          <table:table-cell table:style-name="ce195" table:number-columns-repeated="247"/>
        </table:table-row>
        <table:table-row table:style-name="ro1">
          <table:table-cell table:style-name="ce153"/>
          <table:table-cell table:style-name="ce168"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53"/>
          <table:table-cell table:style-name="ce195" table:number-columns-repeated="2"/>
          <table:table-cell table:style-name="ce195" office:value-type="string">
            <text:p>QUERY (NUMBER OF FILES):</text:p>
          </table:table-cell>
          <table:table-cell table:style-name="ce195" office:value-type="float" office:value="34002">
            <text:p>34002</text:p>
          </table:table-cell>
          <table:table-cell table:style-name="ce195" table:number-columns-repeated="245"/>
        </table:table-row>
        <table:table-row table:style-name="ro23">
          <table:table-cell table:style-name="ce153"/>
          <table:table-cell table:style-name="ce165" office:value-type="string" table:number-columns-spanned="4" table:number-rows-spanned="1">
            <text:p>% of source code files modified only by one developer</text:p>
          </table:table-cell>
          <table:covered-table-cell table:number-columns-repeated="2" table:style-name="ce161"/>
          <table:covered-table-cell table:style-name="ce178"/>
          <table:table-cell table:style-name="ce170"/>
          <table:table-cell table:style-name="ce153"/>
          <table:table-cell table:style-name="ce195" table:number-columns-repeated="2"/>
          <table:table-cell table:style-name="ce195" office:value-type="string">
            <text:p>QUERY (FILE TOUCHED ONLY BY ONE PERSON): </text:p>
          </table:table-cell>
          <table:table-cell table:style-name="ce195"/>
          <table:table-cell table:style-name="ce195" office:value-type="float" office:value="13843">
            <text:p>13843</text:p>
          </table:table-cell>
          <table:table-cell table:style-name="ce195" table:number-columns-repeated="244"/>
        </table:table-row>
        <table:table-row table:style-name="ro1">
          <table:table-cell table:style-name="ce153"/>
          <table:table-cell table:style-name="ce169" table:number-columns-spanned="4" table:number-rows-spanned="1"/>
          <table:covered-table-cell table:number-columns-repeated="2" table:style-name="ce161"/>
          <table:covered-table-cell table:style-name="ce178"/>
          <table:table-cell table:style-name="ce191"/>
          <table:table-cell table:style-name="ce153"/>
          <table:table-cell table:style-name="ce195" table:number-columns-repeated="2"/>
          <table:table-cell table:style-name="ce195" office:value-type="string">
            <text:p>Result</text:p>
          </table:table-cell>
          <table:table-cell table:style-name="ce195" table:formula="of:=[.K156]/''#'category rating and metrics'.b165l157" office:value-type="float" office:value="0">
            <text:p>#NAME?</text:p>
          </table:table-cell>
          <table:table-cell table:style-name="ce195" table:number-columns-repeated="245"/>
        </table:table-row>
        <table:table-row table:style-name="ro1">
          <table:table-cell table:style-name="ce153"/>
          <table:table-cell table:style-name="ce164" office:value-type="string" table:number-columns-spanned="3" table:number-rows-spanned="1">
            <text:p>Test Score Specification</text:p>
          </table:table-cell>
          <table:covered-table-cell table:number-columns-repeated="2" table:style-name="ce161"/>
          <table:table-cell table:style-name="ce188" office:value-type="string">
            <text:p>Score</text:p>
          </table:table-cell>
          <table:table-cell table:style-name="ce192"/>
          <table:table-cell table:style-name="ce153"/>
          <table:table-cell table:style-name="ce195" table:number-columns-repeated="249"/>
        </table:table-row>
        <table:table-row table:style-name="ro1">
          <table:table-cell table:style-name="ce160"/>
          <table:table-cell table:style-name="ce165" office:value-type="string" table:number-columns-spanned="3" table:number-rows-spanned="1">
            <text:p>&lt;5%</text:p>
          </table:table-cell>
          <table:covered-table-cell table:number-columns-repeated="2" table:style-name="ce161"/>
          <table:table-cell table:style-name="ce189" office:value-type="float" office:value="5">
            <text:p>5</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5% – 10%]</text:p>
          </table:table-cell>
          <table:covered-table-cell table:number-columns-repeated="2" table:style-name="ce161"/>
          <table:table-cell table:style-name="ce189" office:value-type="float" office:value="4">
            <text:p>4</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10% – 20%]</text:p>
          </table:table-cell>
          <table:covered-table-cell table:number-columns-repeated="2" table:style-name="ce161"/>
          <table:table-cell table:style-name="ce189" office:value-type="float" office:value="3">
            <text:p>3</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20% – 50%]</text:p>
          </table:table-cell>
          <table:covered-table-cell table:number-columns-repeated="2" table:style-name="ce161"/>
          <table:table-cell table:style-name="ce189" office:value-type="float" office:value="2">
            <text:p>2</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gt; 50%</text:p>
          </table:table-cell>
          <table:covered-table-cell table:number-columns-repeated="2" table:style-name="ce161"/>
          <table:table-cell table:style-name="ce189" office:value-type="float" office:value="1">
            <text:p>1</text:p>
          </table:table-cell>
          <table:table-cell table:style-name="ce192"/>
          <table:table-cell table:style-name="ce160"/>
          <table:table-cell table:style-name="ce195" table:number-columns-repeated="249"/>
        </table:table-row>
        <table:table-row table:style-name="ro1">
          <table:table-cell table:style-name="ce160"/>
          <table:table-cell table:style-name="ce165"/>
          <table:table-cell table:style-name="ce174" table:number-columns-repeated="2"/>
          <table:table-cell table:style-name="ce187"/>
          <table:table-cell table:style-name="ce192"/>
          <table:table-cell table:style-name="ce160"/>
          <table:table-cell table:style-name="ce195" table:number-columns-repeated="249"/>
        </table:table-row>
        <table:table-row table:style-name="ro1">
          <table:table-cell table:style-name="ce160"/>
          <table:table-cell table:style-name="ce163" office:value-type="string">
            <text:p>Metric Name</text:p>
          </table:table-cell>
          <table:table-cell table:style-name="ce163" office:value-type="string">
            <text:p>Raw Score</text:p>
          </table:table-cell>
          <table:table-cell table:style-name="ce163" office:value-type="string">
            <text:p>Weight</text:p>
          </table:table-cell>
          <table:table-cell table:style-name="ce183" office:value-type="string">
            <text:p>Unweighted Score</text:p>
          </table:table-cell>
          <table:table-cell table:style-name="ce163" office:value-type="string">
            <text:p>Weighted Score</text:p>
          </table:table-cell>
          <table:table-cell table:style-name="ce160"/>
          <table:table-cell table:style-name="ce195"/>
          <table:table-cell table:style-name="ce160" office:value-type="string">
            <text:p>QUERY (YEAR 2012): select COUNT(s.id) as "Number of Commits" from scmlog s, people p WHERE YEAR(s.date)='2012' AND s.committer_id=p.id;</text:p>
          </table:table-cell>
          <table:table-cell table:style-name="ce195" table:number-columns-repeated="247"/>
        </table:table-row>
        <table:table-row table:style-name="ro1">
          <table:table-cell table:style-name="ce160"/>
          <table:table-cell table:style-name="ce153" office:value-type="string">
            <text:p>Community growth (commit number variation)</text:p>
          </table:table-cell>
          <table:table-cell table:style-name="ce171" table:formula="of:=[.B174]" office:value-type="string" office:string-value="25 to 50 %">
            <text:p>25 to 50 %</text:p>
          </table:table-cell>
          <table:table-cell table:style-name="ce176" office:value-type="float" office:value="0.4">
            <text:p>0.4</text:p>
          </table:table-cell>
          <table:table-cell table:style-name="ce184" table:formula="of:=[.E174]" office:value-type="float" office:value="4">
            <text:p>4</text:p>
          </table:table-cell>
          <table:table-cell table:style-name="ce191" table:formula="of:=[.D167]*[.E167]" office:value-type="float" office:value="1.6">
            <text:p>1.6</text:p>
          </table:table-cell>
          <table:table-cell table:style-name="ce160"/>
          <table:table-cell table:style-name="ce195"/>
          <table:table-cell table:style-name="ce160" office:value-type="string">
            <text:p>QUERY (YEAR 2013): select COUNT(s.id) as "Number of Commits" from scmlog s, people p WHERE YEAR(s.date)='2013' AND s.committer_id=p.id;</text:p>
          </table:table-cell>
          <table:table-cell table:style-name="ce195" table:number-columns-repeated="247"/>
        </table:table-row>
        <table:table-row table:style-name="ro1">
          <table:table-cell table:style-name="ce160"/>
          <table:table-cell table:style-name="ce162" table:number-columns-spanned="5" table:number-rows-spanned="1"/>
          <table:covered-table-cell table:number-columns-repeated="2" table:style-name="ce161"/>
          <table:covered-table-cell table:style-name="ce178"/>
          <table:covered-table-cell table:style-name="ce161"/>
          <table:table-cell table:style-name="ce160"/>
          <table:table-cell table:style-name="ce195"/>
          <table:table-cell table:style-name="ce160"/>
          <table:table-cell table:style-name="ce195" table:number-columns-repeated="247"/>
        </table:table-row>
        <table:table-row table:style-name="ro1">
          <table:table-cell table:style-name="ce160"/>
          <table:table-cell table:style-name="ce168" office:value-type="string" table:number-columns-spanned="4" table:number-rows-spanned="1">
            <text:p>Test Description</text:p>
          </table:table-cell>
          <table:covered-table-cell table:number-columns-repeated="2" table:style-name="ce161"/>
          <table:covered-table-cell table:style-name="ce178"/>
          <table:table-cell table:style-name="ce192"/>
          <table:table-cell table:style-name="ce160"/>
          <table:table-cell table:style-name="ce195" table:number-columns-repeated="2"/>
          <table:table-cell table:style-name="ce195" office:value-type="string">
            <text:p>QUERY (YEAR 2012):</text:p>
          </table:table-cell>
          <table:table-cell table:style-name="ce195" office:value-type="float" office:value="5768">
            <text:p>5768</text:p>
          </table:table-cell>
          <table:table-cell table:style-name="ce195" table:number-columns-repeated="245"/>
        </table:table-row>
        <table:table-row table:style-name="ro26">
          <table:table-cell table:style-name="ce160"/>
          <table:table-cell table:style-name="ce165"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2" table:style-name="ce161"/>
          <table:covered-table-cell table:style-name="ce178"/>
          <table:table-cell table:style-name="ce170"/>
          <table:table-cell table:style-name="ce160"/>
          <table:table-cell table:style-name="ce195" table:number-columns-repeated="2"/>
          <table:table-cell table:style-name="ce195" office:value-type="string">
            <text:p>QUERY (YEAR 2013):</text:p>
          </table:table-cell>
          <table:table-cell table:style-name="ce195" office:value-type="float" office:value="11688">
            <text:p>11688</text:p>
          </table:table-cell>
          <table:table-cell table:style-name="ce195" table:number-columns-repeated="245"/>
        </table:table-row>
        <table:table-row table:style-name="ro27">
          <table:table-cell table:style-name="ce160"/>
          <table:table-cell table:style-name="ce169" table:number-columns-spanned="4" table:number-rows-spanned="1"/>
          <table:covered-table-cell table:number-columns-repeated="2" table:style-name="ce161"/>
          <table:covered-table-cell table:style-name="ce178"/>
          <table:table-cell table:style-name="ce191"/>
          <table:table-cell table:style-name="ce160"/>
          <table:table-cell table:style-name="ce195"/>
          <table:table-cell table:style-name="ce195" office:value-type="string">
            <text:p>Number of Committers (2012): <text:s/>select COUNT(DISTINCT(p.email)) as "Number of Commiters" from scmlog s, people p WHERE YEAR(s.date)='2012' AND s.committer_id=p.id;</text:p>
          </table:table-cell>
          <table:table-cell table:style-name="ce195" table:number-columns-repeated="247"/>
        </table:table-row>
        <table:table-row table:style-name="ro27">
          <table:table-cell table:style-name="ce160"/>
          <table:table-cell table:style-name="ce164" office:value-type="string" table:number-columns-spanned="3" table:number-rows-spanned="1">
            <text:p>Test Score Specification</text:p>
          </table:table-cell>
          <table:covered-table-cell table:number-columns-repeated="2" table:style-name="ce161"/>
          <table:table-cell table:style-name="ce188" office:value-type="string">
            <text:p>Score</text:p>
          </table:table-cell>
          <table:table-cell table:style-name="ce192"/>
          <table:table-cell table:style-name="ce160"/>
          <table:table-cell table:style-name="ce195"/>
          <table:table-cell table:style-name="ce195" office:value-type="string">
            <text:p>Number of Committers (2013): <text:s/>select COUNT(DISTINCT(p.email)) as "Number of Commiters" from scmlog s, people p WHERE YEAR(s.date)='2013' AND s.committer_id=p.id;</text:p>
          </table:table-cell>
          <table:table-cell table:style-name="ce195" table:number-columns-repeated="247"/>
        </table:table-row>
        <table:table-row table:style-name="ro27">
          <table:table-cell table:style-name="ce160"/>
          <table:table-cell table:style-name="ce165" office:value-type="string" table:number-columns-spanned="3" table:number-rows-spanned="1">
            <text:p>&gt;= 50%</text:p>
          </table:table-cell>
          <table:covered-table-cell table:number-columns-repeated="2" table:style-name="ce161"/>
          <table:table-cell table:style-name="ce189" office:value-type="float" office:value="5">
            <text:p>5</text:p>
          </table:table-cell>
          <table:table-cell table:style-name="ce192"/>
          <table:table-cell table:style-name="ce160"/>
          <table:table-cell table:style-name="ce195" table:number-columns-repeated="2"/>
          <table:table-cell table:style-name="ce195" office:value-type="string">
            <text:p>Number of Committers (2012):</text:p>
          </table:table-cell>
          <table:table-cell table:style-name="ce195" office:value-type="float" office:value="71">
            <text:p>71</text:p>
          </table:table-cell>
          <table:table-cell table:style-name="ce195" table:number-columns-repeated="245"/>
        </table:table-row>
        <table:table-row table:style-name="ro27">
          <table:table-cell table:style-name="ce160"/>
          <table:table-cell table:style-name="ce165" office:value-type="string" table:number-columns-spanned="3" table:number-rows-spanned="1">
            <text:p>25 to 50 %</text:p>
          </table:table-cell>
          <table:covered-table-cell table:number-columns-repeated="2" table:style-name="ce161"/>
          <table:table-cell table:style-name="ce189" office:value-type="float" office:value="4">
            <text:p>4</text:p>
          </table:table-cell>
          <table:table-cell table:style-name="ce192"/>
          <table:table-cell table:style-name="ce160"/>
          <table:table-cell table:style-name="ce195" table:number-columns-repeated="2"/>
          <table:table-cell table:style-name="ce195" office:value-type="string">
            <text:p>Number of Committers (2013):</text:p>
          </table:table-cell>
          <table:table-cell table:style-name="ce195" office:value-type="float" office:value="97">
            <text:p>97</text:p>
          </table:table-cell>
          <table:table-cell table:style-name="ce195" table:number-columns-repeated="245"/>
        </table:table-row>
        <table:table-row table:style-name="ro1">
          <table:table-cell table:style-name="ce160"/>
          <table:table-cell table:style-name="ce165" office:value-type="string" table:number-columns-spanned="3" table:number-rows-spanned="1">
            <text:p>0 to 25 %</text:p>
          </table:table-cell>
          <table:covered-table-cell table:number-columns-repeated="2" table:style-name="ce161"/>
          <table:table-cell table:style-name="ce189" office:value-type="float" office:value="3">
            <text:p>3</text:p>
          </table:table-cell>
          <table:table-cell table:style-name="ce192"/>
          <table:table-cell table:style-name="ce160"/>
          <table:table-cell table:style-name="ce195" table:number-columns-repeated="2"/>
          <table:table-cell table:style-name="ce195" office:value-type="string">
            <text:p>Result</text:p>
          </table:table-cell>
          <table:table-cell table:style-name="ce197" table:formula="of:=[.K174]/[.K173]-1" office:value-type="percentage" office:value="0.366197183098591">
            <text:p>36.62%</text:p>
          </table:table-cell>
          <table:table-cell table:style-name="ce195" table:number-columns-repeated="245"/>
        </table:table-row>
        <table:table-row table:style-name="ro1">
          <table:table-cell table:style-name="ce160"/>
          <table:table-cell table:style-name="ce165" office:value-type="string">
            <text:p>0 to -25%</text:p>
          </table:table-cell>
          <table:table-cell table:style-name="ce175" table:number-columns-repeated="2"/>
          <table:table-cell table:style-name="ce189" office:value-type="float" office:value="2">
            <text:p>2</text:p>
          </table:table-cell>
          <table:table-cell table:style-name="ce192"/>
          <table:table-cell table:style-name="ce160"/>
          <table:table-cell table:style-name="ce195" table:number-columns-repeated="249"/>
        </table:table-row>
        <table:table-row table:style-name="ro1">
          <table:table-cell table:style-name="ce160"/>
          <table:table-cell table:style-name="ce165" office:value-type="string" table:number-columns-spanned="3" table:number-rows-spanned="1">
            <text:p>&lt;=-25%</text:p>
          </table:table-cell>
          <table:covered-table-cell table:number-columns-repeated="2" table:style-name="ce161"/>
          <table:table-cell table:style-name="ce189" office:value-type="float" office:value="1">
            <text:p>1</text:p>
          </table:table-cell>
          <table:table-cell table:style-name="ce192"/>
          <table:table-cell table:style-name="ce160"/>
          <table:table-cell table:style-name="ce195" table:number-columns-repeated="249"/>
        </table:table-row>
        <table:table-row table:style-name="ro1">
          <table:table-cell table:style-name="ce160"/>
          <table:table-cell table:style-name="ce165"/>
          <table:table-cell table:style-name="ce174" table:number-columns-repeated="2"/>
          <table:table-cell table:style-name="ce187"/>
          <table:table-cell table:style-name="ce192"/>
          <table:table-cell table:style-name="ce160"/>
          <table:table-cell table:style-name="ce195" table:number-columns-repeated="249"/>
        </table:table-row>
        <table:table-row table:style-name="ro1">
          <table:table-cell table:style-name="ce160"/>
          <table:table-cell table:style-name="ce165" table:number-columns-spanned="3" table:number-rows-spanned="1"/>
          <table:covered-table-cell table:number-columns-repeated="2" table:style-name="ce161"/>
          <table:table-cell table:style-name="ce187"/>
          <table:table-cell table:style-name="ce192"/>
          <table:table-cell table:style-name="ce160"/>
          <table:table-cell table:style-name="ce195" table:number-columns-repeated="249"/>
        </table:table-row>
        <table:table-row table:style-name="ro1" table:number-rows-repeated="77">
          <table:table-cell table:style-name="ce161" table:number-columns-repeated="4"/>
          <table:table-cell table:style-name="ce178"/>
          <table:table-cell table:style-name="ce161" table:number-columns-repeated="251"/>
        </table:table-row>
        <table:table-row table:style-name="ro1" table:number-rows-repeated="1048319">
          <table:table-cell table:number-columns-repeated="256"/>
        </table:table-row>
        <table:table-row table:style-name="ro1">
          <table:table-cell table:number-columns-repeated="256"/>
        </table:table-row>
      </table:table>
      <table:table table:name="Result" table:style-name="ta4" table:print="false">
        <office:forms form:automatic-focus="false" form:apply-design-mode="false"/>
        <table:shapes>
          <draw:frame draw:z-index="0" draw:style-name="gr1" svg:width="6.2988in" svg:height="3.5429in" svg:x="7.4882in" svg:y="0in">
            <draw:object draw:notify-on-update-of-ranges="Result.B1:Result.B1 Result.A2:Result.A2 Result.B2:Result.B2 Result.A3:Result.A3 Result.B3:Result.B3 Result.A4:Result.A4 Result.B4:Result.B4 Result.A5:Result.A5 Result.B5:Result.B5" xlink:href="./Object 1" xlink:type="simple" xlink:show="embed" xlink:actuate="onLoad"/>
            <draw:image xlink:href="./ObjectReplacements/Object 1" xlink:type="simple" xlink:show="embed" xlink:actuate="onLoad"/>
          </draw:frame>
          <draw:frame draw:z-index="1" draw:style-name="gr1" svg:width="14.4362in" svg:height="6.1039in" svg:x="0.3768in" svg:y="7.4768in">
            <draw:object draw:notify-on-update-of-ranges="Result.A13:Result.A17 Result.D12:Result.D12 Result.D13:Result.D17 Result.E12:Result.E12 Result.E13:Result.E17 Result.F12:Result.F12 Result.F13:Result.F17 Result.C12:Result.C12 Result.C13:Result.C17" xlink:href="./Object 2" xlink:type="simple" xlink:show="embed" xlink:actuate="onLoad"/>
            <draw:image xlink:href="./ObjectReplacements/Object 2" xlink:type="simple" xlink:show="embed" xlink:actuate="onLoad"/>
          </draw:frame>
        </table:shapes>
        <table:table-column table:style-name="co23" table:default-cell-style-name="Default"/>
        <table:table-column table:style-name="co24" table:default-cell-style-name="Default"/>
        <table:table-column table:style-name="co25" table:number-columns-repeated="6" table:default-cell-style-name="Default"/>
        <table:table-column table:style-name="co26" table:default-cell-style-name="Default"/>
        <table:table-column table:style-name="co27" table:default-cell-style-name="Default"/>
        <table:table-column table:style-name="co26" table:default-cell-style-name="Default"/>
        <table:table-column table:style-name="co27" table:default-cell-style-name="Default"/>
        <table:table-column table:style-name="co4" table:number-columns-repeated="1010" table:default-cell-style-name="Default"/>
        <table:table-row table:style-name="ro31">
          <table:table-cell table:style-name="ce198" office:value-type="string">
            <text:p>Cloud</text:p>
          </table:table-cell>
          <table:table-cell table:style-name="ce198" office:value-type="string">
            <text:p>Open BRR</text:p>
          </table:table-cell>
          <table:table-cell table:number-columns-repeated="1020"/>
        </table:table-row>
        <table:table-row table:style-name="ro31">
          <table:table-cell table:style-name="ce199" office:value-type="string">
            <text:p>Open Nebula</text:p>
          </table:table-cell>
          <table:table-cell table:style-name="ce199" table:formula="of:=[openNebula.G4]" office:value-type="float" office:value="3.06">
            <text:p>3.06</text:p>
          </table:table-cell>
          <table:table-cell table:number-columns-repeated="1020"/>
        </table:table-row>
        <table:table-row table:style-name="ro31">
          <table:table-cell table:style-name="ce199" office:value-type="string">
            <text:p>Cloud Stack</text:p>
          </table:table-cell>
          <table:table-cell table:style-name="ce199" table:formula="of:=['Cloud Stack'.G4]" office:value-type="float" office:value="3.74">
            <text:p>3.74</text:p>
          </table:table-cell>
          <table:table-cell table:number-columns-repeated="1020"/>
        </table:table-row>
        <table:table-row table:style-name="ro31">
          <table:table-cell table:style-name="ce199" office:value-type="string">
            <text:p>Open Stack</text:p>
          </table:table-cell>
          <table:table-cell table:style-name="ce199" table:formula="of:=[openstack.G4]" office:value-type="float" office:value="3.705">
            <text:p>3.71</text:p>
          </table:table-cell>
          <table:table-cell table:number-columns-repeated="1020"/>
        </table:table-row>
        <table:table-row table:style-name="ro31">
          <table:table-cell table:style-name="ce199" office:value-type="string">
            <text:p>Eucalyptus </text:p>
          </table:table-cell>
          <table:table-cell table:style-name="ce199" table:formula="of:=['Category Rating and Metrics'.G2]" office:value-type="float" office:value="3.585">
            <text:p>3.59</text:p>
          </table:table-cell>
          <table:table-cell table:number-columns-repeated="1020"/>
        </table:table-row>
        <table:table-row table:style-name="ro31" table:number-rows-repeated="3">
          <table:table-cell table:number-columns-repeated="1022"/>
        </table:table-row>
        <table:table-row table:style-name="ro32">
          <table:table-cell table:number-columns-repeated="1022"/>
        </table:table-row>
        <table:table-row table:style-name="ro31" table:visibility="collapse" table:number-rows-repeated="2">
          <table:table-cell table:number-columns-repeated="1022"/>
        </table:table-row>
        <table:table-row table:style-name="ro33">
          <table:table-cell table:style-name="ce200" table:number-columns-repeated="2"/>
          <table:table-cell table:style-name="ce204" office:value-type="string">
            <text:p>Eucalyptus </text:p>
          </table:table-cell>
          <table:table-cell table:style-name="ce204" office:value-type="string">
            <text:p><text:s/>CloudStack <text:s/></text:p>
          </table:table-cell>
          <table:table-cell table:style-name="ce204" office:value-type="string">
            <text:p>Openstack </text:p>
          </table:table-cell>
          <table:table-cell table:style-name="ce204" office:value-type="string">
            <text:p>OpenNebula </text:p>
          </table:table-cell>
          <table:table-cell table:number-columns-repeated="2"/>
          <table:table-cell table:style-name="ce207" table:number-columns-repeated="1014"/>
        </table:table-row>
        <table:table-row table:style-name="ro31">
          <table:table-cell table:style-name="ce201" office:value-type="string">
            <text:p>Functionality</text:p>
          </table:table-cell>
          <table:table-cell table:style-name="ce203" office:value-type="percentage" office:value="0.2">
            <text:p>20.00%</text:p>
          </table:table-cell>
          <table:table-cell table:style-name="ce205" table:formula="of:=['Category Rating and Metrics'.G7]" office:value-type="float" office:value="0.96">
            <text:p>0.96</text:p>
          </table:table-cell>
          <table:table-cell table:style-name="ce205" table:formula="of:=['Cloud Stack'.G9]" office:value-type="float" office:value="0.8">
            <text:p>0.8</text:p>
          </table:table-cell>
          <table:table-cell table:style-name="ce205" table:formula="of:=[openstack.G9]" office:value-type="float" office:value="0.76">
            <text:p>0.76</text:p>
          </table:table-cell>
          <table:table-cell table:style-name="ce205" table:formula="of:=[openNebula.G9]" office:value-type="float" office:value="0.84">
            <text:p>0.84</text:p>
          </table:table-cell>
          <table:table-cell table:number-columns-repeated="2"/>
          <table:table-cell table:style-name="ce207" table:number-columns-repeated="1014"/>
        </table:table-row>
        <table:table-row table:style-name="ro31">
          <table:table-cell table:style-name="ce201" office:value-type="string">
            <text:p>Efficiency</text:p>
          </table:table-cell>
          <table:table-cell table:style-name="ce203" office:value-type="percentage" office:value="0.25">
            <text:p>25.00%</text:p>
          </table:table-cell>
          <table:table-cell table:style-name="ce205" table:formula="of:=['Category Rating and Metrics'.G65]" office:value-type="float" office:value="0.75">
            <text:p>0.75</text:p>
          </table:table-cell>
          <table:table-cell table:style-name="ce205" table:formula="of:=['Cloud Stack'.G67]" office:value-type="float" office:value="0.75">
            <text:p>0.75</text:p>
          </table:table-cell>
          <table:table-cell table:style-name="ce205" table:formula="of:=[openstack.G67]" office:value-type="float" office:value="0.75">
            <text:p>0.75</text:p>
          </table:table-cell>
          <table:table-cell table:style-name="ce205" table:formula="of:=[openNebula.G67]" office:value-type="float" office:value="0.5">
            <text:p>0.5</text:p>
          </table:table-cell>
          <table:table-cell table:number-columns-repeated="2"/>
          <table:table-cell table:style-name="ce207" table:number-columns-repeated="1014"/>
        </table:table-row>
        <table:table-row table:style-name="ro31">
          <table:table-cell table:style-name="ce201" office:value-type="string">
            <text:p>Support</text:p>
          </table:table-cell>
          <table:table-cell table:style-name="ce203" office:value-type="percentage" office:value="0.2">
            <text:p>20.00%</text:p>
          </table:table-cell>
          <table:table-cell table:style-name="ce205" table:formula="of:=['Category Rating and Metrics'.G91]" office:value-type="float" office:value="0.6">
            <text:p>0.6</text:p>
          </table:table-cell>
          <table:table-cell table:style-name="ce205" table:formula="of:=['Cloud Stack'.G93]" office:value-type="float" office:value="0.6">
            <text:p>0.6</text:p>
          </table:table-cell>
          <table:table-cell table:style-name="ce205" table:formula="of:=[openstack.G93]" office:value-type="float" office:value="1">
            <text:p>1</text:p>
          </table:table-cell>
          <table:table-cell table:style-name="ce205" table:formula="of:=[openNebula.G93]" office:value-type="float" office:value="0.6">
            <text:p>0.6</text:p>
          </table:table-cell>
          <table:table-cell table:number-columns-repeated="2"/>
          <table:table-cell table:style-name="ce207" table:number-columns-repeated="1014"/>
        </table:table-row>
        <table:table-row table:style-name="ro31">
          <table:table-cell table:style-name="ce201" office:value-type="string">
            <text:p>Documentation</text:p>
          </table:table-cell>
          <table:table-cell table:style-name="ce203" office:value-type="percentage" office:value="0.15">
            <text:p>15.00%</text:p>
          </table:table-cell>
          <table:table-cell table:style-name="ce205" table:formula="of:=['Category Rating and Metrics'.G106]" office:value-type="float" office:value="0.675">
            <text:p>0.68</text:p>
          </table:table-cell>
          <table:table-cell table:style-name="ce205" table:formula="of:=['Cloud Stack'.G108]" office:value-type="float" office:value="0.75">
            <text:p>0.75</text:p>
          </table:table-cell>
          <table:table-cell table:style-name="ce205" table:formula="of:=[openstack.G108]" office:value-type="float" office:value="0.675">
            <text:p>0.68</text:p>
          </table:table-cell>
          <table:table-cell table:style-name="ce205" table:formula="of:=[openNebula.G108]" office:value-type="float" office:value="0.6">
            <text:p>0.6</text:p>
          </table:table-cell>
          <table:table-cell table:number-columns-repeated="2"/>
          <table:table-cell table:style-name="ce207" table:number-columns-repeated="1014"/>
        </table:table-row>
        <table:table-row table:style-name="ro31">
          <table:table-cell table:style-name="ce201" office:value-type="string">
            <text:p>Community</text:p>
          </table:table-cell>
          <table:table-cell table:style-name="ce203" office:value-type="percentage" office:value="0.2">
            <text:p>20.00%</text:p>
          </table:table-cell>
          <table:table-cell table:style-name="ce205" table:formula="of:=['Category Rating and Metrics'.G136]" office:value-type="float" office:value="0.6">
            <text:p>0.6</text:p>
          </table:table-cell>
          <table:table-cell table:style-name="ce205" table:formula="of:=['Cloud Stack'.G138]" office:value-type="float" office:value="0.84">
            <text:p>0.84</text:p>
          </table:table-cell>
          <table:table-cell table:style-name="ce205" table:formula="of:=[openstack.G138]" office:value-type="float" office:value="0.52">
            <text:p>0.52</text:p>
          </table:table-cell>
          <table:table-cell table:style-name="ce205" table:formula="of:=[openNebula.G138]" office:value-type="float" office:value="0.52">
            <text:p>0.52</text:p>
          </table:table-cell>
          <table:table-cell table:number-columns-repeated="2"/>
          <table:table-cell table:style-name="ce207" table:number-columns-repeated="1014"/>
        </table:table-row>
        <table:table-row table:style-name="ro31">
          <table:table-cell table:style-name="ce202" office:value-type="string">
            <text:p>Total</text:p>
          </table:table-cell>
          <table:table-cell table:style-name="ce202"/>
          <table:table-cell table:style-name="ce202" table:formula="of:=SUM([.C13:.C17])" office:value-type="float" office:value="3.585">
            <text:p>3.59</text:p>
          </table:table-cell>
          <table:table-cell table:style-name="ce202" table:formula="of:=SUM([.D13:.D17])" office:value-type="float" office:value="3.74">
            <text:p>3.74</text:p>
          </table:table-cell>
          <table:table-cell table:style-name="ce202" table:formula="of:=SUM([.E13:.E17])" office:value-type="float" office:value="3.705">
            <text:p>3.71</text:p>
          </table:table-cell>
          <table:table-cell table:style-name="ce202" table:formula="of:=SUM([.F13:.F17])" office:value-type="float" office:value="3.06">
            <text:p>3.06</text:p>
          </table:table-cell>
          <table:table-cell table:number-columns-repeated="2"/>
          <table:table-cell table:style-name="ce208" table:number-columns-repeated="1014"/>
        </table:table-row>
        <table:table-row table:style-name="ro31">
          <table:table-cell table:number-columns-repeated="6"/>
          <table:table-cell table:style-name="ce206"/>
          <table:table-cell table:number-columns-repeated="1015"/>
        </table:table-row>
        <table:table-row table:style-name="ro31" table:number-rows-repeated="51">
          <table:table-cell table:number-columns-repeated="10"/>
          <table:table-cell table:style-name="ce206"/>
          <table:table-cell table:number-columns-repeated="1011"/>
        </table:table-row>
        <table:table-row table:style-name="ro31">
          <table:table-cell table:number-columns-repeated="10"/>
          <table:table-cell table:style-name="ce206" office:value-type="float" office:value="3">
            <text:p>3</text:p>
          </table:table-cell>
          <table:table-cell table:number-columns-repeated="1011"/>
        </table:table-row>
        <table:table-row table:style-name="ro31" table:number-rows-repeated="23">
          <table:table-cell table:number-columns-repeated="10"/>
          <table:table-cell table:style-name="ce206"/>
          <table:table-cell table:number-columns-repeated="1011"/>
        </table:table-row>
        <table:table-row table:style-name="ro31">
          <table:table-cell table:number-columns-repeated="10"/>
          <table:table-cell table:style-name="ce206" office:value-type="float" office:value="3">
            <text:p>3</text:p>
          </table:table-cell>
          <table:table-cell table:number-columns-repeated="1011"/>
        </table:table-row>
        <table:table-row table:style-name="ro31" table:number-rows-repeated="1048465">
          <table:table-cell table:number-columns-repeated="1022"/>
        </table:table-row>
        <table:table-row table:style-name="ro34" table:number-rows-repeated="15">
          <table:table-cell table:number-columns-repeated="1022"/>
        </table:table-row>
        <table:table-row table:style-name="ro34">
          <table:table-cell table:number-columns-repeated="1022"/>
        </table:table-row>
      </table:table>
      <table:table table:name="'file:///home/amal/Desktop/mswl_eval/finalwork/git%20/projev/spreadsheet/CloudStack/CloudStack_BRR_ProjEval_2013.ods'#Category Ranking" table:print="false" table:style-name="ta_extref">
        <table:table-source xlink:type="simple" xlink:href="../../CloudStack/CloudStack_BRR_ProjEval_2013.ods" table:table-name="Category Ranking" table:filter-name="calc8" table:mode="copy-results-only"/>
        <table:table-column table:number-columns-repeated="2"/>
        <table:table-row table:number-rows-repeated="11">
          <table:table-cell table:number-columns-repeated="2"/>
        </table:table-row>
        <table:table-row>
          <table:table-cell/>
          <table:table-cell table:style-name="ce1" office:value-type="float" office:value="1">
            <text:p>1</text:p>
          </table:table-cell>
        </table:table-row>
      </table:table>
      <table:named-expressions>
        <table:named-range table:name="Excel_BuiltIn_Print_Area_3" table:base-cell-address="$'Title and License'.$A$1" table:cell-range-address="$'Category Rating and Metrics'.$A$1:.$G$16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Arial1" svg:font-family="Arial"/>
    <style:font-face style:name="Arial11" svg:font-family="Arial1"/>
    <style:font-face style:name="Sans" svg:font-family="Sans"/>
    <style:font-face style:name="Arial" svg:font-family="Arial" style:font-family-generic="swiss"/>
    <style:font-face style:name="Verdana" svg:font-family="Verdana" style:font-family-generic="swiss"/>
    <style:font-face style:name="Cumberland AMT" svg:font-family="'Cumberland AMT', Cumberland, 'Courier New', 'Liberation Mono', 'Nimbus Mono L', 'DejaVu Sans Mono', Courier, 'Lucida Sans Typewriter', 'Lucida Typewriter', Monaco, Monospaced" style:font-family-generic="modern" style:font-pitch="fixed"/>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29">
      <number:number number:decimal-places="0" number:min-integer-digits="1" number:grouping="true"/>
      <number:text> </number:text>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2" number:min-integer-digits="1" number:grouping="true"/>
      <number:text> </number:text>
    </number:number-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number-style style:name="N157">
      <number:text> $ </number:text>
      <number:number number:decimal-places="2" number:min-integer-digits="1" number:grouping="true"/>
      <number:text> </number:text>
    </number:number-style>
    <number:number-style style:name="N158">
      <number:text> $ (</number:text>
      <number:number number:decimal-places="2" number:min-integer-digits="1" number:grouping="true"/>
      <number:text>)</number:text>
    </number:number-style>
    <number:number-style style:name="N159">
      <number:text> $ - </number:text>
    </number:number-style>
    <number:number-style style:name="N160P0" style:volatile="true">
      <number:text> $ </number:text>
      <number:number number:decimal-places="2" number:min-integer-digits="1" number:grouping="true"/>
      <number:text> </number:text>
    </number:number-style>
    <number:number-style style:name="N160P1" style:volatile="true">
      <number:text> $ (</number:text>
      <number:number number:decimal-places="2" number:min-integer-digits="1" number:grouping="true"/>
      <number:text>)</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text> $ </number:text>
      <number:number number:decimal-places="0" number:min-integer-digits="1" number:grouping="true"/>
      <number:text> </number:text>
    </number:number-style>
    <number:number-style style:name="N162">
      <number:text> $ (</number:text>
      <number:number number:decimal-places="0" number:min-integer-digits="1" number:grouping="true"/>
      <number:text>)</number:text>
    </number:number-style>
    <number:number-style style:name="N163P0" style:volatile="true">
      <number:text> $ </number:text>
      <number:number number:decimal-places="0" number:min-integer-digits="1" number:grouping="true"/>
      <number:text> </number:text>
    </number:number-style>
    <number:number-style style:name="N163P1" style:volatile="true">
      <number:text> $ (</number:text>
      <number:number number:decimal-places="0" number:min-integer-digits="1" number:grouping="true"/>
      <number:text>)</number:text>
    </number:number-style>
    <number:number-style style:name="N163P2" style:volatile="true">
      <number:text> $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
      <number:text>  (</number:text>
      <number:number number:decimal-places="2" number:min-integer-digits="1" number:grouping="true"/>
      <number:text>)</number:text>
    </number:number-style>
    <number:number-style style:name="N165">
      <number:text>  - </number:text>
    </number:number-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
      <number:text>  (</number:text>
      <number:number number:decimal-places="0" number:min-integer-digits="1" number:grouping="true"/>
      <number:text>)</number:text>
    </number:number-style>
    <number:number-style style:name="N168P0" style:volatile="true">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day/>
      <number:text>-</number:text>
      <number:month number:textual="true"/>
    </number:date-style>
    <number:number-style style:name="N170">
      <number:text/>
    </number:number-style>
    <number:date-style style:name="N171P0" style:volatile="true">
      <number:day/>
      <number:text>-</number:text>
      <number:month number:textual="true"/>
    </number:date-style>
    <number:number-style style:name="N171P1" style:volatile="true">
      <number:text/>
    </number:number-style>
    <number:text-style style:name="N171">
      <number:text-content/>
      <style:map style:condition="value()&gt;0" style:apply-style-name="N171P0"/>
      <style:map style:condition="value()&lt;0" style:apply-style-name="N171P1"/>
    </number:text-style>
    <number:number-style style:name="N172">
      <number:number number:decimal-places="1" number:min-integer-digits="1"/>
    </number:number-style>
    <number:number-style style:name="N173">
      <number:number number:decimal-places="3" number:min-integer-digits="1"/>
    </number:number-style>
    <number:number-style style:name="N174">
      <number:number number:decimal-places="4" number:min-integer-digits="1"/>
    </number:number-style>
    <number:number-style style:name="N175">
      <number:number number:decimal-places="6" number:min-integer-digits="1"/>
    </number:number-style>
    <number:number-style style:name="N176">
      <number:number number:decimal-places="7" number:min-integer-digits="1"/>
    </number:number-style>
    <number:number-style style:name="N177">
      <number:number number:decimal-places="5" number:min-integer-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date>2014-01-16T16:11:46</dc:date>
    <meta:print-date>2005-07-25T11:10:23</meta:print-date>
    <dc:language>en-US</dc:language>
    <meta:editing-cycles>89</meta:editing-cycles>
    <meta:editing-duration>PT7H15M43S</meta:editing-duration>
    <dc:creator>Amal </dc:creator>
    <meta:document-statistic meta:table-count="7" meta:cell-count="1577" meta:object-count="2"/>
    <meta:user-defined meta:name="Info 1"/>
    <meta:user-defined meta:name="Info 2"/>
    <meta:user-defined meta:name="Info 3"/>
    <meta:user-defined meta:name="Info 4"/>
    <meta:user-defined meta:name="qrichtext" meta:value-type="string">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0">
      <style:chart-properties chart:symbol-type="automatic" chart:symbol-width="0.175cm" chart:symbol-height="0.175cm"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data-style-name="N0">
      <style:chart-properties chart:symbol-type="automatic" chart:symbol-width="0.175cm" chart:symbol-height="0.175cm"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data-style-name="N0">
      <style:chart-properties chart:symbol-type="automatic" chart:symbol-width="0.175cm" chart:symbol-height="0.175cm" chart:data-label-number="value" chart:data-label-text="false" chart:data-label-symbol="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bar" chart:style-name="ch1">
        <chart:title svg:x="6.197cm" svg:y="0.316cm" chart:style-name="ch2">
          <text:p>Cloud computing </text:p>
        </chart:title>
        <chart:subtitle svg:x="7.03cm" svg:y="1.275cm" chart:style-name="ch3">
          <text:p>OpenBRR</text:p>
        </chart:subtitle>
        <chart:legend chart:legend-position="end" svg:x="13.261cm" svg:y="3.454cm" style:legend-expansion="high" chart:style-name="ch4"/>
        <chart:plot-area chart:style-name="ch5" table:cell-range-address="Result.A1:Result.B5" chart:data-source-has-labels="both" svg:x="0.77cm" svg:y="2.318cm" svg:width="11.851cm" svg:height="6.082cm">
          <chartooo:coordinate-region svg:x="1.497cm" svg:y="2.517cm" svg:width="11.124cm" svg:height="5.236cm"/>
          <chart:axis chart:dimension="x" chart:name="primary-x" chart:style-name="ch6" chartooo:axis-type="auto">
            <chartooo:date-scale/>
            <chart:categories table:cell-range-address="Result.B1:Result.B1"/>
          </chart:axis>
          <chart:axis chart:dimension="y" chart:name="primary-y" chart:style-name="ch7">
            <chart:grid chart:style-name="ch8" chart:class="major"/>
          </chart:axis>
          <chart:series chart:style-name="ch9" chart:values-cell-range-address="Result.B2:Result.B2" chart:label-cell-address="Result.A2:Result.A2" chart:class="chart:bar">
            <chart:data-point/>
          </chart:series>
          <chart:series chart:style-name="ch10" chart:values-cell-range-address="Result.B3:Result.B3" chart:label-cell-address="Result.A3:Result.A3" chart:class="chart:bar">
            <chart:data-point/>
          </chart:series>
          <chart:series chart:style-name="ch11" chart:values-cell-range-address="Result.B4:Result.B4" chart:label-cell-address="Result.A4:Result.A4" chart:class="chart:bar">
            <chart:data-point/>
          </chart:series>
          <chart:series chart:style-name="ch12" chart:values-cell-range-address="Result.B5:Result.B5" chart:label-cell-address="Result.A5:Result.A5"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Open BRR</text:p>
                <draw:g>
                  <svg:desc>Result.B1:Result.B1</svg:desc>
                </draw:g>
              </table:table-cell>
            </table:table-row>
          </table:table-header-rows>
          <table:table-rows>
            <table:table-row>
              <table:table-cell office:value-type="string">
                <text:p>Open Nebula</text:p>
                <draw:g>
                  <svg:desc>Result.A2:Result.A2</svg:desc>
                </draw:g>
              </table:table-cell>
              <table:table-cell office:value-type="float" office:value="3.06">
                <text:p>3.06</text:p>
                <draw:g>
                  <svg:desc>Result.B2:Result.B2</svg:desc>
                </draw:g>
              </table:table-cell>
            </table:table-row>
            <table:table-row>
              <table:table-cell office:value-type="string">
                <text:p>Cloud Stack</text:p>
                <draw:g>
                  <svg:desc>Result.A3:Result.A3</svg:desc>
                </draw:g>
              </table:table-cell>
              <table:table-cell office:value-type="float" office:value="3.74">
                <text:p>3.74</text:p>
                <draw:g>
                  <svg:desc>Result.B3:Result.B3</svg:desc>
                </draw:g>
              </table:table-cell>
            </table:table-row>
            <table:table-row>
              <table:table-cell office:value-type="string">
                <text:p>Open Stack</text:p>
                <draw:g>
                  <svg:desc>Result.A4:Result.A4</svg:desc>
                </draw:g>
              </table:table-cell>
              <table:table-cell office:value-type="float" office:value="3.705">
                <text:p>3.705</text:p>
                <draw:g>
                  <svg:desc>Result.B4:Result.B4</svg:desc>
                </draw:g>
              </table:table-cell>
            </table:table-row>
            <table:table-row>
              <table:table-cell office:value-type="string">
                <text:p>Eucalyptus </text:p>
                <draw:g>
                  <svg:desc>Result.A5:Result.A5</svg:desc>
                </draw:g>
              </table:table-cell>
              <table:table-cell office:value-type="float" office:value="3.585">
                <text:p>3.585</text:p>
                <draw:g>
                  <svg:desc>Result.B5:Result.B5</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data-style-name="N0">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6.669cm" svg:height="15.505cm" xlink:href=".." xlink:type="simple" chart:class="chart:bar" chart:style-name="ch1">
        <chart:legend chart:legend-position="end" svg:x="33.824cm" svg:y="6.706cm" style:legend-expansion="high" chart:style-name="ch2"/>
        <chart:plot-area chart:style-name="ch3" table:cell-range-address="Result.A13:Result.A17 Result.C12:Result.F17" chart:data-source-has-labels="both" svg:x="1.183cm" svg:y="1.375cm" svg:width="31.175cm" svg:height="13.4cm">
          <chartooo:coordinate-region svg:x="1.91cm" svg:y="1.575cm" svg:width="30.448cm" svg:height="12.553cm"/>
          <chart:axis chart:dimension="x" chart:name="primary-x" chart:style-name="ch4" chartooo:axis-type="auto">
            <chartooo:date-scale/>
            <chart:categories table:cell-range-address="Result.A13:Result.A17"/>
          </chart:axis>
          <chart:axis chart:dimension="y" chart:name="primary-y" chart:style-name="ch5">
            <chart:grid chart:style-name="ch6" chart:class="major"/>
          </chart:axis>
          <chart:series chart:style-name="ch7" chart:values-cell-range-address="Result.D13:Result.D17" chart:label-cell-address="Result.D12:Result.D12" chart:class="chart:bar">
            <chart:data-point chart:repeated="5"/>
          </chart:series>
          <chart:series chart:style-name="ch8" chart:values-cell-range-address="Result.E13:Result.E17" chart:label-cell-address="Result.E12:Result.E12" chart:class="chart:bar">
            <chart:data-point chart:repeated="5"/>
          </chart:series>
          <chart:series chart:style-name="ch9" chart:values-cell-range-address="Result.F13:Result.F17" chart:label-cell-address="Result.F12:Result.F12" chart:class="chart:bar">
            <chart:data-point chart:repeated="5"/>
          </chart:series>
          <chart:series chart:style-name="ch10" chart:values-cell-range-address="Result.C13:Result.C17" chart:label-cell-address="Result.C12:Result.C12"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CloudStack  </text:p>
                <draw:g>
                  <svg:desc>Result.D12:Result.D12</svg:desc>
                </draw:g>
              </table:table-cell>
              <table:table-cell office:value-type="string">
                <text:p>Openstack </text:p>
                <draw:g>
                  <svg:desc>Result.E12:Result.E12</svg:desc>
                </draw:g>
              </table:table-cell>
              <table:table-cell office:value-type="string">
                <text:p>OpenNebula </text:p>
                <draw:g>
                  <svg:desc>Result.F12:Result.F12</svg:desc>
                </draw:g>
              </table:table-cell>
              <table:table-cell office:value-type="string">
                <text:p>Eucalyptus </text:p>
                <draw:g>
                  <svg:desc>Result.C12:Result.C12</svg:desc>
                </draw:g>
              </table:table-cell>
            </table:table-row>
          </table:table-header-rows>
          <table:table-rows>
            <table:table-row>
              <table:table-cell office:value-type="string">
                <text:p>Functionality</text:p>
                <draw:g>
                  <svg:desc>Result.A13:Result.A17</svg:desc>
                </draw:g>
              </table:table-cell>
              <table:table-cell office:value-type="float" office:value="0.8">
                <text:p>0.8</text:p>
                <draw:g>
                  <svg:desc>Result.D13:Result.D17</svg:desc>
                </draw:g>
              </table:table-cell>
              <table:table-cell office:value-type="float" office:value="0.76">
                <text:p>0.76</text:p>
                <draw:g>
                  <svg:desc>Result.E13:Result.E17</svg:desc>
                </draw:g>
              </table:table-cell>
              <table:table-cell office:value-type="float" office:value="0.84">
                <text:p>0.84</text:p>
                <draw:g>
                  <svg:desc>Result.F13:Result.F17</svg:desc>
                </draw:g>
              </table:table-cell>
              <table:table-cell office:value-type="float" office:value="0.96">
                <text:p>0.96</text:p>
                <draw:g>
                  <svg:desc>Result.C13:Result.C17</svg:desc>
                </draw:g>
              </table:table-cell>
            </table:table-row>
            <table:table-row>
              <table:table-cell office:value-type="string">
                <text:p>Efficiency</text:p>
              </table:table-cell>
              <table:table-cell office:value-type="float" office:value="0.75">
                <text:p>0.75</text:p>
              </table:table-cell>
              <table:table-cell office:value-type="float" office:value="0.75">
                <text:p>0.75</text:p>
              </table:table-cell>
              <table:table-cell office:value-type="float" office:value="0.5">
                <text:p>0.5</text:p>
              </table:table-cell>
              <table:table-cell office:value-type="float" office:value="0.75">
                <text:p>0.75</text:p>
              </table:table-cell>
            </table:table-row>
            <table:table-row>
              <table:table-cell office:value-type="string">
                <text:p>Support</text:p>
              </table:table-cell>
              <table:table-cell office:value-type="float" office:value="0.6">
                <text:p>0.6</text:p>
              </table:table-cell>
              <table:table-cell office:value-type="float" office:value="1">
                <text:p>1</text:p>
              </table:table-cell>
              <table:table-cell office:value-type="float" office:value="0.6">
                <text:p>0.6</text:p>
              </table:table-cell>
              <table:table-cell office:value-type="float" office:value="0.6">
                <text:p>0.6</text:p>
              </table:table-cell>
            </table:table-row>
            <table:table-row>
              <table:table-cell office:value-type="string">
                <text:p>Documentation</text:p>
              </table:table-cell>
              <table:table-cell office:value-type="float" office:value="0.75">
                <text:p>0.75</text:p>
              </table:table-cell>
              <table:table-cell office:value-type="float" office:value="0.675">
                <text:p>0.675</text:p>
              </table:table-cell>
              <table:table-cell office:value-type="float" office:value="0.6">
                <text:p>0.6</text:p>
              </table:table-cell>
              <table:table-cell office:value-type="float" office:value="0.675">
                <text:p>0.675</text:p>
              </table:table-cell>
            </table:table-row>
            <table:table-row>
              <table:table-cell office:value-type="string">
                <text:p>Community</text:p>
              </table:table-cell>
              <table:table-cell office:value-type="float" office:value="0.84">
                <text:p>0.84</text:p>
              </table:table-cell>
              <table:table-cell office:value-type="float" office:value="0.52">
                <text:p>0.52</text:p>
              </table:table-cell>
              <table:table-cell office:value-type="float" office:value="0.52">
                <text:p>0.52</text:p>
              </table:table-cell>
              <table:table-cell office:value-type="float" office:value="0.6">
                <text:p>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